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44cm"/>
    </style:style>
    <style:style style:name="co2" style:family="table-column">
      <style:table-column-properties fo:break-before="auto" style:column-width="0.852cm"/>
    </style:style>
    <style:style style:name="co3" style:family="table-column">
      <style:table-column-properties fo:break-before="auto" style:column-width="0.77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style:rotation-align="none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a-Trial-3-MY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default-cell-style-name="ce2"/>
        <table:table-column table:style-name="co4" table:default-cell-style-name="ce3"/>
        <table:table-column table:style-name="co4" table:default-cell-style-name="ce1"/>
        <table:table-column table:style-name="co4" table:default-cell-style-name="ce4"/>
        <table:table-column table:style-name="co4" table:default-cell-style-name="ce3"/>
        <table:table-row table:style-name="ro1">
          <table:table-cell office:value-type="string" calcext:value-type="string">
            <text:p>plate_alias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col</text:p>
          </table:table-cell>
          <table:table-cell table:style-name="Default" office:value-type="string" calcext:value-type="string">
            <text:p>Neon-raw</text:p>
          </table:table-cell>
          <table:table-cell table:style-name="Default" office:value-type="string" calcext:value-type="string">
            <text:p>Neon-std</text:p>
          </table:table-cell>
          <table:table-cell table:style-name="Default" office:value-type="string" calcext:value-type="string">
            <text:p>neon-od-blanked</text:p>
          </table:table-cell>
          <table:table-cell table:style-name="Default" office:value-type="string" calcext:value-type="string">
            <text:p>Crim-raw</text:p>
          </table:table-cell>
          <table:table-cell table:style-name="Default" office:value-type="string" calcext:value-type="string">
            <text:p>Crim-std</text:p>
          </table:table-cell>
          <table:table-cell table:style-name="Default" office:value-type="string" calcext:value-type="string">
            <text:p>crim-od-blanked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8577" calcext:value-type="float">
            <text:p>28577</text:p>
          </table:table-cell>
          <table:table-cell table:formula="of:=0.000000148*[.D2] + 0.000151317" office:value-type="float" office:value="0.004380713" calcext:value-type="float">
            <text:p>0.004380713</text:p>
          </table:table-cell>
          <table:table-cell table:formula="of:=0.000000148*([.D2]-AVERAGE([.$D$29];[.$D$61];[.$D$33];[.$D$65];[.$D$93];[.$D$97])) + 0.000151317" office:value-type="float" office:value="0.00130510033333333" calcext:value-type="float">
            <text:p>0.001305100333333</text:p>
          </table:table-cell>
          <table:table-cell office:value-type="float" office:value="126731" calcext:value-type="float">
            <text:p>126731</text:p>
          </table:table-cell>
          <table:table-cell table:formula="of:=0.0000015*[.G2]+ 0.0023022" office:value-type="float" office:value="0.1923987" calcext:value-type="float">
            <text:p>0.1923987</text:p>
          </table:table-cell>
          <table:table-cell table:formula="of:=0.0000015*([.G2]-AVERAGE([.$G$29];[.$G$33];[.$G$61];[.$G$65];[.$G$93];[.$G$97]))+ 0.0023022" office:value-type="float" office:value="0.1877472" calcext:value-type="float">
            <text:p>0.187747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48310" calcext:value-type="float">
            <text:p>348310</text:p>
          </table:table-cell>
          <table:table-cell table:formula="of:=0.000000148*[.D3] + 0.000151317" office:value-type="float" office:value="0.051701197" calcext:value-type="float">
            <text:p>0.051701197</text:p>
          </table:table-cell>
          <table:table-cell table:formula="of:=0.000000148*([.D3]-AVERAGE([.$D$29];[.$D$61];[.$D$33];[.$D$65];[.$D$93];[.$D$97])) + 0.000151317" office:value-type="float" office:value="0.0486255843333333" calcext:value-type="float">
            <text:p>0.048625584333333</text:p>
          </table:table-cell>
          <table:table-cell office:value-type="float" office:value="9573" calcext:value-type="float">
            <text:p>9573</text:p>
          </table:table-cell>
          <table:table-cell table:formula="of:=0.0000015*[.G3]+ 0.0023022" office:value-type="float" office:value="0.0166617" calcext:value-type="float">
            <text:p>0.0166617</text:p>
          </table:table-cell>
          <table:table-cell table:formula="of:=0.0000015*([.G3]-AVERAGE([.$G$29];[.$G$33];[.$G$61];[.$G$65];[.$G$93];[.$G$97]))+ 0.0023022" office:value-type="float" office:value="0.0120102" calcext:value-type="float">
            <text:p>0.012010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409924" calcext:value-type="float">
            <text:p>409924</text:p>
          </table:table-cell>
          <table:table-cell table:formula="of:=0.000000148*[.D4] + 0.000151317" office:value-type="float" office:value="0.060820069" calcext:value-type="float">
            <text:p>0.060820069</text:p>
          </table:table-cell>
          <table:table-cell table:formula="of:=0.000000148*([.D4]-AVERAGE([.$D$29];[.$D$61];[.$D$33];[.$D$65];[.$D$93];[.$D$97])) + 0.000151317" office:value-type="float" office:value="0.0577444563333333" calcext:value-type="float">
            <text:p>0.057744456333333</text:p>
          </table:table-cell>
          <table:table-cell office:value-type="float" office:value="3006" calcext:value-type="float">
            <text:p>3006</text:p>
          </table:table-cell>
          <table:table-cell table:formula="of:=0.0000015*[.G4]+ 0.0023022" office:value-type="float" office:value="0.0068112" calcext:value-type="float">
            <text:p>0.0068112</text:p>
          </table:table-cell>
          <table:table-cell table:formula="of:=0.0000015*([.G4]-AVERAGE([.$G$29];[.$G$33];[.$G$61];[.$G$65];[.$G$93];[.$G$97]))+ 0.0023022" office:value-type="float" office:value="0.0021597" calcext:value-type="float">
            <text:p>0.0021597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362728" calcext:value-type="float">
            <text:p>362728</text:p>
          </table:table-cell>
          <table:table-cell table:formula="of:=0.000000148*[.D5] + 0.000151317" office:value-type="float" office:value="0.053835061" calcext:value-type="float">
            <text:p>0.053835061</text:p>
          </table:table-cell>
          <table:table-cell table:formula="of:=0.000000148*([.D5]-AVERAGE([.$D$29];[.$D$61];[.$D$33];[.$D$65];[.$D$93];[.$D$97])) + 0.000151317" office:value-type="float" office:value="0.0507594483333333" calcext:value-type="float">
            <text:p>0.050759448333333</text:p>
          </table:table-cell>
          <table:table-cell office:value-type="float" office:value="2463" calcext:value-type="float">
            <text:p>2463</text:p>
          </table:table-cell>
          <table:table-cell table:formula="of:=0.0000015*[.G5]+ 0.0023022" office:value-type="float" office:value="0.0059967" calcext:value-type="float">
            <text:p>0.0059967</text:p>
          </table:table-cell>
          <table:table-cell table:formula="of:=0.0000015*([.G5]-AVERAGE([.$G$29];[.$G$33];[.$G$61];[.$G$65];[.$G$93];[.$G$97]))+ 0.0023022" office:value-type="float" office:value="0.0013452" calcext:value-type="float">
            <text:p>0.001345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39655" calcext:value-type="float">
            <text:p>39655</text:p>
          </table:table-cell>
          <table:table-cell table:formula="of:=0.000000148*[.D6] + 0.000151317" office:value-type="float" office:value="0.006020257" calcext:value-type="float">
            <text:p>0.006020257</text:p>
          </table:table-cell>
          <table:table-cell table:formula="of:=0.000000148*([.D6]-AVERAGE([.$D$29];[.$D$61];[.$D$33];[.$D$65];[.$D$93];[.$D$97])) + 0.000151317" office:value-type="float" office:value="0.00294464433333333" calcext:value-type="float">
            <text:p>0.002944644333333</text:p>
          </table:table-cell>
          <table:table-cell office:value-type="float" office:value="92707" calcext:value-type="float">
            <text:p>92707</text:p>
          </table:table-cell>
          <table:table-cell table:formula="of:=0.0000015*[.G6]+ 0.0023022" office:value-type="float" office:value="0.1413627" calcext:value-type="float">
            <text:p>0.1413627</text:p>
          </table:table-cell>
          <table:table-cell table:formula="of:=0.0000015*([.G6]-AVERAGE([.$G$29];[.$G$33];[.$G$61];[.$G$65];[.$G$93];[.$G$97]))+ 0.0023022" office:value-type="float" office:value="0.1367112" calcext:value-type="float">
            <text:p>0.136711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362289" calcext:value-type="float">
            <text:p>362289</text:p>
          </table:table-cell>
          <table:table-cell table:formula="of:=0.000000148*[.D7] + 0.000151317" office:value-type="float" office:value="0.053770089" calcext:value-type="float">
            <text:p>0.053770089</text:p>
          </table:table-cell>
          <table:table-cell table:formula="of:=0.000000148*([.D7]-AVERAGE([.$D$29];[.$D$61];[.$D$33];[.$D$65];[.$D$93];[.$D$97])) + 0.000151317" office:value-type="float" office:value="0.0506944763333333" calcext:value-type="float">
            <text:p>0.050694476333333</text:p>
          </table:table-cell>
          <table:table-cell office:value-type="float" office:value="4654" calcext:value-type="float">
            <text:p>4654</text:p>
          </table:table-cell>
          <table:table-cell table:formula="of:=0.0000015*[.G7]+ 0.0023022" office:value-type="float" office:value="0.0092832" calcext:value-type="float">
            <text:p>0.0092832</text:p>
          </table:table-cell>
          <table:table-cell table:formula="of:=0.0000015*([.G7]-AVERAGE([.$G$29];[.$G$33];[.$G$61];[.$G$65];[.$G$93];[.$G$97]))+ 0.0023022" office:value-type="float" office:value="0.0046317" calcext:value-type="float">
            <text:p>0.0046317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232246" calcext:value-type="float">
            <text:p>232246</text:p>
          </table:table-cell>
          <table:table-cell table:formula="of:=0.000000148*[.D8] + 0.000151317" office:value-type="float" office:value="0.034523725" calcext:value-type="float">
            <text:p>0.034523725</text:p>
          </table:table-cell>
          <table:table-cell table:formula="of:=0.000000148*([.D8]-AVERAGE([.$D$29];[.$D$61];[.$D$33];[.$D$65];[.$D$93];[.$D$97])) + 0.000151317" office:value-type="float" office:value="0.0314481123333333" calcext:value-type="float">
            <text:p>0.031448112333333</text:p>
          </table:table-cell>
          <table:table-cell office:value-type="float" office:value="4103" calcext:value-type="float">
            <text:p>4103</text:p>
          </table:table-cell>
          <table:table-cell table:formula="of:=0.0000015*[.G8]+ 0.0023022" office:value-type="float" office:value="0.0084567" calcext:value-type="float">
            <text:p>0.0084567</text:p>
          </table:table-cell>
          <table:table-cell table:formula="of:=0.0000015*([.G8]-AVERAGE([.$G$29];[.$G$33];[.$G$61];[.$G$65];[.$G$93];[.$G$97]))+ 0.0023022" office:value-type="float" office:value="0.0038052" calcext:value-type="float">
            <text:p>0.003805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192375" calcext:value-type="float">
            <text:p>192375</text:p>
          </table:table-cell>
          <table:table-cell table:formula="of:=0.000000148*[.D9] + 0.000151317" office:value-type="float" office:value="0.028622817" calcext:value-type="float">
            <text:p>0.028622817</text:p>
          </table:table-cell>
          <table:table-cell table:formula="of:=0.000000148*([.D9]-AVERAGE([.$D$29];[.$D$61];[.$D$33];[.$D$65];[.$D$93];[.$D$97])) + 0.000151317" office:value-type="float" office:value="0.0255472043333333" calcext:value-type="float">
            <text:p>0.025547204333333</text:p>
          </table:table-cell>
          <table:table-cell office:value-type="float" office:value="1643" calcext:value-type="float">
            <text:p>1643</text:p>
          </table:table-cell>
          <table:table-cell table:formula="of:=0.0000015*[.G9]+ 0.0023022" office:value-type="float" office:value="0.0047667" calcext:value-type="float">
            <text:p>0.0047667</text:p>
          </table:table-cell>
          <table:table-cell table:formula="of:=0.0000015*([.G9]-AVERAGE([.$G$29];[.$G$33];[.$G$61];[.$G$65];[.$G$93];[.$G$97]))+ 0.0023022" office:value-type="float" office:value="0.0001152" calcext:value-type="float">
            <text:p>0.000115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25712" calcext:value-type="float">
            <text:p>25712</text:p>
          </table:table-cell>
          <table:table-cell table:formula="of:=0.000000148*[.D10] + 0.000151317" office:value-type="float" office:value="0.003956693" calcext:value-type="float">
            <text:p>0.003956693</text:p>
          </table:table-cell>
          <table:table-cell table:formula="of:=0.000000148*([.D10]-AVERAGE([.$D$29];[.$D$61];[.$D$33];[.$D$65];[.$D$93];[.$D$97])) + 0.000151317" office:value-type="float" office:value="0.000881080333333333" calcext:value-type="float">
            <text:p>0.000881080333333</text:p>
          </table:table-cell>
          <table:table-cell office:value-type="float" office:value="219337" calcext:value-type="float">
            <text:p>219337</text:p>
          </table:table-cell>
          <table:table-cell table:formula="of:=0.0000015*[.G10]+ 0.0023022" office:value-type="float" office:value="0.3313077" calcext:value-type="float">
            <text:p>0.3313077</text:p>
          </table:table-cell>
          <table:table-cell table:formula="of:=0.0000015*([.G10]-AVERAGE([.$G$29];[.$G$33];[.$G$61];[.$G$65];[.$G$93];[.$G$97]))+ 0.0023022" office:value-type="float" office:value="0.3266562" calcext:value-type="float">
            <text:p>0.326656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109055" calcext:value-type="float">
            <text:p>109055</text:p>
          </table:table-cell>
          <table:table-cell table:formula="of:=0.000000148*[.D11] + 0.000151317" office:value-type="float" office:value="0.016291457" calcext:value-type="float">
            <text:p>0.016291457</text:p>
          </table:table-cell>
          <table:table-cell table:formula="of:=0.000000148*([.D11]-AVERAGE([.$D$29];[.$D$61];[.$D$33];[.$D$65];[.$D$93];[.$D$97])) + 0.000151317" office:value-type="float" office:value="0.0132158443333333" calcext:value-type="float">
            <text:p>0.013215844333333</text:p>
          </table:table-cell>
          <table:table-cell office:value-type="float" office:value="53614" calcext:value-type="float">
            <text:p>53614</text:p>
          </table:table-cell>
          <table:table-cell table:formula="of:=0.0000015*[.G11]+ 0.0023022" office:value-type="float" office:value="0.0827232" calcext:value-type="float">
            <text:p>0.0827232</text:p>
          </table:table-cell>
          <table:table-cell table:formula="of:=0.0000015*([.G11]-AVERAGE([.$G$29];[.$G$33];[.$G$61];[.$G$65];[.$G$93];[.$G$97]))+ 0.0023022" office:value-type="float" office:value="0.0780717" calcext:value-type="float">
            <text:p>0.0780717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274397" calcext:value-type="float">
            <text:p>274397</text:p>
          </table:table-cell>
          <table:table-cell table:formula="of:=0.000000148*[.D12] + 0.000151317" office:value-type="float" office:value="0.040762073" calcext:value-type="float">
            <text:p>0.040762073</text:p>
          </table:table-cell>
          <table:table-cell table:formula="of:=0.000000148*([.D12]-AVERAGE([.$D$29];[.$D$61];[.$D$33];[.$D$65];[.$D$93];[.$D$97])) + 0.000151317" office:value-type="float" office:value="0.0376864603333333" calcext:value-type="float">
            <text:p>0.037686460333333</text:p>
          </table:table-cell>
          <table:table-cell office:value-type="float" office:value="6831" calcext:value-type="float">
            <text:p>6831</text:p>
          </table:table-cell>
          <table:table-cell table:formula="of:=0.0000015*[.G12]+ 0.0023022" office:value-type="float" office:value="0.0125487" calcext:value-type="float">
            <text:p>0.0125487</text:p>
          </table:table-cell>
          <table:table-cell table:formula="of:=0.0000015*([.G12]-AVERAGE([.$G$29];[.$G$33];[.$G$61];[.$G$65];[.$G$93];[.$G$97]))+ 0.0023022" office:value-type="float" office:value="0.0078972" calcext:value-type="float">
            <text:p>0.007897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243587" calcext:value-type="float">
            <text:p>243587</text:p>
          </table:table-cell>
          <table:table-cell table:formula="of:=0.000000148*[.D13] + 0.000151317" office:value-type="float" office:value="0.036202193" calcext:value-type="float">
            <text:p>0.036202193</text:p>
          </table:table-cell>
          <table:table-cell table:formula="of:=0.000000148*([.D13]-AVERAGE([.$D$29];[.$D$61];[.$D$33];[.$D$65];[.$D$93];[.$D$97])) + 0.000151317" office:value-type="float" office:value="0.0331265803333333" calcext:value-type="float">
            <text:p>0.033126580333333</text:p>
          </table:table-cell>
          <table:table-cell office:value-type="float" office:value="3831" calcext:value-type="float">
            <text:p>3831</text:p>
          </table:table-cell>
          <table:table-cell table:formula="of:=0.0000015*[.G13]+ 0.0023022" office:value-type="float" office:value="0.0080487" calcext:value-type="float">
            <text:p>0.0080487</text:p>
          </table:table-cell>
          <table:table-cell table:formula="of:=0.0000015*([.G13]-AVERAGE([.$G$29];[.$G$33];[.$G$61];[.$G$65];[.$G$93];[.$G$97]))+ 0.0023022" office:value-type="float" office:value="0.0033972" calcext:value-type="float">
            <text:p>0.003397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29418" calcext:value-type="float">
            <text:p>29418</text:p>
          </table:table-cell>
          <table:table-cell table:formula="of:=0.000000148*[.D14] + 0.000151317" office:value-type="float" office:value="0.004505181" calcext:value-type="float">
            <text:p>0.004505181</text:p>
          </table:table-cell>
          <table:table-cell table:formula="of:=0.000000148*([.D14]-AVERAGE([.$D$29];[.$D$61];[.$D$33];[.$D$65];[.$D$93];[.$D$97])) + 0.000151317" office:value-type="float" office:value="0.00142956833333333" calcext:value-type="float">
            <text:p>0.001429568333333</text:p>
          </table:table-cell>
          <table:table-cell office:value-type="float" office:value="165970" calcext:value-type="float">
            <text:p>165970</text:p>
          </table:table-cell>
          <table:table-cell table:formula="of:=0.0000015*[.G14]+ 0.0023022" office:value-type="float" office:value="0.2512572" calcext:value-type="float">
            <text:p>0.2512572</text:p>
          </table:table-cell>
          <table:table-cell table:formula="of:=0.0000015*([.G14]-AVERAGE([.$G$29];[.$G$33];[.$G$61];[.$G$65];[.$G$93];[.$G$97]))+ 0.0023022" office:value-type="float" office:value="0.2466057" calcext:value-type="float">
            <text:p>0.2466057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77302" calcext:value-type="float">
            <text:p>177302</text:p>
          </table:table-cell>
          <table:table-cell table:formula="of:=0.000000148*[.D15] + 0.000151317" office:value-type="float" office:value="0.026392013" calcext:value-type="float">
            <text:p>0.026392013</text:p>
          </table:table-cell>
          <table:table-cell table:formula="of:=0.000000148*([.D15]-AVERAGE([.$D$29];[.$D$61];[.$D$33];[.$D$65];[.$D$93];[.$D$97])) + 0.000151317" office:value-type="float" office:value="0.0233164003333333" calcext:value-type="float">
            <text:p>0.023316400333333</text:p>
          </table:table-cell>
          <table:table-cell office:value-type="float" office:value="45985" calcext:value-type="float">
            <text:p>45985</text:p>
          </table:table-cell>
          <table:table-cell table:formula="of:=0.0000015*[.G15]+ 0.0023022" office:value-type="float" office:value="0.0712797" calcext:value-type="float">
            <text:p>0.0712797</text:p>
          </table:table-cell>
          <table:table-cell table:formula="of:=0.0000015*([.G15]-AVERAGE([.$G$29];[.$G$33];[.$G$61];[.$G$65];[.$G$93];[.$G$97]))+ 0.0023022" office:value-type="float" office:value="0.0666282" calcext:value-type="float">
            <text:p>0.066628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262056" calcext:value-type="float">
            <text:p>262056</text:p>
          </table:table-cell>
          <table:table-cell table:formula="of:=0.000000148*[.D16] + 0.000151317" office:value-type="float" office:value="0.038935605" calcext:value-type="float">
            <text:p>0.038935605</text:p>
          </table:table-cell>
          <table:table-cell table:formula="of:=0.000000148*([.D16]-AVERAGE([.$D$29];[.$D$61];[.$D$33];[.$D$65];[.$D$93];[.$D$97])) + 0.000151317" office:value-type="float" office:value="0.0358599923333333" calcext:value-type="float">
            <text:p>0.035859992333333</text:p>
          </table:table-cell>
          <table:table-cell office:value-type="float" office:value="5469" calcext:value-type="float">
            <text:p>5469</text:p>
          </table:table-cell>
          <table:table-cell table:formula="of:=0.0000015*[.G16]+ 0.0023022" office:value-type="float" office:value="0.0105057" calcext:value-type="float">
            <text:p>0.0105057</text:p>
          </table:table-cell>
          <table:table-cell table:formula="of:=0.0000015*([.G16]-AVERAGE([.$G$29];[.$G$33];[.$G$61];[.$G$65];[.$G$93];[.$G$97]))+ 0.0023022" office:value-type="float" office:value="0.0058542" calcext:value-type="float">
            <text:p>0.005854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224647" calcext:value-type="float">
            <text:p>224647</text:p>
          </table:table-cell>
          <table:table-cell table:formula="of:=0.000000148*[.D17] + 0.000151317" office:value-type="float" office:value="0.033399073" calcext:value-type="float">
            <text:p>0.033399073</text:p>
          </table:table-cell>
          <table:table-cell table:formula="of:=0.000000148*([.D17]-AVERAGE([.$D$29];[.$D$61];[.$D$33];[.$D$65];[.$D$93];[.$D$97])) + 0.000151317" office:value-type="float" office:value="0.0303234603333333" calcext:value-type="float">
            <text:p>0.030323460333333</text:p>
          </table:table-cell>
          <table:table-cell office:value-type="float" office:value="2464" calcext:value-type="float">
            <text:p>2464</text:p>
          </table:table-cell>
          <table:table-cell table:formula="of:=0.0000015*[.G17]+ 0.0023022" office:value-type="float" office:value="0.0059982" calcext:value-type="float">
            <text:p>0.0059982</text:p>
          </table:table-cell>
          <table:table-cell table:formula="of:=0.0000015*([.G17]-AVERAGE([.$G$29];[.$G$33];[.$G$61];[.$G$65];[.$G$93];[.$G$97]))+ 0.0023022" office:value-type="float" office:value="0.0013467" calcext:value-type="float">
            <text:p>0.0013467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22533" calcext:value-type="float">
            <text:p>22533</text:p>
          </table:table-cell>
          <table:table-cell table:formula="of:=0.000000148*[.D18] + 0.000151317" office:value-type="float" office:value="0.003486201" calcext:value-type="float">
            <text:p>0.003486201</text:p>
          </table:table-cell>
          <table:table-cell table:formula="of:=0.000000148*([.D18]-AVERAGE([.$D$29];[.$D$61];[.$D$33];[.$D$65];[.$D$93];[.$D$97])) + 0.000151317" office:value-type="float" office:value="0.000410588333333333" calcext:value-type="float">
            <text:p>0.000410588333333</text:p>
          </table:table-cell>
          <table:table-cell office:value-type="float" office:value="189492" calcext:value-type="float">
            <text:p>189492</text:p>
          </table:table-cell>
          <table:table-cell table:formula="of:=0.0000015*[.G18]+ 0.0023022" office:value-type="float" office:value="0.2865402" calcext:value-type="float">
            <text:p>0.2865402</text:p>
          </table:table-cell>
          <table:table-cell table:formula="of:=0.0000015*([.G18]-AVERAGE([.$G$29];[.$G$33];[.$G$61];[.$G$65];[.$G$93];[.$G$97]))+ 0.0023022" office:value-type="float" office:value="0.2818887" calcext:value-type="float">
            <text:p>0.2818887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30375" calcext:value-type="float">
            <text:p>30375</text:p>
          </table:table-cell>
          <table:table-cell table:formula="of:=0.000000148*[.D19] + 0.000151317" office:value-type="float" office:value="0.004646817" calcext:value-type="float">
            <text:p>0.004646817</text:p>
          </table:table-cell>
          <table:table-cell table:formula="of:=0.000000148*([.D19]-AVERAGE([.$D$29];[.$D$61];[.$D$33];[.$D$65];[.$D$93];[.$D$97])) + 0.000151317" office:value-type="float" office:value="0.00157120433333333" calcext:value-type="float">
            <text:p>0.001571204333333</text:p>
          </table:table-cell>
          <table:table-cell office:value-type="float" office:value="173146" calcext:value-type="float">
            <text:p>173146</text:p>
          </table:table-cell>
          <table:table-cell table:formula="of:=0.0000015*[.G19]+ 0.0023022" office:value-type="float" office:value="0.2620212" calcext:value-type="float">
            <text:p>0.2620212</text:p>
          </table:table-cell>
          <table:table-cell table:formula="of:=0.0000015*([.G19]-AVERAGE([.$G$29];[.$G$33];[.$G$61];[.$G$65];[.$G$93];[.$G$97]))+ 0.0023022" office:value-type="float" office:value="0.2573697" calcext:value-type="float">
            <text:p>0.2573697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65652" calcext:value-type="float">
            <text:p>165652</text:p>
          </table:table-cell>
          <table:table-cell table:formula="of:=0.000000148*[.D20] + 0.000151317" office:value-type="float" office:value="0.024667813" calcext:value-type="float">
            <text:p>0.024667813</text:p>
          </table:table-cell>
          <table:table-cell table:formula="of:=0.000000148*([.D20]-AVERAGE([.$D$29];[.$D$61];[.$D$33];[.$D$65];[.$D$93];[.$D$97])) + 0.000151317" office:value-type="float" office:value="0.0215922003333333" calcext:value-type="float">
            <text:p>0.021592200333333</text:p>
          </table:table-cell>
          <table:table-cell office:value-type="float" office:value="69154" calcext:value-type="float">
            <text:p>69154</text:p>
          </table:table-cell>
          <table:table-cell table:formula="of:=0.0000015*[.G20]+ 0.0023022" office:value-type="float" office:value="0.1060332" calcext:value-type="float">
            <text:p>0.1060332</text:p>
          </table:table-cell>
          <table:table-cell table:formula="of:=0.0000015*([.G20]-AVERAGE([.$G$29];[.$G$33];[.$G$61];[.$G$65];[.$G$93];[.$G$97]))+ 0.0023022" office:value-type="float" office:value="0.1013817" calcext:value-type="float">
            <text:p>0.1013817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180651" calcext:value-type="float">
            <text:p>180651</text:p>
          </table:table-cell>
          <table:table-cell table:formula="of:=0.000000148*[.D21] + 0.000151317" office:value-type="float" office:value="0.026887665" calcext:value-type="float">
            <text:p>0.026887665</text:p>
          </table:table-cell>
          <table:table-cell table:formula="of:=0.000000148*([.D21]-AVERAGE([.$D$29];[.$D$61];[.$D$33];[.$D$65];[.$D$93];[.$D$97])) + 0.000151317" office:value-type="float" office:value="0.0238120523333333" calcext:value-type="float">
            <text:p>0.023812052333333</text:p>
          </table:table-cell>
          <table:table-cell office:value-type="float" office:value="2463" calcext:value-type="float">
            <text:p>2463</text:p>
          </table:table-cell>
          <table:table-cell table:formula="of:=0.0000015*[.G21]+ 0.0023022" office:value-type="float" office:value="0.0059967" calcext:value-type="float">
            <text:p>0.0059967</text:p>
          </table:table-cell>
          <table:table-cell table:formula="of:=0.0000015*([.G21]-AVERAGE([.$G$29];[.$G$33];[.$G$61];[.$G$65];[.$G$93];[.$G$97]))+ 0.0023022" office:value-type="float" office:value="0.0013452" calcext:value-type="float">
            <text:p>0.001345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34188" calcext:value-type="float">
            <text:p>34188</text:p>
          </table:table-cell>
          <table:table-cell table:formula="of:=0.000000148*[.D22] + 0.000151317" office:value-type="float" office:value="0.005211141" calcext:value-type="float">
            <text:p>0.005211141</text:p>
          </table:table-cell>
          <table:table-cell table:formula="of:=0.000000148*([.D22]-AVERAGE([.$D$29];[.$D$61];[.$D$33];[.$D$65];[.$D$93];[.$D$97])) + 0.000151317" office:value-type="float" office:value="0.00213552833333333" calcext:value-type="float">
            <text:p>0.002135528333333</text:p>
          </table:table-cell>
          <table:table-cell office:value-type="float" office:value="194479" calcext:value-type="float">
            <text:p>194479</text:p>
          </table:table-cell>
          <table:table-cell table:formula="of:=0.0000015*[.G22]+ 0.0023022" office:value-type="float" office:value="0.2940207" calcext:value-type="float">
            <text:p>0.2940207</text:p>
          </table:table-cell>
          <table:table-cell table:formula="of:=0.0000015*([.G22]-AVERAGE([.$G$29];[.$G$33];[.$G$61];[.$G$65];[.$G$93];[.$G$97]))+ 0.0023022" office:value-type="float" office:value="0.2893692" calcext:value-type="float">
            <text:p>0.289369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30941" calcext:value-type="float">
            <text:p>30941</text:p>
          </table:table-cell>
          <table:table-cell table:formula="of:=0.000000148*[.D23] + 0.000151317" office:value-type="float" office:value="0.004730585" calcext:value-type="float">
            <text:p>0.004730585</text:p>
          </table:table-cell>
          <table:table-cell table:formula="of:=0.000000148*([.D23]-AVERAGE([.$D$29];[.$D$61];[.$D$33];[.$D$65];[.$D$93];[.$D$97])) + 0.000151317" office:value-type="float" office:value="0.00165497233333333" calcext:value-type="float">
            <text:p>0.001654972333333</text:p>
          </table:table-cell>
          <table:table-cell office:value-type="float" office:value="130853" calcext:value-type="float">
            <text:p>130853</text:p>
          </table:table-cell>
          <table:table-cell table:formula="of:=0.0000015*[.G23]+ 0.0023022" office:value-type="float" office:value="0.1985817" calcext:value-type="float">
            <text:p>0.1985817</text:p>
          </table:table-cell>
          <table:table-cell table:formula="of:=0.0000015*([.G23]-AVERAGE([.$G$29];[.$G$33];[.$G$61];[.$G$65];[.$G$93];[.$G$97]))+ 0.0023022" office:value-type="float" office:value="0.1939302" calcext:value-type="float">
            <text:p>0.193930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65220" calcext:value-type="float">
            <text:p>65220</text:p>
          </table:table-cell>
          <table:table-cell table:formula="of:=0.000000148*[.D24] + 0.000151317" office:value-type="float" office:value="0.009803877" calcext:value-type="float">
            <text:p>0.009803877</text:p>
          </table:table-cell>
          <table:table-cell table:formula="of:=0.000000148*([.D24]-AVERAGE([.$D$29];[.$D$61];[.$D$33];[.$D$65];[.$D$93];[.$D$97])) + 0.000151317" office:value-type="float" office:value="0.00672826433333333" calcext:value-type="float">
            <text:p>0.006728264333333</text:p>
          </table:table-cell>
          <table:table-cell office:value-type="float" office:value="19968" calcext:value-type="float">
            <text:p>19968</text:p>
          </table:table-cell>
          <table:table-cell table:formula="of:=0.0000015*[.G24]+ 0.0023022" office:value-type="float" office:value="0.0322542" calcext:value-type="float">
            <text:p>0.0322542</text:p>
          </table:table-cell>
          <table:table-cell table:formula="of:=0.0000015*([.G24]-AVERAGE([.$G$29];[.$G$33];[.$G$61];[.$G$65];[.$G$93];[.$G$97]))+ 0.0023022" office:value-type="float" office:value="0.0276027" calcext:value-type="float">
            <text:p>0.0276027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float" office:value="87289" calcext:value-type="float">
            <text:p>87289</text:p>
          </table:table-cell>
          <table:table-cell table:formula="of:=0.000000148*[.D25] + 0.000151317" office:value-type="float" office:value="0.013070089" calcext:value-type="float">
            <text:p>0.013070089</text:p>
          </table:table-cell>
          <table:table-cell table:formula="of:=0.000000148*([.D25]-AVERAGE([.$D$29];[.$D$61];[.$D$33];[.$D$65];[.$D$93];[.$D$97])) + 0.000151317" office:value-type="float" office:value="0.00999447633333333" calcext:value-type="float">
            <text:p>0.009994476333333</text:p>
          </table:table-cell>
          <table:table-cell office:value-type="float" office:value="1643" calcext:value-type="float">
            <text:p>1643</text:p>
          </table:table-cell>
          <table:table-cell table:formula="of:=0.0000015*[.G25]+ 0.0023022" office:value-type="float" office:value="0.0047667" calcext:value-type="float">
            <text:p>0.0047667</text:p>
          </table:table-cell>
          <table:table-cell table:formula="of:=0.0000015*([.G25]-AVERAGE([.$G$29];[.$G$33];[.$G$61];[.$G$65];[.$G$93];[.$G$97]))+ 0.0023022" office:value-type="float" office:value="0.0001152" calcext:value-type="float">
            <text:p>0.000115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40200" calcext:value-type="float">
            <text:p>40200</text:p>
          </table:table-cell>
          <table:table-cell table:formula="of:=0.000000148*[.D26] + 0.000151317" office:value-type="float" office:value="0.006100917" calcext:value-type="float">
            <text:p>0.006100917</text:p>
          </table:table-cell>
          <table:table-cell table:formula="of:=0.000000148*([.D26]-AVERAGE([.$D$29];[.$D$61];[.$D$33];[.$D$65];[.$D$93];[.$D$97])) + 0.000151317" office:value-type="float" office:value="0.00302530433333333" calcext:value-type="float">
            <text:p>0.003025304333333</text:p>
          </table:table-cell>
          <table:table-cell office:value-type="float" office:value="210250" calcext:value-type="float">
            <text:p>210250</text:p>
          </table:table-cell>
          <table:table-cell table:formula="of:=0.0000015*[.G26]+ 0.0023022" office:value-type="float" office:value="0.3176772" calcext:value-type="float">
            <text:p>0.3176772</text:p>
          </table:table-cell>
          <table:table-cell table:formula="of:=0.0000015*([.G26]-AVERAGE([.$G$29];[.$G$33];[.$G$61];[.$G$65];[.$G$93];[.$G$97]))+ 0.0023022" office:value-type="float" office:value="0.3130257" calcext:value-type="float">
            <text:p>0.3130257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26790" calcext:value-type="float">
            <text:p>26790</text:p>
          </table:table-cell>
          <table:table-cell table:formula="of:=0.000000148*[.D27] + 0.000151317" office:value-type="float" office:value="0.004116237" calcext:value-type="float">
            <text:p>0.004116237</text:p>
          </table:table-cell>
          <table:table-cell table:formula="of:=0.000000148*([.D27]-AVERAGE([.$D$29];[.$D$61];[.$D$33];[.$D$65];[.$D$93];[.$D$97])) + 0.000151317" office:value-type="float" office:value="0.00104062433333333" calcext:value-type="float">
            <text:p>0.001040624333333</text:p>
          </table:table-cell>
          <table:table-cell office:value-type="float" office:value="154242" calcext:value-type="float">
            <text:p>154242</text:p>
          </table:table-cell>
          <table:table-cell table:formula="of:=0.0000015*[.G27]+ 0.0023022" office:value-type="float" office:value="0.2336652" calcext:value-type="float">
            <text:p>0.2336652</text:p>
          </table:table-cell>
          <table:table-cell table:formula="of:=0.0000015*([.G27]-AVERAGE([.$G$29];[.$G$33];[.$G$61];[.$G$65];[.$G$93];[.$G$97]))+ 0.0023022" office:value-type="float" office:value="0.2290137" calcext:value-type="float">
            <text:p>0.2290137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30243" calcext:value-type="float">
            <text:p>30243</text:p>
          </table:table-cell>
          <table:table-cell table:formula="of:=0.000000148*[.D28] + 0.000151317" office:value-type="float" office:value="0.004627281" calcext:value-type="float">
            <text:p>0.004627281</text:p>
          </table:table-cell>
          <table:table-cell table:formula="of:=0.000000148*([.D28]-AVERAGE([.$D$29];[.$D$61];[.$D$33];[.$D$65];[.$D$93];[.$D$97])) + 0.000151317" office:value-type="float" office:value="0.00155166833333333" calcext:value-type="float">
            <text:p>0.001551668333333</text:p>
          </table:table-cell>
          <table:table-cell office:value-type="float" office:value="117833" calcext:value-type="float">
            <text:p>117833</text:p>
          </table:table-cell>
          <table:table-cell table:formula="of:=0.0000015*[.G28]+ 0.0023022" office:value-type="float" office:value="0.1790517" calcext:value-type="float">
            <text:p>0.1790517</text:p>
          </table:table-cell>
          <table:table-cell table:formula="of:=0.0000015*([.G28]-AVERAGE([.$G$29];[.$G$33];[.$G$61];[.$G$65];[.$G$93];[.$G$97]))+ 0.0023022" office:value-type="float" office:value="0.1744002" calcext:value-type="float">
            <text:p>0.174400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20905" calcext:value-type="float">
            <text:p>20905</text:p>
          </table:table-cell>
          <table:table-cell table:formula="of:=0.000000148*[.D29] + 0.000151317" office:value-type="float" office:value="0.003245257" calcext:value-type="float">
            <text:p>0.003245257</text:p>
          </table:table-cell>
          <table:table-cell table:formula="of:=0.000000148*([.D29]-AVERAGE([.$D$29];[.$D$61];[.$D$33];[.$D$65];[.$D$93];[.$D$97])) + 0.000151317" office:value-type="float" office:value="0.000169644333333333" calcext:value-type="float">
            <text:p>0.000169644333333</text:p>
          </table:table-cell>
          <table:table-cell office:value-type="float" office:value="4377" calcext:value-type="float">
            <text:p>4377</text:p>
          </table:table-cell>
          <table:table-cell table:formula="of:=0.0000015*[.G29]+ 0.0023022" office:value-type="float" office:value="0.0088677" calcext:value-type="float">
            <text:p>0.0088677</text:p>
          </table:table-cell>
          <table:table-cell table:formula="of:=0.0000015*([.G29]-AVERAGE([.$G$29];[.$G$33];[.$G$61];[.$G$65];[.$G$93];[.$G$97]))+ 0.0023022" office:value-type="float" office:value="0.0042162" calcext:value-type="float">
            <text:p>0.004216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42322" calcext:value-type="float">
            <text:p>42322</text:p>
          </table:table-cell>
          <table:table-cell table:formula="of:=0.000000148*[.D30] + 0.000151317" office:value-type="float" office:value="0.006414973" calcext:value-type="float">
            <text:p>0.006414973</text:p>
          </table:table-cell>
          <table:table-cell table:formula="of:=0.000000148*([.D30]-AVERAGE([.$D$29];[.$D$61];[.$D$33];[.$D$65];[.$D$93];[.$D$97])) + 0.000151317" office:value-type="float" office:value="0.00333936033333333" calcext:value-type="float">
            <text:p>0.003339360333333</text:p>
          </table:table-cell>
          <table:table-cell office:value-type="float" office:value="210644" calcext:value-type="float">
            <text:p>210644</text:p>
          </table:table-cell>
          <table:table-cell table:formula="of:=0.0000015*[.G30]+ 0.0023022" office:value-type="float" office:value="0.3182682" calcext:value-type="float">
            <text:p>0.3182682</text:p>
          </table:table-cell>
          <table:table-cell table:formula="of:=0.0000015*([.G30]-AVERAGE([.$G$29];[.$G$33];[.$G$61];[.$G$65];[.$G$93];[.$G$97]))+ 0.0023022" office:value-type="float" office:value="0.3136167" calcext:value-type="float">
            <text:p>0.3136167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37624" calcext:value-type="float">
            <text:p>37624</text:p>
          </table:table-cell>
          <table:table-cell table:formula="of:=0.000000148*[.D31] + 0.000151317" office:value-type="float" office:value="0.005719669" calcext:value-type="float">
            <text:p>0.005719669</text:p>
          </table:table-cell>
          <table:table-cell table:formula="of:=0.000000148*([.D31]-AVERAGE([.$D$29];[.$D$61];[.$D$33];[.$D$65];[.$D$93];[.$D$97])) + 0.000151317" office:value-type="float" office:value="0.00264405633333333" calcext:value-type="float">
            <text:p>0.002644056333333</text:p>
          </table:table-cell>
          <table:table-cell office:value-type="float" office:value="154371" calcext:value-type="float">
            <text:p>154371</text:p>
          </table:table-cell>
          <table:table-cell table:formula="of:=0.0000015*[.G31]+ 0.0023022" office:value-type="float" office:value="0.2338587" calcext:value-type="float">
            <text:p>0.2338587</text:p>
          </table:table-cell>
          <table:table-cell table:formula="of:=0.0000015*([.G31]-AVERAGE([.$G$29];[.$G$33];[.$G$61];[.$G$65];[.$G$93];[.$G$97]))+ 0.0023022" office:value-type="float" office:value="0.2292072" calcext:value-type="float">
            <text:p>0.229207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27308" calcext:value-type="float">
            <text:p>27308</text:p>
          </table:table-cell>
          <table:table-cell table:formula="of:=0.000000148*[.D32] + 0.000151317" office:value-type="float" office:value="0.004192901" calcext:value-type="float">
            <text:p>0.004192901</text:p>
          </table:table-cell>
          <table:table-cell table:formula="of:=0.000000148*([.D32]-AVERAGE([.$D$29];[.$D$61];[.$D$33];[.$D$65];[.$D$93];[.$D$97])) + 0.000151317" office:value-type="float" office:value="0.00111728833333333" calcext:value-type="float">
            <text:p>0.001117288333333</text:p>
          </table:table-cell>
          <table:table-cell office:value-type="float" office:value="148299" calcext:value-type="float">
            <text:p>148299</text:p>
          </table:table-cell>
          <table:table-cell table:formula="of:=0.0000015*[.G32]+ 0.0023022" office:value-type="float" office:value="0.2247507" calcext:value-type="float">
            <text:p>0.2247507</text:p>
          </table:table-cell>
          <table:table-cell table:formula="of:=0.0000015*([.G32]-AVERAGE([.$G$29];[.$G$33];[.$G$61];[.$G$65];[.$G$93];[.$G$97]))+ 0.0023022" office:value-type="float" office:value="0.2200992" calcext:value-type="float">
            <text:p>0.220099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float" office:value="20632" calcext:value-type="float">
            <text:p>20632</text:p>
          </table:table-cell>
          <table:table-cell table:formula="of:=0.000000148*[.D33] + 0.000151317" office:value-type="float" office:value="0.003204853" calcext:value-type="float">
            <text:p>0.003204853</text:p>
          </table:table-cell>
          <table:table-cell table:formula="of:=0.000000148*([.D33]-AVERAGE([.$D$29];[.$D$61];[.$D$33];[.$D$65];[.$D$93];[.$D$97])) + 0.000151317" office:value-type="float" office:value="0.000129240333333333" calcext:value-type="float">
            <text:p>0.000129240333333</text:p>
          </table:table-cell>
          <table:table-cell office:value-type="float" office:value="3833" calcext:value-type="float">
            <text:p>3833</text:p>
          </table:table-cell>
          <table:table-cell table:formula="of:=0.0000015*[.G33]+ 0.0023022" office:value-type="float" office:value="0.0080517" calcext:value-type="float">
            <text:p>0.0080517</text:p>
          </table:table-cell>
          <table:table-cell table:formula="of:=0.0000015*([.G33]-AVERAGE([.$G$29];[.$G$33];[.$G$61];[.$G$65];[.$G$93];[.$G$97]))+ 0.0023022" office:value-type="float" office:value="0.0034002" calcext:value-type="float">
            <text:p>0.003400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56270" calcext:value-type="float">
            <text:p>56270</text:p>
          </table:table-cell>
          <table:table-cell table:formula="of:=0.000000148*[.D34] + 0.000151317" office:value-type="float" office:value="0.008479277" calcext:value-type="float">
            <text:p>0.008479277</text:p>
          </table:table-cell>
          <table:table-cell table:formula="of:=0.000000148*([.D34]-AVERAGE([.$D$29];[.$D$61];[.$D$33];[.$D$65];[.$D$93];[.$D$97])) + 0.000151317" office:value-type="float" office:value="0.00540366433333333" calcext:value-type="float">
            <text:p>0.005403664333333</text:p>
          </table:table-cell>
          <table:table-cell office:value-type="float" office:value="89509" calcext:value-type="float">
            <text:p>89509</text:p>
          </table:table-cell>
          <table:table-cell table:formula="of:=0.0000015*[.G34]+ 0.0023022" office:value-type="float" office:value="0.1365657" calcext:value-type="float">
            <text:p>0.1365657</text:p>
          </table:table-cell>
          <table:table-cell table:formula="of:=0.0000015*([.G34]-AVERAGE([.$G$29];[.$G$33];[.$G$61];[.$G$65];[.$G$93];[.$G$97]))+ 0.0023022" office:value-type="float" office:value="0.1319142" calcext:value-type="float">
            <text:p>0.131914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326071" calcext:value-type="float">
            <text:p>326071</text:p>
          </table:table-cell>
          <table:table-cell table:formula="of:=0.000000148*[.D35] + 0.000151317" office:value-type="float" office:value="0.048409825" calcext:value-type="float">
            <text:p>0.048409825</text:p>
          </table:table-cell>
          <table:table-cell table:formula="of:=0.000000148*([.D35]-AVERAGE([.$D$29];[.$D$61];[.$D$33];[.$D$65];[.$D$93];[.$D$97])) + 0.000151317" office:value-type="float" office:value="0.0453342123333333" calcext:value-type="float">
            <text:p>0.045334212333333</text:p>
          </table:table-cell>
          <table:table-cell office:value-type="float" office:value="8204" calcext:value-type="float">
            <text:p>8204</text:p>
          </table:table-cell>
          <table:table-cell table:formula="of:=0.0000015*[.G35]+ 0.0023022" office:value-type="float" office:value="0.0146082" calcext:value-type="float">
            <text:p>0.0146082</text:p>
          </table:table-cell>
          <table:table-cell table:formula="of:=0.0000015*([.G35]-AVERAGE([.$G$29];[.$G$33];[.$G$61];[.$G$65];[.$G$93];[.$G$97]))+ 0.0023022" office:value-type="float" office:value="0.0099567" calcext:value-type="float">
            <text:p>0.0099567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424337" calcext:value-type="float">
            <text:p>424337</text:p>
          </table:table-cell>
          <table:table-cell table:formula="of:=0.000000148*[.D36] + 0.000151317" office:value-type="float" office:value="0.062953193" calcext:value-type="float">
            <text:p>0.062953193</text:p>
          </table:table-cell>
          <table:table-cell table:formula="of:=0.000000148*([.D36]-AVERAGE([.$D$29];[.$D$61];[.$D$33];[.$D$65];[.$D$93];[.$D$97])) + 0.000151317" office:value-type="float" office:value="0.0598775803333333" calcext:value-type="float">
            <text:p>0.059877580333333</text:p>
          </table:table-cell>
          <table:table-cell office:value-type="float" office:value="2461" calcext:value-type="float">
            <text:p>2461</text:p>
          </table:table-cell>
          <table:table-cell table:formula="of:=0.0000015*[.G36]+ 0.0023022" office:value-type="float" office:value="0.0059937" calcext:value-type="float">
            <text:p>0.0059937</text:p>
          </table:table-cell>
          <table:table-cell table:formula="of:=0.0000015*([.G36]-AVERAGE([.$G$29];[.$G$33];[.$G$61];[.$G$65];[.$G$93];[.$G$97]))+ 0.0023022" office:value-type="float" office:value="0.0013422" calcext:value-type="float">
            <text:p>0.001342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358517" calcext:value-type="float">
            <text:p>358517</text:p>
          </table:table-cell>
          <table:table-cell table:formula="of:=0.000000148*[.D37] + 0.000151317" office:value-type="float" office:value="0.053211833" calcext:value-type="float">
            <text:p>0.053211833</text:p>
          </table:table-cell>
          <table:table-cell table:formula="of:=0.000000148*([.D37]-AVERAGE([.$D$29];[.$D$61];[.$D$33];[.$D$65];[.$D$93];[.$D$97])) + 0.000151317" office:value-type="float" office:value="0.0501362203333333" calcext:value-type="float">
            <text:p>0.050136220333333</text:p>
          </table:table-cell>
          <table:table-cell office:value-type="float" office:value="3010" calcext:value-type="float">
            <text:p>3010</text:p>
          </table:table-cell>
          <table:table-cell table:formula="of:=0.0000015*[.G37]+ 0.0023022" office:value-type="float" office:value="0.0068172" calcext:value-type="float">
            <text:p>0.0068172</text:p>
          </table:table-cell>
          <table:table-cell table:formula="of:=0.0000015*([.G37]-AVERAGE([.$G$29];[.$G$33];[.$G$61];[.$G$65];[.$G$93];[.$G$97]))+ 0.0023022" office:value-type="float" office:value="0.0021657" calcext:value-type="float">
            <text:p>0.0021657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135894" calcext:value-type="float">
            <text:p>135894</text:p>
          </table:table-cell>
          <table:table-cell table:formula="of:=0.000000148*[.D38] + 0.000151317" office:value-type="float" office:value="0.020263629" calcext:value-type="float">
            <text:p>0.020263629</text:p>
          </table:table-cell>
          <table:table-cell table:formula="of:=0.000000148*([.D38]-AVERAGE([.$D$29];[.$D$61];[.$D$33];[.$D$65];[.$D$93];[.$D$97])) + 0.000151317" office:value-type="float" office:value="0.0171880163333333" calcext:value-type="float">
            <text:p>0.017188016333333</text:p>
          </table:table-cell>
          <table:table-cell office:value-type="float" office:value="97943" calcext:value-type="float">
            <text:p>97943</text:p>
          </table:table-cell>
          <table:table-cell table:formula="of:=0.0000015*[.G38]+ 0.0023022" office:value-type="float" office:value="0.1492167" calcext:value-type="float">
            <text:p>0.1492167</text:p>
          </table:table-cell>
          <table:table-cell table:formula="of:=0.0000015*([.G38]-AVERAGE([.$G$29];[.$G$33];[.$G$61];[.$G$65];[.$G$93];[.$G$97]))+ 0.0023022" office:value-type="float" office:value="0.1445652" calcext:value-type="float">
            <text:p>0.144565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99349" calcext:value-type="float">
            <text:p>199349</text:p>
          </table:table-cell>
          <table:table-cell table:formula="of:=0.000000148*[.D39] + 0.000151317" office:value-type="float" office:value="0.029654969" calcext:value-type="float">
            <text:p>0.029654969</text:p>
          </table:table-cell>
          <table:table-cell table:formula="of:=0.000000148*([.D39]-AVERAGE([.$D$29];[.$D$61];[.$D$33];[.$D$65];[.$D$93];[.$D$97])) + 0.000151317" office:value-type="float" office:value="0.0265793563333333" calcext:value-type="float">
            <text:p>0.026579356333333</text:p>
          </table:table-cell>
          <table:table-cell office:value-type="float" office:value="7936" calcext:value-type="float">
            <text:p>7936</text:p>
          </table:table-cell>
          <table:table-cell table:formula="of:=0.0000015*[.G39]+ 0.0023022" office:value-type="float" office:value="0.0142062" calcext:value-type="float">
            <text:p>0.0142062</text:p>
          </table:table-cell>
          <table:table-cell table:formula="of:=0.0000015*([.G39]-AVERAGE([.$G$29];[.$G$33];[.$G$61];[.$G$65];[.$G$93];[.$G$97]))+ 0.0023022" office:value-type="float" office:value="0.0095547" calcext:value-type="float">
            <text:p>0.0095547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237744" calcext:value-type="float">
            <text:p>237744</text:p>
          </table:table-cell>
          <table:table-cell table:formula="of:=0.000000148*[.D40] + 0.000151317" office:value-type="float" office:value="0.035337429" calcext:value-type="float">
            <text:p>0.035337429</text:p>
          </table:table-cell>
          <table:table-cell table:formula="of:=0.000000148*([.D40]-AVERAGE([.$D$29];[.$D$61];[.$D$33];[.$D$65];[.$D$93];[.$D$97])) + 0.000151317" office:value-type="float" office:value="0.0322618163333333" calcext:value-type="float">
            <text:p>0.032261816333333</text:p>
          </table:table-cell>
          <table:table-cell office:value-type="float" office:value="2463" calcext:value-type="float">
            <text:p>2463</text:p>
          </table:table-cell>
          <table:table-cell table:formula="of:=0.0000015*[.G40]+ 0.0023022" office:value-type="float" office:value="0.0059967" calcext:value-type="float">
            <text:p>0.0059967</text:p>
          </table:table-cell>
          <table:table-cell table:formula="of:=0.0000015*([.G40]-AVERAGE([.$G$29];[.$G$33];[.$G$61];[.$G$65];[.$G$93];[.$G$97]))+ 0.0023022" office:value-type="float" office:value="0.0013452" calcext:value-type="float">
            <text:p>0.001345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float" office:value="215913" calcext:value-type="float">
            <text:p>215913</text:p>
          </table:table-cell>
          <table:table-cell table:formula="of:=0.000000148*[.D41] + 0.000151317" office:value-type="float" office:value="0.032106441" calcext:value-type="float">
            <text:p>0.032106441</text:p>
          </table:table-cell>
          <table:table-cell table:formula="of:=0.000000148*([.D41]-AVERAGE([.$D$29];[.$D$61];[.$D$33];[.$D$65];[.$D$93];[.$D$97])) + 0.000151317" office:value-type="float" office:value="0.0290308283333333" calcext:value-type="float">
            <text:p>0.029030828333333</text:p>
          </table:table-cell>
          <table:table-cell office:value-type="float" office:value="2738" calcext:value-type="float">
            <text:p>2738</text:p>
          </table:table-cell>
          <table:table-cell table:formula="of:=0.0000015*[.G41]+ 0.0023022" office:value-type="float" office:value="0.0064092" calcext:value-type="float">
            <text:p>0.0064092</text:p>
          </table:table-cell>
          <table:table-cell table:formula="of:=0.0000015*([.G41]-AVERAGE([.$G$29];[.$G$33];[.$G$61];[.$G$65];[.$G$93];[.$G$97]))+ 0.0023022" office:value-type="float" office:value="0.0017577" calcext:value-type="float">
            <text:p>0.0017577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24691" calcext:value-type="float">
            <text:p>24691</text:p>
          </table:table-cell>
          <table:table-cell table:formula="of:=0.000000148*[.D42] + 0.000151317" office:value-type="float" office:value="0.003805585" calcext:value-type="float">
            <text:p>0.003805585</text:p>
          </table:table-cell>
          <table:table-cell table:formula="of:=0.000000148*([.D42]-AVERAGE([.$D$29];[.$D$61];[.$D$33];[.$D$65];[.$D$93];[.$D$97])) + 0.000151317" office:value-type="float" office:value="0.000729972333333333" calcext:value-type="float">
            <text:p>0.000729972333333</text:p>
          </table:table-cell>
          <table:table-cell office:value-type="float" office:value="171200" calcext:value-type="float">
            <text:p>171200</text:p>
          </table:table-cell>
          <table:table-cell table:formula="of:=0.0000015*[.G42]+ 0.0023022" office:value-type="float" office:value="0.2591022" calcext:value-type="float">
            <text:p>0.2591022</text:p>
          </table:table-cell>
          <table:table-cell table:formula="of:=0.0000015*([.G42]-AVERAGE([.$G$29];[.$G$33];[.$G$61];[.$G$65];[.$G$93];[.$G$97]))+ 0.0023022" office:value-type="float" office:value="0.2544507" calcext:value-type="float">
            <text:p>0.2544507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220407" calcext:value-type="float">
            <text:p>220407</text:p>
          </table:table-cell>
          <table:table-cell table:formula="of:=0.000000148*[.D43] + 0.000151317" office:value-type="float" office:value="0.032771553" calcext:value-type="float">
            <text:p>0.032771553</text:p>
          </table:table-cell>
          <table:table-cell table:formula="of:=0.000000148*([.D43]-AVERAGE([.$D$29];[.$D$61];[.$D$33];[.$D$65];[.$D$93];[.$D$97])) + 0.000151317" office:value-type="float" office:value="0.0296959403333333" calcext:value-type="float">
            <text:p>0.029695940333333</text:p>
          </table:table-cell>
          <table:table-cell office:value-type="float" office:value="68102" calcext:value-type="float">
            <text:p>68102</text:p>
          </table:table-cell>
          <table:table-cell table:formula="of:=0.0000015*[.G43]+ 0.0023022" office:value-type="float" office:value="0.1044552" calcext:value-type="float">
            <text:p>0.1044552</text:p>
          </table:table-cell>
          <table:table-cell table:formula="of:=0.0000015*([.G43]-AVERAGE([.$G$29];[.$G$33];[.$G$61];[.$G$65];[.$G$93];[.$G$97]))+ 0.0023022" office:value-type="float" office:value="0.0998037" calcext:value-type="float">
            <text:p>0.0998037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403851" calcext:value-type="float">
            <text:p>403851</text:p>
          </table:table-cell>
          <table:table-cell table:formula="of:=0.000000148*[.D44] + 0.000151317" office:value-type="float" office:value="0.059921265" calcext:value-type="float">
            <text:p>0.059921265</text:p>
          </table:table-cell>
          <table:table-cell table:formula="of:=0.000000148*([.D44]-AVERAGE([.$D$29];[.$D$61];[.$D$33];[.$D$65];[.$D$93];[.$D$97])) + 0.000151317" office:value-type="float" office:value="0.0568456523333333" calcext:value-type="float">
            <text:p>0.056845652333333</text:p>
          </table:table-cell>
          <table:table-cell office:value-type="float" office:value="6561" calcext:value-type="float">
            <text:p>6561</text:p>
          </table:table-cell>
          <table:table-cell table:formula="of:=0.0000015*[.G44]+ 0.0023022" office:value-type="float" office:value="0.0121437" calcext:value-type="float">
            <text:p>0.0121437</text:p>
          </table:table-cell>
          <table:table-cell table:formula="of:=0.0000015*([.G44]-AVERAGE([.$G$29];[.$G$33];[.$G$61];[.$G$65];[.$G$93];[.$G$97]))+ 0.0023022" office:value-type="float" office:value="0.0074922" calcext:value-type="float">
            <text:p>0.007492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float" office:value="401181" calcext:value-type="float">
            <text:p>401181</text:p>
          </table:table-cell>
          <table:table-cell table:formula="of:=0.000000148*[.D45] + 0.000151317" office:value-type="float" office:value="0.059526105" calcext:value-type="float">
            <text:p>0.059526105</text:p>
          </table:table-cell>
          <table:table-cell table:formula="of:=0.000000148*([.D45]-AVERAGE([.$D$29];[.$D$61];[.$D$33];[.$D$65];[.$D$93];[.$D$97])) + 0.000151317" office:value-type="float" office:value="0.0564504923333333" calcext:value-type="float">
            <text:p>0.056450492333333</text:p>
          </table:table-cell>
          <table:table-cell office:value-type="float" office:value="3557" calcext:value-type="float">
            <text:p>3557</text:p>
          </table:table-cell>
          <table:table-cell table:formula="of:=0.0000015*[.G45]+ 0.0023022" office:value-type="float" office:value="0.0076377" calcext:value-type="float">
            <text:p>0.0076377</text:p>
          </table:table-cell>
          <table:table-cell table:formula="of:=0.0000015*([.G45]-AVERAGE([.$G$29];[.$G$33];[.$G$61];[.$G$65];[.$G$93];[.$G$97]))+ 0.0023022" office:value-type="float" office:value="0.0029862" calcext:value-type="float">
            <text:p>0.002986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float" office:value="35171" calcext:value-type="float">
            <text:p>35171</text:p>
          </table:table-cell>
          <table:table-cell table:formula="of:=0.000000148*[.D46] + 0.000151317" office:value-type="float" office:value="0.005356625" calcext:value-type="float">
            <text:p>0.005356625</text:p>
          </table:table-cell>
          <table:table-cell table:formula="of:=0.000000148*([.D46]-AVERAGE([.$D$29];[.$D$61];[.$D$33];[.$D$65];[.$D$93];[.$D$97])) + 0.000151317" office:value-type="float" office:value="0.00228101233333333" calcext:value-type="float">
            <text:p>0.002281012333333</text:p>
          </table:table-cell>
          <table:table-cell office:value-type="float" office:value="170688" calcext:value-type="float">
            <text:p>170688</text:p>
          </table:table-cell>
          <table:table-cell table:formula="of:=0.0000015*[.G46]+ 0.0023022" office:value-type="float" office:value="0.2583342" calcext:value-type="float">
            <text:p>0.2583342</text:p>
          </table:table-cell>
          <table:table-cell table:formula="of:=0.0000015*([.G46]-AVERAGE([.$G$29];[.$G$33];[.$G$61];[.$G$65];[.$G$93];[.$G$97]))+ 0.0023022" office:value-type="float" office:value="0.2536827" calcext:value-type="float">
            <text:p>0.2536827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278881" calcext:value-type="float">
            <text:p>278881</text:p>
          </table:table-cell>
          <table:table-cell table:formula="of:=0.000000148*[.D47] + 0.000151317" office:value-type="float" office:value="0.041425705" calcext:value-type="float">
            <text:p>0.041425705</text:p>
          </table:table-cell>
          <table:table-cell table:formula="of:=0.000000148*([.D47]-AVERAGE([.$D$29];[.$D$61];[.$D$33];[.$D$65];[.$D$93];[.$D$97])) + 0.000151317" office:value-type="float" office:value="0.0383500923333333" calcext:value-type="float">
            <text:p>0.038350092333333</text:p>
          </table:table-cell>
          <table:table-cell office:value-type="float" office:value="128374" calcext:value-type="float">
            <text:p>128374</text:p>
          </table:table-cell>
          <table:table-cell table:formula="of:=0.0000015*[.G47]+ 0.0023022" office:value-type="float" office:value="0.1948632" calcext:value-type="float">
            <text:p>0.1948632</text:p>
          </table:table-cell>
          <table:table-cell table:formula="of:=0.0000015*([.G47]-AVERAGE([.$G$29];[.$G$33];[.$G$61];[.$G$65];[.$G$93];[.$G$97]))+ 0.0023022" office:value-type="float" office:value="0.1902117" calcext:value-type="float">
            <text:p>0.1902117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269278" calcext:value-type="float">
            <text:p>269278</text:p>
          </table:table-cell>
          <table:table-cell table:formula="of:=0.000000148*[.D48] + 0.000151317" office:value-type="float" office:value="0.040004461" calcext:value-type="float">
            <text:p>0.040004461</text:p>
          </table:table-cell>
          <table:table-cell table:formula="of:=0.000000148*([.D48]-AVERAGE([.$D$29];[.$D$61];[.$D$33];[.$D$65];[.$D$93];[.$D$97])) + 0.000151317" office:value-type="float" office:value="0.0369288483333333" calcext:value-type="float">
            <text:p>0.036928848333333</text:p>
          </table:table-cell>
          <table:table-cell office:value-type="float" office:value="4925" calcext:value-type="float">
            <text:p>4925</text:p>
          </table:table-cell>
          <table:table-cell table:formula="of:=0.0000015*[.G48]+ 0.0023022" office:value-type="float" office:value="0.0096897" calcext:value-type="float">
            <text:p>0.0096897</text:p>
          </table:table-cell>
          <table:table-cell table:formula="of:=0.0000015*([.G48]-AVERAGE([.$G$29];[.$G$33];[.$G$61];[.$G$65];[.$G$93];[.$G$97]))+ 0.0023022" office:value-type="float" office:value="0.0050382" calcext:value-type="float">
            <text:p>0.005038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float" office:value="231102" calcext:value-type="float">
            <text:p>231102</text:p>
          </table:table-cell>
          <table:table-cell table:formula="of:=0.000000148*[.D49] + 0.000151317" office:value-type="float" office:value="0.034354413" calcext:value-type="float">
            <text:p>0.034354413</text:p>
          </table:table-cell>
          <table:table-cell table:formula="of:=0.000000148*([.D49]-AVERAGE([.$D$29];[.$D$61];[.$D$33];[.$D$65];[.$D$93];[.$D$97])) + 0.000151317" office:value-type="float" office:value="0.0312788003333333" calcext:value-type="float">
            <text:p>0.031278800333333</text:p>
          </table:table-cell>
          <table:table-cell office:value-type="float" office:value="1369" calcext:value-type="float">
            <text:p>1369</text:p>
          </table:table-cell>
          <table:table-cell table:formula="of:=0.0000015*[.G49]+ 0.0023022" office:value-type="float" office:value="0.0043557" calcext:value-type="float">
            <text:p>0.0043557</text:p>
          </table:table-cell>
          <table:table-cell table:formula="of:=0.0000015*([.G49]-AVERAGE([.$G$29];[.$G$33];[.$G$61];[.$G$65];[.$G$93];[.$G$97]))+ 0.0023022" office:value-type="float" office:value="-0.0002958" calcext:value-type="float">
            <text:p>-0.0002958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38089" calcext:value-type="float">
            <text:p>38089</text:p>
          </table:table-cell>
          <table:table-cell table:formula="of:=0.000000148*[.D50] + 0.000151317" office:value-type="float" office:value="0.005788489" calcext:value-type="float">
            <text:p>0.005788489</text:p>
          </table:table-cell>
          <table:table-cell table:formula="of:=0.000000148*([.D50]-AVERAGE([.$D$29];[.$D$61];[.$D$33];[.$D$65];[.$D$93];[.$D$97])) + 0.000151317" office:value-type="float" office:value="0.00271287633333333" calcext:value-type="float">
            <text:p>0.002712876333333</text:p>
          </table:table-cell>
          <table:table-cell office:value-type="float" office:value="190903" calcext:value-type="float">
            <text:p>190903</text:p>
          </table:table-cell>
          <table:table-cell table:formula="of:=0.0000015*[.G50]+ 0.0023022" office:value-type="float" office:value="0.2886567" calcext:value-type="float">
            <text:p>0.2886567</text:p>
          </table:table-cell>
          <table:table-cell table:formula="of:=0.0000015*([.G50]-AVERAGE([.$G$29];[.$G$33];[.$G$61];[.$G$65];[.$G$93];[.$G$97]))+ 0.0023022" office:value-type="float" office:value="0.2840052" calcext:value-type="float">
            <text:p>0.284005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32464" calcext:value-type="float">
            <text:p>32464</text:p>
          </table:table-cell>
          <table:table-cell table:formula="of:=0.000000148*[.D51] + 0.000151317" office:value-type="float" office:value="0.004955989" calcext:value-type="float">
            <text:p>0.004955989</text:p>
          </table:table-cell>
          <table:table-cell table:formula="of:=0.000000148*([.D51]-AVERAGE([.$D$29];[.$D$61];[.$D$33];[.$D$65];[.$D$93];[.$D$97])) + 0.000151317" office:value-type="float" office:value="0.00188037633333333" calcext:value-type="float">
            <text:p>0.001880376333333</text:p>
          </table:table-cell>
          <table:table-cell office:value-type="float" office:value="188178" calcext:value-type="float">
            <text:p>188178</text:p>
          </table:table-cell>
          <table:table-cell table:formula="of:=0.0000015*[.G51]+ 0.0023022" office:value-type="float" office:value="0.2845692" calcext:value-type="float">
            <text:p>0.2845692</text:p>
          </table:table-cell>
          <table:table-cell table:formula="of:=0.0000015*([.G51]-AVERAGE([.$G$29];[.$G$33];[.$G$61];[.$G$65];[.$G$93];[.$G$97]))+ 0.0023022" office:value-type="float" office:value="0.2799177" calcext:value-type="float">
            <text:p>0.2799177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147525" calcext:value-type="float">
            <text:p>147525</text:p>
          </table:table-cell>
          <table:table-cell table:formula="of:=0.000000148*[.D52] + 0.000151317" office:value-type="float" office:value="0.021985017" calcext:value-type="float">
            <text:p>0.021985017</text:p>
          </table:table-cell>
          <table:table-cell table:formula="of:=0.000000148*([.D52]-AVERAGE([.$D$29];[.$D$61];[.$D$33];[.$D$65];[.$D$93];[.$D$97])) + 0.000151317" office:value-type="float" office:value="0.0189094043333333" calcext:value-type="float">
            <text:p>0.018909404333333</text:p>
          </table:table-cell>
          <table:table-cell office:value-type="float" office:value="36634" calcext:value-type="float">
            <text:p>36634</text:p>
          </table:table-cell>
          <table:table-cell table:formula="of:=0.0000015*[.G52]+ 0.0023022" office:value-type="float" office:value="0.0572532" calcext:value-type="float">
            <text:p>0.0572532</text:p>
          </table:table-cell>
          <table:table-cell table:formula="of:=0.0000015*([.G52]-AVERAGE([.$G$29];[.$G$33];[.$G$61];[.$G$65];[.$G$93];[.$G$97]))+ 0.0023022" office:value-type="float" office:value="0.0526017" calcext:value-type="float">
            <text:p>0.0526017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float" office:value="620278" calcext:value-type="float">
            <text:p>620278</text:p>
          </table:table-cell>
          <table:table-cell table:formula="of:=0.000000148*[.D53] + 0.000151317" office:value-type="float" office:value="0.091952461" calcext:value-type="float">
            <text:p>0.091952461</text:p>
          </table:table-cell>
          <table:table-cell table:formula="of:=0.000000148*([.D53]-AVERAGE([.$D$29];[.$D$61];[.$D$33];[.$D$65];[.$D$93];[.$D$97])) + 0.000151317" office:value-type="float" office:value="0.0888768483333333" calcext:value-type="float">
            <text:p>0.088876848333333</text:p>
          </table:table-cell>
          <table:table-cell office:value-type="float" office:value="4652" calcext:value-type="float">
            <text:p>4652</text:p>
          </table:table-cell>
          <table:table-cell table:formula="of:=0.0000015*[.G53]+ 0.0023022" office:value-type="float" office:value="0.0092802" calcext:value-type="float">
            <text:p>0.0092802</text:p>
          </table:table-cell>
          <table:table-cell table:formula="of:=0.0000015*([.G53]-AVERAGE([.$G$29];[.$G$33];[.$G$61];[.$G$65];[.$G$93];[.$G$97]))+ 0.0023022" office:value-type="float" office:value="0.0046287" calcext:value-type="float">
            <text:p>0.0046287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float" office:value="37982" calcext:value-type="float">
            <text:p>37982</text:p>
          </table:table-cell>
          <table:table-cell table:formula="of:=0.000000148*[.D54] + 0.000151317" office:value-type="float" office:value="0.005772653" calcext:value-type="float">
            <text:p>0.005772653</text:p>
          </table:table-cell>
          <table:table-cell table:formula="of:=0.000000148*([.D54]-AVERAGE([.$D$29];[.$D$61];[.$D$33];[.$D$65];[.$D$93];[.$D$97])) + 0.000151317" office:value-type="float" office:value="0.00269704033333333" calcext:value-type="float">
            <text:p>0.002697040333333</text:p>
          </table:table-cell>
          <table:table-cell office:value-type="float" office:value="141151" calcext:value-type="float">
            <text:p>141151</text:p>
          </table:table-cell>
          <table:table-cell table:formula="of:=0.0000015*[.G54]+ 0.0023022" office:value-type="float" office:value="0.2140287" calcext:value-type="float">
            <text:p>0.2140287</text:p>
          </table:table-cell>
          <table:table-cell table:formula="of:=0.0000015*([.G54]-AVERAGE([.$G$29];[.$G$33];[.$G$61];[.$G$65];[.$G$93];[.$G$97]))+ 0.0023022" office:value-type="float" office:value="0.2093772" calcext:value-type="float">
            <text:p>0.209377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32070" calcext:value-type="float">
            <text:p>32070</text:p>
          </table:table-cell>
          <table:table-cell table:formula="of:=0.000000148*[.D55] + 0.000151317" office:value-type="float" office:value="0.004897677" calcext:value-type="float">
            <text:p>0.004897677</text:p>
          </table:table-cell>
          <table:table-cell table:formula="of:=0.000000148*([.D55]-AVERAGE([.$D$29];[.$D$61];[.$D$33];[.$D$65];[.$D$93];[.$D$97])) + 0.000151317" office:value-type="float" office:value="0.00182206433333333" calcext:value-type="float">
            <text:p>0.001822064333333</text:p>
          </table:table-cell>
          <table:table-cell office:value-type="float" office:value="182574" calcext:value-type="float">
            <text:p>182574</text:p>
          </table:table-cell>
          <table:table-cell table:formula="of:=0.0000015*[.G55]+ 0.0023022" office:value-type="float" office:value="0.2761632" calcext:value-type="float">
            <text:p>0.2761632</text:p>
          </table:table-cell>
          <table:table-cell table:formula="of:=0.0000015*([.G55]-AVERAGE([.$G$29];[.$G$33];[.$G$61];[.$G$65];[.$G$93];[.$G$97]))+ 0.0023022" office:value-type="float" office:value="0.2715117" calcext:value-type="float">
            <text:p>0.2715117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178233" calcext:value-type="float">
            <text:p>178233</text:p>
          </table:table-cell>
          <table:table-cell table:formula="of:=0.000000148*[.D56] + 0.000151317" office:value-type="float" office:value="0.026529801" calcext:value-type="float">
            <text:p>0.026529801</text:p>
          </table:table-cell>
          <table:table-cell table:formula="of:=0.000000148*([.D56]-AVERAGE([.$D$29];[.$D$61];[.$D$33];[.$D$65];[.$D$93];[.$D$97])) + 0.000151317" office:value-type="float" office:value="0.0234541883333333" calcext:value-type="float">
            <text:p>0.023454188333333</text:p>
          </table:table-cell>
          <table:table-cell office:value-type="float" office:value="63753" calcext:value-type="float">
            <text:p>63753</text:p>
          </table:table-cell>
          <table:table-cell table:formula="of:=0.0000015*[.G56]+ 0.0023022" office:value-type="float" office:value="0.0979317" calcext:value-type="float">
            <text:p>0.0979317</text:p>
          </table:table-cell>
          <table:table-cell table:formula="of:=0.0000015*([.G56]-AVERAGE([.$G$29];[.$G$33];[.$G$61];[.$G$65];[.$G$93];[.$G$97]))+ 0.0023022" office:value-type="float" office:value="0.0932802" calcext:value-type="float">
            <text:p>0.093280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float" office:value="179921" calcext:value-type="float">
            <text:p>179921</text:p>
          </table:table-cell>
          <table:table-cell table:formula="of:=0.000000148*[.D57] + 0.000151317" office:value-type="float" office:value="0.026779625" calcext:value-type="float">
            <text:p>0.026779625</text:p>
          </table:table-cell>
          <table:table-cell table:formula="of:=0.000000148*([.D57]-AVERAGE([.$D$29];[.$D$61];[.$D$33];[.$D$65];[.$D$93];[.$D$97])) + 0.000151317" office:value-type="float" office:value="0.0237040123333333" calcext:value-type="float">
            <text:p>0.023704012333333</text:p>
          </table:table-cell>
          <table:table-cell office:value-type="float" office:value="3833" calcext:value-type="float">
            <text:p>3833</text:p>
          </table:table-cell>
          <table:table-cell table:formula="of:=0.0000015*[.G57]+ 0.0023022" office:value-type="float" office:value="0.0080517" calcext:value-type="float">
            <text:p>0.0080517</text:p>
          </table:table-cell>
          <table:table-cell table:formula="of:=0.0000015*([.G57]-AVERAGE([.$G$29];[.$G$33];[.$G$61];[.$G$65];[.$G$93];[.$G$97]))+ 0.0023022" office:value-type="float" office:value="0.0034002" calcext:value-type="float">
            <text:p>0.003400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25887" calcext:value-type="float">
            <text:p>25887</text:p>
          </table:table-cell>
          <table:table-cell table:formula="of:=0.000000148*[.D58] + 0.000151317" office:value-type="float" office:value="0.003982593" calcext:value-type="float">
            <text:p>0.003982593</text:p>
          </table:table-cell>
          <table:table-cell table:formula="of:=0.000000148*([.D58]-AVERAGE([.$D$29];[.$D$61];[.$D$33];[.$D$65];[.$D$93];[.$D$97])) + 0.000151317" office:value-type="float" office:value="0.000906980333333333" calcext:value-type="float">
            <text:p>0.000906980333333</text:p>
          </table:table-cell>
          <table:table-cell office:value-type="float" office:value="172359" calcext:value-type="float">
            <text:p>172359</text:p>
          </table:table-cell>
          <table:table-cell table:formula="of:=0.0000015*[.G58]+ 0.0023022" office:value-type="float" office:value="0.2608407" calcext:value-type="float">
            <text:p>0.2608407</text:p>
          </table:table-cell>
          <table:table-cell table:formula="of:=0.0000015*([.G58]-AVERAGE([.$G$29];[.$G$33];[.$G$61];[.$G$65];[.$G$93];[.$G$97]))+ 0.0023022" office:value-type="float" office:value="0.2561892" calcext:value-type="float">
            <text:p>0.256189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float" office:value="31490" calcext:value-type="float">
            <text:p>31490</text:p>
          </table:table-cell>
          <table:table-cell table:formula="of:=0.000000148*[.D59] + 0.000151317" office:value-type="float" office:value="0.004811837" calcext:value-type="float">
            <text:p>0.004811837</text:p>
          </table:table-cell>
          <table:table-cell table:formula="of:=0.000000148*([.D59]-AVERAGE([.$D$29];[.$D$61];[.$D$33];[.$D$65];[.$D$93];[.$D$97])) + 0.000151317" office:value-type="float" office:value="0.00173622433333333" calcext:value-type="float">
            <text:p>0.001736224333333</text:p>
          </table:table-cell>
          <table:table-cell office:value-type="float" office:value="265006" calcext:value-type="float">
            <text:p>265006</text:p>
          </table:table-cell>
          <table:table-cell table:formula="of:=0.0000015*[.G59]+ 0.0023022" office:value-type="float" office:value="0.3998112" calcext:value-type="float">
            <text:p>0.3998112</text:p>
          </table:table-cell>
          <table:table-cell table:formula="of:=0.0000015*([.G59]-AVERAGE([.$G$29];[.$G$33];[.$G$61];[.$G$65];[.$G$93];[.$G$97]))+ 0.0023022" office:value-type="float" office:value="0.3951597" calcext:value-type="float">
            <text:p>0.3951597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float" office:value="30799" calcext:value-type="float">
            <text:p>30799</text:p>
          </table:table-cell>
          <table:table-cell table:formula="of:=0.000000148*[.D60] + 0.000151317" office:value-type="float" office:value="0.004709569" calcext:value-type="float">
            <text:p>0.004709569</text:p>
          </table:table-cell>
          <table:table-cell table:formula="of:=0.000000148*([.D60]-AVERAGE([.$D$29];[.$D$61];[.$D$33];[.$D$65];[.$D$93];[.$D$97])) + 0.000151317" office:value-type="float" office:value="0.00163395633333333" calcext:value-type="float">
            <text:p>0.001633956333333</text:p>
          </table:table-cell>
          <table:table-cell office:value-type="float" office:value="126054" calcext:value-type="float">
            <text:p>126054</text:p>
          </table:table-cell>
          <table:table-cell table:formula="of:=0.0000015*[.G60]+ 0.0023022" office:value-type="float" office:value="0.1913832" calcext:value-type="float">
            <text:p>0.1913832</text:p>
          </table:table-cell>
          <table:table-cell table:formula="of:=0.0000015*([.G60]-AVERAGE([.$G$29];[.$G$33];[.$G$61];[.$G$65];[.$G$93];[.$G$97]))+ 0.0023022" office:value-type="float" office:value="0.1867317" calcext:value-type="float">
            <text:p>0.1867317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float" office:value="22945" calcext:value-type="float">
            <text:p>22945</text:p>
          </table:table-cell>
          <table:table-cell table:formula="of:=0.000000148*[.D61] + 0.000151317" office:value-type="float" office:value="0.003547177" calcext:value-type="float">
            <text:p>0.003547177</text:p>
          </table:table-cell>
          <table:table-cell table:formula="of:=0.000000148*([.D61]-AVERAGE([.$D$29];[.$D$61];[.$D$33];[.$D$65];[.$D$93];[.$D$97])) + 0.000151317" office:value-type="float" office:value="0.000471564333333333" calcext:value-type="float">
            <text:p>0.000471564333333</text:p>
          </table:table-cell>
          <table:table-cell office:value-type="float" office:value="2462" calcext:value-type="float">
            <text:p>2462</text:p>
          </table:table-cell>
          <table:table-cell table:formula="of:=0.0000015*[.G61]+ 0.0023022" office:value-type="float" office:value="0.0059952" calcext:value-type="float">
            <text:p>0.0059952</text:p>
          </table:table-cell>
          <table:table-cell table:formula="of:=0.0000015*([.G61]-AVERAGE([.$G$29];[.$G$33];[.$G$61];[.$G$65];[.$G$93];[.$G$97]))+ 0.0023022" office:value-type="float" office:value="0.0013437" calcext:value-type="float">
            <text:p>0.0013437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float" office:value="29903" calcext:value-type="float">
            <text:p>29903</text:p>
          </table:table-cell>
          <table:table-cell table:formula="of:=0.000000148*[.D62] + 0.000151317" office:value-type="float" office:value="0.004576961" calcext:value-type="float">
            <text:p>0.004576961</text:p>
          </table:table-cell>
          <table:table-cell table:formula="of:=0.000000148*([.D62]-AVERAGE([.$D$29];[.$D$61];[.$D$33];[.$D$65];[.$D$93];[.$D$97])) + 0.000151317" office:value-type="float" office:value="0.00150134833333333" calcext:value-type="float">
            <text:p>0.001501348333333</text:p>
          </table:table-cell>
          <table:table-cell office:value-type="float" office:value="136234" calcext:value-type="float">
            <text:p>136234</text:p>
          </table:table-cell>
          <table:table-cell table:formula="of:=0.0000015*[.G62]+ 0.0023022" office:value-type="float" office:value="0.2066532" calcext:value-type="float">
            <text:p>0.2066532</text:p>
          </table:table-cell>
          <table:table-cell table:formula="of:=0.0000015*([.G62]-AVERAGE([.$G$29];[.$G$33];[.$G$61];[.$G$65];[.$G$93];[.$G$97]))+ 0.0023022" office:value-type="float" office:value="0.2020017" calcext:value-type="float">
            <text:p>0.2020017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26458" calcext:value-type="float">
            <text:p>26458</text:p>
          </table:table-cell>
          <table:table-cell table:formula="of:=0.000000148*[.D63] + 0.000151317" office:value-type="float" office:value="0.004067101" calcext:value-type="float">
            <text:p>0.004067101</text:p>
          </table:table-cell>
          <table:table-cell table:formula="of:=0.000000148*([.D63]-AVERAGE([.$D$29];[.$D$61];[.$D$33];[.$D$65];[.$D$93];[.$D$97])) + 0.000151317" office:value-type="float" office:value="0.000991488333333333" calcext:value-type="float">
            <text:p>0.000991488333333</text:p>
          </table:table-cell>
          <table:table-cell office:value-type="float" office:value="125640" calcext:value-type="float">
            <text:p>125640</text:p>
          </table:table-cell>
          <table:table-cell table:formula="of:=0.0000015*[.G63]+ 0.0023022" office:value-type="float" office:value="0.1907622" calcext:value-type="float">
            <text:p>0.1907622</text:p>
          </table:table-cell>
          <table:table-cell table:formula="of:=0.0000015*([.G63]-AVERAGE([.$G$29];[.$G$33];[.$G$61];[.$G$65];[.$G$93];[.$G$97]))+ 0.0023022" office:value-type="float" office:value="0.1861107" calcext:value-type="float">
            <text:p>0.1861107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26398" calcext:value-type="float">
            <text:p>26398</text:p>
          </table:table-cell>
          <table:table-cell table:formula="of:=0.000000148*[.D64] + 0.000151317" office:value-type="float" office:value="0.004058221" calcext:value-type="float">
            <text:p>0.004058221</text:p>
          </table:table-cell>
          <table:table-cell table:formula="of:=0.000000148*([.D64]-AVERAGE([.$D$29];[.$D$61];[.$D$33];[.$D$65];[.$D$93];[.$D$97])) + 0.000151317" office:value-type="float" office:value="0.000982608333333333" calcext:value-type="float">
            <text:p>0.000982608333333</text:p>
          </table:table-cell>
          <table:table-cell office:value-type="float" office:value="100969" calcext:value-type="float">
            <text:p>100969</text:p>
          </table:table-cell>
          <table:table-cell table:formula="of:=0.0000015*[.G64]+ 0.0023022" office:value-type="float" office:value="0.1537557" calcext:value-type="float">
            <text:p>0.1537557</text:p>
          </table:table-cell>
          <table:table-cell table:formula="of:=0.0000015*([.G64]-AVERAGE([.$G$29];[.$G$33];[.$G$61];[.$G$65];[.$G$93];[.$G$97]))+ 0.0023022" office:value-type="float" office:value="0.1491042" calcext:value-type="float">
            <text:p>0.149104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float" office:value="21894" calcext:value-type="float">
            <text:p>21894</text:p>
          </table:table-cell>
          <table:table-cell table:formula="of:=0.000000148*[.D65] + 0.000151317" office:value-type="float" office:value="0.003391629" calcext:value-type="float">
            <text:p>0.003391629</text:p>
          </table:table-cell>
          <table:table-cell table:formula="of:=0.000000148*([.D65]-AVERAGE([.$D$29];[.$D$61];[.$D$33];[.$D$65];[.$D$93];[.$D$97])) + 0.000151317" office:value-type="float" office:value="0.000316016333333333" calcext:value-type="float">
            <text:p>0.000316016333333</text:p>
          </table:table-cell>
          <table:table-cell office:value-type="float" office:value="2738" calcext:value-type="float">
            <text:p>2738</text:p>
          </table:table-cell>
          <table:table-cell table:formula="of:=0.0000015*[.G65]+ 0.0023022" office:value-type="float" office:value="0.0064092" calcext:value-type="float">
            <text:p>0.0064092</text:p>
          </table:table-cell>
          <table:table-cell table:formula="of:=0.0000015*([.G65]-AVERAGE([.$G$29];[.$G$33];[.$G$61];[.$G$65];[.$G$93];[.$G$97]))+ 0.0023022" office:value-type="float" office:value="0.0017577" calcext:value-type="float">
            <text:p>0.0017577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float" office:value="105371" calcext:value-type="float">
            <text:p>105371</text:p>
          </table:table-cell>
          <table:table-cell table:formula="of:=0.000000148*[.D66] + 0.000151317" office:value-type="float" office:value="0.015746225" calcext:value-type="float">
            <text:p>0.015746225</text:p>
          </table:table-cell>
          <table:table-cell table:formula="of:=0.000000148*([.D66]-AVERAGE([.$D$29];[.$D$61];[.$D$33];[.$D$65];[.$D$93];[.$D$97])) + 0.000151317" office:value-type="float" office:value="0.0126706123333333" calcext:value-type="float">
            <text:p>0.012670612333333</text:p>
          </table:table-cell>
          <table:table-cell office:value-type="float" office:value="164761" calcext:value-type="float">
            <text:p>164761</text:p>
          </table:table-cell>
          <table:table-cell table:formula="of:=0.0000015*[.G66]+ 0.0023022" office:value-type="float" office:value="0.2494437" calcext:value-type="float">
            <text:p>0.2494437</text:p>
          </table:table-cell>
          <table:table-cell table:formula="of:=0.0000015*([.G66]-AVERAGE([.$G$29];[.$G$33];[.$G$61];[.$G$65];[.$G$93];[.$G$97]))+ 0.0023022" office:value-type="float" office:value="0.2447922" calcext:value-type="float">
            <text:p>0.244792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float" office:value="648764" calcext:value-type="float">
            <text:p>648764</text:p>
          </table:table-cell>
          <table:table-cell table:formula="of:=0.000000148*[.D67] + 0.000151317" office:value-type="float" office:value="0.096168389" calcext:value-type="float">
            <text:p>0.096168389</text:p>
          </table:table-cell>
          <table:table-cell table:formula="of:=0.000000148*([.D67]-AVERAGE([.$D$29];[.$D$61];[.$D$33];[.$D$65];[.$D$93];[.$D$97])) + 0.000151317" office:value-type="float" office:value="0.0930927763333333" calcext:value-type="float">
            <text:p>0.093092776333333</text:p>
          </table:table-cell>
          <table:table-cell office:value-type="float" office:value="5469" calcext:value-type="float">
            <text:p>5469</text:p>
          </table:table-cell>
          <table:table-cell table:formula="of:=0.0000015*[.G67]+ 0.0023022" office:value-type="float" office:value="0.0105057" calcext:value-type="float">
            <text:p>0.0105057</text:p>
          </table:table-cell>
          <table:table-cell table:formula="of:=0.0000015*([.G67]-AVERAGE([.$G$29];[.$G$33];[.$G$61];[.$G$65];[.$G$93];[.$G$97]))+ 0.0023022" office:value-type="float" office:value="0.0058542" calcext:value-type="float">
            <text:p>0.005854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float" office:value="448511" calcext:value-type="float">
            <text:p>448511</text:p>
          </table:table-cell>
          <table:table-cell table:formula="of:=0.000000148*[.D68] + 0.000151317" office:value-type="float" office:value="0.066530945" calcext:value-type="float">
            <text:p>0.066530945</text:p>
          </table:table-cell>
          <table:table-cell table:formula="of:=0.000000148*([.D68]-AVERAGE([.$D$29];[.$D$61];[.$D$33];[.$D$65];[.$D$93];[.$D$97])) + 0.000151317" office:value-type="float" office:value="0.0634553323333333" calcext:value-type="float">
            <text:p>0.063455332333333</text:p>
          </table:table-cell>
          <table:table-cell office:value-type="float" office:value="1641" calcext:value-type="float">
            <text:p>1641</text:p>
          </table:table-cell>
          <table:table-cell table:formula="of:=0.0000015*[.G68]+ 0.0023022" office:value-type="float" office:value="0.0047637" calcext:value-type="float">
            <text:p>0.0047637</text:p>
          </table:table-cell>
          <table:table-cell table:formula="of:=0.0000015*([.G68]-AVERAGE([.$G$29];[.$G$33];[.$G$61];[.$G$65];[.$G$93];[.$G$97]))+ 0.0023022" office:value-type="float" office:value="0.0001122" calcext:value-type="float">
            <text:p>0.000112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506120" calcext:value-type="float">
            <text:p>506120</text:p>
          </table:table-cell>
          <table:table-cell table:formula="of:=0.000000148*[.D69] + 0.000151317" office:value-type="float" office:value="0.075057077" calcext:value-type="float">
            <text:p>0.075057077</text:p>
          </table:table-cell>
          <table:table-cell table:formula="of:=0.000000148*([.D69]-AVERAGE([.$D$29];[.$D$61];[.$D$33];[.$D$65];[.$D$93];[.$D$97])) + 0.000151317" office:value-type="float" office:value="0.0719814643333333" calcext:value-type="float">
            <text:p>0.071981464333333</text:p>
          </table:table-cell>
          <table:table-cell office:value-type="float" office:value="1368" calcext:value-type="float">
            <text:p>1368</text:p>
          </table:table-cell>
          <table:table-cell table:formula="of:=0.0000015*[.G69]+ 0.0023022" office:value-type="float" office:value="0.0043542" calcext:value-type="float">
            <text:p>0.0043542</text:p>
          </table:table-cell>
          <table:table-cell table:formula="of:=0.0000015*([.G69]-AVERAGE([.$G$29];[.$G$33];[.$G$61];[.$G$65];[.$G$93];[.$G$97]))+ 0.0023022" office:value-type="float" office:value="-0.0002973" calcext:value-type="float">
            <text:p>-0.0002973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office:value-type="float" office:value="455034" calcext:value-type="float">
            <text:p>455034</text:p>
          </table:table-cell>
          <table:table-cell table:formula="of:=0.000000148*[.D70] + 0.000151317" office:value-type="float" office:value="0.067496349" calcext:value-type="float">
            <text:p>0.067496349</text:p>
          </table:table-cell>
          <table:table-cell table:formula="of:=0.000000148*([.D70]-AVERAGE([.$D$29];[.$D$61];[.$D$33];[.$D$65];[.$D$93];[.$D$97])) + 0.000151317" office:value-type="float" office:value="0.0644207363333333" calcext:value-type="float">
            <text:p>0.064420736333333</text:p>
          </table:table-cell>
          <table:table-cell office:value-type="float" office:value="80705" calcext:value-type="float">
            <text:p>80705</text:p>
          </table:table-cell>
          <table:table-cell table:formula="of:=0.0000015*[.G70]+ 0.0023022" office:value-type="float" office:value="0.1233597" calcext:value-type="float">
            <text:p>0.1233597</text:p>
          </table:table-cell>
          <table:table-cell table:formula="of:=0.0000015*([.G70]-AVERAGE([.$G$29];[.$G$33];[.$G$61];[.$G$65];[.$G$93];[.$G$97]))+ 0.0023022" office:value-type="float" office:value="0.1187082" calcext:value-type="float">
            <text:p>0.118708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float" office:value="306265" calcext:value-type="float">
            <text:p>306265</text:p>
          </table:table-cell>
          <table:table-cell table:formula="of:=0.000000148*[.D71] + 0.000151317" office:value-type="float" office:value="0.045478537" calcext:value-type="float">
            <text:p>0.045478537</text:p>
          </table:table-cell>
          <table:table-cell table:formula="of:=0.000000148*([.D71]-AVERAGE([.$D$29];[.$D$61];[.$D$33];[.$D$65];[.$D$93];[.$D$97])) + 0.000151317" office:value-type="float" office:value="0.0424029243333333" calcext:value-type="float">
            <text:p>0.042402924333333</text:p>
          </table:table-cell>
          <table:table-cell office:value-type="float" office:value="3010" calcext:value-type="float">
            <text:p>3010</text:p>
          </table:table-cell>
          <table:table-cell table:formula="of:=0.0000015*[.G71]+ 0.0023022" office:value-type="float" office:value="0.0068172" calcext:value-type="float">
            <text:p>0.0068172</text:p>
          </table:table-cell>
          <table:table-cell table:formula="of:=0.0000015*([.G71]-AVERAGE([.$G$29];[.$G$33];[.$G$61];[.$G$65];[.$G$93];[.$G$97]))+ 0.0023022" office:value-type="float" office:value="0.0021657" calcext:value-type="float">
            <text:p>0.0021657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329762" calcext:value-type="float">
            <text:p>329762</text:p>
          </table:table-cell>
          <table:table-cell table:formula="of:=0.000000148*[.D72] + 0.000151317" office:value-type="float" office:value="0.048956093" calcext:value-type="float">
            <text:p>0.048956093</text:p>
          </table:table-cell>
          <table:table-cell table:formula="of:=0.000000148*([.D72]-AVERAGE([.$D$29];[.$D$61];[.$D$33];[.$D$65];[.$D$93];[.$D$97])) + 0.000151317" office:value-type="float" office:value="0.0458804803333333" calcext:value-type="float">
            <text:p>0.045880480333333</text:p>
          </table:table-cell>
          <table:table-cell office:value-type="float" office:value="4105" calcext:value-type="float">
            <text:p>4105</text:p>
          </table:table-cell>
          <table:table-cell table:formula="of:=0.0000015*[.G72]+ 0.0023022" office:value-type="float" office:value="0.0084597" calcext:value-type="float">
            <text:p>0.0084597</text:p>
          </table:table-cell>
          <table:table-cell table:formula="of:=0.0000015*([.G72]-AVERAGE([.$G$29];[.$G$33];[.$G$61];[.$G$65];[.$G$93];[.$G$97]))+ 0.0023022" office:value-type="float" office:value="0.0038082" calcext:value-type="float">
            <text:p>0.003808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float" office:value="192103" calcext:value-type="float">
            <text:p>192103</text:p>
          </table:table-cell>
          <table:table-cell table:formula="of:=0.000000148*[.D73] + 0.000151317" office:value-type="float" office:value="0.028582561" calcext:value-type="float">
            <text:p>0.028582561</text:p>
          </table:table-cell>
          <table:table-cell table:formula="of:=0.000000148*([.D73]-AVERAGE([.$D$29];[.$D$61];[.$D$33];[.$D$65];[.$D$93];[.$D$97])) + 0.000151317" office:value-type="float" office:value="0.0255069483333333" calcext:value-type="float">
            <text:p>0.025506948333333</text:p>
          </table:table-cell>
          <table:table-cell office:value-type="float" office:value="2738" calcext:value-type="float">
            <text:p>2738</text:p>
          </table:table-cell>
          <table:table-cell table:formula="of:=0.0000015*[.G73]+ 0.0023022" office:value-type="float" office:value="0.0064092" calcext:value-type="float">
            <text:p>0.0064092</text:p>
          </table:table-cell>
          <table:table-cell table:formula="of:=0.0000015*([.G73]-AVERAGE([.$G$29];[.$G$33];[.$G$61];[.$G$65];[.$G$93];[.$G$97]))+ 0.0023022" office:value-type="float" office:value="0.0017577" calcext:value-type="float">
            <text:p>0.0017577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30583" calcext:value-type="float">
            <text:p>30583</text:p>
          </table:table-cell>
          <table:table-cell table:formula="of:=0.000000148*[.D74] + 0.000151317" office:value-type="float" office:value="0.004677601" calcext:value-type="float">
            <text:p>0.004677601</text:p>
          </table:table-cell>
          <table:table-cell table:formula="of:=0.000000148*([.D74]-AVERAGE([.$D$29];[.$D$61];[.$D$33];[.$D$65];[.$D$93];[.$D$97])) + 0.000151317" office:value-type="float" office:value="0.00160198833333333" calcext:value-type="float">
            <text:p>0.001601988333333</text:p>
          </table:table-cell>
          <table:table-cell office:value-type="float" office:value="159038" calcext:value-type="float">
            <text:p>159038</text:p>
          </table:table-cell>
          <table:table-cell table:formula="of:=0.0000015*[.G74]+ 0.0023022" office:value-type="float" office:value="0.2408592" calcext:value-type="float">
            <text:p>0.2408592</text:p>
          </table:table-cell>
          <table:table-cell table:formula="of:=0.0000015*([.G74]-AVERAGE([.$G$29];[.$G$33];[.$G$61];[.$G$65];[.$G$93];[.$G$97]))+ 0.0023022" office:value-type="float" office:value="0.2362077" calcext:value-type="float">
            <text:p>0.2362077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float" office:value="202326" calcext:value-type="float">
            <text:p>202326</text:p>
          </table:table-cell>
          <table:table-cell table:formula="of:=0.000000148*[.D75] + 0.000151317" office:value-type="float" office:value="0.030095565" calcext:value-type="float">
            <text:p>0.030095565</text:p>
          </table:table-cell>
          <table:table-cell table:formula="of:=0.000000148*([.D75]-AVERAGE([.$D$29];[.$D$61];[.$D$33];[.$D$65];[.$D$93];[.$D$97])) + 0.000151317" office:value-type="float" office:value="0.0270199523333333" calcext:value-type="float">
            <text:p>0.027019952333333</text:p>
          </table:table-cell>
          <table:table-cell office:value-type="float" office:value="58515" calcext:value-type="float">
            <text:p>58515</text:p>
          </table:table-cell>
          <table:table-cell table:formula="of:=0.0000015*[.G75]+ 0.0023022" office:value-type="float" office:value="0.0900747" calcext:value-type="float">
            <text:p>0.0900747</text:p>
          </table:table-cell>
          <table:table-cell table:formula="of:=0.0000015*([.G75]-AVERAGE([.$G$29];[.$G$33];[.$G$61];[.$G$65];[.$G$93];[.$G$97]))+ 0.0023022" office:value-type="float" office:value="0.0854232" calcext:value-type="float">
            <text:p>0.085423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float" office:value="646791" calcext:value-type="float">
            <text:p>646791</text:p>
          </table:table-cell>
          <table:table-cell table:formula="of:=0.000000148*[.D76] + 0.000151317" office:value-type="float" office:value="0.095876385" calcext:value-type="float">
            <text:p>0.095876385</text:p>
          </table:table-cell>
          <table:table-cell table:formula="of:=0.000000148*([.D76]-AVERAGE([.$D$29];[.$D$61];[.$D$33];[.$D$65];[.$D$93];[.$D$97])) + 0.000151317" office:value-type="float" office:value="0.0928007723333333" calcext:value-type="float">
            <text:p>0.092800772333333</text:p>
          </table:table-cell>
          <table:table-cell office:value-type="float" office:value="3555" calcext:value-type="float">
            <text:p>3555</text:p>
          </table:table-cell>
          <table:table-cell table:formula="of:=0.0000015*[.G76]+ 0.0023022" office:value-type="float" office:value="0.0076347" calcext:value-type="float">
            <text:p>0.0076347</text:p>
          </table:table-cell>
          <table:table-cell table:formula="of:=0.0000015*([.G76]-AVERAGE([.$G$29];[.$G$33];[.$G$61];[.$G$65];[.$G$93];[.$G$97]))+ 0.0023022" office:value-type="float" office:value="0.0029832" calcext:value-type="float">
            <text:p>0.002983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office:value-type="float" office:value="368070" calcext:value-type="float">
            <text:p>368070</text:p>
          </table:table-cell>
          <table:table-cell table:formula="of:=0.000000148*[.D77] + 0.000151317" office:value-type="float" office:value="0.054625677" calcext:value-type="float">
            <text:p>0.054625677</text:p>
          </table:table-cell>
          <table:table-cell table:formula="of:=0.000000148*([.D77]-AVERAGE([.$D$29];[.$D$61];[.$D$33];[.$D$65];[.$D$93];[.$D$97])) + 0.000151317" office:value-type="float" office:value="0.0515500643333333" calcext:value-type="float">
            <text:p>0.051550064333333</text:p>
          </table:table-cell>
          <table:table-cell office:value-type="float" office:value="4377" calcext:value-type="float">
            <text:p>4377</text:p>
          </table:table-cell>
          <table:table-cell table:formula="of:=0.0000015*[.G77]+ 0.0023022" office:value-type="float" office:value="0.0088677" calcext:value-type="float">
            <text:p>0.0088677</text:p>
          </table:table-cell>
          <table:table-cell table:formula="of:=0.0000015*([.G77]-AVERAGE([.$G$29];[.$G$33];[.$G$61];[.$G$65];[.$G$93];[.$G$97]))+ 0.0023022" office:value-type="float" office:value="0.0042162" calcext:value-type="float">
            <text:p>0.004216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office:value-type="float" office:value="43109" calcext:value-type="float">
            <text:p>43109</text:p>
          </table:table-cell>
          <table:table-cell table:formula="of:=0.000000148*[.D78] + 0.000151317" office:value-type="float" office:value="0.006531449" calcext:value-type="float">
            <text:p>0.006531449</text:p>
          </table:table-cell>
          <table:table-cell table:formula="of:=0.000000148*([.D78]-AVERAGE([.$D$29];[.$D$61];[.$D$33];[.$D$65];[.$D$93];[.$D$97])) + 0.000151317" office:value-type="float" office:value="0.00345583633333333" calcext:value-type="float">
            <text:p>0.003455836333333</text:p>
          </table:table-cell>
          <table:table-cell office:value-type="float" office:value="196191" calcext:value-type="float">
            <text:p>196191</text:p>
          </table:table-cell>
          <table:table-cell table:formula="of:=0.0000015*[.G78]+ 0.0023022" office:value-type="float" office:value="0.2965887" calcext:value-type="float">
            <text:p>0.2965887</text:p>
          </table:table-cell>
          <table:table-cell table:formula="of:=0.0000015*([.G78]-AVERAGE([.$G$29];[.$G$33];[.$G$61];[.$G$65];[.$G$93];[.$G$97]))+ 0.0023022" office:value-type="float" office:value="0.2919372" calcext:value-type="float">
            <text:p>0.291937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float" office:value="60298" calcext:value-type="float">
            <text:p>60298</text:p>
          </table:table-cell>
          <table:table-cell table:formula="of:=0.000000148*[.D79] + 0.000151317" office:value-type="float" office:value="0.009075421" calcext:value-type="float">
            <text:p>0.009075421</text:p>
          </table:table-cell>
          <table:table-cell table:formula="of:=0.000000148*([.D79]-AVERAGE([.$D$29];[.$D$61];[.$D$33];[.$D$65];[.$D$93];[.$D$97])) + 0.000151317" office:value-type="float" office:value="0.00599980833333333" calcext:value-type="float">
            <text:p>0.005999808333333</text:p>
          </table:table-cell>
          <table:table-cell office:value-type="float" office:value="111928" calcext:value-type="float">
            <text:p>111928</text:p>
          </table:table-cell>
          <table:table-cell table:formula="of:=0.0000015*[.G79]+ 0.0023022" office:value-type="float" office:value="0.1701942" calcext:value-type="float">
            <text:p>0.1701942</text:p>
          </table:table-cell>
          <table:table-cell table:formula="of:=0.0000015*([.G79]-AVERAGE([.$G$29];[.$G$33];[.$G$61];[.$G$65];[.$G$93];[.$G$97]))+ 0.0023022" office:value-type="float" office:value="0.1655427" calcext:value-type="float">
            <text:p>0.1655427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394668" calcext:value-type="float">
            <text:p>394668</text:p>
          </table:table-cell>
          <table:table-cell table:formula="of:=0.000000148*[.D80] + 0.000151317" office:value-type="float" office:value="0.058562181" calcext:value-type="float">
            <text:p>0.058562181</text:p>
          </table:table-cell>
          <table:table-cell table:formula="of:=0.000000148*([.D80]-AVERAGE([.$D$29];[.$D$61];[.$D$33];[.$D$65];[.$D$93];[.$D$97])) + 0.000151317" office:value-type="float" office:value="0.0554865683333333" calcext:value-type="float">
            <text:p>0.055486568333333</text:p>
          </table:table-cell>
          <table:table-cell office:value-type="float" office:value="3010" calcext:value-type="float">
            <text:p>3010</text:p>
          </table:table-cell>
          <table:table-cell table:formula="of:=0.0000015*[.G80]+ 0.0023022" office:value-type="float" office:value="0.0068172" calcext:value-type="float">
            <text:p>0.0068172</text:p>
          </table:table-cell>
          <table:table-cell table:formula="of:=0.0000015*([.G80]-AVERAGE([.$G$29];[.$G$33];[.$G$61];[.$G$65];[.$G$93];[.$G$97]))+ 0.0023022" office:value-type="float" office:value="0.0021657" calcext:value-type="float">
            <text:p>0.0021657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float" office:value="120173" calcext:value-type="float">
            <text:p>120173</text:p>
          </table:table-cell>
          <table:table-cell table:formula="of:=0.000000148*[.D81] + 0.000151317" office:value-type="float" office:value="0.017936921" calcext:value-type="float">
            <text:p>0.017936921</text:p>
          </table:table-cell>
          <table:table-cell table:formula="of:=0.000000148*([.D81]-AVERAGE([.$D$29];[.$D$61];[.$D$33];[.$D$65];[.$D$93];[.$D$97])) + 0.000151317" office:value-type="float" office:value="0.0148613083333333" calcext:value-type="float">
            <text:p>0.014861308333333</text:p>
          </table:table-cell>
          <table:table-cell office:value-type="float" office:value="2737" calcext:value-type="float">
            <text:p>2737</text:p>
          </table:table-cell>
          <table:table-cell table:formula="of:=0.0000015*[.G81]+ 0.0023022" office:value-type="float" office:value="0.0064077" calcext:value-type="float">
            <text:p>0.0064077</text:p>
          </table:table-cell>
          <table:table-cell table:formula="of:=0.0000015*([.G81]-AVERAGE([.$G$29];[.$G$33];[.$G$61];[.$G$65];[.$G$93];[.$G$97]))+ 0.0023022" office:value-type="float" office:value="0.0017562" calcext:value-type="float">
            <text:p>0.001756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float" office:value="56683" calcext:value-type="float">
            <text:p>56683</text:p>
          </table:table-cell>
          <table:table-cell table:formula="of:=0.000000148*[.D82] + 0.000151317" office:value-type="float" office:value="0.008540401" calcext:value-type="float">
            <text:p>0.008540401</text:p>
          </table:table-cell>
          <table:table-cell table:formula="of:=0.000000148*([.D82]-AVERAGE([.$D$29];[.$D$61];[.$D$33];[.$D$65];[.$D$93];[.$D$97])) + 0.000151317" office:value-type="float" office:value="0.00546478833333333" calcext:value-type="float">
            <text:p>0.005464788333333</text:p>
          </table:table-cell>
          <table:table-cell office:value-type="float" office:value="188038" calcext:value-type="float">
            <text:p>188038</text:p>
          </table:table-cell>
          <table:table-cell table:formula="of:=0.0000015*[.G82]+ 0.0023022" office:value-type="float" office:value="0.2843592" calcext:value-type="float">
            <text:p>0.2843592</text:p>
          </table:table-cell>
          <table:table-cell table:formula="of:=0.0000015*([.G82]-AVERAGE([.$G$29];[.$G$33];[.$G$61];[.$G$65];[.$G$93];[.$G$97]))+ 0.0023022" office:value-type="float" office:value="0.2797077" calcext:value-type="float">
            <text:p>0.2797077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office:value-type="float" office:value="222990" calcext:value-type="float">
            <text:p>222990</text:p>
          </table:table-cell>
          <table:table-cell table:formula="of:=0.000000148*[.D83] + 0.000151317" office:value-type="float" office:value="0.033153837" calcext:value-type="float">
            <text:p>0.033153837</text:p>
          </table:table-cell>
          <table:table-cell table:formula="of:=0.000000148*([.D83]-AVERAGE([.$D$29];[.$D$61];[.$D$33];[.$D$65];[.$D$93];[.$D$97])) + 0.000151317" office:value-type="float" office:value="0.0300782243333333" calcext:value-type="float">
            <text:p>0.030078224333333</text:p>
          </table:table-cell>
          <table:table-cell office:value-type="float" office:value="101426" calcext:value-type="float">
            <text:p>101426</text:p>
          </table:table-cell>
          <table:table-cell table:formula="of:=0.0000015*[.G83]+ 0.0023022" office:value-type="float" office:value="0.1544412" calcext:value-type="float">
            <text:p>0.1544412</text:p>
          </table:table-cell>
          <table:table-cell table:formula="of:=0.0000015*([.G83]-AVERAGE([.$G$29];[.$G$33];[.$G$61];[.$G$65];[.$G$93];[.$G$97]))+ 0.0023022" office:value-type="float" office:value="0.1497897" calcext:value-type="float">
            <text:p>0.1497897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float" office:value="142137" calcext:value-type="float">
            <text:p>142137</text:p>
          </table:table-cell>
          <table:table-cell table:formula="of:=0.000000148*[.D84] + 0.000151317" office:value-type="float" office:value="0.021187593" calcext:value-type="float">
            <text:p>0.021187593</text:p>
          </table:table-cell>
          <table:table-cell table:formula="of:=0.000000148*([.D84]-AVERAGE([.$D$29];[.$D$61];[.$D$33];[.$D$65];[.$D$93];[.$D$97])) + 0.000151317" office:value-type="float" office:value="0.0181119803333333" calcext:value-type="float">
            <text:p>0.018111980333333</text:p>
          </table:table-cell>
          <table:table-cell office:value-type="float" office:value="57425" calcext:value-type="float">
            <text:p>57425</text:p>
          </table:table-cell>
          <table:table-cell table:formula="of:=0.0000015*[.G84]+ 0.0023022" office:value-type="float" office:value="0.0884397" calcext:value-type="float">
            <text:p>0.0884397</text:p>
          </table:table-cell>
          <table:table-cell table:formula="of:=0.0000015*([.G84]-AVERAGE([.$G$29];[.$G$33];[.$G$61];[.$G$65];[.$G$93];[.$G$97]))+ 0.0023022" office:value-type="float" office:value="0.0837882" calcext:value-type="float">
            <text:p>0.083788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office:value-type="float" office:value="433028" calcext:value-type="float">
            <text:p>433028</text:p>
          </table:table-cell>
          <table:table-cell table:formula="of:=0.000000148*[.D85] + 0.000151317" office:value-type="float" office:value="0.064239461" calcext:value-type="float">
            <text:p>0.064239461</text:p>
          </table:table-cell>
          <table:table-cell table:formula="of:=0.000000148*([.D85]-AVERAGE([.$D$29];[.$D$61];[.$D$33];[.$D$65];[.$D$93];[.$D$97])) + 0.000151317" office:value-type="float" office:value="0.0611638483333333" calcext:value-type="float">
            <text:p>0.061163848333333</text:p>
          </table:table-cell>
          <table:table-cell office:value-type="float" office:value="4650" calcext:value-type="float">
            <text:p>4650</text:p>
          </table:table-cell>
          <table:table-cell table:formula="of:=0.0000015*[.G85]+ 0.0023022" office:value-type="float" office:value="0.0092772" calcext:value-type="float">
            <text:p>0.0092772</text:p>
          </table:table-cell>
          <table:table-cell table:formula="of:=0.0000015*([.G85]-AVERAGE([.$G$29];[.$G$33];[.$G$61];[.$G$65];[.$G$93];[.$G$97]))+ 0.0023022" office:value-type="float" office:value="0.0046257" calcext:value-type="float">
            <text:p>0.0046257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E</text:p>
          </table:table-cell>
          <table:table-cell office:value-type="float" office:value="11" calcext:value-type="float">
            <text:p>11</text:p>
          </table:table-cell>
          <table:table-cell office:value-type="float" office:value="25202" calcext:value-type="float">
            <text:p>25202</text:p>
          </table:table-cell>
          <table:table-cell table:formula="of:=0.000000148*[.D86] + 0.000151317" office:value-type="float" office:value="0.003881213" calcext:value-type="float">
            <text:p>0.003881213</text:p>
          </table:table-cell>
          <table:table-cell table:formula="of:=0.000000148*([.D86]-AVERAGE([.$D$29];[.$D$61];[.$D$33];[.$D$65];[.$D$93];[.$D$97])) + 0.000151317" office:value-type="float" office:value="0.000805600333333333" calcext:value-type="float">
            <text:p>0.000805600333333</text:p>
          </table:table-cell>
          <table:table-cell office:value-type="float" office:value="91099" calcext:value-type="float">
            <text:p>91099</text:p>
          </table:table-cell>
          <table:table-cell table:formula="of:=0.0000015*[.G86]+ 0.0023022" office:value-type="float" office:value="0.1389507" calcext:value-type="float">
            <text:p>0.1389507</text:p>
          </table:table-cell>
          <table:table-cell table:formula="of:=0.0000015*([.G86]-AVERAGE([.$G$29];[.$G$33];[.$G$61];[.$G$65];[.$G$93];[.$G$97]))+ 0.0023022" office:value-type="float" office:value="0.1342992" calcext:value-type="float">
            <text:p>0.134299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office:value-type="float" office:value="23929" calcext:value-type="float">
            <text:p>23929</text:p>
          </table:table-cell>
          <table:table-cell table:formula="of:=0.000000148*[.D87] + 0.000151317" office:value-type="float" office:value="0.003692809" calcext:value-type="float">
            <text:p>0.003692809</text:p>
          </table:table-cell>
          <table:table-cell table:formula="of:=0.000000148*([.D87]-AVERAGE([.$D$29];[.$D$61];[.$D$33];[.$D$65];[.$D$93];[.$D$97])) + 0.000151317" office:value-type="float" office:value="0.000617196333333333" calcext:value-type="float">
            <text:p>0.000617196333333</text:p>
          </table:table-cell>
          <table:table-cell office:value-type="float" office:value="102611" calcext:value-type="float">
            <text:p>102611</text:p>
          </table:table-cell>
          <table:table-cell table:formula="of:=0.0000015*[.G87]+ 0.0023022" office:value-type="float" office:value="0.1562187" calcext:value-type="float">
            <text:p>0.1562187</text:p>
          </table:table-cell>
          <table:table-cell table:formula="of:=0.0000015*([.G87]-AVERAGE([.$G$29];[.$G$33];[.$G$61];[.$G$65];[.$G$93];[.$G$97]))+ 0.0023022" office:value-type="float" office:value="0.1515672" calcext:value-type="float">
            <text:p>0.151567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116356" calcext:value-type="float">
            <text:p>116356</text:p>
          </table:table-cell>
          <table:table-cell table:formula="of:=0.000000148*[.D88] + 0.000151317" office:value-type="float" office:value="0.017372005" calcext:value-type="float">
            <text:p>0.017372005</text:p>
          </table:table-cell>
          <table:table-cell table:formula="of:=0.000000148*([.D88]-AVERAGE([.$D$29];[.$D$61];[.$D$33];[.$D$65];[.$D$93];[.$D$97])) + 0.000151317" office:value-type="float" office:value="0.0142963923333333" calcext:value-type="float">
            <text:p>0.014296392333333</text:p>
          </table:table-cell>
          <table:table-cell office:value-type="float" office:value="58282" calcext:value-type="float">
            <text:p>58282</text:p>
          </table:table-cell>
          <table:table-cell table:formula="of:=0.0000015*[.G88]+ 0.0023022" office:value-type="float" office:value="0.0897252" calcext:value-type="float">
            <text:p>0.0897252</text:p>
          </table:table-cell>
          <table:table-cell table:formula="of:=0.0000015*([.G88]-AVERAGE([.$G$29];[.$G$33];[.$G$61];[.$G$65];[.$G$93];[.$G$97]))+ 0.0023022" office:value-type="float" office:value="0.0850737" calcext:value-type="float">
            <text:p>0.0850737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H</text:p>
          </table:table-cell>
          <table:table-cell office:value-type="float" office:value="11" calcext:value-type="float">
            <text:p>11</text:p>
          </table:table-cell>
          <table:table-cell office:value-type="float" office:value="454910" calcext:value-type="float">
            <text:p>454910</text:p>
          </table:table-cell>
          <table:table-cell table:formula="of:=0.000000148*[.D89] + 0.000151317" office:value-type="float" office:value="0.067477997" calcext:value-type="float">
            <text:p>0.067477997</text:p>
          </table:table-cell>
          <table:table-cell table:formula="of:=0.000000148*([.D89]-AVERAGE([.$D$29];[.$D$61];[.$D$33];[.$D$65];[.$D$93];[.$D$97])) + 0.000151317" office:value-type="float" office:value="0.0644023843333333" calcext:value-type="float">
            <text:p>0.064402384333333</text:p>
          </table:table-cell>
          <table:table-cell office:value-type="float" office:value="2189" calcext:value-type="float">
            <text:p>2189</text:p>
          </table:table-cell>
          <table:table-cell table:formula="of:=0.0000015*[.G89]+ 0.0023022" office:value-type="float" office:value="0.0055857" calcext:value-type="float">
            <text:p>0.0055857</text:p>
          </table:table-cell>
          <table:table-cell table:formula="of:=0.0000015*([.G89]-AVERAGE([.$G$29];[.$G$33];[.$G$61];[.$G$65];[.$G$93];[.$G$97]))+ 0.0023022" office:value-type="float" office:value="0.0009342" calcext:value-type="float">
            <text:p>0.000934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23223" calcext:value-type="float">
            <text:p>23223</text:p>
          </table:table-cell>
          <table:table-cell table:formula="of:=0.000000148*[.D90] + 0.000151317" office:value-type="float" office:value="0.003588321" calcext:value-type="float">
            <text:p>0.003588321</text:p>
          </table:table-cell>
          <table:table-cell table:formula="of:=0.000000148*([.D90]-AVERAGE([.$D$29];[.$D$61];[.$D$33];[.$D$65];[.$D$93];[.$D$97])) + 0.000151317" office:value-type="float" office:value="0.000512708333333333" calcext:value-type="float">
            <text:p>0.000512708333333</text:p>
          </table:table-cell>
          <table:table-cell office:value-type="float" office:value="133640" calcext:value-type="float">
            <text:p>133640</text:p>
          </table:table-cell>
          <table:table-cell table:formula="of:=0.0000015*[.G90]+ 0.0023022" office:value-type="float" office:value="0.2027622" calcext:value-type="float">
            <text:p>0.2027622</text:p>
          </table:table-cell>
          <table:table-cell table:formula="of:=0.0000015*([.G90]-AVERAGE([.$G$29];[.$G$33];[.$G$61];[.$G$65];[.$G$93];[.$G$97]))+ 0.0023022" office:value-type="float" office:value="0.1981107" calcext:value-type="float">
            <text:p>0.1981107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office:value-type="float" office:value="23772" calcext:value-type="float">
            <text:p>23772</text:p>
          </table:table-cell>
          <table:table-cell table:formula="of:=0.000000148*[.D91] + 0.000151317" office:value-type="float" office:value="0.003669573" calcext:value-type="float">
            <text:p>0.003669573</text:p>
          </table:table-cell>
          <table:table-cell table:formula="of:=0.000000148*([.D91]-AVERAGE([.$D$29];[.$D$61];[.$D$33];[.$D$65];[.$D$93];[.$D$97])) + 0.000151317" office:value-type="float" office:value="0.000593960333333333" calcext:value-type="float">
            <text:p>0.000593960333333</text:p>
          </table:table-cell>
          <table:table-cell office:value-type="float" office:value="182007" calcext:value-type="float">
            <text:p>182007</text:p>
          </table:table-cell>
          <table:table-cell table:formula="of:=0.0000015*[.G91]+ 0.0023022" office:value-type="float" office:value="0.2753127" calcext:value-type="float">
            <text:p>0.2753127</text:p>
          </table:table-cell>
          <table:table-cell table:formula="of:=0.0000015*([.G91]-AVERAGE([.$G$29];[.$G$33];[.$G$61];[.$G$65];[.$G$93];[.$G$97]))+ 0.0023022" office:value-type="float" office:value="0.2706612" calcext:value-type="float">
            <text:p>0.270661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float" office:value="22246" calcext:value-type="float">
            <text:p>22246</text:p>
          </table:table-cell>
          <table:table-cell table:formula="of:=0.000000148*[.D92] + 0.000151317" office:value-type="float" office:value="0.003443725" calcext:value-type="float">
            <text:p>0.003443725</text:p>
          </table:table-cell>
          <table:table-cell table:formula="of:=0.000000148*([.D92]-AVERAGE([.$D$29];[.$D$61];[.$D$33];[.$D$65];[.$D$93];[.$D$97])) + 0.000151317" office:value-type="float" office:value="0.000368112333333333" calcext:value-type="float">
            <text:p>0.000368112333333</text:p>
          </table:table-cell>
          <table:table-cell office:value-type="float" office:value="50863" calcext:value-type="float">
            <text:p>50863</text:p>
          </table:table-cell>
          <table:table-cell table:formula="of:=0.0000015*[.G92]+ 0.0023022" office:value-type="float" office:value="0.0785967" calcext:value-type="float">
            <text:p>0.0785967</text:p>
          </table:table-cell>
          <table:table-cell table:formula="of:=0.0000015*([.G92]-AVERAGE([.$G$29];[.$G$33];[.$G$61];[.$G$65];[.$G$93];[.$G$97]))+ 0.0023022" office:value-type="float" office:value="0.0739452" calcext:value-type="float">
            <text:p>0.073945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office:value-type="float" office:value="18591" calcext:value-type="float">
            <text:p>18591</text:p>
          </table:table-cell>
          <table:table-cell table:formula="of:=0.000000148*[.D93] + 0.000151317" office:value-type="float" office:value="0.002902785" calcext:value-type="float">
            <text:p>0.002902785</text:p>
          </table:table-cell>
          <table:table-cell table:formula="of:=0.000000148*([.D93]-AVERAGE([.$D$29];[.$D$61];[.$D$33];[.$D$65];[.$D$93];[.$D$97])) + 0.000151317" office:value-type="float" office:value="-0.000172827666666667" calcext:value-type="float">
            <text:p>-0.000172827666667</text:p>
          </table:table-cell>
          <table:table-cell office:value-type="float" office:value="1640" calcext:value-type="float">
            <text:p>1640</text:p>
          </table:table-cell>
          <table:table-cell table:formula="of:=0.0000015*[.G93]+ 0.0023022" office:value-type="float" office:value="0.0047622" calcext:value-type="float">
            <text:p>0.0047622</text:p>
          </table:table-cell>
          <table:table-cell table:formula="of:=0.0000015*([.G93]-AVERAGE([.$G$29];[.$G$33];[.$G$61];[.$G$65];[.$G$93];[.$G$97]))+ 0.0023022" office:value-type="float" office:value="0.0001107" calcext:value-type="float">
            <text:p>0.0001107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E</text:p>
          </table:table-cell>
          <table:table-cell office:value-type="float" office:value="12" calcext:value-type="float">
            <text:p>12</text:p>
          </table:table-cell>
          <table:table-cell office:value-type="float" office:value="23800" calcext:value-type="float">
            <text:p>23800</text:p>
          </table:table-cell>
          <table:table-cell table:formula="of:=0.000000148*[.D94] + 0.000151317" office:value-type="float" office:value="0.003673717" calcext:value-type="float">
            <text:p>0.003673717</text:p>
          </table:table-cell>
          <table:table-cell table:formula="of:=0.000000148*([.D94]-AVERAGE([.$D$29];[.$D$61];[.$D$33];[.$D$65];[.$D$93];[.$D$97])) + 0.000151317" office:value-type="float" office:value="0.000598104333333333" calcext:value-type="float">
            <text:p>0.000598104333333</text:p>
          </table:table-cell>
          <table:table-cell office:value-type="float" office:value="143350" calcext:value-type="float">
            <text:p>143350</text:p>
          </table:table-cell>
          <table:table-cell table:formula="of:=0.0000015*[.G94]+ 0.0023022" office:value-type="float" office:value="0.2173272" calcext:value-type="float">
            <text:p>0.2173272</text:p>
          </table:table-cell>
          <table:table-cell table:formula="of:=0.0000015*([.G94]-AVERAGE([.$G$29];[.$G$33];[.$G$61];[.$G$65];[.$G$93];[.$G$97]))+ 0.0023022" office:value-type="float" office:value="0.2126757" calcext:value-type="float">
            <text:p>0.2126757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office:value-type="float" office:value="22947" calcext:value-type="float">
            <text:p>22947</text:p>
          </table:table-cell>
          <table:table-cell table:formula="of:=0.000000148*[.D95] + 0.000151317" office:value-type="float" office:value="0.003547473" calcext:value-type="float">
            <text:p>0.003547473</text:p>
          </table:table-cell>
          <table:table-cell table:formula="of:=0.000000148*([.D95]-AVERAGE([.$D$29];[.$D$61];[.$D$33];[.$D$65];[.$D$93];[.$D$97])) + 0.000151317" office:value-type="float" office:value="0.000471860333333333" calcext:value-type="float">
            <text:p>0.000471860333333</text:p>
          </table:table-cell>
          <table:table-cell office:value-type="float" office:value="95713" calcext:value-type="float">
            <text:p>95713</text:p>
          </table:table-cell>
          <table:table-cell table:formula="of:=0.0000015*[.G95]+ 0.0023022" office:value-type="float" office:value="0.1458717" calcext:value-type="float">
            <text:p>0.1458717</text:p>
          </table:table-cell>
          <table:table-cell table:formula="of:=0.0000015*([.G95]-AVERAGE([.$G$29];[.$G$33];[.$G$61];[.$G$65];[.$G$93];[.$G$97]))+ 0.0023022" office:value-type="float" office:value="0.1412202" calcext:value-type="float">
            <text:p>0.141220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22044" calcext:value-type="float">
            <text:p>22044</text:p>
          </table:table-cell>
          <table:table-cell table:formula="of:=0.000000148*[.D96] + 0.000151317" office:value-type="float" office:value="0.003413829" calcext:value-type="float">
            <text:p>0.003413829</text:p>
          </table:table-cell>
          <table:table-cell table:formula="of:=0.000000148*([.D96]-AVERAGE([.$D$29];[.$D$61];[.$D$33];[.$D$65];[.$D$93];[.$D$97])) + 0.000151317" office:value-type="float" office:value="0.000338216333333333" calcext:value-type="float">
            <text:p>0.000338216333333</text:p>
          </table:table-cell>
          <table:table-cell office:value-type="float" office:value="39404" calcext:value-type="float">
            <text:p>39404</text:p>
          </table:table-cell>
          <table:table-cell table:formula="of:=0.0000015*[.G96]+ 0.0023022" office:value-type="float" office:value="0.0614082" calcext:value-type="float">
            <text:p>0.0614082</text:p>
          </table:table-cell>
          <table:table-cell table:formula="of:=0.0000015*([.G96]-AVERAGE([.$G$29];[.$G$33];[.$G$61];[.$G$65];[.$G$93];[.$G$97]))+ 0.0023022" office:value-type="float" office:value="0.0567567" calcext:value-type="float">
            <text:p>0.0567567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H</text:p>
          </table:table-cell>
          <table:table-cell office:value-type="float" office:value="12" calcext:value-type="float">
            <text:p>12</text:p>
          </table:table-cell>
          <table:table-cell office:value-type="float" office:value="19720" calcext:value-type="float">
            <text:p>19720</text:p>
          </table:table-cell>
          <table:table-cell table:formula="of:=0.000000148*[.D97] + 0.000151317" office:value-type="float" office:value="0.003069877" calcext:value-type="float">
            <text:p>0.003069877</text:p>
          </table:table-cell>
          <table:table-cell table:formula="of:=0.000000148*([.D97]-AVERAGE([.$D$29];[.$D$61];[.$D$33];[.$D$65];[.$D$93];[.$D$97])) + 0.000151317" office:value-type="float" office:value="-0.00000573566666666684" calcext:value-type="float">
            <text:p>-5.73566666666684E-06</text:p>
          </table:table-cell>
          <table:table-cell office:value-type="float" office:value="3556" calcext:value-type="float">
            <text:p>3556</text:p>
          </table:table-cell>
          <table:table-cell table:formula="of:=0.0000015*[.G97]+ 0.0023022" office:value-type="float" office:value="0.0076362" calcext:value-type="float">
            <text:p>0.0076362</text:p>
          </table:table-cell>
          <table:table-cell table:formula="of:=0.0000015*([.G97]-AVERAGE([.$G$29];[.$G$33];[.$G$61];[.$G$65];[.$G$93];[.$G$97]))+ 0.0023022" office:value-type="float" office:value="0.0029847" calcext:value-type="float">
            <text:p>0.0029847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55228" calcext:value-type="float">
            <text:p>55228</text:p>
          </table:table-cell>
          <table:table-cell table:formula="of:=0.000000148*[.D98] + 0.000151317" office:value-type="float" office:value="0.008325061" calcext:value-type="float">
            <text:p>0.008325061</text:p>
          </table:table-cell>
          <table:table-cell table:formula="of:=0.000000148*([.D98]-AVERAGE([.$D$29];[.$D$61];[.$D$33];[.$D$65];[.$D$93];[.$D$97])) + 0.000151317" office:value-type="float" office:value="0.00524944833333333" calcext:value-type="float">
            <text:p>0.005249448333333</text:p>
          </table:table-cell>
          <table:table-cell office:value-type="float" office:value="160190" calcext:value-type="float">
            <text:p>160190</text:p>
          </table:table-cell>
          <table:table-cell table:formula="of:=0.0000015*[.G98]+ 0.0023022" office:value-type="float" office:value="0.2425872" calcext:value-type="float">
            <text:p>0.2425872</text:p>
          </table:table-cell>
          <table:table-cell table:formula="of:=0.0000015*([.G98]-AVERAGE([.$G$29];[.$G$33];[.$G$61];[.$G$65];[.$G$93];[.$G$97]))+ 0.0023022" office:value-type="float" office:value="0.2379357" calcext:value-type="float">
            <text:p>0.2379357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583453" calcext:value-type="float">
            <text:p>583453</text:p>
          </table:table-cell>
          <table:table-cell table:formula="of:=0.000000148*[.D99] + 0.000151317" office:value-type="float" office:value="0.086502361" calcext:value-type="float">
            <text:p>0.086502361</text:p>
          </table:table-cell>
          <table:table-cell table:formula="of:=0.000000148*([.D99]-AVERAGE([.$D$29];[.$D$61];[.$D$33];[.$D$65];[.$D$93];[.$D$97])) + 0.000151317" office:value-type="float" office:value="0.0834267483333333" calcext:value-type="float">
            <text:p>0.083426748333333</text:p>
          </table:table-cell>
          <table:table-cell office:value-type="float" office:value="4667" calcext:value-type="float">
            <text:p>4667</text:p>
          </table:table-cell>
          <table:table-cell table:formula="of:=0.0000015*[.G99]+ 0.0023022" office:value-type="float" office:value="0.0093027" calcext:value-type="float">
            <text:p>0.0093027</text:p>
          </table:table-cell>
          <table:table-cell table:formula="of:=0.0000015*([.G99]-AVERAGE([.$G$29];[.$G$33];[.$G$61];[.$G$65];[.$G$93];[.$G$97]))+ 0.0023022" office:value-type="float" office:value="0.0046512" calcext:value-type="float">
            <text:p>0.004651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536634" calcext:value-type="float">
            <text:p>536634</text:p>
          </table:table-cell>
          <table:table-cell table:formula="of:=0.000000148*[.D100] + 0.000151317" office:value-type="float" office:value="0.079573149" calcext:value-type="float">
            <text:p>0.079573149</text:p>
          </table:table-cell>
          <table:table-cell table:formula="of:=0.000000148*([.D100]-AVERAGE([.$D$29];[.$D$61];[.$D$33];[.$D$65];[.$D$93];[.$D$97])) + 0.000151317" office:value-type="float" office:value="0.0764975363333333" calcext:value-type="float">
            <text:p>0.076497536333333</text:p>
          </table:table-cell>
          <table:table-cell office:value-type="float" office:value="2743" calcext:value-type="float">
            <text:p>2743</text:p>
          </table:table-cell>
          <table:table-cell table:formula="of:=0.0000015*[.G100]+ 0.0023022" office:value-type="float" office:value="0.0064167" calcext:value-type="float">
            <text:p>0.0064167</text:p>
          </table:table-cell>
          <table:table-cell table:formula="of:=0.0000015*([.G100]-AVERAGE([.$G$29];[.$G$33];[.$G$61];[.$G$65];[.$G$93];[.$G$97]))+ 0.0023022" office:value-type="float" office:value="0.0017652" calcext:value-type="float">
            <text:p>0.001765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476213" calcext:value-type="float">
            <text:p>476213</text:p>
          </table:table-cell>
          <table:table-cell table:formula="of:=0.000000148*[.D101] + 0.000151317" office:value-type="float" office:value="0.070630841" calcext:value-type="float">
            <text:p>0.070630841</text:p>
          </table:table-cell>
          <table:table-cell table:formula="of:=0.000000148*([.D101]-AVERAGE([.$D$29];[.$D$61];[.$D$33];[.$D$65];[.$D$93];[.$D$97])) + 0.000151317" office:value-type="float" office:value="0.0675552283333333" calcext:value-type="float">
            <text:p>0.067555228333333</text:p>
          </table:table-cell>
          <table:table-cell office:value-type="float" office:value="3845" calcext:value-type="float">
            <text:p>3845</text:p>
          </table:table-cell>
          <table:table-cell table:formula="of:=0.0000015*[.G101]+ 0.0023022" office:value-type="float" office:value="0.0080697" calcext:value-type="float">
            <text:p>0.0080697</text:p>
          </table:table-cell>
          <table:table-cell table:formula="of:=0.0000015*([.G101]-AVERAGE([.$G$29];[.$G$33];[.$G$61];[.$G$65];[.$G$93];[.$G$97]))+ 0.0023022" office:value-type="float" office:value="0.0034182" calcext:value-type="float">
            <text:p>0.003418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126788" calcext:value-type="float">
            <text:p>126788</text:p>
          </table:table-cell>
          <table:table-cell table:formula="of:=0.000000148*[.D102] + 0.000151317" office:value-type="float" office:value="0.018915941" calcext:value-type="float">
            <text:p>0.018915941</text:p>
          </table:table-cell>
          <table:table-cell table:formula="of:=0.000000148*([.D102]-AVERAGE([.$D$29];[.$D$61];[.$D$33];[.$D$65];[.$D$93];[.$D$97])) + 0.000151317" office:value-type="float" office:value="0.0158403283333333" calcext:value-type="float">
            <text:p>0.015840328333333</text:p>
          </table:table-cell>
          <table:table-cell office:value-type="float" office:value="201119" calcext:value-type="float">
            <text:p>201119</text:p>
          </table:table-cell>
          <table:table-cell table:formula="of:=0.0000015*[.G102]+ 0.0023022" office:value-type="float" office:value="0.3039807" calcext:value-type="float">
            <text:p>0.3039807</text:p>
          </table:table-cell>
          <table:table-cell table:formula="of:=0.0000015*([.G102]-AVERAGE([.$G$29];[.$G$33];[.$G$61];[.$G$65];[.$G$93];[.$G$97]))+ 0.0023022" office:value-type="float" office:value="0.2993292" calcext:value-type="float">
            <text:p>0.299329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486787" calcext:value-type="float">
            <text:p>486787</text:p>
          </table:table-cell>
          <table:table-cell table:formula="of:=0.000000148*[.D103] + 0.000151317" office:value-type="float" office:value="0.072195793" calcext:value-type="float">
            <text:p>0.072195793</text:p>
          </table:table-cell>
          <table:table-cell table:formula="of:=0.000000148*([.D103]-AVERAGE([.$D$29];[.$D$61];[.$D$33];[.$D$65];[.$D$93];[.$D$97])) + 0.000151317" office:value-type="float" office:value="0.0691201803333333" calcext:value-type="float">
            <text:p>0.069120180333333</text:p>
          </table:table-cell>
          <table:table-cell office:value-type="float" office:value="3022" calcext:value-type="float">
            <text:p>3022</text:p>
          </table:table-cell>
          <table:table-cell table:formula="of:=0.0000015*[.G103]+ 0.0023022" office:value-type="float" office:value="0.0068352" calcext:value-type="float">
            <text:p>0.0068352</text:p>
          </table:table-cell>
          <table:table-cell table:formula="of:=0.0000015*([.G103]-AVERAGE([.$G$29];[.$G$33];[.$G$61];[.$G$65];[.$G$93];[.$G$97]))+ 0.0023022" office:value-type="float" office:value="0.0021837" calcext:value-type="float">
            <text:p>0.0021837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418007" calcext:value-type="float">
            <text:p>418007</text:p>
          </table:table-cell>
          <table:table-cell table:formula="of:=0.000000148*[.D104] + 0.000151317" office:value-type="float" office:value="0.062016353" calcext:value-type="float">
            <text:p>0.062016353</text:p>
          </table:table-cell>
          <table:table-cell table:formula="of:=0.000000148*([.D104]-AVERAGE([.$D$29];[.$D$61];[.$D$33];[.$D$65];[.$D$93];[.$D$97])) + 0.000151317" office:value-type="float" office:value="0.0589407403333333" calcext:value-type="float">
            <text:p>0.058940740333333</text:p>
          </table:table-cell>
          <table:table-cell office:value-type="float" office:value="549" calcext:value-type="float">
            <text:p>549</text:p>
          </table:table-cell>
          <table:table-cell table:formula="of:=0.0000015*[.G104]+ 0.0023022" office:value-type="float" office:value="0.0031257" calcext:value-type="float">
            <text:p>0.0031257</text:p>
          </table:table-cell>
          <table:table-cell table:formula="of:=0.0000015*([.G104]-AVERAGE([.$G$29];[.$G$33];[.$G$61];[.$G$65];[.$G$93];[.$G$97]))+ 0.0023022" office:value-type="float" office:value="-0.0015258" calcext:value-type="float">
            <text:p>-0.0015258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485394" calcext:value-type="float">
            <text:p>485394</text:p>
          </table:table-cell>
          <table:table-cell table:formula="of:=0.000000148*[.D105] + 0.000151317" office:value-type="float" office:value="0.071989629" calcext:value-type="float">
            <text:p>0.071989629</text:p>
          </table:table-cell>
          <table:table-cell table:formula="of:=0.000000148*([.D105]-AVERAGE([.$D$29];[.$D$61];[.$D$33];[.$D$65];[.$D$93];[.$D$97])) + 0.000151317" office:value-type="float" office:value="0.0689140163333333" calcext:value-type="float">
            <text:p>0.068914016333333</text:p>
          </table:table-cell>
          <table:table-cell office:value-type="float" office:value="1924" calcext:value-type="float">
            <text:p>1924</text:p>
          </table:table-cell>
          <table:table-cell table:formula="of:=0.0000015*[.G105]+ 0.0023022" office:value-type="float" office:value="0.0051882" calcext:value-type="float">
            <text:p>0.0051882</text:p>
          </table:table-cell>
          <table:table-cell table:formula="of:=0.0000015*([.G105]-AVERAGE([.$G$29];[.$G$33];[.$G$61];[.$G$65];[.$G$93];[.$G$97]))+ 0.0023022" office:value-type="float" office:value="0.0005367" calcext:value-type="float">
            <text:p>0.0005367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8517" calcext:value-type="float">
            <text:p>18517</text:p>
          </table:table-cell>
          <table:table-cell table:formula="of:=0.000000148*[.D106] + 0.000151317" office:value-type="float" office:value="0.002891833" calcext:value-type="float">
            <text:p>0.002891833</text:p>
          </table:table-cell>
          <table:table-cell table:formula="of:=0.000000148*([.D106]-AVERAGE([.$D$29];[.$D$61];[.$D$33];[.$D$65];[.$D$93];[.$D$97])) + 0.000151317" office:value-type="float" office:value="-0.000183779666666667" calcext:value-type="float">
            <text:p>-0.000183779666667</text:p>
          </table:table-cell>
          <table:table-cell office:value-type="float" office:value="117963" calcext:value-type="float">
            <text:p>117963</text:p>
          </table:table-cell>
          <table:table-cell table:formula="of:=0.0000015*[.G106]+ 0.0023022" office:value-type="float" office:value="0.1792467" calcext:value-type="float">
            <text:p>0.1792467</text:p>
          </table:table-cell>
          <table:table-cell table:formula="of:=0.0000015*([.G106]-AVERAGE([.$G$29];[.$G$33];[.$G$61];[.$G$65];[.$G$93];[.$G$97]))+ 0.0023022" office:value-type="float" office:value="0.1745952" calcext:value-type="float">
            <text:p>0.174595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88320" calcext:value-type="float">
            <text:p>88320</text:p>
          </table:table-cell>
          <table:table-cell table:formula="of:=0.000000148*[.D107] + 0.000151317" office:value-type="float" office:value="0.013222677" calcext:value-type="float">
            <text:p>0.013222677</text:p>
          </table:table-cell>
          <table:table-cell table:formula="of:=0.000000148*([.D107]-AVERAGE([.$D$29];[.$D$61];[.$D$33];[.$D$65];[.$D$93];[.$D$97])) + 0.000151317" office:value-type="float" office:value="0.0101470643333333" calcext:value-type="float">
            <text:p>0.010147064333333</text:p>
          </table:table-cell>
          <table:table-cell office:value-type="float" office:value="158150" calcext:value-type="float">
            <text:p>158150</text:p>
          </table:table-cell>
          <table:table-cell table:formula="of:=0.0000015*[.G107]+ 0.0023022" office:value-type="float" office:value="0.2395272" calcext:value-type="float">
            <text:p>0.2395272</text:p>
          </table:table-cell>
          <table:table-cell table:formula="of:=0.0000015*([.G107]-AVERAGE([.$G$29];[.$G$33];[.$G$61];[.$G$65];[.$G$93];[.$G$97]))+ 0.0023022" office:value-type="float" office:value="0.2348757" calcext:value-type="float">
            <text:p>0.2348757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518485" calcext:value-type="float">
            <text:p>518485</text:p>
          </table:table-cell>
          <table:table-cell table:formula="of:=0.000000148*[.D108] + 0.000151317" office:value-type="float" office:value="0.076887097" calcext:value-type="float">
            <text:p>0.076887097</text:p>
          </table:table-cell>
          <table:table-cell table:formula="of:=0.000000148*([.D108]-AVERAGE([.$D$29];[.$D$61];[.$D$33];[.$D$65];[.$D$93];[.$D$97])) + 0.000151317" office:value-type="float" office:value="0.0738114843333333" calcext:value-type="float">
            <text:p>0.073811484333333</text:p>
          </table:table-cell>
          <table:table-cell office:value-type="float" office:value="2468" calcext:value-type="float">
            <text:p>2468</text:p>
          </table:table-cell>
          <table:table-cell table:formula="of:=0.0000015*[.G108]+ 0.0023022" office:value-type="float" office:value="0.0060042" calcext:value-type="float">
            <text:p>0.0060042</text:p>
          </table:table-cell>
          <table:table-cell table:formula="of:=0.0000015*([.G108]-AVERAGE([.$G$29];[.$G$33];[.$G$61];[.$G$65];[.$G$93];[.$G$97]))+ 0.0023022" office:value-type="float" office:value="0.0013527" calcext:value-type="float">
            <text:p>0.0013527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463994" calcext:value-type="float">
            <text:p>463994</text:p>
          </table:table-cell>
          <table:table-cell table:formula="of:=0.000000148*[.D109] + 0.000151317" office:value-type="float" office:value="0.068822429" calcext:value-type="float">
            <text:p>0.068822429</text:p>
          </table:table-cell>
          <table:table-cell table:formula="of:=0.000000148*([.D109]-AVERAGE([.$D$29];[.$D$61];[.$D$33];[.$D$65];[.$D$93];[.$D$97])) + 0.000151317" office:value-type="float" office:value="0.0657468163333333" calcext:value-type="float">
            <text:p>0.065746816333333</text:p>
          </table:table-cell>
          <table:table-cell office:value-type="float" office:value="2197" calcext:value-type="float">
            <text:p>2197</text:p>
          </table:table-cell>
          <table:table-cell table:formula="of:=0.0000015*[.G109]+ 0.0023022" office:value-type="float" office:value="0.0055977" calcext:value-type="float">
            <text:p>0.0055977</text:p>
          </table:table-cell>
          <table:table-cell table:formula="of:=0.0000015*([.G109]-AVERAGE([.$G$29];[.$G$33];[.$G$61];[.$G$65];[.$G$93];[.$G$97]))+ 0.0023022" office:value-type="float" office:value="0.0009462" calcext:value-type="float">
            <text:p>0.000946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34259" calcext:value-type="float">
            <text:p>34259</text:p>
          </table:table-cell>
          <table:table-cell table:formula="of:=0.000000148*[.D110] + 0.000151317" office:value-type="float" office:value="0.005221649" calcext:value-type="float">
            <text:p>0.005221649</text:p>
          </table:table-cell>
          <table:table-cell table:formula="of:=0.000000148*([.D110]-AVERAGE([.$D$29];[.$D$61];[.$D$33];[.$D$65];[.$D$93];[.$D$97])) + 0.000151317" office:value-type="float" office:value="0.00214603633333333" calcext:value-type="float">
            <text:p>0.002146036333333</text:p>
          </table:table-cell>
          <table:table-cell office:value-type="float" office:value="320041" calcext:value-type="float">
            <text:p>320041</text:p>
          </table:table-cell>
          <table:table-cell table:formula="of:=0.0000015*[.G110]+ 0.0023022" office:value-type="float" office:value="0.4823637" calcext:value-type="float">
            <text:p>0.4823637</text:p>
          </table:table-cell>
          <table:table-cell table:formula="of:=0.0000015*([.G110]-AVERAGE([.$G$29];[.$G$33];[.$G$61];[.$G$65];[.$G$93];[.$G$97]))+ 0.0023022" office:value-type="float" office:value="0.4777122" calcext:value-type="float">
            <text:p>0.477712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41273" calcext:value-type="float">
            <text:p>141273</text:p>
          </table:table-cell>
          <table:table-cell table:formula="of:=0.000000148*[.D111] + 0.000151317" office:value-type="float" office:value="0.021059721" calcext:value-type="float">
            <text:p>0.021059721</text:p>
          </table:table-cell>
          <table:table-cell table:formula="of:=0.000000148*([.D111]-AVERAGE([.$D$29];[.$D$61];[.$D$33];[.$D$65];[.$D$93];[.$D$97])) + 0.000151317" office:value-type="float" office:value="0.0179841083333333" calcext:value-type="float">
            <text:p>0.017984108333333</text:p>
          </table:table-cell>
          <table:table-cell office:value-type="float" office:value="187410" calcext:value-type="float">
            <text:p>187410</text:p>
          </table:table-cell>
          <table:table-cell table:formula="of:=0.0000015*[.G111]+ 0.0023022" office:value-type="float" office:value="0.2834172" calcext:value-type="float">
            <text:p>0.2834172</text:p>
          </table:table-cell>
          <table:table-cell table:formula="of:=0.0000015*([.G111]-AVERAGE([.$G$29];[.$G$33];[.$G$61];[.$G$65];[.$G$93];[.$G$97]))+ 0.0023022" office:value-type="float" office:value="0.2787657" calcext:value-type="float">
            <text:p>0.2787657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527742" calcext:value-type="float">
            <text:p>527742</text:p>
          </table:table-cell>
          <table:table-cell table:formula="of:=0.000000148*[.D112] + 0.000151317" office:value-type="float" office:value="0.078257133" calcext:value-type="float">
            <text:p>0.078257133</text:p>
          </table:table-cell>
          <table:table-cell table:formula="of:=0.000000148*([.D112]-AVERAGE([.$D$29];[.$D$61];[.$D$33];[.$D$65];[.$D$93];[.$D$97])) + 0.000151317" office:value-type="float" office:value="0.0751815203333333" calcext:value-type="float">
            <text:p>0.075181520333333</text:p>
          </table:table-cell>
          <table:table-cell office:value-type="float" office:value="3843" calcext:value-type="float">
            <text:p>3843</text:p>
          </table:table-cell>
          <table:table-cell table:formula="of:=0.0000015*[.G112]+ 0.0023022" office:value-type="float" office:value="0.0080667" calcext:value-type="float">
            <text:p>0.0080667</text:p>
          </table:table-cell>
          <table:table-cell table:formula="of:=0.0000015*([.G112]-AVERAGE([.$G$29];[.$G$33];[.$G$61];[.$G$65];[.$G$93];[.$G$97]))+ 0.0023022" office:value-type="float" office:value="0.0034152" calcext:value-type="float">
            <text:p>0.003415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335078" calcext:value-type="float">
            <text:p>335078</text:p>
          </table:table-cell>
          <table:table-cell table:formula="of:=0.000000148*[.D113] + 0.000151317" office:value-type="float" office:value="0.049742861" calcext:value-type="float">
            <text:p>0.049742861</text:p>
          </table:table-cell>
          <table:table-cell table:formula="of:=0.000000148*([.D113]-AVERAGE([.$D$29];[.$D$61];[.$D$33];[.$D$65];[.$D$93];[.$D$97])) + 0.000151317" office:value-type="float" office:value="0.0466672483333333" calcext:value-type="float">
            <text:p>0.046667248333333</text:p>
          </table:table-cell>
          <table:table-cell office:value-type="float" office:value="2199" calcext:value-type="float">
            <text:p>2199</text:p>
          </table:table-cell>
          <table:table-cell table:formula="of:=0.0000015*[.G113]+ 0.0023022" office:value-type="float" office:value="0.0056007" calcext:value-type="float">
            <text:p>0.0056007</text:p>
          </table:table-cell>
          <table:table-cell table:formula="of:=0.0000015*([.G113]-AVERAGE([.$G$29];[.$G$33];[.$G$61];[.$G$65];[.$G$93];[.$G$97]))+ 0.0023022" office:value-type="float" office:value="0.0009492" calcext:value-type="float">
            <text:p>0.000949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22087" calcext:value-type="float">
            <text:p>22087</text:p>
          </table:table-cell>
          <table:table-cell table:formula="of:=0.000000148*[.D114] + 0.000151317" office:value-type="float" office:value="0.003420193" calcext:value-type="float">
            <text:p>0.003420193</text:p>
          </table:table-cell>
          <table:table-cell table:formula="of:=0.000000148*([.D114]-AVERAGE([.$D$29];[.$D$61];[.$D$33];[.$D$65];[.$D$93];[.$D$97])) + 0.000151317" office:value-type="float" office:value="0.000344580333333333" calcext:value-type="float">
            <text:p>0.000344580333333</text:p>
          </table:table-cell>
          <table:table-cell office:value-type="float" office:value="175691" calcext:value-type="float">
            <text:p>175691</text:p>
          </table:table-cell>
          <table:table-cell table:formula="of:=0.0000015*[.G114]+ 0.0023022" office:value-type="float" office:value="0.2658387" calcext:value-type="float">
            <text:p>0.2658387</text:p>
          </table:table-cell>
          <table:table-cell table:formula="of:=0.0000015*([.G114]-AVERAGE([.$G$29];[.$G$33];[.$G$61];[.$G$65];[.$G$93];[.$G$97]))+ 0.0023022" office:value-type="float" office:value="0.2611872" calcext:value-type="float">
            <text:p>0.261187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32468" calcext:value-type="float">
            <text:p>32468</text:p>
          </table:table-cell>
          <table:table-cell table:formula="of:=0.000000148*[.D115] + 0.000151317" office:value-type="float" office:value="0.004956581" calcext:value-type="float">
            <text:p>0.004956581</text:p>
          </table:table-cell>
          <table:table-cell table:formula="of:=0.000000148*([.D115]-AVERAGE([.$D$29];[.$D$61];[.$D$33];[.$D$65];[.$D$93];[.$D$97])) + 0.000151317" office:value-type="float" office:value="0.00188096833333333" calcext:value-type="float">
            <text:p>0.001880968333333</text:p>
          </table:table-cell>
          <table:table-cell office:value-type="float" office:value="278390" calcext:value-type="float">
            <text:p>278390</text:p>
          </table:table-cell>
          <table:table-cell table:formula="of:=0.0000015*[.G115]+ 0.0023022" office:value-type="float" office:value="0.4198872" calcext:value-type="float">
            <text:p>0.4198872</text:p>
          </table:table-cell>
          <table:table-cell table:formula="of:=0.0000015*([.G115]-AVERAGE([.$G$29];[.$G$33];[.$G$61];[.$G$65];[.$G$93];[.$G$97]))+ 0.0023022" office:value-type="float" office:value="0.4152357" calcext:value-type="float">
            <text:p>0.4152357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73976" calcext:value-type="float">
            <text:p>173976</text:p>
          </table:table-cell>
          <table:table-cell table:formula="of:=0.000000148*[.D116] + 0.000151317" office:value-type="float" office:value="0.025899765" calcext:value-type="float">
            <text:p>0.025899765</text:p>
          </table:table-cell>
          <table:table-cell table:formula="of:=0.000000148*([.D116]-AVERAGE([.$D$29];[.$D$61];[.$D$33];[.$D$65];[.$D$93];[.$D$97])) + 0.000151317" office:value-type="float" office:value="0.0228241523333333" calcext:value-type="float">
            <text:p>0.022824152333333</text:p>
          </table:table-cell>
          <table:table-cell office:value-type="float" office:value="109481" calcext:value-type="float">
            <text:p>109481</text:p>
          </table:table-cell>
          <table:table-cell table:formula="of:=0.0000015*[.G116]+ 0.0023022" office:value-type="float" office:value="0.1665237" calcext:value-type="float">
            <text:p>0.1665237</text:p>
          </table:table-cell>
          <table:table-cell table:formula="of:=0.0000015*([.G116]-AVERAGE([.$G$29];[.$G$33];[.$G$61];[.$G$65];[.$G$93];[.$G$97]))+ 0.0023022" office:value-type="float" office:value="0.1618722" calcext:value-type="float">
            <text:p>0.161872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385356" calcext:value-type="float">
            <text:p>385356</text:p>
          </table:table-cell>
          <table:table-cell table:formula="of:=0.000000148*[.D117] + 0.000151317" office:value-type="float" office:value="0.057184005" calcext:value-type="float">
            <text:p>0.057184005</text:p>
          </table:table-cell>
          <table:table-cell table:formula="of:=0.000000148*([.D117]-AVERAGE([.$D$29];[.$D$61];[.$D$33];[.$D$65];[.$D$93];[.$D$97])) + 0.000151317" office:value-type="float" office:value="0.0541083923333333" calcext:value-type="float">
            <text:p>0.054108392333333</text:p>
          </table:table-cell>
          <table:table-cell office:value-type="float" office:value="3845" calcext:value-type="float">
            <text:p>3845</text:p>
          </table:table-cell>
          <table:table-cell table:formula="of:=0.0000015*[.G117]+ 0.0023022" office:value-type="float" office:value="0.0080697" calcext:value-type="float">
            <text:p>0.0080697</text:p>
          </table:table-cell>
          <table:table-cell table:formula="of:=0.0000015*([.G117]-AVERAGE([.$G$29];[.$G$33];[.$G$61];[.$G$65];[.$G$93];[.$G$97]))+ 0.0023022" office:value-type="float" office:value="0.0034182" calcext:value-type="float">
            <text:p>0.003418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26523" calcext:value-type="float">
            <text:p>26523</text:p>
          </table:table-cell>
          <table:table-cell table:formula="of:=0.000000148*[.D118] + 0.000151317" office:value-type="float" office:value="0.004076721" calcext:value-type="float">
            <text:p>0.004076721</text:p>
          </table:table-cell>
          <table:table-cell table:formula="of:=0.000000148*([.D118]-AVERAGE([.$D$29];[.$D$61];[.$D$33];[.$D$65];[.$D$93];[.$D$97])) + 0.000151317" office:value-type="float" office:value="0.00100110833333333" calcext:value-type="float">
            <text:p>0.001001108333333</text:p>
          </table:table-cell>
          <table:table-cell office:value-type="float" office:value="181733" calcext:value-type="float">
            <text:p>181733</text:p>
          </table:table-cell>
          <table:table-cell table:formula="of:=0.0000015*[.G118]+ 0.0023022" office:value-type="float" office:value="0.2749017" calcext:value-type="float">
            <text:p>0.2749017</text:p>
          </table:table-cell>
          <table:table-cell table:formula="of:=0.0000015*([.G118]-AVERAGE([.$G$29];[.$G$33];[.$G$61];[.$G$65];[.$G$93];[.$G$97]))+ 0.0023022" office:value-type="float" office:value="0.2702502" calcext:value-type="float">
            <text:p>0.270250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29871" calcext:value-type="float">
            <text:p>29871</text:p>
          </table:table-cell>
          <table:table-cell table:formula="of:=0.000000148*[.D119] + 0.000151317" office:value-type="float" office:value="0.004572225" calcext:value-type="float">
            <text:p>0.004572225</text:p>
          </table:table-cell>
          <table:table-cell table:formula="of:=0.000000148*([.D119]-AVERAGE([.$D$29];[.$D$61];[.$D$33];[.$D$65];[.$D$93];[.$D$97])) + 0.000151317" office:value-type="float" office:value="0.00149661233333333" calcext:value-type="float">
            <text:p>0.001496612333333</text:p>
          </table:table-cell>
          <table:table-cell office:value-type="float" office:value="191266" calcext:value-type="float">
            <text:p>191266</text:p>
          </table:table-cell>
          <table:table-cell table:formula="of:=0.0000015*[.G119]+ 0.0023022" office:value-type="float" office:value="0.2892012" calcext:value-type="float">
            <text:p>0.2892012</text:p>
          </table:table-cell>
          <table:table-cell table:formula="of:=0.0000015*([.G119]-AVERAGE([.$G$29];[.$G$33];[.$G$61];[.$G$65];[.$G$93];[.$G$97]))+ 0.0023022" office:value-type="float" office:value="0.2845497" calcext:value-type="float">
            <text:p>0.2845497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281530" calcext:value-type="float">
            <text:p>281530</text:p>
          </table:table-cell>
          <table:table-cell table:formula="of:=0.000000148*[.D120] + 0.000151317" office:value-type="float" office:value="0.041817757" calcext:value-type="float">
            <text:p>0.041817757</text:p>
          </table:table-cell>
          <table:table-cell table:formula="of:=0.000000148*([.D120]-AVERAGE([.$D$29];[.$D$61];[.$D$33];[.$D$65];[.$D$93];[.$D$97])) + 0.000151317" office:value-type="float" office:value="0.0387421443333333" calcext:value-type="float">
            <text:p>0.038742144333333</text:p>
          </table:table-cell>
          <table:table-cell office:value-type="float" office:value="88425" calcext:value-type="float">
            <text:p>88425</text:p>
          </table:table-cell>
          <table:table-cell table:formula="of:=0.0000015*[.G120]+ 0.0023022" office:value-type="float" office:value="0.1349397" calcext:value-type="float">
            <text:p>0.1349397</text:p>
          </table:table-cell>
          <table:table-cell table:formula="of:=0.0000015*([.G120]-AVERAGE([.$G$29];[.$G$33];[.$G$61];[.$G$65];[.$G$93];[.$G$97]))+ 0.0023022" office:value-type="float" office:value="0.1302882" calcext:value-type="float">
            <text:p>0.130288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float" office:value="379141" calcext:value-type="float">
            <text:p>379141</text:p>
          </table:table-cell>
          <table:table-cell table:formula="of:=0.000000148*[.D121] + 0.000151317" office:value-type="float" office:value="0.056264185" calcext:value-type="float">
            <text:p>0.056264185</text:p>
          </table:table-cell>
          <table:table-cell table:formula="of:=0.000000148*([.D121]-AVERAGE([.$D$29];[.$D$61];[.$D$33];[.$D$65];[.$D$93];[.$D$97])) + 0.000151317" office:value-type="float" office:value="0.0531885723333333" calcext:value-type="float">
            <text:p>0.053188572333333</text:p>
          </table:table-cell>
          <table:table-cell office:value-type="float" office:value="3848" calcext:value-type="float">
            <text:p>3848</text:p>
          </table:table-cell>
          <table:table-cell table:formula="of:=0.0000015*[.G121]+ 0.0023022" office:value-type="float" office:value="0.0080742" calcext:value-type="float">
            <text:p>0.0080742</text:p>
          </table:table-cell>
          <table:table-cell table:formula="of:=0.0000015*([.G121]-AVERAGE([.$G$29];[.$G$33];[.$G$61];[.$G$65];[.$G$93];[.$G$97]))+ 0.0023022" office:value-type="float" office:value="0.0034227" calcext:value-type="float">
            <text:p>0.0034227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23975" calcext:value-type="float">
            <text:p>23975</text:p>
          </table:table-cell>
          <table:table-cell table:formula="of:=0.000000148*[.D122] + 0.000151317" office:value-type="float" office:value="0.003699617" calcext:value-type="float">
            <text:p>0.003699617</text:p>
          </table:table-cell>
          <table:table-cell table:formula="of:=0.000000148*([.D122]-AVERAGE([.$D$29];[.$D$61];[.$D$33];[.$D$65];[.$D$93];[.$D$97])) + 0.000151317" office:value-type="float" office:value="0.000624004333333333" calcext:value-type="float">
            <text:p>0.000624004333333</text:p>
          </table:table-cell>
          <table:table-cell office:value-type="float" office:value="187182" calcext:value-type="float">
            <text:p>187182</text:p>
          </table:table-cell>
          <table:table-cell table:formula="of:=0.0000015*[.G122]+ 0.0023022" office:value-type="float" office:value="0.2830752" calcext:value-type="float">
            <text:p>0.2830752</text:p>
          </table:table-cell>
          <table:table-cell table:formula="of:=0.0000015*([.G122]-AVERAGE([.$G$29];[.$G$33];[.$G$61];[.$G$65];[.$G$93];[.$G$97]))+ 0.0023022" office:value-type="float" office:value="0.2784237" calcext:value-type="float">
            <text:p>0.2784237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28741" calcext:value-type="float">
            <text:p>28741</text:p>
          </table:table-cell>
          <table:table-cell table:formula="of:=0.000000148*[.D123] + 0.000151317" office:value-type="float" office:value="0.004404985" calcext:value-type="float">
            <text:p>0.004404985</text:p>
          </table:table-cell>
          <table:table-cell table:formula="of:=0.000000148*([.D123]-AVERAGE([.$D$29];[.$D$61];[.$D$33];[.$D$65];[.$D$93];[.$D$97])) + 0.000151317" office:value-type="float" office:value="0.00132937233333333" calcext:value-type="float">
            <text:p>0.001329372333333</text:p>
          </table:table-cell>
          <table:table-cell office:value-type="float" office:value="214643" calcext:value-type="float">
            <text:p>214643</text:p>
          </table:table-cell>
          <table:table-cell table:formula="of:=0.0000015*[.G123]+ 0.0023022" office:value-type="float" office:value="0.3242667" calcext:value-type="float">
            <text:p>0.3242667</text:p>
          </table:table-cell>
          <table:table-cell table:formula="of:=0.0000015*([.G123]-AVERAGE([.$G$29];[.$G$33];[.$G$61];[.$G$65];[.$G$93];[.$G$97]))+ 0.0023022" office:value-type="float" office:value="0.3196152" calcext:value-type="float">
            <text:p>0.319615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26991" calcext:value-type="float">
            <text:p>26991</text:p>
          </table:table-cell>
          <table:table-cell table:formula="of:=0.000000148*[.D124] + 0.000151317" office:value-type="float" office:value="0.004145985" calcext:value-type="float">
            <text:p>0.004145985</text:p>
          </table:table-cell>
          <table:table-cell table:formula="of:=0.000000148*([.D124]-AVERAGE([.$D$29];[.$D$61];[.$D$33];[.$D$65];[.$D$93];[.$D$97])) + 0.000151317" office:value-type="float" office:value="0.00107037233333333" calcext:value-type="float">
            <text:p>0.001070372333333</text:p>
          </table:table-cell>
          <table:table-cell office:value-type="float" office:value="122953" calcext:value-type="float">
            <text:p>122953</text:p>
          </table:table-cell>
          <table:table-cell table:formula="of:=0.0000015*[.G124]+ 0.0023022" office:value-type="float" office:value="0.1867317" calcext:value-type="float">
            <text:p>0.1867317</text:p>
          </table:table-cell>
          <table:table-cell table:formula="of:=0.0000015*([.G124]-AVERAGE([.$G$29];[.$G$33];[.$G$61];[.$G$65];[.$G$93];[.$G$97]))+ 0.0023022" office:value-type="float" office:value="0.1820802" calcext:value-type="float">
            <text:p>0.182080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19191" calcext:value-type="float">
            <text:p>19191</text:p>
          </table:table-cell>
          <table:table-cell table:formula="of:=0.000000148*[.D125] + 0.000151317" office:value-type="float" office:value="0.002991585" calcext:value-type="float">
            <text:p>0.002991585</text:p>
          </table:table-cell>
          <table:table-cell table:formula="of:=0.000000148*([.D125]-AVERAGE([.$D$29];[.$D$61];[.$D$33];[.$D$65];[.$D$93];[.$D$97])) + 0.000151317" office:value-type="float" office:value="-0.0000840276666666668" calcext:value-type="float">
            <text:p>-8.40276666666668E-05</text:p>
          </table:table-cell>
          <table:table-cell office:value-type="float" office:value="2746" calcext:value-type="float">
            <text:p>2746</text:p>
          </table:table-cell>
          <table:table-cell table:formula="of:=0.0000015*[.G125]+ 0.0023022" office:value-type="float" office:value="0.0064212" calcext:value-type="float">
            <text:p>0.0064212</text:p>
          </table:table-cell>
          <table:table-cell table:formula="of:=0.0000015*([.G125]-AVERAGE([.$G$29];[.$G$33];[.$G$61];[.$G$65];[.$G$93];[.$G$97]))+ 0.0023022" office:value-type="float" office:value="0.0017697" calcext:value-type="float">
            <text:p>0.0017697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27710" calcext:value-type="float">
            <text:p>27710</text:p>
          </table:table-cell>
          <table:table-cell table:formula="of:=0.000000148*[.D126] + 0.000151317" office:value-type="float" office:value="0.004252397" calcext:value-type="float">
            <text:p>0.004252397</text:p>
          </table:table-cell>
          <table:table-cell table:formula="of:=0.000000148*([.D126]-AVERAGE([.$D$29];[.$D$61];[.$D$33];[.$D$65];[.$D$93];[.$D$97])) + 0.000151317" office:value-type="float" office:value="0.00117678433333333" calcext:value-type="float">
            <text:p>0.001176784333333</text:p>
          </table:table-cell>
          <table:table-cell office:value-type="float" office:value="204281" calcext:value-type="float">
            <text:p>204281</text:p>
          </table:table-cell>
          <table:table-cell table:formula="of:=0.0000015*[.G126]+ 0.0023022" office:value-type="float" office:value="0.3087237" calcext:value-type="float">
            <text:p>0.3087237</text:p>
          </table:table-cell>
          <table:table-cell table:formula="of:=0.0000015*([.G126]-AVERAGE([.$G$29];[.$G$33];[.$G$61];[.$G$65];[.$G$93];[.$G$97]))+ 0.0023022" office:value-type="float" office:value="0.3040722" calcext:value-type="float">
            <text:p>0.304072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27923" calcext:value-type="float">
            <text:p>27923</text:p>
          </table:table-cell>
          <table:table-cell table:formula="of:=0.000000148*[.D127] + 0.000151317" office:value-type="float" office:value="0.004283921" calcext:value-type="float">
            <text:p>0.004283921</text:p>
          </table:table-cell>
          <table:table-cell table:formula="of:=0.000000148*([.D127]-AVERAGE([.$D$29];[.$D$61];[.$D$33];[.$D$65];[.$D$93];[.$D$97])) + 0.000151317" office:value-type="float" office:value="0.00120830833333333" calcext:value-type="float">
            <text:p>0.001208308333333</text:p>
          </table:table-cell>
          <table:table-cell office:value-type="float" office:value="219532" calcext:value-type="float">
            <text:p>219532</text:p>
          </table:table-cell>
          <table:table-cell table:formula="of:=0.0000015*[.G127]+ 0.0023022" office:value-type="float" office:value="0.3316002" calcext:value-type="float">
            <text:p>0.3316002</text:p>
          </table:table-cell>
          <table:table-cell table:formula="of:=0.0000015*([.G127]-AVERAGE([.$G$29];[.$G$33];[.$G$61];[.$G$65];[.$G$93];[.$G$97]))+ 0.0023022" office:value-type="float" office:value="0.3269487" calcext:value-type="float">
            <text:p>0.3269487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32423" calcext:value-type="float">
            <text:p>32423</text:p>
          </table:table-cell>
          <table:table-cell table:formula="of:=0.000000148*[.D128] + 0.000151317" office:value-type="float" office:value="0.004949921" calcext:value-type="float">
            <text:p>0.004949921</text:p>
          </table:table-cell>
          <table:table-cell table:formula="of:=0.000000148*([.D128]-AVERAGE([.$D$29];[.$D$61];[.$D$33];[.$D$65];[.$D$93];[.$D$97])) + 0.000151317" office:value-type="float" office:value="0.00187430833333333" calcext:value-type="float">
            <text:p>0.001874308333333</text:p>
          </table:table-cell>
          <table:table-cell office:value-type="float" office:value="278779" calcext:value-type="float">
            <text:p>278779</text:p>
          </table:table-cell>
          <table:table-cell table:formula="of:=0.0000015*[.G128]+ 0.0023022" office:value-type="float" office:value="0.4204707" calcext:value-type="float">
            <text:p>0.4204707</text:p>
          </table:table-cell>
          <table:table-cell table:formula="of:=0.0000015*([.G128]-AVERAGE([.$G$29];[.$G$33];[.$G$61];[.$G$65];[.$G$93];[.$G$97]))+ 0.0023022" office:value-type="float" office:value="0.4158192" calcext:value-type="float">
            <text:p>0.415819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float" office:value="20674" calcext:value-type="float">
            <text:p>20674</text:p>
          </table:table-cell>
          <table:table-cell table:formula="of:=0.000000148*[.D129] + 0.000151317" office:value-type="float" office:value="0.003211069" calcext:value-type="float">
            <text:p>0.003211069</text:p>
          </table:table-cell>
          <table:table-cell table:formula="of:=0.000000148*([.D129]-AVERAGE([.$D$29];[.$D$61];[.$D$33];[.$D$65];[.$D$93];[.$D$97])) + 0.000151317" office:value-type="float" office:value="0.000135456333333333" calcext:value-type="float">
            <text:p>0.000135456333333</text:p>
          </table:table-cell>
          <table:table-cell office:value-type="float" office:value="4122" calcext:value-type="float">
            <text:p>4122</text:p>
          </table:table-cell>
          <table:table-cell table:formula="of:=0.0000015*[.G129]+ 0.0023022" office:value-type="float" office:value="0.0084852" calcext:value-type="float">
            <text:p>0.0084852</text:p>
          </table:table-cell>
          <table:table-cell table:formula="of:=0.0000015*([.G129]-AVERAGE([.$G$29];[.$G$33];[.$G$61];[.$G$65];[.$G$93];[.$G$97]))+ 0.0023022" office:value-type="float" office:value="0.0038337" calcext:value-type="float">
            <text:p>0.0038337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77128" calcext:value-type="float">
            <text:p>77128</text:p>
          </table:table-cell>
          <table:table-cell table:formula="of:=0.000000148*[.D130] + 0.000151317" office:value-type="float" office:value="0.011566261" calcext:value-type="float">
            <text:p>0.011566261</text:p>
          </table:table-cell>
          <table:table-cell table:formula="of:=0.000000148*([.D130]-AVERAGE([.$D$29];[.$D$61];[.$D$33];[.$D$65];[.$D$93];[.$D$97])) + 0.000151317" office:value-type="float" office:value="0.00849064833333333" calcext:value-type="float">
            <text:p>0.008490648333333</text:p>
          </table:table-cell>
          <table:table-cell office:value-type="float" office:value="233352" calcext:value-type="float">
            <text:p>233352</text:p>
          </table:table-cell>
          <table:table-cell table:formula="of:=0.0000015*[.G130]+ 0.0023022" office:value-type="float" office:value="0.3523302" calcext:value-type="float">
            <text:p>0.3523302</text:p>
          </table:table-cell>
          <table:table-cell table:formula="of:=0.0000015*([.G130]-AVERAGE([.$G$29];[.$G$33];[.$G$61];[.$G$65];[.$G$93];[.$G$97]))+ 0.0023022" office:value-type="float" office:value="0.3476787" calcext:value-type="float">
            <text:p>0.3476787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688499" calcext:value-type="float">
            <text:p>688499</text:p>
          </table:table-cell>
          <table:table-cell table:formula="of:=0.000000148*[.D131] + 0.000151317" office:value-type="float" office:value="0.102049169" calcext:value-type="float">
            <text:p>0.102049169</text:p>
          </table:table-cell>
          <table:table-cell table:formula="of:=0.000000148*([.D131]-AVERAGE([.$D$29];[.$D$61];[.$D$33];[.$D$65];[.$D$93];[.$D$97])) + 0.000151317" office:value-type="float" office:value="0.0989735563333333" calcext:value-type="float">
            <text:p>0.098973556333333</text:p>
          </table:table-cell>
          <table:table-cell office:value-type="float" office:value="7959" calcext:value-type="float">
            <text:p>7959</text:p>
          </table:table-cell>
          <table:table-cell table:formula="of:=0.0000015*[.G131]+ 0.0023022" office:value-type="float" office:value="0.0142407" calcext:value-type="float">
            <text:p>0.0142407</text:p>
          </table:table-cell>
          <table:table-cell table:formula="of:=0.0000015*([.G131]-AVERAGE([.$G$29];[.$G$33];[.$G$61];[.$G$65];[.$G$93];[.$G$97]))+ 0.0023022" office:value-type="float" office:value="0.0095892" calcext:value-type="float">
            <text:p>0.009589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664986" calcext:value-type="float">
            <text:p>664986</text:p>
          </table:table-cell>
          <table:table-cell table:formula="of:=0.000000148*[.D132] + 0.000151317" office:value-type="float" office:value="0.098569245" calcext:value-type="float">
            <text:p>0.098569245</text:p>
          </table:table-cell>
          <table:table-cell table:formula="of:=0.000000148*([.D132]-AVERAGE([.$D$29];[.$D$61];[.$D$33];[.$D$65];[.$D$93];[.$D$97])) + 0.000151317" office:value-type="float" office:value="0.0954936323333333" calcext:value-type="float">
            <text:p>0.095493632333333</text:p>
          </table:table-cell>
          <table:table-cell office:value-type="float" office:value="3293" calcext:value-type="float">
            <text:p>3293</text:p>
          </table:table-cell>
          <table:table-cell table:formula="of:=0.0000015*[.G132]+ 0.0023022" office:value-type="float" office:value="0.0072417" calcext:value-type="float">
            <text:p>0.0072417</text:p>
          </table:table-cell>
          <table:table-cell table:formula="of:=0.0000015*([.G132]-AVERAGE([.$G$29];[.$G$33];[.$G$61];[.$G$65];[.$G$93];[.$G$97]))+ 0.0023022" office:value-type="float" office:value="0.0025902" calcext:value-type="float">
            <text:p>0.002590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686115" calcext:value-type="float">
            <text:p>686115</text:p>
          </table:table-cell>
          <table:table-cell table:formula="of:=0.000000148*[.D133] + 0.000151317" office:value-type="float" office:value="0.101696337" calcext:value-type="float">
            <text:p>0.101696337</text:p>
          </table:table-cell>
          <table:table-cell table:formula="of:=0.000000148*([.D133]-AVERAGE([.$D$29];[.$D$61];[.$D$33];[.$D$65];[.$D$93];[.$D$97])) + 0.000151317" office:value-type="float" office:value="0.0986207243333333" calcext:value-type="float">
            <text:p>0.098620724333333</text:p>
          </table:table-cell>
          <table:table-cell office:value-type="float" office:value="2746" calcext:value-type="float">
            <text:p>2746</text:p>
          </table:table-cell>
          <table:table-cell table:formula="of:=0.0000015*[.G133]+ 0.0023022" office:value-type="float" office:value="0.0064212" calcext:value-type="float">
            <text:p>0.0064212</text:p>
          </table:table-cell>
          <table:table-cell table:formula="of:=0.0000015*([.G133]-AVERAGE([.$G$29];[.$G$33];[.$G$61];[.$G$65];[.$G$93];[.$G$97]))+ 0.0023022" office:value-type="float" office:value="0.0017697" calcext:value-type="float">
            <text:p>0.0017697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141045" calcext:value-type="float">
            <text:p>141045</text:p>
          </table:table-cell>
          <table:table-cell table:formula="of:=0.000000148*[.D134] + 0.000151317" office:value-type="float" office:value="0.021025977" calcext:value-type="float">
            <text:p>0.021025977</text:p>
          </table:table-cell>
          <table:table-cell table:formula="of:=0.000000148*([.D134]-AVERAGE([.$D$29];[.$D$61];[.$D$33];[.$D$65];[.$D$93];[.$D$97])) + 0.000151317" office:value-type="float" office:value="0.0179503643333333" calcext:value-type="float">
            <text:p>0.017950364333333</text:p>
          </table:table-cell>
          <table:table-cell office:value-type="float" office:value="252091" calcext:value-type="float">
            <text:p>252091</text:p>
          </table:table-cell>
          <table:table-cell table:formula="of:=0.0000015*[.G134]+ 0.0023022" office:value-type="float" office:value="0.3804387" calcext:value-type="float">
            <text:p>0.3804387</text:p>
          </table:table-cell>
          <table:table-cell table:formula="of:=0.0000015*([.G134]-AVERAGE([.$G$29];[.$G$33];[.$G$61];[.$G$65];[.$G$93];[.$G$97]))+ 0.0023022" office:value-type="float" office:value="0.3757872" calcext:value-type="float">
            <text:p>0.375787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732089" calcext:value-type="float">
            <text:p>732089</text:p>
          </table:table-cell>
          <table:table-cell table:formula="of:=0.000000148*[.D135] + 0.000151317" office:value-type="float" office:value="0.108500489" calcext:value-type="float">
            <text:p>0.108500489</text:p>
          </table:table-cell>
          <table:table-cell table:formula="of:=0.000000148*([.D135]-AVERAGE([.$D$29];[.$D$61];[.$D$33];[.$D$65];[.$D$93];[.$D$97])) + 0.000151317" office:value-type="float" office:value="0.105424876333333" calcext:value-type="float">
            <text:p>0.105424876333333</text:p>
          </table:table-cell>
          <table:table-cell office:value-type="float" office:value="4945" calcext:value-type="float">
            <text:p>4945</text:p>
          </table:table-cell>
          <table:table-cell table:formula="of:=0.0000015*[.G135]+ 0.0023022" office:value-type="float" office:value="0.0097197" calcext:value-type="float">
            <text:p>0.0097197</text:p>
          </table:table-cell>
          <table:table-cell table:formula="of:=0.0000015*([.G135]-AVERAGE([.$G$29];[.$G$33];[.$G$61];[.$G$65];[.$G$93];[.$G$97]))+ 0.0023022" office:value-type="float" office:value="0.0050682" calcext:value-type="float">
            <text:p>0.005068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516111" calcext:value-type="float">
            <text:p>516111</text:p>
          </table:table-cell>
          <table:table-cell table:formula="of:=0.000000148*[.D136] + 0.000151317" office:value-type="float" office:value="0.076535745" calcext:value-type="float">
            <text:p>0.076535745</text:p>
          </table:table-cell>
          <table:table-cell table:formula="of:=0.000000148*([.D136]-AVERAGE([.$D$29];[.$D$61];[.$D$33];[.$D$65];[.$D$93];[.$D$97])) + 0.000151317" office:value-type="float" office:value="0.0734601323333333" calcext:value-type="float">
            <text:p>0.073460132333333</text:p>
          </table:table-cell>
          <table:table-cell office:value-type="float" office:value="3296" calcext:value-type="float">
            <text:p>3296</text:p>
          </table:table-cell>
          <table:table-cell table:formula="of:=0.0000015*[.G136]+ 0.0023022" office:value-type="float" office:value="0.0072462" calcext:value-type="float">
            <text:p>0.0072462</text:p>
          </table:table-cell>
          <table:table-cell table:formula="of:=0.0000015*([.G136]-AVERAGE([.$G$29];[.$G$33];[.$G$61];[.$G$65];[.$G$93];[.$G$97]))+ 0.0023022" office:value-type="float" office:value="0.0025947" calcext:value-type="float">
            <text:p>0.0025947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float" office:value="598919" calcext:value-type="float">
            <text:p>598919</text:p>
          </table:table-cell>
          <table:table-cell table:formula="of:=0.000000148*[.D137] + 0.000151317" office:value-type="float" office:value="0.088791329" calcext:value-type="float">
            <text:p>0.088791329</text:p>
          </table:table-cell>
          <table:table-cell table:formula="of:=0.000000148*([.D137]-AVERAGE([.$D$29];[.$D$61];[.$D$33];[.$D$65];[.$D$93];[.$D$97])) + 0.000151317" office:value-type="float" office:value="0.0857157163333334" calcext:value-type="float">
            <text:p>0.085715716333333</text:p>
          </table:table-cell>
          <table:table-cell office:value-type="float" office:value="3847" calcext:value-type="float">
            <text:p>3847</text:p>
          </table:table-cell>
          <table:table-cell table:formula="of:=0.0000015*[.G137]+ 0.0023022" office:value-type="float" office:value="0.0080727" calcext:value-type="float">
            <text:p>0.0080727</text:p>
          </table:table-cell>
          <table:table-cell table:formula="of:=0.0000015*([.G137]-AVERAGE([.$G$29];[.$G$33];[.$G$61];[.$G$65];[.$G$93];[.$G$97]))+ 0.0023022" office:value-type="float" office:value="0.0034212" calcext:value-type="float">
            <text:p>0.003421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25371" calcext:value-type="float">
            <text:p>25371</text:p>
          </table:table-cell>
          <table:table-cell table:formula="of:=0.000000148*[.D138] + 0.000151317" office:value-type="float" office:value="0.003906225" calcext:value-type="float">
            <text:p>0.003906225</text:p>
          </table:table-cell>
          <table:table-cell table:formula="of:=0.000000148*([.D138]-AVERAGE([.$D$29];[.$D$61];[.$D$33];[.$D$65];[.$D$93];[.$D$97])) + 0.000151317" office:value-type="float" office:value="0.000830612333333333" calcext:value-type="float">
            <text:p>0.000830612333333</text:p>
          </table:table-cell>
          <table:table-cell office:value-type="float" office:value="182771" calcext:value-type="float">
            <text:p>182771</text:p>
          </table:table-cell>
          <table:table-cell table:formula="of:=0.0000015*[.G138]+ 0.0023022" office:value-type="float" office:value="0.2764587" calcext:value-type="float">
            <text:p>0.2764587</text:p>
          </table:table-cell>
          <table:table-cell table:formula="of:=0.0000015*([.G138]-AVERAGE([.$G$29];[.$G$33];[.$G$61];[.$G$65];[.$G$93];[.$G$97]))+ 0.0023022" office:value-type="float" office:value="0.2718072" calcext:value-type="float">
            <text:p>0.271807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130631" calcext:value-type="float">
            <text:p>130631</text:p>
          </table:table-cell>
          <table:table-cell table:formula="of:=0.000000148*[.D139] + 0.000151317" office:value-type="float" office:value="0.019484705" calcext:value-type="float">
            <text:p>0.019484705</text:p>
          </table:table-cell>
          <table:table-cell table:formula="of:=0.000000148*([.D139]-AVERAGE([.$D$29];[.$D$61];[.$D$33];[.$D$65];[.$D$93];[.$D$97])) + 0.000151317" office:value-type="float" office:value="0.0164090923333333" calcext:value-type="float">
            <text:p>0.016409092333333</text:p>
          </table:table-cell>
          <table:table-cell office:value-type="float" office:value="80984" calcext:value-type="float">
            <text:p>80984</text:p>
          </table:table-cell>
          <table:table-cell table:formula="of:=0.0000015*[.G139]+ 0.0023022" office:value-type="float" office:value="0.1237782" calcext:value-type="float">
            <text:p>0.1237782</text:p>
          </table:table-cell>
          <table:table-cell table:formula="of:=0.0000015*([.G139]-AVERAGE([.$G$29];[.$G$33];[.$G$61];[.$G$65];[.$G$93];[.$G$97]))+ 0.0023022" office:value-type="float" office:value="0.1191267" calcext:value-type="float">
            <text:p>0.1191267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445874" calcext:value-type="float">
            <text:p>445874</text:p>
          </table:table-cell>
          <table:table-cell table:formula="of:=0.000000148*[.D140] + 0.000151317" office:value-type="float" office:value="0.066140669" calcext:value-type="float">
            <text:p>0.066140669</text:p>
          </table:table-cell>
          <table:table-cell table:formula="of:=0.000000148*([.D140]-AVERAGE([.$D$29];[.$D$61];[.$D$33];[.$D$65];[.$D$93];[.$D$97])) + 0.000151317" office:value-type="float" office:value="0.0630650563333333" calcext:value-type="float">
            <text:p>0.063065056333333</text:p>
          </table:table-cell>
          <table:table-cell office:value-type="float" office:value="4116" calcext:value-type="float">
            <text:p>4116</text:p>
          </table:table-cell>
          <table:table-cell table:formula="of:=0.0000015*[.G140]+ 0.0023022" office:value-type="float" office:value="0.0084762" calcext:value-type="float">
            <text:p>0.0084762</text:p>
          </table:table-cell>
          <table:table-cell table:formula="of:=0.0000015*([.G140]-AVERAGE([.$G$29];[.$G$33];[.$G$61];[.$G$65];[.$G$93];[.$G$97]))+ 0.0023022" office:value-type="float" office:value="0.0038247" calcext:value-type="float">
            <text:p>0.0038247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float" office:value="492951" calcext:value-type="float">
            <text:p>492951</text:p>
          </table:table-cell>
          <table:table-cell table:formula="of:=0.000000148*[.D141] + 0.000151317" office:value-type="float" office:value="0.073108065" calcext:value-type="float">
            <text:p>0.073108065</text:p>
          </table:table-cell>
          <table:table-cell table:formula="of:=0.000000148*([.D141]-AVERAGE([.$D$29];[.$D$61];[.$D$33];[.$D$65];[.$D$93];[.$D$97])) + 0.000151317" office:value-type="float" office:value="0.0700324523333333" calcext:value-type="float">
            <text:p>0.070032452333333</text:p>
          </table:table-cell>
          <table:table-cell office:value-type="float" office:value="3296" calcext:value-type="float">
            <text:p>3296</text:p>
          </table:table-cell>
          <table:table-cell table:formula="of:=0.0000015*[.G141]+ 0.0023022" office:value-type="float" office:value="0.0072462" calcext:value-type="float">
            <text:p>0.0072462</text:p>
          </table:table-cell>
          <table:table-cell table:formula="of:=0.0000015*([.G141]-AVERAGE([.$G$29];[.$G$33];[.$G$61];[.$G$65];[.$G$93];[.$G$97]))+ 0.0023022" office:value-type="float" office:value="0.0025947" calcext:value-type="float">
            <text:p>0.0025947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float" office:value="31933" calcext:value-type="float">
            <text:p>31933</text:p>
          </table:table-cell>
          <table:table-cell table:formula="of:=0.000000148*[.D142] + 0.000151317" office:value-type="float" office:value="0.004877401" calcext:value-type="float">
            <text:p>0.004877401</text:p>
          </table:table-cell>
          <table:table-cell table:formula="of:=0.000000148*([.D142]-AVERAGE([.$D$29];[.$D$61];[.$D$33];[.$D$65];[.$D$93];[.$D$97])) + 0.000151317" office:value-type="float" office:value="0.00180178833333333" calcext:value-type="float">
            <text:p>0.001801788333333</text:p>
          </table:table-cell>
          <table:table-cell office:value-type="float" office:value="277064" calcext:value-type="float">
            <text:p>277064</text:p>
          </table:table-cell>
          <table:table-cell table:formula="of:=0.0000015*[.G142]+ 0.0023022" office:value-type="float" office:value="0.4178982" calcext:value-type="float">
            <text:p>0.4178982</text:p>
          </table:table-cell>
          <table:table-cell table:formula="of:=0.0000015*([.G142]-AVERAGE([.$G$29];[.$G$33];[.$G$61];[.$G$65];[.$G$93];[.$G$97]))+ 0.0023022" office:value-type="float" office:value="0.4132467" calcext:value-type="float">
            <text:p>0.4132467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64616" calcext:value-type="float">
            <text:p>164616</text:p>
          </table:table-cell>
          <table:table-cell table:formula="of:=0.000000148*[.D143] + 0.000151317" office:value-type="float" office:value="0.024514485" calcext:value-type="float">
            <text:p>0.024514485</text:p>
          </table:table-cell>
          <table:table-cell table:formula="of:=0.000000148*([.D143]-AVERAGE([.$D$29];[.$D$61];[.$D$33];[.$D$65];[.$D$93];[.$D$97])) + 0.000151317" office:value-type="float" office:value="0.0214388723333333" calcext:value-type="float">
            <text:p>0.021438872333333</text:p>
          </table:table-cell>
          <table:table-cell office:value-type="float" office:value="137103" calcext:value-type="float">
            <text:p>137103</text:p>
          </table:table-cell>
          <table:table-cell table:formula="of:=0.0000015*[.G143]+ 0.0023022" office:value-type="float" office:value="0.2079567" calcext:value-type="float">
            <text:p>0.2079567</text:p>
          </table:table-cell>
          <table:table-cell table:formula="of:=0.0000015*([.G143]-AVERAGE([.$G$29];[.$G$33];[.$G$61];[.$G$65];[.$G$93];[.$G$97]))+ 0.0023022" office:value-type="float" office:value="0.2033052" calcext:value-type="float">
            <text:p>0.203305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553874" calcext:value-type="float">
            <text:p>553874</text:p>
          </table:table-cell>
          <table:table-cell table:formula="of:=0.000000148*[.D144] + 0.000151317" office:value-type="float" office:value="0.082124669" calcext:value-type="float">
            <text:p>0.082124669</text:p>
          </table:table-cell>
          <table:table-cell table:formula="of:=0.000000148*([.D144]-AVERAGE([.$D$29];[.$D$61];[.$D$33];[.$D$65];[.$D$93];[.$D$97])) + 0.000151317" office:value-type="float" office:value="0.0790490563333333" calcext:value-type="float">
            <text:p>0.079049056333333</text:p>
          </table:table-cell>
          <table:table-cell office:value-type="float" office:value="3021" calcext:value-type="float">
            <text:p>3021</text:p>
          </table:table-cell>
          <table:table-cell table:formula="of:=0.0000015*[.G144]+ 0.0023022" office:value-type="float" office:value="0.0068337" calcext:value-type="float">
            <text:p>0.0068337</text:p>
          </table:table-cell>
          <table:table-cell table:formula="of:=0.0000015*([.G144]-AVERAGE([.$G$29];[.$G$33];[.$G$61];[.$G$65];[.$G$93];[.$G$97]))+ 0.0023022" office:value-type="float" office:value="0.0021822" calcext:value-type="float">
            <text:p>0.002182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float" office:value="428717" calcext:value-type="float">
            <text:p>428717</text:p>
          </table:table-cell>
          <table:table-cell table:formula="of:=0.000000148*[.D145] + 0.000151317" office:value-type="float" office:value="0.063601433" calcext:value-type="float">
            <text:p>0.063601433</text:p>
          </table:table-cell>
          <table:table-cell table:formula="of:=0.000000148*([.D145]-AVERAGE([.$D$29];[.$D$61];[.$D$33];[.$D$65];[.$D$93];[.$D$97])) + 0.000151317" office:value-type="float" office:value="0.0605258203333333" calcext:value-type="float">
            <text:p>0.060525820333333</text:p>
          </table:table-cell>
          <table:table-cell office:value-type="float" office:value="3573" calcext:value-type="float">
            <text:p>3573</text:p>
          </table:table-cell>
          <table:table-cell table:formula="of:=0.0000015*[.G145]+ 0.0023022" office:value-type="float" office:value="0.0076617" calcext:value-type="float">
            <text:p>0.0076617</text:p>
          </table:table-cell>
          <table:table-cell table:formula="of:=0.0000015*([.G145]-AVERAGE([.$G$29];[.$G$33];[.$G$61];[.$G$65];[.$G$93];[.$G$97]))+ 0.0023022" office:value-type="float" office:value="0.0030102" calcext:value-type="float">
            <text:p>0.003010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26005" calcext:value-type="float">
            <text:p>26005</text:p>
          </table:table-cell>
          <table:table-cell table:formula="of:=0.000000148*[.D146] + 0.000151317" office:value-type="float" office:value="0.004000057" calcext:value-type="float">
            <text:p>0.004000057</text:p>
          </table:table-cell>
          <table:table-cell table:formula="of:=0.000000148*([.D146]-AVERAGE([.$D$29];[.$D$61];[.$D$33];[.$D$65];[.$D$93];[.$D$97])) + 0.000151317" office:value-type="float" office:value="0.000924444333333333" calcext:value-type="float">
            <text:p>0.000924444333333</text:p>
          </table:table-cell>
          <table:table-cell office:value-type="float" office:value="222846" calcext:value-type="float">
            <text:p>222846</text:p>
          </table:table-cell>
          <table:table-cell table:formula="of:=0.0000015*[.G146]+ 0.0023022" office:value-type="float" office:value="0.3365712" calcext:value-type="float">
            <text:p>0.3365712</text:p>
          </table:table-cell>
          <table:table-cell table:formula="of:=0.0000015*([.G146]-AVERAGE([.$G$29];[.$G$33];[.$G$61];[.$G$65];[.$G$93];[.$G$97]))+ 0.0023022" office:value-type="float" office:value="0.3319197" calcext:value-type="float">
            <text:p>0.3319197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27748" calcext:value-type="float">
            <text:p>27748</text:p>
          </table:table-cell>
          <table:table-cell table:formula="of:=0.000000148*[.D147] + 0.000151317" office:value-type="float" office:value="0.004258021" calcext:value-type="float">
            <text:p>0.004258021</text:p>
          </table:table-cell>
          <table:table-cell table:formula="of:=0.000000148*([.D147]-AVERAGE([.$D$29];[.$D$61];[.$D$33];[.$D$65];[.$D$93];[.$D$97])) + 0.000151317" office:value-type="float" office:value="0.00118240833333333" calcext:value-type="float">
            <text:p>0.001182408333333</text:p>
          </table:table-cell>
          <table:table-cell office:value-type="float" office:value="186131" calcext:value-type="float">
            <text:p>186131</text:p>
          </table:table-cell>
          <table:table-cell table:formula="of:=0.0000015*[.G147]+ 0.0023022" office:value-type="float" office:value="0.2814987" calcext:value-type="float">
            <text:p>0.2814987</text:p>
          </table:table-cell>
          <table:table-cell table:formula="of:=0.0000015*([.G147]-AVERAGE([.$G$29];[.$G$33];[.$G$61];[.$G$65];[.$G$93];[.$G$97]))+ 0.0023022" office:value-type="float" office:value="0.2768472" calcext:value-type="float">
            <text:p>0.276847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228391" calcext:value-type="float">
            <text:p>228391</text:p>
          </table:table-cell>
          <table:table-cell table:formula="of:=0.000000148*[.D148] + 0.000151317" office:value-type="float" office:value="0.033953185" calcext:value-type="float">
            <text:p>0.033953185</text:p>
          </table:table-cell>
          <table:table-cell table:formula="of:=0.000000148*([.D148]-AVERAGE([.$D$29];[.$D$61];[.$D$33];[.$D$65];[.$D$93];[.$D$97])) + 0.000151317" office:value-type="float" office:value="0.0308775723333333" calcext:value-type="float">
            <text:p>0.030877572333333</text:p>
          </table:table-cell>
          <table:table-cell office:value-type="float" office:value="51599" calcext:value-type="float">
            <text:p>51599</text:p>
          </table:table-cell>
          <table:table-cell table:formula="of:=0.0000015*[.G148]+ 0.0023022" office:value-type="float" office:value="0.0797007" calcext:value-type="float">
            <text:p>0.0797007</text:p>
          </table:table-cell>
          <table:table-cell table:formula="of:=0.0000015*([.G148]-AVERAGE([.$G$29];[.$G$33];[.$G$61];[.$G$65];[.$G$93];[.$G$97]))+ 0.0023022" office:value-type="float" office:value="0.0750492" calcext:value-type="float">
            <text:p>0.075049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float" office:value="585683" calcext:value-type="float">
            <text:p>585683</text:p>
          </table:table-cell>
          <table:table-cell table:formula="of:=0.000000148*[.D149] + 0.000151317" office:value-type="float" office:value="0.086832401" calcext:value-type="float">
            <text:p>0.086832401</text:p>
          </table:table-cell>
          <table:table-cell table:formula="of:=0.000000148*([.D149]-AVERAGE([.$D$29];[.$D$61];[.$D$33];[.$D$65];[.$D$93];[.$D$97])) + 0.000151317" office:value-type="float" office:value="0.0837567883333333" calcext:value-type="float">
            <text:p>0.083756788333333</text:p>
          </table:table-cell>
          <table:table-cell office:value-type="float" office:value="4944" calcext:value-type="float">
            <text:p>4944</text:p>
          </table:table-cell>
          <table:table-cell table:formula="of:=0.0000015*[.G149]+ 0.0023022" office:value-type="float" office:value="0.0097182" calcext:value-type="float">
            <text:p>0.0097182</text:p>
          </table:table-cell>
          <table:table-cell table:formula="of:=0.0000015*([.G149]-AVERAGE([.$G$29];[.$G$33];[.$G$61];[.$G$65];[.$G$93];[.$G$97]))+ 0.0023022" office:value-type="float" office:value="0.0050667" calcext:value-type="float">
            <text:p>0.0050667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float" office:value="26865" calcext:value-type="float">
            <text:p>26865</text:p>
          </table:table-cell>
          <table:table-cell table:formula="of:=0.000000148*[.D150] + 0.000151317" office:value-type="float" office:value="0.004127337" calcext:value-type="float">
            <text:p>0.004127337</text:p>
          </table:table-cell>
          <table:table-cell table:formula="of:=0.000000148*([.D150]-AVERAGE([.$D$29];[.$D$61];[.$D$33];[.$D$65];[.$D$93];[.$D$97])) + 0.000151317" office:value-type="float" office:value="0.00105172433333333" calcext:value-type="float">
            <text:p>0.001051724333333</text:p>
          </table:table-cell>
          <table:table-cell office:value-type="float" office:value="166940" calcext:value-type="float">
            <text:p>166940</text:p>
          </table:table-cell>
          <table:table-cell table:formula="of:=0.0000015*[.G150]+ 0.0023022" office:value-type="float" office:value="0.2527122" calcext:value-type="float">
            <text:p>0.2527122</text:p>
          </table:table-cell>
          <table:table-cell table:formula="of:=0.0000015*([.G150]-AVERAGE([.$G$29];[.$G$33];[.$G$61];[.$G$65];[.$G$93];[.$G$97]))+ 0.0023022" office:value-type="float" office:value="0.2480607" calcext:value-type="float">
            <text:p>0.2480607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37055" calcext:value-type="float">
            <text:p>37055</text:p>
          </table:table-cell>
          <table:table-cell table:formula="of:=0.000000148*[.D151] + 0.000151317" office:value-type="float" office:value="0.005635457" calcext:value-type="float">
            <text:p>0.005635457</text:p>
          </table:table-cell>
          <table:table-cell table:formula="of:=0.000000148*([.D151]-AVERAGE([.$D$29];[.$D$61];[.$D$33];[.$D$65];[.$D$93];[.$D$97])) + 0.000151317" office:value-type="float" office:value="0.00255984433333333" calcext:value-type="float">
            <text:p>0.002559844333333</text:p>
          </table:table-cell>
          <table:table-cell office:value-type="float" office:value="256091" calcext:value-type="float">
            <text:p>256091</text:p>
          </table:table-cell>
          <table:table-cell table:formula="of:=0.0000015*[.G151]+ 0.0023022" office:value-type="float" office:value="0.3864387" calcext:value-type="float">
            <text:p>0.3864387</text:p>
          </table:table-cell>
          <table:table-cell table:formula="of:=0.0000015*([.G151]-AVERAGE([.$G$29];[.$G$33];[.$G$61];[.$G$65];[.$G$93];[.$G$97]))+ 0.0023022" office:value-type="float" office:value="0.3817872" calcext:value-type="float">
            <text:p>0.381787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90670" calcext:value-type="float">
            <text:p>90670</text:p>
          </table:table-cell>
          <table:table-cell table:formula="of:=0.000000148*[.D152] + 0.000151317" office:value-type="float" office:value="0.013570477" calcext:value-type="float">
            <text:p>0.013570477</text:p>
          </table:table-cell>
          <table:table-cell table:formula="of:=0.000000148*([.D152]-AVERAGE([.$D$29];[.$D$61];[.$D$33];[.$D$65];[.$D$93];[.$D$97])) + 0.000151317" office:value-type="float" office:value="0.0104948643333333" calcext:value-type="float">
            <text:p>0.010494864333333</text:p>
          </table:table-cell>
          <table:table-cell office:value-type="float" office:value="50263" calcext:value-type="float">
            <text:p>50263</text:p>
          </table:table-cell>
          <table:table-cell table:formula="of:=0.0000015*[.G152]+ 0.0023022" office:value-type="float" office:value="0.0776967" calcext:value-type="float">
            <text:p>0.0776967</text:p>
          </table:table-cell>
          <table:table-cell table:formula="of:=0.0000015*([.G152]-AVERAGE([.$G$29];[.$G$33];[.$G$61];[.$G$65];[.$G$93];[.$G$97]))+ 0.0023022" office:value-type="float" office:value="0.0730452" calcext:value-type="float">
            <text:p>0.073045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float" office:value="446946" calcext:value-type="float">
            <text:p>446946</text:p>
          </table:table-cell>
          <table:table-cell table:formula="of:=0.000000148*[.D153] + 0.000151317" office:value-type="float" office:value="0.066299325" calcext:value-type="float">
            <text:p>0.066299325</text:p>
          </table:table-cell>
          <table:table-cell table:formula="of:=0.000000148*([.D153]-AVERAGE([.$D$29];[.$D$61];[.$D$33];[.$D$65];[.$D$93];[.$D$97])) + 0.000151317" office:value-type="float" office:value="0.0632237123333333" calcext:value-type="float">
            <text:p>0.063223712333333</text:p>
          </table:table-cell>
          <table:table-cell office:value-type="float" office:value="2473" calcext:value-type="float">
            <text:p>2473</text:p>
          </table:table-cell>
          <table:table-cell table:formula="of:=0.0000015*[.G153]+ 0.0023022" office:value-type="float" office:value="0.0060117" calcext:value-type="float">
            <text:p>0.0060117</text:p>
          </table:table-cell>
          <table:table-cell table:formula="of:=0.0000015*([.G153]-AVERAGE([.$G$29];[.$G$33];[.$G$61];[.$G$65];[.$G$93];[.$G$97]))+ 0.0023022" office:value-type="float" office:value="0.0013602" calcext:value-type="float">
            <text:p>0.001360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20735" calcext:value-type="float">
            <text:p>20735</text:p>
          </table:table-cell>
          <table:table-cell table:formula="of:=0.000000148*[.D154] + 0.000151317" office:value-type="float" office:value="0.003220097" calcext:value-type="float">
            <text:p>0.003220097</text:p>
          </table:table-cell>
          <table:table-cell table:formula="of:=0.000000148*([.D154]-AVERAGE([.$D$29];[.$D$61];[.$D$33];[.$D$65];[.$D$93];[.$D$97])) + 0.000151317" office:value-type="float" office:value="0.000144484333333333" calcext:value-type="float">
            <text:p>0.000144484333333</text:p>
          </table:table-cell>
          <table:table-cell office:value-type="float" office:value="167534" calcext:value-type="float">
            <text:p>167534</text:p>
          </table:table-cell>
          <table:table-cell table:formula="of:=0.0000015*[.G154]+ 0.0023022" office:value-type="float" office:value="0.2536032" calcext:value-type="float">
            <text:p>0.2536032</text:p>
          </table:table-cell>
          <table:table-cell table:formula="of:=0.0000015*([.G154]-AVERAGE([.$G$29];[.$G$33];[.$G$61];[.$G$65];[.$G$93];[.$G$97]))+ 0.0023022" office:value-type="float" office:value="0.2489517" calcext:value-type="float">
            <text:p>0.2489517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float" office:value="30356" calcext:value-type="float">
            <text:p>30356</text:p>
          </table:table-cell>
          <table:table-cell table:formula="of:=0.000000148*[.D155] + 0.000151317" office:value-type="float" office:value="0.004644005" calcext:value-type="float">
            <text:p>0.004644005</text:p>
          </table:table-cell>
          <table:table-cell table:formula="of:=0.000000148*([.D155]-AVERAGE([.$D$29];[.$D$61];[.$D$33];[.$D$65];[.$D$93];[.$D$97])) + 0.000151317" office:value-type="float" office:value="0.00156839233333333" calcext:value-type="float">
            <text:p>0.001568392333333</text:p>
          </table:table-cell>
          <table:table-cell office:value-type="float" office:value="198731" calcext:value-type="float">
            <text:p>198731</text:p>
          </table:table-cell>
          <table:table-cell table:formula="of:=0.0000015*[.G155]+ 0.0023022" office:value-type="float" office:value="0.3003987" calcext:value-type="float">
            <text:p>0.3003987</text:p>
          </table:table-cell>
          <table:table-cell table:formula="of:=0.0000015*([.G155]-AVERAGE([.$G$29];[.$G$33];[.$G$61];[.$G$65];[.$G$93];[.$G$97]))+ 0.0023022" office:value-type="float" office:value="0.2957472" calcext:value-type="float">
            <text:p>0.295747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float" office:value="28678" calcext:value-type="float">
            <text:p>28678</text:p>
          </table:table-cell>
          <table:table-cell table:formula="of:=0.000000148*[.D156] + 0.000151317" office:value-type="float" office:value="0.004395661" calcext:value-type="float">
            <text:p>0.004395661</text:p>
          </table:table-cell>
          <table:table-cell table:formula="of:=0.000000148*([.D156]-AVERAGE([.$D$29];[.$D$61];[.$D$33];[.$D$65];[.$D$93];[.$D$97])) + 0.000151317" office:value-type="float" office:value="0.00132004833333333" calcext:value-type="float">
            <text:p>0.001320048333333</text:p>
          </table:table-cell>
          <table:table-cell office:value-type="float" office:value="161398" calcext:value-type="float">
            <text:p>161398</text:p>
          </table:table-cell>
          <table:table-cell table:formula="of:=0.0000015*[.G156]+ 0.0023022" office:value-type="float" office:value="0.2443992" calcext:value-type="float">
            <text:p>0.2443992</text:p>
          </table:table-cell>
          <table:table-cell table:formula="of:=0.0000015*([.G156]-AVERAGE([.$G$29];[.$G$33];[.$G$61];[.$G$65];[.$G$93];[.$G$97]))+ 0.0023022" office:value-type="float" office:value="0.2397477" calcext:value-type="float">
            <text:p>0.2397477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float" office:value="22003" calcext:value-type="float">
            <text:p>22003</text:p>
          </table:table-cell>
          <table:table-cell table:formula="of:=0.000000148*[.D157] + 0.000151317" office:value-type="float" office:value="0.003407761" calcext:value-type="float">
            <text:p>0.003407761</text:p>
          </table:table-cell>
          <table:table-cell table:formula="of:=0.000000148*([.D157]-AVERAGE([.$D$29];[.$D$61];[.$D$33];[.$D$65];[.$D$93];[.$D$97])) + 0.000151317" office:value-type="float" office:value="0.000332148333333333" calcext:value-type="float">
            <text:p>0.000332148333333</text:p>
          </table:table-cell>
          <table:table-cell office:value-type="float" office:value="3295" calcext:value-type="float">
            <text:p>3295</text:p>
          </table:table-cell>
          <table:table-cell table:formula="of:=0.0000015*[.G157]+ 0.0023022" office:value-type="float" office:value="0.0072447" calcext:value-type="float">
            <text:p>0.0072447</text:p>
          </table:table-cell>
          <table:table-cell table:formula="of:=0.0000015*([.G157]-AVERAGE([.$G$29];[.$G$33];[.$G$61];[.$G$65];[.$G$93];[.$G$97]))+ 0.0023022" office:value-type="float" office:value="0.0025932" calcext:value-type="float">
            <text:p>0.002593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float" office:value="30526" calcext:value-type="float">
            <text:p>30526</text:p>
          </table:table-cell>
          <table:table-cell table:formula="of:=0.000000148*[.D158] + 0.000151317" office:value-type="float" office:value="0.004669165" calcext:value-type="float">
            <text:p>0.004669165</text:p>
          </table:table-cell>
          <table:table-cell table:formula="of:=0.000000148*([.D158]-AVERAGE([.$D$29];[.$D$61];[.$D$33];[.$D$65];[.$D$93];[.$D$97])) + 0.000151317" office:value-type="float" office:value="0.00159355233333333" calcext:value-type="float">
            <text:p>0.001593552333333</text:p>
          </table:table-cell>
          <table:table-cell office:value-type="float" office:value="197719" calcext:value-type="float">
            <text:p>197719</text:p>
          </table:table-cell>
          <table:table-cell table:formula="of:=0.0000015*[.G158]+ 0.0023022" office:value-type="float" office:value="0.2988807" calcext:value-type="float">
            <text:p>0.2988807</text:p>
          </table:table-cell>
          <table:table-cell table:formula="of:=0.0000015*([.G158]-AVERAGE([.$G$29];[.$G$33];[.$G$61];[.$G$65];[.$G$93];[.$G$97]))+ 0.0023022" office:value-type="float" office:value="0.2942292" calcext:value-type="float">
            <text:p>0.294229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30872" calcext:value-type="float">
            <text:p>30872</text:p>
          </table:table-cell>
          <table:table-cell table:formula="of:=0.000000148*[.D159] + 0.000151317" office:value-type="float" office:value="0.004720373" calcext:value-type="float">
            <text:p>0.004720373</text:p>
          </table:table-cell>
          <table:table-cell table:formula="of:=0.000000148*([.D159]-AVERAGE([.$D$29];[.$D$61];[.$D$33];[.$D$65];[.$D$93];[.$D$97])) + 0.000151317" office:value-type="float" office:value="0.00164476033333333" calcext:value-type="float">
            <text:p>0.001644760333333</text:p>
          </table:table-cell>
          <table:table-cell office:value-type="float" office:value="213217" calcext:value-type="float">
            <text:p>213217</text:p>
          </table:table-cell>
          <table:table-cell table:formula="of:=0.0000015*[.G159]+ 0.0023022" office:value-type="float" office:value="0.3221277" calcext:value-type="float">
            <text:p>0.3221277</text:p>
          </table:table-cell>
          <table:table-cell table:formula="of:=0.0000015*([.G159]-AVERAGE([.$G$29];[.$G$33];[.$G$61];[.$G$65];[.$G$93];[.$G$97]))+ 0.0023022" office:value-type="float" office:value="0.3174762" calcext:value-type="float">
            <text:p>0.317476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27996" calcext:value-type="float">
            <text:p>27996</text:p>
          </table:table-cell>
          <table:table-cell table:formula="of:=0.000000148*[.D160] + 0.000151317" office:value-type="float" office:value="0.004294725" calcext:value-type="float">
            <text:p>0.004294725</text:p>
          </table:table-cell>
          <table:table-cell table:formula="of:=0.000000148*([.D160]-AVERAGE([.$D$29];[.$D$61];[.$D$33];[.$D$65];[.$D$93];[.$D$97])) + 0.000151317" office:value-type="float" office:value="0.00121911233333333" calcext:value-type="float">
            <text:p>0.001219112333333</text:p>
          </table:table-cell>
          <table:table-cell office:value-type="float" office:value="212600" calcext:value-type="float">
            <text:p>212600</text:p>
          </table:table-cell>
          <table:table-cell table:formula="of:=0.0000015*[.G160]+ 0.0023022" office:value-type="float" office:value="0.3212022" calcext:value-type="float">
            <text:p>0.3212022</text:p>
          </table:table-cell>
          <table:table-cell table:formula="of:=0.0000015*([.G160]-AVERAGE([.$G$29];[.$G$33];[.$G$61];[.$G$65];[.$G$93];[.$G$97]))+ 0.0023022" office:value-type="float" office:value="0.3165507" calcext:value-type="float">
            <text:p>0.3165507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float" office:value="18985" calcext:value-type="float">
            <text:p>18985</text:p>
          </table:table-cell>
          <table:table-cell table:formula="of:=0.000000148*[.D161] + 0.000151317" office:value-type="float" office:value="0.002961097" calcext:value-type="float">
            <text:p>0.002961097</text:p>
          </table:table-cell>
          <table:table-cell table:formula="of:=0.000000148*([.D161]-AVERAGE([.$D$29];[.$D$61];[.$D$33];[.$D$65];[.$D$93];[.$D$97])) + 0.000151317" office:value-type="float" office:value="-0.000114515666666667" calcext:value-type="float">
            <text:p>-0.000114515666667</text:p>
          </table:table-cell>
          <table:table-cell office:value-type="float" office:value="3298" calcext:value-type="float">
            <text:p>3298</text:p>
          </table:table-cell>
          <table:table-cell table:formula="of:=0.0000015*[.G161]+ 0.0023022" office:value-type="float" office:value="0.0072492" calcext:value-type="float">
            <text:p>0.0072492</text:p>
          </table:table-cell>
          <table:table-cell table:formula="of:=0.0000015*([.G161]-AVERAGE([.$G$29];[.$G$33];[.$G$61];[.$G$65];[.$G$93];[.$G$97]))+ 0.0023022" office:value-type="float" office:value="0.0025977" calcext:value-type="float">
            <text:p>0.0025977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float" office:value="106076" calcext:value-type="float">
            <text:p>106076</text:p>
          </table:table-cell>
          <table:table-cell table:formula="of:=0.000000148*[.D162] + 0.000151317" office:value-type="float" office:value="0.015850565" calcext:value-type="float">
            <text:p>0.015850565</text:p>
          </table:table-cell>
          <table:table-cell table:formula="of:=0.000000148*([.D162]-AVERAGE([.$D$29];[.$D$61];[.$D$33];[.$D$65];[.$D$93];[.$D$97])) + 0.000151317" office:value-type="float" office:value="0.0127749523333333" calcext:value-type="float">
            <text:p>0.012774952333333</text:p>
          </table:table-cell>
          <table:table-cell office:value-type="float" office:value="180204" calcext:value-type="float">
            <text:p>180204</text:p>
          </table:table-cell>
          <table:table-cell table:formula="of:=0.0000015*[.G162]+ 0.0023022" office:value-type="float" office:value="0.2726082" calcext:value-type="float">
            <text:p>0.2726082</text:p>
          </table:table-cell>
          <table:table-cell table:formula="of:=0.0000015*([.G162]-AVERAGE([.$G$29];[.$G$33];[.$G$61];[.$G$65];[.$G$93];[.$G$97]))+ 0.0023022" office:value-type="float" office:value="0.2679567" calcext:value-type="float">
            <text:p>0.2679567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float" office:value="405588" calcext:value-type="float">
            <text:p>405588</text:p>
          </table:table-cell>
          <table:table-cell table:formula="of:=0.000000148*[.D163] + 0.000151317" office:value-type="float" office:value="0.060178341" calcext:value-type="float">
            <text:p>0.060178341</text:p>
          </table:table-cell>
          <table:table-cell table:formula="of:=0.000000148*([.D163]-AVERAGE([.$D$29];[.$D$61];[.$D$33];[.$D$65];[.$D$93];[.$D$97])) + 0.000151317" office:value-type="float" office:value="0.0571027283333333" calcext:value-type="float">
            <text:p>0.057102728333333</text:p>
          </table:table-cell>
          <table:table-cell office:value-type="float" office:value="7684" calcext:value-type="float">
            <text:p>7684</text:p>
          </table:table-cell>
          <table:table-cell table:formula="of:=0.0000015*[.G163]+ 0.0023022" office:value-type="float" office:value="0.0138282" calcext:value-type="float">
            <text:p>0.0138282</text:p>
          </table:table-cell>
          <table:table-cell table:formula="of:=0.0000015*([.G163]-AVERAGE([.$G$29];[.$G$33];[.$G$61];[.$G$65];[.$G$93];[.$G$97]))+ 0.0023022" office:value-type="float" office:value="0.0091767" calcext:value-type="float">
            <text:p>0.0091767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float" office:value="488589" calcext:value-type="float">
            <text:p>488589</text:p>
          </table:table-cell>
          <table:table-cell table:formula="of:=0.000000148*[.D164] + 0.000151317" office:value-type="float" office:value="0.072462489" calcext:value-type="float">
            <text:p>0.072462489</text:p>
          </table:table-cell>
          <table:table-cell table:formula="of:=0.000000148*([.D164]-AVERAGE([.$D$29];[.$D$61];[.$D$33];[.$D$65];[.$D$93];[.$D$97])) + 0.000151317" office:value-type="float" office:value="0.0693868763333333" calcext:value-type="float">
            <text:p>0.069386876333333</text:p>
          </table:table-cell>
          <table:table-cell office:value-type="float" office:value="4392" calcext:value-type="float">
            <text:p>4392</text:p>
          </table:table-cell>
          <table:table-cell table:formula="of:=0.0000015*[.G164]+ 0.0023022" office:value-type="float" office:value="0.0088902" calcext:value-type="float">
            <text:p>0.0088902</text:p>
          </table:table-cell>
          <table:table-cell table:formula="of:=0.0000015*([.G164]-AVERAGE([.$G$29];[.$G$33];[.$G$61];[.$G$65];[.$G$93];[.$G$97]))+ 0.0023022" office:value-type="float" office:value="0.0042387" calcext:value-type="float">
            <text:p>0.0042387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893529" calcext:value-type="float">
            <text:p>893529</text:p>
          </table:table-cell>
          <table:table-cell table:formula="of:=0.000000148*[.D165] + 0.000151317" office:value-type="float" office:value="0.132393609" calcext:value-type="float">
            <text:p>0.132393609</text:p>
          </table:table-cell>
          <table:table-cell table:formula="of:=0.000000148*([.D165]-AVERAGE([.$D$29];[.$D$61];[.$D$33];[.$D$65];[.$D$93];[.$D$97])) + 0.000151317" office:value-type="float" office:value="0.129317996333333" calcext:value-type="float">
            <text:p>0.129317996333333</text:p>
          </table:table-cell>
          <table:table-cell office:value-type="float" office:value="4942" calcext:value-type="float">
            <text:p>4942</text:p>
          </table:table-cell>
          <table:table-cell table:formula="of:=0.0000015*[.G165]+ 0.0023022" office:value-type="float" office:value="0.0097152" calcext:value-type="float">
            <text:p>0.0097152</text:p>
          </table:table-cell>
          <table:table-cell table:formula="of:=0.0000015*([.G165]-AVERAGE([.$G$29];[.$G$33];[.$G$61];[.$G$65];[.$G$93];[.$G$97]))+ 0.0023022" office:value-type="float" office:value="0.0050637" calcext:value-type="float">
            <text:p>0.0050637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office:value-type="float" office:value="258121" calcext:value-type="float">
            <text:p>258121</text:p>
          </table:table-cell>
          <table:table-cell table:formula="of:=0.000000148*[.D166] + 0.000151317" office:value-type="float" office:value="0.038353225" calcext:value-type="float">
            <text:p>0.038353225</text:p>
          </table:table-cell>
          <table:table-cell table:formula="of:=0.000000148*([.D166]-AVERAGE([.$D$29];[.$D$61];[.$D$33];[.$D$65];[.$D$93];[.$D$97])) + 0.000151317" office:value-type="float" office:value="0.0352776123333333" calcext:value-type="float">
            <text:p>0.035277612333333</text:p>
          </table:table-cell>
          <table:table-cell office:value-type="float" office:value="115338" calcext:value-type="float">
            <text:p>115338</text:p>
          </table:table-cell>
          <table:table-cell table:formula="of:=0.0000015*[.G166]+ 0.0023022" office:value-type="float" office:value="0.1753092" calcext:value-type="float">
            <text:p>0.1753092</text:p>
          </table:table-cell>
          <table:table-cell table:formula="of:=0.0000015*([.G166]-AVERAGE([.$G$29];[.$G$33];[.$G$61];[.$G$65];[.$G$93];[.$G$97]))+ 0.0023022" office:value-type="float" office:value="0.1706577" calcext:value-type="float">
            <text:p>0.1706577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float" office:value="691340" calcext:value-type="float">
            <text:p>691340</text:p>
          </table:table-cell>
          <table:table-cell table:formula="of:=0.000000148*[.D167] + 0.000151317" office:value-type="float" office:value="0.102469637" calcext:value-type="float">
            <text:p>0.102469637</text:p>
          </table:table-cell>
          <table:table-cell table:formula="of:=0.000000148*([.D167]-AVERAGE([.$D$29];[.$D$61];[.$D$33];[.$D$65];[.$D$93];[.$D$97])) + 0.000151317" office:value-type="float" office:value="0.0993940243333334" calcext:value-type="float">
            <text:p>0.099394024333333</text:p>
          </table:table-cell>
          <table:table-cell office:value-type="float" office:value="6867" calcext:value-type="float">
            <text:p>6867</text:p>
          </table:table-cell>
          <table:table-cell table:formula="of:=0.0000015*[.G167]+ 0.0023022" office:value-type="float" office:value="0.0126027" calcext:value-type="float">
            <text:p>0.0126027</text:p>
          </table:table-cell>
          <table:table-cell table:formula="of:=0.0000015*([.G167]-AVERAGE([.$G$29];[.$G$33];[.$G$61];[.$G$65];[.$G$93];[.$G$97]))+ 0.0023022" office:value-type="float" office:value="0.0079512" calcext:value-type="float">
            <text:p>0.007951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445814" calcext:value-type="float">
            <text:p>445814</text:p>
          </table:table-cell>
          <table:table-cell table:formula="of:=0.000000148*[.D168] + 0.000151317" office:value-type="float" office:value="0.066131789" calcext:value-type="float">
            <text:p>0.066131789</text:p>
          </table:table-cell>
          <table:table-cell table:formula="of:=0.000000148*([.D168]-AVERAGE([.$D$29];[.$D$61];[.$D$33];[.$D$65];[.$D$93];[.$D$97])) + 0.000151317" office:value-type="float" office:value="0.0630561763333333" calcext:value-type="float">
            <text:p>0.063056176333333</text:p>
          </table:table-cell>
          <table:table-cell office:value-type="float" office:value="3571" calcext:value-type="float">
            <text:p>3571</text:p>
          </table:table-cell>
          <table:table-cell table:formula="of:=0.0000015*[.G168]+ 0.0023022" office:value-type="float" office:value="0.0076587" calcext:value-type="float">
            <text:p>0.0076587</text:p>
          </table:table-cell>
          <table:table-cell table:formula="of:=0.0000015*([.G168]-AVERAGE([.$G$29];[.$G$33];[.$G$61];[.$G$65];[.$G$93];[.$G$97]))+ 0.0023022" office:value-type="float" office:value="0.0030072" calcext:value-type="float">
            <text:p>0.003007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float" office:value="276967" calcext:value-type="float">
            <text:p>276967</text:p>
          </table:table-cell>
          <table:table-cell table:formula="of:=0.000000148*[.D169] + 0.000151317" office:value-type="float" office:value="0.041142433" calcext:value-type="float">
            <text:p>0.041142433</text:p>
          </table:table-cell>
          <table:table-cell table:formula="of:=0.000000148*([.D169]-AVERAGE([.$D$29];[.$D$61];[.$D$33];[.$D$65];[.$D$93];[.$D$97])) + 0.000151317" office:value-type="float" office:value="0.0380668203333333" calcext:value-type="float">
            <text:p>0.038066820333333</text:p>
          </table:table-cell>
          <table:table-cell office:value-type="float" office:value="1649" calcext:value-type="float">
            <text:p>1649</text:p>
          </table:table-cell>
          <table:table-cell table:formula="of:=0.0000015*[.G169]+ 0.0023022" office:value-type="float" office:value="0.0047757" calcext:value-type="float">
            <text:p>0.0047757</text:p>
          </table:table-cell>
          <table:table-cell table:formula="of:=0.0000015*([.G169]-AVERAGE([.$G$29];[.$G$33];[.$G$61];[.$G$65];[.$G$93];[.$G$97]))+ 0.0023022" office:value-type="float" office:value="0.0001242" calcext:value-type="float">
            <text:p>0.000124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20873" calcext:value-type="float">
            <text:p>20873</text:p>
          </table:table-cell>
          <table:table-cell table:formula="of:=0.000000148*[.D170] + 0.000151317" office:value-type="float" office:value="0.003240521" calcext:value-type="float">
            <text:p>0.003240521</text:p>
          </table:table-cell>
          <table:table-cell table:formula="of:=0.000000148*([.D170]-AVERAGE([.$D$29];[.$D$61];[.$D$33];[.$D$65];[.$D$93];[.$D$97])) + 0.000151317" office:value-type="float" office:value="0.000164908333333333" calcext:value-type="float">
            <text:p>0.000164908333333</text:p>
          </table:table-cell>
          <table:table-cell office:value-type="float" office:value="94092" calcext:value-type="float">
            <text:p>94092</text:p>
          </table:table-cell>
          <table:table-cell table:formula="of:=0.0000015*[.G170]+ 0.0023022" office:value-type="float" office:value="0.1434402" calcext:value-type="float">
            <text:p>0.1434402</text:p>
          </table:table-cell>
          <table:table-cell table:formula="of:=0.0000015*([.G170]-AVERAGE([.$G$29];[.$G$33];[.$G$61];[.$G$65];[.$G$93];[.$G$97]))+ 0.0023022" office:value-type="float" office:value="0.1387887" calcext:value-type="float">
            <text:p>0.1387887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float" office:value="105629" calcext:value-type="float">
            <text:p>105629</text:p>
          </table:table-cell>
          <table:table-cell table:formula="of:=0.000000148*[.D171] + 0.000151317" office:value-type="float" office:value="0.015784409" calcext:value-type="float">
            <text:p>0.015784409</text:p>
          </table:table-cell>
          <table:table-cell table:formula="of:=0.000000148*([.D171]-AVERAGE([.$D$29];[.$D$61];[.$D$33];[.$D$65];[.$D$93];[.$D$97])) + 0.000151317" office:value-type="float" office:value="0.0127087963333333" calcext:value-type="float">
            <text:p>0.012708796333333</text:p>
          </table:table-cell>
          <table:table-cell office:value-type="float" office:value="148999" calcext:value-type="float">
            <text:p>148999</text:p>
          </table:table-cell>
          <table:table-cell table:formula="of:=0.0000015*[.G171]+ 0.0023022" office:value-type="float" office:value="0.2258007" calcext:value-type="float">
            <text:p>0.2258007</text:p>
          </table:table-cell>
          <table:table-cell table:formula="of:=0.0000015*([.G171]-AVERAGE([.$G$29];[.$G$33];[.$G$61];[.$G$65];[.$G$93];[.$G$97]))+ 0.0023022" office:value-type="float" office:value="0.2211492" calcext:value-type="float">
            <text:p>0.221149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float" office:value="518273" calcext:value-type="float">
            <text:p>518273</text:p>
          </table:table-cell>
          <table:table-cell table:formula="of:=0.000000148*[.D172] + 0.000151317" office:value-type="float" office:value="0.076855721" calcext:value-type="float">
            <text:p>0.076855721</text:p>
          </table:table-cell>
          <table:table-cell table:formula="of:=0.000000148*([.D172]-AVERAGE([.$D$29];[.$D$61];[.$D$33];[.$D$65];[.$D$93];[.$D$97])) + 0.000151317" office:value-type="float" office:value="0.0737801083333333" calcext:value-type="float">
            <text:p>0.073780108333333</text:p>
          </table:table-cell>
          <table:table-cell office:value-type="float" office:value="4118" calcext:value-type="float">
            <text:p>4118</text:p>
          </table:table-cell>
          <table:table-cell table:formula="of:=0.0000015*[.G172]+ 0.0023022" office:value-type="float" office:value="0.0084792" calcext:value-type="float">
            <text:p>0.0084792</text:p>
          </table:table-cell>
          <table:table-cell table:formula="of:=0.0000015*([.G172]-AVERAGE([.$G$29];[.$G$33];[.$G$61];[.$G$65];[.$G$93];[.$G$97]))+ 0.0023022" office:value-type="float" office:value="0.0038277" calcext:value-type="float">
            <text:p>0.0038277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office:value-type="float" office:value="387643" calcext:value-type="float">
            <text:p>387643</text:p>
          </table:table-cell>
          <table:table-cell table:formula="of:=0.000000148*[.D173] + 0.000151317" office:value-type="float" office:value="0.057522481" calcext:value-type="float">
            <text:p>0.057522481</text:p>
          </table:table-cell>
          <table:table-cell table:formula="of:=0.000000148*([.D173]-AVERAGE([.$D$29];[.$D$61];[.$D$33];[.$D$65];[.$D$93];[.$D$97])) + 0.000151317" office:value-type="float" office:value="0.0544468683333333" calcext:value-type="float">
            <text:p>0.054446868333333</text:p>
          </table:table-cell>
          <table:table-cell office:value-type="float" office:value="3295" calcext:value-type="float">
            <text:p>3295</text:p>
          </table:table-cell>
          <table:table-cell table:formula="of:=0.0000015*[.G173]+ 0.0023022" office:value-type="float" office:value="0.0072447" calcext:value-type="float">
            <text:p>0.0072447</text:p>
          </table:table-cell>
          <table:table-cell table:formula="of:=0.0000015*([.G173]-AVERAGE([.$G$29];[.$G$33];[.$G$61];[.$G$65];[.$G$93];[.$G$97]))+ 0.0023022" office:value-type="float" office:value="0.0025932" calcext:value-type="float">
            <text:p>0.002593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office:value-type="float" office:value="28210" calcext:value-type="float">
            <text:p>28210</text:p>
          </table:table-cell>
          <table:table-cell table:formula="of:=0.000000148*[.D174] + 0.000151317" office:value-type="float" office:value="0.004326397" calcext:value-type="float">
            <text:p>0.004326397</text:p>
          </table:table-cell>
          <table:table-cell table:formula="of:=0.000000148*([.D174]-AVERAGE([.$D$29];[.$D$61];[.$D$33];[.$D$65];[.$D$93];[.$D$97])) + 0.000151317" office:value-type="float" office:value="0.00125078433333333" calcext:value-type="float">
            <text:p>0.001250784333333</text:p>
          </table:table-cell>
          <table:table-cell office:value-type="float" office:value="158455" calcext:value-type="float">
            <text:p>158455</text:p>
          </table:table-cell>
          <table:table-cell table:formula="of:=0.0000015*[.G174]+ 0.0023022" office:value-type="float" office:value="0.2399847" calcext:value-type="float">
            <text:p>0.2399847</text:p>
          </table:table-cell>
          <table:table-cell table:formula="of:=0.0000015*([.G174]-AVERAGE([.$G$29];[.$G$33];[.$G$61];[.$G$65];[.$G$93];[.$G$97]))+ 0.0023022" office:value-type="float" office:value="0.2353332" calcext:value-type="float">
            <text:p>0.235333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float" office:value="562003" calcext:value-type="float">
            <text:p>562003</text:p>
          </table:table-cell>
          <table:table-cell table:formula="of:=0.000000148*[.D175] + 0.000151317" office:value-type="float" office:value="0.083327761" calcext:value-type="float">
            <text:p>0.083327761</text:p>
          </table:table-cell>
          <table:table-cell table:formula="of:=0.000000148*([.D175]-AVERAGE([.$D$29];[.$D$61];[.$D$33];[.$D$65];[.$D$93];[.$D$97])) + 0.000151317" office:value-type="float" office:value="0.0802521483333334" calcext:value-type="float">
            <text:p>0.080252148333333</text:p>
          </table:table-cell>
          <table:table-cell office:value-type="float" office:value="89274" calcext:value-type="float">
            <text:p>89274</text:p>
          </table:table-cell>
          <table:table-cell table:formula="of:=0.0000015*[.G175]+ 0.0023022" office:value-type="float" office:value="0.1362132" calcext:value-type="float">
            <text:p>0.1362132</text:p>
          </table:table-cell>
          <table:table-cell table:formula="of:=0.0000015*([.G175]-AVERAGE([.$G$29];[.$G$33];[.$G$61];[.$G$65];[.$G$93];[.$G$97]))+ 0.0023022" office:value-type="float" office:value="0.1315617" calcext:value-type="float">
            <text:p>0.1315617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748857" calcext:value-type="float">
            <text:p>748857</text:p>
          </table:table-cell>
          <table:table-cell table:formula="of:=0.000000148*[.D176] + 0.000151317" office:value-type="float" office:value="0.110982153" calcext:value-type="float">
            <text:p>0.110982153</text:p>
          </table:table-cell>
          <table:table-cell table:formula="of:=0.000000148*([.D176]-AVERAGE([.$D$29];[.$D$61];[.$D$33];[.$D$65];[.$D$93];[.$D$97])) + 0.000151317" office:value-type="float" office:value="0.107906540333333" calcext:value-type="float">
            <text:p>0.107906540333333</text:p>
          </table:table-cell>
          <table:table-cell office:value-type="float" office:value="3297" calcext:value-type="float">
            <text:p>3297</text:p>
          </table:table-cell>
          <table:table-cell table:formula="of:=0.0000015*[.G176]+ 0.0023022" office:value-type="float" office:value="0.0072477" calcext:value-type="float">
            <text:p>0.0072477</text:p>
          </table:table-cell>
          <table:table-cell table:formula="of:=0.0000015*([.G176]-AVERAGE([.$G$29];[.$G$33];[.$G$61];[.$G$65];[.$G$93];[.$G$97]))+ 0.0023022" office:value-type="float" office:value="0.0025962" calcext:value-type="float">
            <text:p>0.002596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float" office:value="452465" calcext:value-type="float">
            <text:p>452465</text:p>
          </table:table-cell>
          <table:table-cell table:formula="of:=0.000000148*[.D177] + 0.000151317" office:value-type="float" office:value="0.067116137" calcext:value-type="float">
            <text:p>0.067116137</text:p>
          </table:table-cell>
          <table:table-cell table:formula="of:=0.000000148*([.D177]-AVERAGE([.$D$29];[.$D$61];[.$D$33];[.$D$65];[.$D$93];[.$D$97])) + 0.000151317" office:value-type="float" office:value="0.0640405243333333" calcext:value-type="float">
            <text:p>0.064040524333333</text:p>
          </table:table-cell>
          <table:table-cell office:value-type="float" office:value="3297" calcext:value-type="float">
            <text:p>3297</text:p>
          </table:table-cell>
          <table:table-cell table:formula="of:=0.0000015*[.G177]+ 0.0023022" office:value-type="float" office:value="0.0072477" calcext:value-type="float">
            <text:p>0.0072477</text:p>
          </table:table-cell>
          <table:table-cell table:formula="of:=0.0000015*([.G177]-AVERAGE([.$G$29];[.$G$33];[.$G$61];[.$G$65];[.$G$93];[.$G$97]))+ 0.0023022" office:value-type="float" office:value="0.0025962" calcext:value-type="float">
            <text:p>0.002596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float" office:value="23262" calcext:value-type="float">
            <text:p>23262</text:p>
          </table:table-cell>
          <table:table-cell table:formula="of:=0.000000148*[.D178] + 0.000151317" office:value-type="float" office:value="0.003594093" calcext:value-type="float">
            <text:p>0.003594093</text:p>
          </table:table-cell>
          <table:table-cell table:formula="of:=0.000000148*([.D178]-AVERAGE([.$D$29];[.$D$61];[.$D$33];[.$D$65];[.$D$93];[.$D$97])) + 0.000151317" office:value-type="float" office:value="0.000518480333333333" calcext:value-type="float">
            <text:p>0.000518480333333</text:p>
          </table:table-cell>
          <table:table-cell office:value-type="float" office:value="175609" calcext:value-type="float">
            <text:p>175609</text:p>
          </table:table-cell>
          <table:table-cell table:formula="of:=0.0000015*[.G178]+ 0.0023022" office:value-type="float" office:value="0.2657157" calcext:value-type="float">
            <text:p>0.2657157</text:p>
          </table:table-cell>
          <table:table-cell table:formula="of:=0.0000015*([.G178]-AVERAGE([.$G$29];[.$G$33];[.$G$61];[.$G$65];[.$G$93];[.$G$97]))+ 0.0023022" office:value-type="float" office:value="0.2610642" calcext:value-type="float">
            <text:p>0.261064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office:value-type="float" office:value="29577" calcext:value-type="float">
            <text:p>29577</text:p>
          </table:table-cell>
          <table:table-cell table:formula="of:=0.000000148*[.D179] + 0.000151317" office:value-type="float" office:value="0.004528713" calcext:value-type="float">
            <text:p>0.004528713</text:p>
          </table:table-cell>
          <table:table-cell table:formula="of:=0.000000148*([.D179]-AVERAGE([.$D$29];[.$D$61];[.$D$33];[.$D$65];[.$D$93];[.$D$97])) + 0.000151317" office:value-type="float" office:value="0.00145310033333333" calcext:value-type="float">
            <text:p>0.001453100333333</text:p>
          </table:table-cell>
          <table:table-cell office:value-type="float" office:value="193166" calcext:value-type="float">
            <text:p>193166</text:p>
          </table:table-cell>
          <table:table-cell table:formula="of:=0.0000015*[.G179]+ 0.0023022" office:value-type="float" office:value="0.2920512" calcext:value-type="float">
            <text:p>0.2920512</text:p>
          </table:table-cell>
          <table:table-cell table:formula="of:=0.0000015*([.G179]-AVERAGE([.$G$29];[.$G$33];[.$G$61];[.$G$65];[.$G$93];[.$G$97]))+ 0.0023022" office:value-type="float" office:value="0.2873997" calcext:value-type="float">
            <text:p>0.2873997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float" office:value="116010" calcext:value-type="float">
            <text:p>116010</text:p>
          </table:table-cell>
          <table:table-cell table:formula="of:=0.000000148*[.D180] + 0.000151317" office:value-type="float" office:value="0.017320797" calcext:value-type="float">
            <text:p>0.017320797</text:p>
          </table:table-cell>
          <table:table-cell table:formula="of:=0.000000148*([.D180]-AVERAGE([.$D$29];[.$D$61];[.$D$33];[.$D$65];[.$D$93];[.$D$97])) + 0.000151317" office:value-type="float" office:value="0.0142451843333333" calcext:value-type="float">
            <text:p>0.014245184333333</text:p>
          </table:table-cell>
          <table:table-cell office:value-type="float" office:value="66158" calcext:value-type="float">
            <text:p>66158</text:p>
          </table:table-cell>
          <table:table-cell table:formula="of:=0.0000015*[.G180]+ 0.0023022" office:value-type="float" office:value="0.1015392" calcext:value-type="float">
            <text:p>0.1015392</text:p>
          </table:table-cell>
          <table:table-cell table:formula="of:=0.0000015*([.G180]-AVERAGE([.$G$29];[.$G$33];[.$G$61];[.$G$65];[.$G$93];[.$G$97]))+ 0.0023022" office:value-type="float" office:value="0.0968877" calcext:value-type="float">
            <text:p>0.0968877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office:value-type="float" office:value="418341" calcext:value-type="float">
            <text:p>418341</text:p>
          </table:table-cell>
          <table:table-cell table:formula="of:=0.000000148*[.D181] + 0.000151317" office:value-type="float" office:value="0.062065785" calcext:value-type="float">
            <text:p>0.062065785</text:p>
          </table:table-cell>
          <table:table-cell table:formula="of:=0.000000148*([.D181]-AVERAGE([.$D$29];[.$D$61];[.$D$33];[.$D$65];[.$D$93];[.$D$97])) + 0.000151317" office:value-type="float" office:value="0.0589901723333333" calcext:value-type="float">
            <text:p>0.058990172333333</text:p>
          </table:table-cell>
          <table:table-cell office:value-type="float" office:value="1373" calcext:value-type="float">
            <text:p>1373</text:p>
          </table:table-cell>
          <table:table-cell table:formula="of:=0.0000015*[.G181]+ 0.0023022" office:value-type="float" office:value="0.0043617" calcext:value-type="float">
            <text:p>0.0043617</text:p>
          </table:table-cell>
          <table:table-cell table:formula="of:=0.0000015*([.G181]-AVERAGE([.$G$29];[.$G$33];[.$G$61];[.$G$65];[.$G$93];[.$G$97]))+ 0.0023022" office:value-type="float" office:value="-0.0002898" calcext:value-type="float">
            <text:p>-0.0002898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E</text:p>
          </table:table-cell>
          <table:table-cell office:value-type="float" office:value="11" calcext:value-type="float">
            <text:p>11</text:p>
          </table:table-cell>
          <table:table-cell office:value-type="float" office:value="28768" calcext:value-type="float">
            <text:p>28768</text:p>
          </table:table-cell>
          <table:table-cell table:formula="of:=0.000000148*[.D182] + 0.000151317" office:value-type="float" office:value="0.004408981" calcext:value-type="float">
            <text:p>0.004408981</text:p>
          </table:table-cell>
          <table:table-cell table:formula="of:=0.000000148*([.D182]-AVERAGE([.$D$29];[.$D$61];[.$D$33];[.$D$65];[.$D$93];[.$D$97])) + 0.000151317" office:value-type="float" office:value="0.00133336833333333" calcext:value-type="float">
            <text:p>0.001333368333333</text:p>
          </table:table-cell>
          <table:table-cell office:value-type="float" office:value="178229" calcext:value-type="float">
            <text:p>178229</text:p>
          </table:table-cell>
          <table:table-cell table:formula="of:=0.0000015*[.G182]+ 0.0023022" office:value-type="float" office:value="0.2696457" calcext:value-type="float">
            <text:p>0.2696457</text:p>
          </table:table-cell>
          <table:table-cell table:formula="of:=0.0000015*([.G182]-AVERAGE([.$G$29];[.$G$33];[.$G$61];[.$G$65];[.$G$93];[.$G$97]))+ 0.0023022" office:value-type="float" office:value="0.2649942" calcext:value-type="float">
            <text:p>0.264994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office:value-type="float" office:value="27633" calcext:value-type="float">
            <text:p>27633</text:p>
          </table:table-cell>
          <table:table-cell table:formula="of:=0.000000148*[.D183] + 0.000151317" office:value-type="float" office:value="0.004241001" calcext:value-type="float">
            <text:p>0.004241001</text:p>
          </table:table-cell>
          <table:table-cell table:formula="of:=0.000000148*([.D183]-AVERAGE([.$D$29];[.$D$61];[.$D$33];[.$D$65];[.$D$93];[.$D$97])) + 0.000151317" office:value-type="float" office:value="0.00116538833333333" calcext:value-type="float">
            <text:p>0.001165388333333</text:p>
          </table:table-cell>
          <table:table-cell office:value-type="float" office:value="158207" calcext:value-type="float">
            <text:p>158207</text:p>
          </table:table-cell>
          <table:table-cell table:formula="of:=0.0000015*[.G183]+ 0.0023022" office:value-type="float" office:value="0.2396127" calcext:value-type="float">
            <text:p>0.2396127</text:p>
          </table:table-cell>
          <table:table-cell table:formula="of:=0.0000015*([.G183]-AVERAGE([.$G$29];[.$G$33];[.$G$61];[.$G$65];[.$G$93];[.$G$97]))+ 0.0023022" office:value-type="float" office:value="0.2349612" calcext:value-type="float">
            <text:p>0.234961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209329" calcext:value-type="float">
            <text:p>209329</text:p>
          </table:table-cell>
          <table:table-cell table:formula="of:=0.000000148*[.D184] + 0.000151317" office:value-type="float" office:value="0.031132009" calcext:value-type="float">
            <text:p>0.031132009</text:p>
          </table:table-cell>
          <table:table-cell table:formula="of:=0.000000148*([.D184]-AVERAGE([.$D$29];[.$D$61];[.$D$33];[.$D$65];[.$D$93];[.$D$97])) + 0.000151317" office:value-type="float" office:value="0.0280563963333333" calcext:value-type="float">
            <text:p>0.028056396333333</text:p>
          </table:table-cell>
          <table:table-cell office:value-type="float" office:value="53565" calcext:value-type="float">
            <text:p>53565</text:p>
          </table:table-cell>
          <table:table-cell table:formula="of:=0.0000015*[.G184]+ 0.0023022" office:value-type="float" office:value="0.0826497" calcext:value-type="float">
            <text:p>0.0826497</text:p>
          </table:table-cell>
          <table:table-cell table:formula="of:=0.0000015*([.G184]-AVERAGE([.$G$29];[.$G$33];[.$G$61];[.$G$65];[.$G$93];[.$G$97]))+ 0.0023022" office:value-type="float" office:value="0.0779982" calcext:value-type="float">
            <text:p>0.077998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H</text:p>
          </table:table-cell>
          <table:table-cell office:value-type="float" office:value="11" calcext:value-type="float">
            <text:p>11</text:p>
          </table:table-cell>
          <table:table-cell office:value-type="float" office:value="757342" calcext:value-type="float">
            <text:p>757342</text:p>
          </table:table-cell>
          <table:table-cell table:formula="of:=0.000000148*[.D185] + 0.000151317" office:value-type="float" office:value="0.112237933" calcext:value-type="float">
            <text:p>0.112237933</text:p>
          </table:table-cell>
          <table:table-cell table:formula="of:=0.000000148*([.D185]-AVERAGE([.$D$29];[.$D$61];[.$D$33];[.$D$65];[.$D$93];[.$D$97])) + 0.000151317" office:value-type="float" office:value="0.109162320333333" calcext:value-type="float">
            <text:p>0.109162320333333</text:p>
          </table:table-cell>
          <table:table-cell office:value-type="float" office:value="2748" calcext:value-type="float">
            <text:p>2748</text:p>
          </table:table-cell>
          <table:table-cell table:formula="of:=0.0000015*[.G185]+ 0.0023022" office:value-type="float" office:value="0.0064242" calcext:value-type="float">
            <text:p>0.0064242</text:p>
          </table:table-cell>
          <table:table-cell table:formula="of:=0.0000015*([.G185]-AVERAGE([.$G$29];[.$G$33];[.$G$61];[.$G$65];[.$G$93];[.$G$97]))+ 0.0023022" office:value-type="float" office:value="0.0017727" calcext:value-type="float">
            <text:p>0.0017727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22212" calcext:value-type="float">
            <text:p>22212</text:p>
          </table:table-cell>
          <table:table-cell table:formula="of:=0.000000148*[.D186] + 0.000151317" office:value-type="float" office:value="0.003438693" calcext:value-type="float">
            <text:p>0.003438693</text:p>
          </table:table-cell>
          <table:table-cell table:formula="of:=0.000000148*([.D186]-AVERAGE([.$D$29];[.$D$61];[.$D$33];[.$D$65];[.$D$93];[.$D$97])) + 0.000151317" office:value-type="float" office:value="0.000363080333333333" calcext:value-type="float">
            <text:p>0.000363080333333</text:p>
          </table:table-cell>
          <table:table-cell office:value-type="float" office:value="169023" calcext:value-type="float">
            <text:p>169023</text:p>
          </table:table-cell>
          <table:table-cell table:formula="of:=0.0000015*[.G186]+ 0.0023022" office:value-type="float" office:value="0.2558367" calcext:value-type="float">
            <text:p>0.2558367</text:p>
          </table:table-cell>
          <table:table-cell table:formula="of:=0.0000015*([.G186]-AVERAGE([.$G$29];[.$G$33];[.$G$61];[.$G$65];[.$G$93];[.$G$97]))+ 0.0023022" office:value-type="float" office:value="0.2511852" calcext:value-type="float">
            <text:p>0.251185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office:value-type="float" office:value="23608" calcext:value-type="float">
            <text:p>23608</text:p>
          </table:table-cell>
          <table:table-cell table:formula="of:=0.000000148*[.D187] + 0.000151317" office:value-type="float" office:value="0.003645301" calcext:value-type="float">
            <text:p>0.003645301</text:p>
          </table:table-cell>
          <table:table-cell table:formula="of:=0.000000148*([.D187]-AVERAGE([.$D$29];[.$D$61];[.$D$33];[.$D$65];[.$D$93];[.$D$97])) + 0.000151317" office:value-type="float" office:value="0.000569688333333333" calcext:value-type="float">
            <text:p>0.000569688333333</text:p>
          </table:table-cell>
          <table:table-cell office:value-type="float" office:value="158252" calcext:value-type="float">
            <text:p>158252</text:p>
          </table:table-cell>
          <table:table-cell table:formula="of:=0.0000015*[.G187]+ 0.0023022" office:value-type="float" office:value="0.2396802" calcext:value-type="float">
            <text:p>0.2396802</text:p>
          </table:table-cell>
          <table:table-cell table:formula="of:=0.0000015*([.G187]-AVERAGE([.$G$29];[.$G$33];[.$G$61];[.$G$65];[.$G$93];[.$G$97]))+ 0.0023022" office:value-type="float" office:value="0.2350287" calcext:value-type="float">
            <text:p>0.2350287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float" office:value="20105" calcext:value-type="float">
            <text:p>20105</text:p>
          </table:table-cell>
          <table:table-cell table:formula="of:=0.000000148*[.D188] + 0.000151317" office:value-type="float" office:value="0.003126857" calcext:value-type="float">
            <text:p>0.003126857</text:p>
          </table:table-cell>
          <table:table-cell table:formula="of:=0.000000148*([.D188]-AVERAGE([.$D$29];[.$D$61];[.$D$33];[.$D$65];[.$D$93];[.$D$97])) + 0.000151317" office:value-type="float" office:value="0.0000512443333333332" calcext:value-type="float">
            <text:p>5.12443333333332E-05</text:p>
          </table:table-cell>
          <table:table-cell office:value-type="float" office:value="79888" calcext:value-type="float">
            <text:p>79888</text:p>
          </table:table-cell>
          <table:table-cell table:formula="of:=0.0000015*[.G188]+ 0.0023022" office:value-type="float" office:value="0.1221342" calcext:value-type="float">
            <text:p>0.1221342</text:p>
          </table:table-cell>
          <table:table-cell table:formula="of:=0.0000015*([.G188]-AVERAGE([.$G$29];[.$G$33];[.$G$61];[.$G$65];[.$G$93];[.$G$97]))+ 0.0023022" office:value-type="float" office:value="0.1174827" calcext:value-type="float">
            <text:p>0.1174827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office:value-type="float" office:value="20102" calcext:value-type="float">
            <text:p>20102</text:p>
          </table:table-cell>
          <table:table-cell table:formula="of:=0.000000148*[.D189] + 0.000151317" office:value-type="float" office:value="0.003126413" calcext:value-type="float">
            <text:p>0.003126413</text:p>
          </table:table-cell>
          <table:table-cell table:formula="of:=0.000000148*([.D189]-AVERAGE([.$D$29];[.$D$61];[.$D$33];[.$D$65];[.$D$93];[.$D$97])) + 0.000151317" office:value-type="float" office:value="0.0000508003333333332" calcext:value-type="float">
            <text:p>5.08003333333332E-05</text:p>
          </table:table-cell>
          <table:table-cell office:value-type="float" office:value="3566" calcext:value-type="float">
            <text:p>3566</text:p>
          </table:table-cell>
          <table:table-cell table:formula="of:=0.0000015*[.G189]+ 0.0023022" office:value-type="float" office:value="0.0076512" calcext:value-type="float">
            <text:p>0.0076512</text:p>
          </table:table-cell>
          <table:table-cell table:formula="of:=0.0000015*([.G189]-AVERAGE([.$G$29];[.$G$33];[.$G$61];[.$G$65];[.$G$93];[.$G$97]))+ 0.0023022" office:value-type="float" office:value="0.0029997" calcext:value-type="float">
            <text:p>0.0029997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E</text:p>
          </table:table-cell>
          <table:table-cell office:value-type="float" office:value="12" calcext:value-type="float">
            <text:p>12</text:p>
          </table:table-cell>
          <table:table-cell office:value-type="float" office:value="24760" calcext:value-type="float">
            <text:p>24760</text:p>
          </table:table-cell>
          <table:table-cell table:formula="of:=0.000000148*[.D190] + 0.000151317" office:value-type="float" office:value="0.003815797" calcext:value-type="float">
            <text:p>0.003815797</text:p>
          </table:table-cell>
          <table:table-cell table:formula="of:=0.000000148*([.D190]-AVERAGE([.$D$29];[.$D$61];[.$D$33];[.$D$65];[.$D$93];[.$D$97])) + 0.000151317" office:value-type="float" office:value="0.000740184333333333" calcext:value-type="float">
            <text:p>0.000740184333333</text:p>
          </table:table-cell>
          <table:table-cell office:value-type="float" office:value="134016" calcext:value-type="float">
            <text:p>134016</text:p>
          </table:table-cell>
          <table:table-cell table:formula="of:=0.0000015*[.G190]+ 0.0023022" office:value-type="float" office:value="0.2033262" calcext:value-type="float">
            <text:p>0.2033262</text:p>
          </table:table-cell>
          <table:table-cell table:formula="of:=0.0000015*([.G190]-AVERAGE([.$G$29];[.$G$33];[.$G$61];[.$G$65];[.$G$93];[.$G$97]))+ 0.0023022" office:value-type="float" office:value="0.1986747" calcext:value-type="float">
            <text:p>0.1986747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office:value-type="float" office:value="27003" calcext:value-type="float">
            <text:p>27003</text:p>
          </table:table-cell>
          <table:table-cell table:formula="of:=0.000000148*[.D191] + 0.000151317" office:value-type="float" office:value="0.004147761" calcext:value-type="float">
            <text:p>0.004147761</text:p>
          </table:table-cell>
          <table:table-cell table:formula="of:=0.000000148*([.D191]-AVERAGE([.$D$29];[.$D$61];[.$D$33];[.$D$65];[.$D$93];[.$D$97])) + 0.000151317" office:value-type="float" office:value="0.00107214833333333" calcext:value-type="float">
            <text:p>0.001072148333333</text:p>
          </table:table-cell>
          <table:table-cell office:value-type="float" office:value="186374" calcext:value-type="float">
            <text:p>186374</text:p>
          </table:table-cell>
          <table:table-cell table:formula="of:=0.0000015*[.G191]+ 0.0023022" office:value-type="float" office:value="0.2818632" calcext:value-type="float">
            <text:p>0.2818632</text:p>
          </table:table-cell>
          <table:table-cell table:formula="of:=0.0000015*([.G191]-AVERAGE([.$G$29];[.$G$33];[.$G$61];[.$G$65];[.$G$93];[.$G$97]))+ 0.0023022" office:value-type="float" office:value="0.2772117" calcext:value-type="float">
            <text:p>0.2772117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20184" calcext:value-type="float">
            <text:p>20184</text:p>
          </table:table-cell>
          <table:table-cell table:formula="of:=0.000000148*[.D192] + 0.000151317" office:value-type="float" office:value="0.003138549" calcext:value-type="float">
            <text:p>0.003138549</text:p>
          </table:table-cell>
          <table:table-cell table:formula="of:=0.000000148*([.D192]-AVERAGE([.$D$29];[.$D$61];[.$D$33];[.$D$65];[.$D$93];[.$D$97])) + 0.000151317" office:value-type="float" office:value="0.0000629363333333332" calcext:value-type="float">
            <text:p>6.29363333333332E-05</text:p>
          </table:table-cell>
          <table:table-cell office:value-type="float" office:value="85158" calcext:value-type="float">
            <text:p>85158</text:p>
          </table:table-cell>
          <table:table-cell table:formula="of:=0.0000015*[.G192]+ 0.0023022" office:value-type="float" office:value="0.1300392" calcext:value-type="float">
            <text:p>0.1300392</text:p>
          </table:table-cell>
          <table:table-cell table:formula="of:=0.0000015*([.G192]-AVERAGE([.$G$29];[.$G$33];[.$G$61];[.$G$65];[.$G$93];[.$G$97]))+ 0.0023022" office:value-type="float" office:value="0.1253877" calcext:value-type="float">
            <text:p>0.1253877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H</text:p>
          </table:table-cell>
          <table:table-cell office:value-type="float" office:value="12" calcext:value-type="float">
            <text:p>12</text:p>
          </table:table-cell>
          <table:table-cell office:value-type="float" office:value="19056" calcext:value-type="float">
            <text:p>19056</text:p>
          </table:table-cell>
          <table:table-cell table:formula="of:=0.000000148*[.D193] + 0.000151317" office:value-type="float" office:value="0.002971605" calcext:value-type="float">
            <text:p>0.002971605</text:p>
          </table:table-cell>
          <table:table-cell table:formula="of:=0.000000148*([.D193]-AVERAGE([.$D$29];[.$D$61];[.$D$33];[.$D$65];[.$D$93];[.$D$97])) + 0.000151317" office:value-type="float" office:value="-0.000104007666666667" calcext:value-type="float">
            <text:p>-0.000104007666667</text:p>
          </table:table-cell>
          <table:table-cell office:value-type="float" office:value="3020" calcext:value-type="float">
            <text:p>3020</text:p>
          </table:table-cell>
          <table:table-cell table:formula="of:=0.0000015*[.G193]+ 0.0023022" office:value-type="float" office:value="0.0068322" calcext:value-type="float">
            <text:p>0.0068322</text:p>
          </table:table-cell>
          <table:table-cell table:formula="of:=0.0000015*([.G193]-AVERAGE([.$G$29];[.$G$33];[.$G$61];[.$G$65];[.$G$93];[.$G$97]))+ 0.0023022" office:value-type="float" office:value="0.0021807" calcext:value-type="float">
            <text:p>0.0021807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52125" calcext:value-type="float">
            <text:p>52125</text:p>
          </table:table-cell>
          <table:table-cell table:formula="of:=0.000000148*[.D194] + 0.000151317" office:value-type="float" office:value="0.007865817" calcext:value-type="float">
            <text:p>0.007865817</text:p>
          </table:table-cell>
          <table:table-cell table:formula="of:=0.000000148*([.D194]-AVERAGE([.$D$29];[.$D$61];[.$D$33];[.$D$65];[.$D$93];[.$D$97])) + 0.000151317" office:value-type="float" office:value="0.00479020433333333" calcext:value-type="float">
            <text:p>0.004790204333333</text:p>
          </table:table-cell>
          <table:table-cell office:value-type="float" office:value="26243" calcext:value-type="float">
            <text:p>26243</text:p>
          </table:table-cell>
          <table:table-cell table:formula="of:=0.0000015*[.G194]+ 0.0023022" office:value-type="float" office:value="0.0416667" calcext:value-type="float">
            <text:p>0.0416667</text:p>
          </table:table-cell>
          <table:table-cell table:formula="of:=0.0000015*([.G194]-AVERAGE([.$G$29];[.$G$33];[.$G$61];[.$G$65];[.$G$93];[.$G$97]))+ 0.0023022" office:value-type="float" office:value="0.0370152" calcext:value-type="float">
            <text:p>0.037015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5829" calcext:value-type="float">
            <text:p>25829</text:p>
          </table:table-cell>
          <table:table-cell table:formula="of:=0.000000148*[.D195] + 0.000151317" office:value-type="float" office:value="0.003974009" calcext:value-type="float">
            <text:p>0.003974009</text:p>
          </table:table-cell>
          <table:table-cell table:formula="of:=0.000000148*([.D195]-AVERAGE([.$D$29];[.$D$61];[.$D$33];[.$D$65];[.$D$93];[.$D$97])) + 0.000151317" office:value-type="float" office:value="0.000898396333333333" calcext:value-type="float">
            <text:p>0.000898396333333</text:p>
          </table:table-cell>
          <table:table-cell office:value-type="float" office:value="106286" calcext:value-type="float">
            <text:p>106286</text:p>
          </table:table-cell>
          <table:table-cell table:formula="of:=0.0000015*[.G195]+ 0.0023022" office:value-type="float" office:value="0.1617312" calcext:value-type="float">
            <text:p>0.1617312</text:p>
          </table:table-cell>
          <table:table-cell table:formula="of:=0.0000015*([.G195]-AVERAGE([.$G$29];[.$G$33];[.$G$61];[.$G$65];[.$G$93];[.$G$97]))+ 0.0023022" office:value-type="float" office:value="0.1570797" calcext:value-type="float">
            <text:p>0.1570797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0677" calcext:value-type="float">
            <text:p>20677</text:p>
          </table:table-cell>
          <table:table-cell table:formula="of:=0.000000148*[.D196] + 0.000151317" office:value-type="float" office:value="0.003211513" calcext:value-type="float">
            <text:p>0.003211513</text:p>
          </table:table-cell>
          <table:table-cell table:formula="of:=0.000000148*([.D196]-AVERAGE([.$D$29];[.$D$61];[.$D$33];[.$D$65];[.$D$93];[.$D$97])) + 0.000151317" office:value-type="float" office:value="0.000135900333333333" calcext:value-type="float">
            <text:p>0.000135900333333</text:p>
          </table:table-cell>
          <table:table-cell office:value-type="float" office:value="119631" calcext:value-type="float">
            <text:p>119631</text:p>
          </table:table-cell>
          <table:table-cell table:formula="of:=0.0000015*[.G196]+ 0.0023022" office:value-type="float" office:value="0.1817487" calcext:value-type="float">
            <text:p>0.1817487</text:p>
          </table:table-cell>
          <table:table-cell table:formula="of:=0.0000015*([.G196]-AVERAGE([.$G$29];[.$G$33];[.$G$61];[.$G$65];[.$G$93];[.$G$97]))+ 0.0023022" office:value-type="float" office:value="0.1770972" calcext:value-type="float">
            <text:p>0.177097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20055" calcext:value-type="float">
            <text:p>20055</text:p>
          </table:table-cell>
          <table:table-cell table:formula="of:=0.000000148*[.D197] + 0.000151317" office:value-type="float" office:value="0.003119457" calcext:value-type="float">
            <text:p>0.003119457</text:p>
          </table:table-cell>
          <table:table-cell table:formula="of:=0.000000148*([.D197]-AVERAGE([.$D$29];[.$D$61];[.$D$33];[.$D$65];[.$D$93];[.$D$97])) + 0.000151317" office:value-type="float" office:value="0.0000438443333333332" calcext:value-type="float">
            <text:p>4.38443333333332E-05</text:p>
          </table:table-cell>
          <table:table-cell office:value-type="float" office:value="150023" calcext:value-type="float">
            <text:p>150023</text:p>
          </table:table-cell>
          <table:table-cell table:formula="of:=0.0000015*[.G197]+ 0.0023022" office:value-type="float" office:value="0.2273367" calcext:value-type="float">
            <text:p>0.2273367</text:p>
          </table:table-cell>
          <table:table-cell table:formula="of:=0.0000015*([.G197]-AVERAGE([.$G$29];[.$G$33];[.$G$61];[.$G$65];[.$G$93];[.$G$97]))+ 0.0023022" office:value-type="float" office:value="0.2226852" calcext:value-type="float">
            <text:p>0.222685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122411" calcext:value-type="float">
            <text:p>122411</text:p>
          </table:table-cell>
          <table:table-cell table:formula="of:=0.000000148*[.D198] + 0.000151317" office:value-type="float" office:value="0.018268145" calcext:value-type="float">
            <text:p>0.018268145</text:p>
          </table:table-cell>
          <table:table-cell table:formula="of:=0.000000148*([.D198]-AVERAGE([.$D$29];[.$D$61];[.$D$33];[.$D$65];[.$D$93];[.$D$97])) + 0.000151317" office:value-type="float" office:value="0.0151925323333333" calcext:value-type="float">
            <text:p>0.015192532333333</text:p>
          </table:table-cell>
          <table:table-cell office:value-type="float" office:value="11113" calcext:value-type="float">
            <text:p>11113</text:p>
          </table:table-cell>
          <table:table-cell table:formula="of:=0.0000015*[.G198]+ 0.0023022" office:value-type="float" office:value="0.0189717" calcext:value-type="float">
            <text:p>0.0189717</text:p>
          </table:table-cell>
          <table:table-cell table:formula="of:=0.0000015*([.G198]-AVERAGE([.$G$29];[.$G$33];[.$G$61];[.$G$65];[.$G$93];[.$G$97]))+ 0.0023022" office:value-type="float" office:value="0.0143202" calcext:value-type="float">
            <text:p>0.014320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22981" calcext:value-type="float">
            <text:p>22981</text:p>
          </table:table-cell>
          <table:table-cell table:formula="of:=0.000000148*[.D199] + 0.000151317" office:value-type="float" office:value="0.003552505" calcext:value-type="float">
            <text:p>0.003552505</text:p>
          </table:table-cell>
          <table:table-cell table:formula="of:=0.000000148*([.D199]-AVERAGE([.$D$29];[.$D$61];[.$D$33];[.$D$65];[.$D$93];[.$D$97])) + 0.000151317" office:value-type="float" office:value="0.000476892333333333" calcext:value-type="float">
            <text:p>0.000476892333333</text:p>
          </table:table-cell>
          <table:table-cell office:value-type="float" office:value="87710" calcext:value-type="float">
            <text:p>87710</text:p>
          </table:table-cell>
          <table:table-cell table:formula="of:=0.0000015*[.G199]+ 0.0023022" office:value-type="float" office:value="0.1338672" calcext:value-type="float">
            <text:p>0.1338672</text:p>
          </table:table-cell>
          <table:table-cell table:formula="of:=0.0000015*([.G199]-AVERAGE([.$G$29];[.$G$33];[.$G$61];[.$G$65];[.$G$93];[.$G$97]))+ 0.0023022" office:value-type="float" office:value="0.1292157" calcext:value-type="float">
            <text:p>0.1292157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20893" calcext:value-type="float">
            <text:p>20893</text:p>
          </table:table-cell>
          <table:table-cell table:formula="of:=0.000000148*[.D200] + 0.000151317" office:value-type="float" office:value="0.003243481" calcext:value-type="float">
            <text:p>0.003243481</text:p>
          </table:table-cell>
          <table:table-cell table:formula="of:=0.000000148*([.D200]-AVERAGE([.$D$29];[.$D$61];[.$D$33];[.$D$65];[.$D$93];[.$D$97])) + 0.000151317" office:value-type="float" office:value="0.000167868333333333" calcext:value-type="float">
            <text:p>0.000167868333333</text:p>
          </table:table-cell>
          <table:table-cell office:value-type="float" office:value="115562" calcext:value-type="float">
            <text:p>115562</text:p>
          </table:table-cell>
          <table:table-cell table:formula="of:=0.0000015*[.G200]+ 0.0023022" office:value-type="float" office:value="0.1756452" calcext:value-type="float">
            <text:p>0.1756452</text:p>
          </table:table-cell>
          <table:table-cell table:formula="of:=0.0000015*([.G200]-AVERAGE([.$G$29];[.$G$33];[.$G$61];[.$G$65];[.$G$93];[.$G$97]))+ 0.0023022" office:value-type="float" office:value="0.1709937" calcext:value-type="float">
            <text:p>0.1709937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20336" calcext:value-type="float">
            <text:p>20336</text:p>
          </table:table-cell>
          <table:table-cell table:formula="of:=0.000000148*[.D201] + 0.000151317" office:value-type="float" office:value="0.003161045" calcext:value-type="float">
            <text:p>0.003161045</text:p>
          </table:table-cell>
          <table:table-cell table:formula="of:=0.000000148*([.D201]-AVERAGE([.$D$29];[.$D$61];[.$D$33];[.$D$65];[.$D$93];[.$D$97])) + 0.000151317" office:value-type="float" office:value="0.0000854323333333332" calcext:value-type="float">
            <text:p>8.54323333333332E-05</text:p>
          </table:table-cell>
          <table:table-cell office:value-type="float" office:value="75833" calcext:value-type="float">
            <text:p>75833</text:p>
          </table:table-cell>
          <table:table-cell table:formula="of:=0.0000015*[.G201]+ 0.0023022" office:value-type="float" office:value="0.1160517" calcext:value-type="float">
            <text:p>0.1160517</text:p>
          </table:table-cell>
          <table:table-cell table:formula="of:=0.0000015*([.G201]-AVERAGE([.$G$29];[.$G$33];[.$G$61];[.$G$65];[.$G$93];[.$G$97]))+ 0.0023022" office:value-type="float" office:value="0.1114002" calcext:value-type="float">
            <text:p>0.111400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50856" calcext:value-type="float">
            <text:p>150856</text:p>
          </table:table-cell>
          <table:table-cell table:formula="of:=0.000000148*[.D202] + 0.000151317" office:value-type="float" office:value="0.022478005" calcext:value-type="float">
            <text:p>0.022478005</text:p>
          </table:table-cell>
          <table:table-cell table:formula="of:=0.000000148*([.D202]-AVERAGE([.$D$29];[.$D$61];[.$D$33];[.$D$65];[.$D$93];[.$D$97])) + 0.000151317" office:value-type="float" office:value="0.0194023923333333" calcext:value-type="float">
            <text:p>0.019402392333333</text:p>
          </table:table-cell>
          <table:table-cell office:value-type="float" office:value="2309" calcext:value-type="float">
            <text:p>2309</text:p>
          </table:table-cell>
          <table:table-cell table:formula="of:=0.0000015*[.G202]+ 0.0023022" office:value-type="float" office:value="0.0057657" calcext:value-type="float">
            <text:p>0.0057657</text:p>
          </table:table-cell>
          <table:table-cell table:formula="of:=0.0000015*([.G202]-AVERAGE([.$G$29];[.$G$33];[.$G$61];[.$G$65];[.$G$93];[.$G$97]))+ 0.0023022" office:value-type="float" office:value="0.0011142" calcext:value-type="float">
            <text:p>0.001114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122258" calcext:value-type="float">
            <text:p>122258</text:p>
          </table:table-cell>
          <table:table-cell table:formula="of:=0.000000148*[.D203] + 0.000151317" office:value-type="float" office:value="0.018245501" calcext:value-type="float">
            <text:p>0.018245501</text:p>
          </table:table-cell>
          <table:table-cell table:formula="of:=0.000000148*([.D203]-AVERAGE([.$D$29];[.$D$61];[.$D$33];[.$D$65];[.$D$93];[.$D$97])) + 0.000151317" office:value-type="float" office:value="0.0151698883333333" calcext:value-type="float">
            <text:p>0.015169888333333</text:p>
          </table:table-cell>
          <table:table-cell office:value-type="float" office:value="74732" calcext:value-type="float">
            <text:p>74732</text:p>
          </table:table-cell>
          <table:table-cell table:formula="of:=0.0000015*[.G203]+ 0.0023022" office:value-type="float" office:value="0.1144002" calcext:value-type="float">
            <text:p>0.1144002</text:p>
          </table:table-cell>
          <table:table-cell table:formula="of:=0.0000015*([.G203]-AVERAGE([.$G$29];[.$G$33];[.$G$61];[.$G$65];[.$G$93];[.$G$97]))+ 0.0023022" office:value-type="float" office:value="0.1097487" calcext:value-type="float">
            <text:p>0.1097487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25848" calcext:value-type="float">
            <text:p>25848</text:p>
          </table:table-cell>
          <table:table-cell table:formula="of:=0.000000148*[.D204] + 0.000151317" office:value-type="float" office:value="0.003976821" calcext:value-type="float">
            <text:p>0.003976821</text:p>
          </table:table-cell>
          <table:table-cell table:formula="of:=0.000000148*([.D204]-AVERAGE([.$D$29];[.$D$61];[.$D$33];[.$D$65];[.$D$93];[.$D$97])) + 0.000151317" office:value-type="float" office:value="0.000901208333333333" calcext:value-type="float">
            <text:p>0.000901208333333</text:p>
          </table:table-cell>
          <table:table-cell office:value-type="float" office:value="93794" calcext:value-type="float">
            <text:p>93794</text:p>
          </table:table-cell>
          <table:table-cell table:formula="of:=0.0000015*[.G204]+ 0.0023022" office:value-type="float" office:value="0.1429932" calcext:value-type="float">
            <text:p>0.1429932</text:p>
          </table:table-cell>
          <table:table-cell table:formula="of:=0.0000015*([.G204]-AVERAGE([.$G$29];[.$G$33];[.$G$61];[.$G$65];[.$G$93];[.$G$97]))+ 0.0023022" office:value-type="float" office:value="0.1383417" calcext:value-type="float">
            <text:p>0.1383417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23467" calcext:value-type="float">
            <text:p>23467</text:p>
          </table:table-cell>
          <table:table-cell table:formula="of:=0.000000148*[.D205] + 0.000151317" office:value-type="float" office:value="0.003624433" calcext:value-type="float">
            <text:p>0.003624433</text:p>
          </table:table-cell>
          <table:table-cell table:formula="of:=0.000000148*([.D205]-AVERAGE([.$D$29];[.$D$61];[.$D$33];[.$D$65];[.$D$93];[.$D$97])) + 0.000151317" office:value-type="float" office:value="0.000548820333333333" calcext:value-type="float">
            <text:p>0.000548820333333</text:p>
          </table:table-cell>
          <table:table-cell office:value-type="float" office:value="81492" calcext:value-type="float">
            <text:p>81492</text:p>
          </table:table-cell>
          <table:table-cell table:formula="of:=0.0000015*[.G205]+ 0.0023022" office:value-type="float" office:value="0.1245402" calcext:value-type="float">
            <text:p>0.1245402</text:p>
          </table:table-cell>
          <table:table-cell table:formula="of:=0.0000015*([.G205]-AVERAGE([.$G$29];[.$G$33];[.$G$61];[.$G$65];[.$G$93];[.$G$97]))+ 0.0023022" office:value-type="float" office:value="0.1198887" calcext:value-type="float">
            <text:p>0.1198887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241691" calcext:value-type="float">
            <text:p>241691</text:p>
          </table:table-cell>
          <table:table-cell table:formula="of:=0.000000148*[.D206] + 0.000151317" office:value-type="float" office:value="0.035921585" calcext:value-type="float">
            <text:p>0.035921585</text:p>
          </table:table-cell>
          <table:table-cell table:formula="of:=0.000000148*([.D206]-AVERAGE([.$D$29];[.$D$61];[.$D$33];[.$D$65];[.$D$93];[.$D$97])) + 0.000151317" office:value-type="float" office:value="0.0328459723333333" calcext:value-type="float">
            <text:p>0.032845972333333</text:p>
          </table:table-cell>
          <table:table-cell office:value-type="float" office:value="4136" calcext:value-type="float">
            <text:p>4136</text:p>
          </table:table-cell>
          <table:table-cell table:formula="of:=0.0000015*[.G206]+ 0.0023022" office:value-type="float" office:value="0.0085062" calcext:value-type="float">
            <text:p>0.0085062</text:p>
          </table:table-cell>
          <table:table-cell table:formula="of:=0.0000015*([.G206]-AVERAGE([.$G$29];[.$G$33];[.$G$61];[.$G$65];[.$G$93];[.$G$97]))+ 0.0023022" office:value-type="float" office:value="0.0038547" calcext:value-type="float">
            <text:p>0.0038547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438101" calcext:value-type="float">
            <text:p>438101</text:p>
          </table:table-cell>
          <table:table-cell table:formula="of:=0.000000148*[.D207] + 0.000151317" office:value-type="float" office:value="0.064990265" calcext:value-type="float">
            <text:p>0.064990265</text:p>
          </table:table-cell>
          <table:table-cell table:formula="of:=0.000000148*([.D207]-AVERAGE([.$D$29];[.$D$61];[.$D$33];[.$D$65];[.$D$93];[.$D$97])) + 0.000151317" office:value-type="float" office:value="0.0619146523333333" calcext:value-type="float">
            <text:p>0.061914652333333</text:p>
          </table:table-cell>
          <table:table-cell office:value-type="float" office:value="16559" calcext:value-type="float">
            <text:p>16559</text:p>
          </table:table-cell>
          <table:table-cell table:formula="of:=0.0000015*[.G207]+ 0.0023022" office:value-type="float" office:value="0.0271407" calcext:value-type="float">
            <text:p>0.0271407</text:p>
          </table:table-cell>
          <table:table-cell table:formula="of:=0.0000015*([.G207]-AVERAGE([.$G$29];[.$G$33];[.$G$61];[.$G$65];[.$G$93];[.$G$97]))+ 0.0023022" office:value-type="float" office:value="0.0224892" calcext:value-type="float">
            <text:p>0.022489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30315" calcext:value-type="float">
            <text:p>30315</text:p>
          </table:table-cell>
          <table:table-cell table:formula="of:=0.000000148*[.D208] + 0.000151317" office:value-type="float" office:value="0.004637937" calcext:value-type="float">
            <text:p>0.004637937</text:p>
          </table:table-cell>
          <table:table-cell table:formula="of:=0.000000148*([.D208]-AVERAGE([.$D$29];[.$D$61];[.$D$33];[.$D$65];[.$D$93];[.$D$97])) + 0.000151317" office:value-type="float" office:value="0.00156232433333333" calcext:value-type="float">
            <text:p>0.001562324333333</text:p>
          </table:table-cell>
          <table:table-cell office:value-type="float" office:value="94366" calcext:value-type="float">
            <text:p>94366</text:p>
          </table:table-cell>
          <table:table-cell table:formula="of:=0.0000015*[.G208]+ 0.0023022" office:value-type="float" office:value="0.1438512" calcext:value-type="float">
            <text:p>0.1438512</text:p>
          </table:table-cell>
          <table:table-cell table:formula="of:=0.0000015*([.G208]-AVERAGE([.$G$29];[.$G$33];[.$G$61];[.$G$65];[.$G$93];[.$G$97]))+ 0.0023022" office:value-type="float" office:value="0.1391997" calcext:value-type="float">
            <text:p>0.1391997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20687" calcext:value-type="float">
            <text:p>20687</text:p>
          </table:table-cell>
          <table:table-cell table:formula="of:=0.000000148*[.D209] + 0.000151317" office:value-type="float" office:value="0.003212993" calcext:value-type="float">
            <text:p>0.003212993</text:p>
          </table:table-cell>
          <table:table-cell table:formula="of:=0.000000148*([.D209]-AVERAGE([.$D$29];[.$D$61];[.$D$33];[.$D$65];[.$D$93];[.$D$97])) + 0.000151317" office:value-type="float" office:value="0.000137380333333333" calcext:value-type="float">
            <text:p>0.000137380333333</text:p>
          </table:table-cell>
          <table:table-cell office:value-type="float" office:value="106116" calcext:value-type="float">
            <text:p>106116</text:p>
          </table:table-cell>
          <table:table-cell table:formula="of:=0.0000015*[.G209]+ 0.0023022" office:value-type="float" office:value="0.1614762" calcext:value-type="float">
            <text:p>0.1614762</text:p>
          </table:table-cell>
          <table:table-cell table:formula="of:=0.0000015*([.G209]-AVERAGE([.$G$29];[.$G$33];[.$G$61];[.$G$65];[.$G$93];[.$G$97]))+ 0.0023022" office:value-type="float" office:value="0.1568247" calcext:value-type="float">
            <text:p>0.1568247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119546" calcext:value-type="float">
            <text:p>119546</text:p>
          </table:table-cell>
          <table:table-cell table:formula="of:=0.000000148*[.D210] + 0.000151317" office:value-type="float" office:value="0.017844125" calcext:value-type="float">
            <text:p>0.017844125</text:p>
          </table:table-cell>
          <table:table-cell table:formula="of:=0.000000148*([.D210]-AVERAGE([.$D$29];[.$D$61];[.$D$33];[.$D$65];[.$D$93];[.$D$97])) + 0.000151317" office:value-type="float" office:value="0.0147685123333333" calcext:value-type="float">
            <text:p>0.014768512333333</text:p>
          </table:table-cell>
          <table:table-cell office:value-type="float" office:value="1801" calcext:value-type="float">
            <text:p>1801</text:p>
          </table:table-cell>
          <table:table-cell table:formula="of:=0.0000015*[.G210]+ 0.0023022" office:value-type="float" office:value="0.0050037" calcext:value-type="float">
            <text:p>0.0050037</text:p>
          </table:table-cell>
          <table:table-cell table:formula="of:=0.0000015*([.G210]-AVERAGE([.$G$29];[.$G$33];[.$G$61];[.$G$65];[.$G$93];[.$G$97]))+ 0.0023022" office:value-type="float" office:value="0.0003522" calcext:value-type="float">
            <text:p>0.000352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445706" calcext:value-type="float">
            <text:p>445706</text:p>
          </table:table-cell>
          <table:table-cell table:formula="of:=0.000000148*[.D211] + 0.000151317" office:value-type="float" office:value="0.066115805" calcext:value-type="float">
            <text:p>0.066115805</text:p>
          </table:table-cell>
          <table:table-cell table:formula="of:=0.000000148*([.D211]-AVERAGE([.$D$29];[.$D$61];[.$D$33];[.$D$65];[.$D$93];[.$D$97])) + 0.000151317" office:value-type="float" office:value="0.0630401923333333" calcext:value-type="float">
            <text:p>0.063040192333333</text:p>
          </table:table-cell>
          <table:table-cell office:value-type="float" office:value="3103" calcext:value-type="float">
            <text:p>3103</text:p>
          </table:table-cell>
          <table:table-cell table:formula="of:=0.0000015*[.G211]+ 0.0023022" office:value-type="float" office:value="0.0069567" calcext:value-type="float">
            <text:p>0.0069567</text:p>
          </table:table-cell>
          <table:table-cell table:formula="of:=0.0000015*([.G211]-AVERAGE([.$G$29];[.$G$33];[.$G$61];[.$G$65];[.$G$93];[.$G$97]))+ 0.0023022" office:value-type="float" office:value="0.0023052" calcext:value-type="float">
            <text:p>0.002305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212290" calcext:value-type="float">
            <text:p>212290</text:p>
          </table:table-cell>
          <table:table-cell table:formula="of:=0.000000148*[.D212] + 0.000151317" office:value-type="float" office:value="0.031570237" calcext:value-type="float">
            <text:p>0.031570237</text:p>
          </table:table-cell>
          <table:table-cell table:formula="of:=0.000000148*([.D212]-AVERAGE([.$D$29];[.$D$61];[.$D$33];[.$D$65];[.$D$93];[.$D$97])) + 0.000151317" office:value-type="float" office:value="0.0284946243333333" calcext:value-type="float">
            <text:p>0.028494624333333</text:p>
          </table:table-cell>
          <table:table-cell office:value-type="float" office:value="14216" calcext:value-type="float">
            <text:p>14216</text:p>
          </table:table-cell>
          <table:table-cell table:formula="of:=0.0000015*[.G212]+ 0.0023022" office:value-type="float" office:value="0.0236262" calcext:value-type="float">
            <text:p>0.0236262</text:p>
          </table:table-cell>
          <table:table-cell table:formula="of:=0.0000015*([.G212]-AVERAGE([.$G$29];[.$G$33];[.$G$61];[.$G$65];[.$G$93];[.$G$97]))+ 0.0023022" office:value-type="float" office:value="0.0189747" calcext:value-type="float">
            <text:p>0.0189747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21383" calcext:value-type="float">
            <text:p>21383</text:p>
          </table:table-cell>
          <table:table-cell table:formula="of:=0.000000148*[.D213] + 0.000151317" office:value-type="float" office:value="0.003316001" calcext:value-type="float">
            <text:p>0.003316001</text:p>
          </table:table-cell>
          <table:table-cell table:formula="of:=0.000000148*([.D213]-AVERAGE([.$D$29];[.$D$61];[.$D$33];[.$D$65];[.$D$93];[.$D$97])) + 0.000151317" office:value-type="float" office:value="0.000240388333333333" calcext:value-type="float">
            <text:p>0.000240388333333</text:p>
          </table:table-cell>
          <table:table-cell office:value-type="float" office:value="66737" calcext:value-type="float">
            <text:p>66737</text:p>
          </table:table-cell>
          <table:table-cell table:formula="of:=0.0000015*[.G213]+ 0.0023022" office:value-type="float" office:value="0.1024077" calcext:value-type="float">
            <text:p>0.1024077</text:p>
          </table:table-cell>
          <table:table-cell table:formula="of:=0.0000015*([.G213]-AVERAGE([.$G$29];[.$G$33];[.$G$61];[.$G$65];[.$G$93];[.$G$97]))+ 0.0023022" office:value-type="float" office:value="0.0977562" calcext:value-type="float">
            <text:p>0.097756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238259" calcext:value-type="float">
            <text:p>238259</text:p>
          </table:table-cell>
          <table:table-cell table:formula="of:=0.000000148*[.D214] + 0.000151317" office:value-type="float" office:value="0.035413649" calcext:value-type="float">
            <text:p>0.035413649</text:p>
          </table:table-cell>
          <table:table-cell table:formula="of:=0.000000148*([.D214]-AVERAGE([.$D$29];[.$D$61];[.$D$33];[.$D$65];[.$D$93];[.$D$97])) + 0.000151317" office:value-type="float" office:value="0.0323380363333333" calcext:value-type="float">
            <text:p>0.032338036333333</text:p>
          </table:table-cell>
          <table:table-cell office:value-type="float" office:value="2069" calcext:value-type="float">
            <text:p>2069</text:p>
          </table:table-cell>
          <table:table-cell table:formula="of:=0.0000015*[.G214]+ 0.0023022" office:value-type="float" office:value="0.0054057" calcext:value-type="float">
            <text:p>0.0054057</text:p>
          </table:table-cell>
          <table:table-cell table:formula="of:=0.0000015*([.G214]-AVERAGE([.$G$29];[.$G$33];[.$G$61];[.$G$65];[.$G$93];[.$G$97]))+ 0.0023022" office:value-type="float" office:value="0.0007542" calcext:value-type="float">
            <text:p>0.000754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323001" calcext:value-type="float">
            <text:p>323001</text:p>
          </table:table-cell>
          <table:table-cell table:formula="of:=0.000000148*[.D215] + 0.000151317" office:value-type="float" office:value="0.047955465" calcext:value-type="float">
            <text:p>0.047955465</text:p>
          </table:table-cell>
          <table:table-cell table:formula="of:=0.000000148*([.D215]-AVERAGE([.$D$29];[.$D$61];[.$D$33];[.$D$65];[.$D$93];[.$D$97])) + 0.000151317" office:value-type="float" office:value="0.0448798523333333" calcext:value-type="float">
            <text:p>0.044879852333333</text:p>
          </table:table-cell>
          <table:table-cell office:value-type="float" office:value="2070" calcext:value-type="float">
            <text:p>2070</text:p>
          </table:table-cell>
          <table:table-cell table:formula="of:=0.0000015*[.G215]+ 0.0023022" office:value-type="float" office:value="0.0054072" calcext:value-type="float">
            <text:p>0.0054072</text:p>
          </table:table-cell>
          <table:table-cell table:formula="of:=0.0000015*([.G215]-AVERAGE([.$G$29];[.$G$33];[.$G$61];[.$G$65];[.$G$93];[.$G$97]))+ 0.0023022" office:value-type="float" office:value="0.0007557" calcext:value-type="float">
            <text:p>0.0007557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247491" calcext:value-type="float">
            <text:p>247491</text:p>
          </table:table-cell>
          <table:table-cell table:formula="of:=0.000000148*[.D216] + 0.000151317" office:value-type="float" office:value="0.036779985" calcext:value-type="float">
            <text:p>0.036779985</text:p>
          </table:table-cell>
          <table:table-cell table:formula="of:=0.000000148*([.D216]-AVERAGE([.$D$29];[.$D$61];[.$D$33];[.$D$65];[.$D$93];[.$D$97])) + 0.000151317" office:value-type="float" office:value="0.0337043723333333" calcext:value-type="float">
            <text:p>0.033704372333333</text:p>
          </table:table-cell>
          <table:table-cell office:value-type="float" office:value="14224" calcext:value-type="float">
            <text:p>14224</text:p>
          </table:table-cell>
          <table:table-cell table:formula="of:=0.0000015*[.G216]+ 0.0023022" office:value-type="float" office:value="0.0236382" calcext:value-type="float">
            <text:p>0.0236382</text:p>
          </table:table-cell>
          <table:table-cell table:formula="of:=0.0000015*([.G216]-AVERAGE([.$G$29];[.$G$33];[.$G$61];[.$G$65];[.$G$93];[.$G$97]))+ 0.0023022" office:value-type="float" office:value="0.0189867" calcext:value-type="float">
            <text:p>0.0189867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float" office:value="20614" calcext:value-type="float">
            <text:p>20614</text:p>
          </table:table-cell>
          <table:table-cell table:formula="of:=0.000000148*[.D217] + 0.000151317" office:value-type="float" office:value="0.003202189" calcext:value-type="float">
            <text:p>0.003202189</text:p>
          </table:table-cell>
          <table:table-cell table:formula="of:=0.000000148*([.D217]-AVERAGE([.$D$29];[.$D$61];[.$D$33];[.$D$65];[.$D$93];[.$D$97])) + 0.000151317" office:value-type="float" office:value="0.000126576333333333" calcext:value-type="float">
            <text:p>0.000126576333333</text:p>
          </table:table-cell>
          <table:table-cell office:value-type="float" office:value="55899" calcext:value-type="float">
            <text:p>55899</text:p>
          </table:table-cell>
          <table:table-cell table:formula="of:=0.0000015*[.G217]+ 0.0023022" office:value-type="float" office:value="0.0861507" calcext:value-type="float">
            <text:p>0.0861507</text:p>
          </table:table-cell>
          <table:table-cell table:formula="of:=0.0000015*([.G217]-AVERAGE([.$G$29];[.$G$33];[.$G$61];[.$G$65];[.$G$93];[.$G$97]))+ 0.0023022" office:value-type="float" office:value="0.0814992" calcext:value-type="float">
            <text:p>0.081499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230502" calcext:value-type="float">
            <text:p>230502</text:p>
          </table:table-cell>
          <table:table-cell table:formula="of:=0.000000148*[.D218] + 0.000151317" office:value-type="float" office:value="0.034265613" calcext:value-type="float">
            <text:p>0.034265613</text:p>
          </table:table-cell>
          <table:table-cell table:formula="of:=0.000000148*([.D218]-AVERAGE([.$D$29];[.$D$61];[.$D$33];[.$D$65];[.$D$93];[.$D$97])) + 0.000151317" office:value-type="float" office:value="0.0311900003333333" calcext:value-type="float">
            <text:p>0.031190000333333</text:p>
          </table:table-cell>
          <table:table-cell office:value-type="float" office:value="2062" calcext:value-type="float">
            <text:p>2062</text:p>
          </table:table-cell>
          <table:table-cell table:formula="of:=0.0000015*[.G218]+ 0.0023022" office:value-type="float" office:value="0.0053952" calcext:value-type="float">
            <text:p>0.0053952</text:p>
          </table:table-cell>
          <table:table-cell table:formula="of:=0.0000015*([.G218]-AVERAGE([.$G$29];[.$G$33];[.$G$61];[.$G$65];[.$G$93];[.$G$97]))+ 0.0023022" office:value-type="float" office:value="0.0007437" calcext:value-type="float">
            <text:p>0.0007437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269592" calcext:value-type="float">
            <text:p>269592</text:p>
          </table:table-cell>
          <table:table-cell table:formula="of:=0.000000148*[.D219] + 0.000151317" office:value-type="float" office:value="0.040050933" calcext:value-type="float">
            <text:p>0.040050933</text:p>
          </table:table-cell>
          <table:table-cell table:formula="of:=0.000000148*([.D219]-AVERAGE([.$D$29];[.$D$61];[.$D$33];[.$D$65];[.$D$93];[.$D$97])) + 0.000151317" office:value-type="float" office:value="0.0369753203333333" calcext:value-type="float">
            <text:p>0.036975320333333</text:p>
          </table:table-cell>
          <table:table-cell office:value-type="float" office:value="3361" calcext:value-type="float">
            <text:p>3361</text:p>
          </table:table-cell>
          <table:table-cell table:formula="of:=0.0000015*[.G219]+ 0.0023022" office:value-type="float" office:value="0.0073437" calcext:value-type="float">
            <text:p>0.0073437</text:p>
          </table:table-cell>
          <table:table-cell table:formula="of:=0.0000015*([.G219]-AVERAGE([.$G$29];[.$G$33];[.$G$61];[.$G$65];[.$G$93];[.$G$97]))+ 0.0023022" office:value-type="float" office:value="0.0026922" calcext:value-type="float">
            <text:p>0.002692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191140" calcext:value-type="float">
            <text:p>191140</text:p>
          </table:table-cell>
          <table:table-cell table:formula="of:=0.000000148*[.D220] + 0.000151317" office:value-type="float" office:value="0.028440037" calcext:value-type="float">
            <text:p>0.028440037</text:p>
          </table:table-cell>
          <table:table-cell table:formula="of:=0.000000148*([.D220]-AVERAGE([.$D$29];[.$D$61];[.$D$33];[.$D$65];[.$D$93];[.$D$97])) + 0.000151317" office:value-type="float" office:value="0.0253644243333333" calcext:value-type="float">
            <text:p>0.025364424333333</text:p>
          </table:table-cell>
          <table:table-cell office:value-type="float" office:value="2327" calcext:value-type="float">
            <text:p>2327</text:p>
          </table:table-cell>
          <table:table-cell table:formula="of:=0.0000015*[.G220]+ 0.0023022" office:value-type="float" office:value="0.0057927" calcext:value-type="float">
            <text:p>0.0057927</text:p>
          </table:table-cell>
          <table:table-cell table:formula="of:=0.0000015*([.G220]-AVERAGE([.$G$29];[.$G$33];[.$G$61];[.$G$65];[.$G$93];[.$G$97]))+ 0.0023022" office:value-type="float" office:value="0.0011412" calcext:value-type="float">
            <text:p>0.001141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23048" calcext:value-type="float">
            <text:p>23048</text:p>
          </table:table-cell>
          <table:table-cell table:formula="of:=0.000000148*[.D221] + 0.000151317" office:value-type="float" office:value="0.003562421" calcext:value-type="float">
            <text:p>0.003562421</text:p>
          </table:table-cell>
          <table:table-cell table:formula="of:=0.000000148*([.D221]-AVERAGE([.$D$29];[.$D$61];[.$D$33];[.$D$65];[.$D$93];[.$D$97])) + 0.000151317" office:value-type="float" office:value="0.000486808333333333" calcext:value-type="float">
            <text:p>0.000486808333333</text:p>
          </table:table-cell>
          <table:table-cell office:value-type="float" office:value="1810" calcext:value-type="float">
            <text:p>1810</text:p>
          </table:table-cell>
          <table:table-cell table:formula="of:=0.0000015*[.G221]+ 0.0023022" office:value-type="float" office:value="0.0050172" calcext:value-type="float">
            <text:p>0.0050172</text:p>
          </table:table-cell>
          <table:table-cell table:formula="of:=0.0000015*([.G221]-AVERAGE([.$G$29];[.$G$33];[.$G$61];[.$G$65];[.$G$93];[.$G$97]))+ 0.0023022" office:value-type="float" office:value="0.0003657" calcext:value-type="float">
            <text:p>0.0003657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167220" calcext:value-type="float">
            <text:p>167220</text:p>
          </table:table-cell>
          <table:table-cell table:formula="of:=0.000000148*[.D222] + 0.000151317" office:value-type="float" office:value="0.024899877" calcext:value-type="float">
            <text:p>0.024899877</text:p>
          </table:table-cell>
          <table:table-cell table:formula="of:=0.000000148*([.D222]-AVERAGE([.$D$29];[.$D$61];[.$D$33];[.$D$65];[.$D$93];[.$D$97])) + 0.000151317" office:value-type="float" office:value="0.0218242643333333" calcext:value-type="float">
            <text:p>0.021824264333333</text:p>
          </table:table-cell>
          <table:table-cell office:value-type="float" office:value="1810" calcext:value-type="float">
            <text:p>1810</text:p>
          </table:table-cell>
          <table:table-cell table:formula="of:=0.0000015*[.G222]+ 0.0023022" office:value-type="float" office:value="0.0050172" calcext:value-type="float">
            <text:p>0.0050172</text:p>
          </table:table-cell>
          <table:table-cell table:formula="of:=0.0000015*([.G222]-AVERAGE([.$G$29];[.$G$33];[.$G$61];[.$G$65];[.$G$93];[.$G$97]))+ 0.0023022" office:value-type="float" office:value="0.0003657" calcext:value-type="float">
            <text:p>0.0003657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35050" calcext:value-type="float">
            <text:p>135050</text:p>
          </table:table-cell>
          <table:table-cell table:formula="of:=0.000000148*[.D223] + 0.000151317" office:value-type="float" office:value="0.020138717" calcext:value-type="float">
            <text:p>0.020138717</text:p>
          </table:table-cell>
          <table:table-cell table:formula="of:=0.000000148*([.D223]-AVERAGE([.$D$29];[.$D$61];[.$D$33];[.$D$65];[.$D$93];[.$D$97])) + 0.000151317" office:value-type="float" office:value="0.0170631043333333" calcext:value-type="float">
            <text:p>0.017063104333333</text:p>
          </table:table-cell>
          <table:table-cell office:value-type="float" office:value="2845" calcext:value-type="float">
            <text:p>2845</text:p>
          </table:table-cell>
          <table:table-cell table:formula="of:=0.0000015*[.G223]+ 0.0023022" office:value-type="float" office:value="0.0065697" calcext:value-type="float">
            <text:p>0.0065697</text:p>
          </table:table-cell>
          <table:table-cell table:formula="of:=0.0000015*([.G223]-AVERAGE([.$G$29];[.$G$33];[.$G$61];[.$G$65];[.$G$93];[.$G$97]))+ 0.0023022" office:value-type="float" office:value="0.0019182" calcext:value-type="float">
            <text:p>0.001918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303415" calcext:value-type="float">
            <text:p>303415</text:p>
          </table:table-cell>
          <table:table-cell table:formula="of:=0.000000148*[.D224] + 0.000151317" office:value-type="float" office:value="0.045056737" calcext:value-type="float">
            <text:p>0.045056737</text:p>
          </table:table-cell>
          <table:table-cell table:formula="of:=0.000000148*([.D224]-AVERAGE([.$D$29];[.$D$61];[.$D$33];[.$D$65];[.$D$93];[.$D$97])) + 0.000151317" office:value-type="float" office:value="0.0419811243333333" calcext:value-type="float">
            <text:p>0.041981124333333</text:p>
          </table:table-cell>
          <table:table-cell office:value-type="float" office:value="2328" calcext:value-type="float">
            <text:p>2328</text:p>
          </table:table-cell>
          <table:table-cell table:formula="of:=0.0000015*[.G224]+ 0.0023022" office:value-type="float" office:value="0.0057942" calcext:value-type="float">
            <text:p>0.0057942</text:p>
          </table:table-cell>
          <table:table-cell table:formula="of:=0.0000015*([.G224]-AVERAGE([.$G$29];[.$G$33];[.$G$61];[.$G$65];[.$G$93];[.$G$97]))+ 0.0023022" office:value-type="float" office:value="0.0011427" calcext:value-type="float">
            <text:p>0.0011427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float" office:value="19573" calcext:value-type="float">
            <text:p>19573</text:p>
          </table:table-cell>
          <table:table-cell table:formula="of:=0.000000148*[.D225] + 0.000151317" office:value-type="float" office:value="0.003048121" calcext:value-type="float">
            <text:p>0.003048121</text:p>
          </table:table-cell>
          <table:table-cell table:formula="of:=0.000000148*([.D225]-AVERAGE([.$D$29];[.$D$61];[.$D$33];[.$D$65];[.$D$93];[.$D$97])) + 0.000151317" office:value-type="float" office:value="-0.0000274916666666668" calcext:value-type="float">
            <text:p>-2.74916666666668E-05</text:p>
          </table:table-cell>
          <table:table-cell office:value-type="float" office:value="3364" calcext:value-type="float">
            <text:p>3364</text:p>
          </table:table-cell>
          <table:table-cell table:formula="of:=0.0000015*[.G225]+ 0.0023022" office:value-type="float" office:value="0.0073482" calcext:value-type="float">
            <text:p>0.0073482</text:p>
          </table:table-cell>
          <table:table-cell table:formula="of:=0.0000015*([.G225]-AVERAGE([.$G$29];[.$G$33];[.$G$61];[.$G$65];[.$G$93];[.$G$97]))+ 0.0023022" office:value-type="float" office:value="0.0026967" calcext:value-type="float">
            <text:p>0.0026967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131028" calcext:value-type="float">
            <text:p>131028</text:p>
          </table:table-cell>
          <table:table-cell table:formula="of:=0.000000148*[.D226] + 0.000151317" office:value-type="float" office:value="0.019543461" calcext:value-type="float">
            <text:p>0.019543461</text:p>
          </table:table-cell>
          <table:table-cell table:formula="of:=0.000000148*([.D226]-AVERAGE([.$D$29];[.$D$61];[.$D$33];[.$D$65];[.$D$93];[.$D$97])) + 0.000151317" office:value-type="float" office:value="0.0164678483333333" calcext:value-type="float">
            <text:p>0.016467848333333</text:p>
          </table:table-cell>
          <table:table-cell office:value-type="float" office:value="33273" calcext:value-type="float">
            <text:p>33273</text:p>
          </table:table-cell>
          <table:table-cell table:formula="of:=0.0000015*[.G226]+ 0.0023022" office:value-type="float" office:value="0.0522117" calcext:value-type="float">
            <text:p>0.0522117</text:p>
          </table:table-cell>
          <table:table-cell table:formula="of:=0.0000015*([.G226]-AVERAGE([.$G$29];[.$G$33];[.$G$61];[.$G$65];[.$G$93];[.$G$97]))+ 0.0023022" office:value-type="float" office:value="0.0475602" calcext:value-type="float">
            <text:p>0.047560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28200" calcext:value-type="float">
            <text:p>28200</text:p>
          </table:table-cell>
          <table:table-cell table:formula="of:=0.000000148*[.D227] + 0.000151317" office:value-type="float" office:value="0.004324917" calcext:value-type="float">
            <text:p>0.004324917</text:p>
          </table:table-cell>
          <table:table-cell table:formula="of:=0.000000148*([.D227]-AVERAGE([.$D$29];[.$D$61];[.$D$33];[.$D$65];[.$D$93];[.$D$97])) + 0.000151317" office:value-type="float" office:value="0.00124930433333333" calcext:value-type="float">
            <text:p>0.001249304333333</text:p>
          </table:table-cell>
          <table:table-cell office:value-type="float" office:value="157960" calcext:value-type="float">
            <text:p>157960</text:p>
          </table:table-cell>
          <table:table-cell table:formula="of:=0.0000015*[.G227]+ 0.0023022" office:value-type="float" office:value="0.2392422" calcext:value-type="float">
            <text:p>0.2392422</text:p>
          </table:table-cell>
          <table:table-cell table:formula="of:=0.0000015*([.G227]-AVERAGE([.$G$29];[.$G$33];[.$G$61];[.$G$65];[.$G$93];[.$G$97]))+ 0.0023022" office:value-type="float" office:value="0.2345907" calcext:value-type="float">
            <text:p>0.2345907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30440" calcext:value-type="float">
            <text:p>30440</text:p>
          </table:table-cell>
          <table:table-cell table:formula="of:=0.000000148*[.D228] + 0.000151317" office:value-type="float" office:value="0.004656437" calcext:value-type="float">
            <text:p>0.004656437</text:p>
          </table:table-cell>
          <table:table-cell table:formula="of:=0.000000148*([.D228]-AVERAGE([.$D$29];[.$D$61];[.$D$33];[.$D$65];[.$D$93];[.$D$97])) + 0.000151317" office:value-type="float" office:value="0.00158082433333333" calcext:value-type="float">
            <text:p>0.001580824333333</text:p>
          </table:table-cell>
          <table:table-cell office:value-type="float" office:value="260889" calcext:value-type="float">
            <text:p>260889</text:p>
          </table:table-cell>
          <table:table-cell table:formula="of:=0.0000015*[.G228]+ 0.0023022" office:value-type="float" office:value="0.3936357" calcext:value-type="float">
            <text:p>0.3936357</text:p>
          </table:table-cell>
          <table:table-cell table:formula="of:=0.0000015*([.G228]-AVERAGE([.$G$29];[.$G$33];[.$G$61];[.$G$65];[.$G$93];[.$G$97]))+ 0.0023022" office:value-type="float" office:value="0.3889842" calcext:value-type="float">
            <text:p>0.388984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27025" calcext:value-type="float">
            <text:p>27025</text:p>
          </table:table-cell>
          <table:table-cell table:formula="of:=0.000000148*[.D229] + 0.000151317" office:value-type="float" office:value="0.004151017" calcext:value-type="float">
            <text:p>0.004151017</text:p>
          </table:table-cell>
          <table:table-cell table:formula="of:=0.000000148*([.D229]-AVERAGE([.$D$29];[.$D$61];[.$D$33];[.$D$65];[.$D$93];[.$D$97])) + 0.000151317" office:value-type="float" office:value="0.00107540433333333" calcext:value-type="float">
            <text:p>0.001075404333333</text:p>
          </table:table-cell>
          <table:table-cell office:value-type="float" office:value="145092" calcext:value-type="float">
            <text:p>145092</text:p>
          </table:table-cell>
          <table:table-cell table:formula="of:=0.0000015*[.G229]+ 0.0023022" office:value-type="float" office:value="0.2199402" calcext:value-type="float">
            <text:p>0.2199402</text:p>
          </table:table-cell>
          <table:table-cell table:formula="of:=0.0000015*([.G229]-AVERAGE([.$G$29];[.$G$33];[.$G$61];[.$G$65];[.$G$93];[.$G$97]))+ 0.0023022" office:value-type="float" office:value="0.2152887" calcext:value-type="float">
            <text:p>0.2152887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125010" calcext:value-type="float">
            <text:p>125010</text:p>
          </table:table-cell>
          <table:table-cell table:formula="of:=0.000000148*[.D230] + 0.000151317" office:value-type="float" office:value="0.018652797" calcext:value-type="float">
            <text:p>0.018652797</text:p>
          </table:table-cell>
          <table:table-cell table:formula="of:=0.000000148*([.D230]-AVERAGE([.$D$29];[.$D$61];[.$D$33];[.$D$65];[.$D$93];[.$D$97])) + 0.000151317" office:value-type="float" office:value="0.0155771843333333" calcext:value-type="float">
            <text:p>0.015577184333333</text:p>
          </table:table-cell>
          <table:table-cell office:value-type="float" office:value="37503" calcext:value-type="float">
            <text:p>37503</text:p>
          </table:table-cell>
          <table:table-cell table:formula="of:=0.0000015*[.G230]+ 0.0023022" office:value-type="float" office:value="0.0585567" calcext:value-type="float">
            <text:p>0.0585567</text:p>
          </table:table-cell>
          <table:table-cell table:formula="of:=0.0000015*([.G230]-AVERAGE([.$G$29];[.$G$33];[.$G$61];[.$G$65];[.$G$93];[.$G$97]))+ 0.0023022" office:value-type="float" office:value="0.0539052" calcext:value-type="float">
            <text:p>0.053905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31148" calcext:value-type="float">
            <text:p>31148</text:p>
          </table:table-cell>
          <table:table-cell table:formula="of:=0.000000148*[.D231] + 0.000151317" office:value-type="float" office:value="0.004761221" calcext:value-type="float">
            <text:p>0.004761221</text:p>
          </table:table-cell>
          <table:table-cell table:formula="of:=0.000000148*([.D231]-AVERAGE([.$D$29];[.$D$61];[.$D$33];[.$D$65];[.$D$93];[.$D$97])) + 0.000151317" office:value-type="float" office:value="0.00168560833333333" calcext:value-type="float">
            <text:p>0.001685608333333</text:p>
          </table:table-cell>
          <table:table-cell office:value-type="float" office:value="117180" calcext:value-type="float">
            <text:p>117180</text:p>
          </table:table-cell>
          <table:table-cell table:formula="of:=0.0000015*[.G231]+ 0.0023022" office:value-type="float" office:value="0.1780722" calcext:value-type="float">
            <text:p>0.1780722</text:p>
          </table:table-cell>
          <table:table-cell table:formula="of:=0.0000015*([.G231]-AVERAGE([.$G$29];[.$G$33];[.$G$61];[.$G$65];[.$G$93];[.$G$97]))+ 0.0023022" office:value-type="float" office:value="0.1734207" calcext:value-type="float">
            <text:p>0.1734207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24737" calcext:value-type="float">
            <text:p>24737</text:p>
          </table:table-cell>
          <table:table-cell table:formula="of:=0.000000148*[.D232] + 0.000151317" office:value-type="float" office:value="0.003812393" calcext:value-type="float">
            <text:p>0.003812393</text:p>
          </table:table-cell>
          <table:table-cell table:formula="of:=0.000000148*([.D232]-AVERAGE([.$D$29];[.$D$61];[.$D$33];[.$D$65];[.$D$93];[.$D$97])) + 0.000151317" office:value-type="float" office:value="0.000736780333333333" calcext:value-type="float">
            <text:p>0.000736780333333</text:p>
          </table:table-cell>
          <table:table-cell office:value-type="float" office:value="92870" calcext:value-type="float">
            <text:p>92870</text:p>
          </table:table-cell>
          <table:table-cell table:formula="of:=0.0000015*[.G232]+ 0.0023022" office:value-type="float" office:value="0.1416072" calcext:value-type="float">
            <text:p>0.1416072</text:p>
          </table:table-cell>
          <table:table-cell table:formula="of:=0.0000015*([.G232]-AVERAGE([.$G$29];[.$G$33];[.$G$61];[.$G$65];[.$G$93];[.$G$97]))+ 0.0023022" office:value-type="float" office:value="0.1369557" calcext:value-type="float">
            <text:p>0.1369557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float" office:value="22572" calcext:value-type="float">
            <text:p>22572</text:p>
          </table:table-cell>
          <table:table-cell table:formula="of:=0.000000148*[.D233] + 0.000151317" office:value-type="float" office:value="0.003491973" calcext:value-type="float">
            <text:p>0.003491973</text:p>
          </table:table-cell>
          <table:table-cell table:formula="of:=0.000000148*([.D233]-AVERAGE([.$D$29];[.$D$61];[.$D$33];[.$D$65];[.$D$93];[.$D$97])) + 0.000151317" office:value-type="float" office:value="0.000416360333333333" calcext:value-type="float">
            <text:p>0.000416360333333</text:p>
          </table:table-cell>
          <table:table-cell office:value-type="float" office:value="94452" calcext:value-type="float">
            <text:p>94452</text:p>
          </table:table-cell>
          <table:table-cell table:formula="of:=0.0000015*[.G233]+ 0.0023022" office:value-type="float" office:value="0.1439802" calcext:value-type="float">
            <text:p>0.1439802</text:p>
          </table:table-cell>
          <table:table-cell table:formula="of:=0.0000015*([.G233]-AVERAGE([.$G$29];[.$G$33];[.$G$61];[.$G$65];[.$G$93];[.$G$97]))+ 0.0023022" office:value-type="float" office:value="0.1393287" calcext:value-type="float">
            <text:p>0.1393287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151778" calcext:value-type="float">
            <text:p>151778</text:p>
          </table:table-cell>
          <table:table-cell table:formula="of:=0.000000148*[.D234] + 0.000151317" office:value-type="float" office:value="0.022614461" calcext:value-type="float">
            <text:p>0.022614461</text:p>
          </table:table-cell>
          <table:table-cell table:formula="of:=0.000000148*([.D234]-AVERAGE([.$D$29];[.$D$61];[.$D$33];[.$D$65];[.$D$93];[.$D$97])) + 0.000151317" office:value-type="float" office:value="0.0195388483333333" calcext:value-type="float">
            <text:p>0.019538848333333</text:p>
          </table:table-cell>
          <table:table-cell office:value-type="float" office:value="2839" calcext:value-type="float">
            <text:p>2839</text:p>
          </table:table-cell>
          <table:table-cell table:formula="of:=0.0000015*[.G234]+ 0.0023022" office:value-type="float" office:value="0.0065607" calcext:value-type="float">
            <text:p>0.0065607</text:p>
          </table:table-cell>
          <table:table-cell table:formula="of:=0.0000015*([.G234]-AVERAGE([.$G$29];[.$G$33];[.$G$61];[.$G$65];[.$G$93];[.$G$97]))+ 0.0023022" office:value-type="float" office:value="0.0019092" calcext:value-type="float">
            <text:p>0.001909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252794" calcext:value-type="float">
            <text:p>252794</text:p>
          </table:table-cell>
          <table:table-cell table:formula="of:=0.000000148*[.D235] + 0.000151317" office:value-type="float" office:value="0.037564829" calcext:value-type="float">
            <text:p>0.037564829</text:p>
          </table:table-cell>
          <table:table-cell table:formula="of:=0.000000148*([.D235]-AVERAGE([.$D$29];[.$D$61];[.$D$33];[.$D$65];[.$D$93];[.$D$97])) + 0.000151317" office:value-type="float" office:value="0.0344892163333333" calcext:value-type="float">
            <text:p>0.034489216333333</text:p>
          </table:table-cell>
          <table:table-cell office:value-type="float" office:value="48607" calcext:value-type="float">
            <text:p>48607</text:p>
          </table:table-cell>
          <table:table-cell table:formula="of:=0.0000015*[.G235]+ 0.0023022" office:value-type="float" office:value="0.0752127" calcext:value-type="float">
            <text:p>0.0752127</text:p>
          </table:table-cell>
          <table:table-cell table:formula="of:=0.0000015*([.G235]-AVERAGE([.$G$29];[.$G$33];[.$G$61];[.$G$65];[.$G$93];[.$G$97]))+ 0.0023022" office:value-type="float" office:value="0.0705612" calcext:value-type="float">
            <text:p>0.070561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24863" calcext:value-type="float">
            <text:p>24863</text:p>
          </table:table-cell>
          <table:table-cell table:formula="of:=0.000000148*[.D236] + 0.000151317" office:value-type="float" office:value="0.003831041" calcext:value-type="float">
            <text:p>0.003831041</text:p>
          </table:table-cell>
          <table:table-cell table:formula="of:=0.000000148*([.D236]-AVERAGE([.$D$29];[.$D$61];[.$D$33];[.$D$65];[.$D$93];[.$D$97])) + 0.000151317" office:value-type="float" office:value="0.000755428333333333" calcext:value-type="float">
            <text:p>0.000755428333333</text:p>
          </table:table-cell>
          <table:table-cell office:value-type="float" office:value="103921" calcext:value-type="float">
            <text:p>103921</text:p>
          </table:table-cell>
          <table:table-cell table:formula="of:=0.0000015*[.G236]+ 0.0023022" office:value-type="float" office:value="0.1581837" calcext:value-type="float">
            <text:p>0.1581837</text:p>
          </table:table-cell>
          <table:table-cell table:formula="of:=0.0000015*([.G236]-AVERAGE([.$G$29];[.$G$33];[.$G$61];[.$G$65];[.$G$93];[.$G$97]))+ 0.0023022" office:value-type="float" office:value="0.1535322" calcext:value-type="float">
            <text:p>0.153532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float" office:value="23605" calcext:value-type="float">
            <text:p>23605</text:p>
          </table:table-cell>
          <table:table-cell table:formula="of:=0.000000148*[.D237] + 0.000151317" office:value-type="float" office:value="0.003644857" calcext:value-type="float">
            <text:p>0.003644857</text:p>
          </table:table-cell>
          <table:table-cell table:formula="of:=0.000000148*([.D237]-AVERAGE([.$D$29];[.$D$61];[.$D$33];[.$D$65];[.$D$93];[.$D$97])) + 0.000151317" office:value-type="float" office:value="0.000569244333333333" calcext:value-type="float">
            <text:p>0.000569244333333</text:p>
          </table:table-cell>
          <table:table-cell office:value-type="float" office:value="178988" calcext:value-type="float">
            <text:p>178988</text:p>
          </table:table-cell>
          <table:table-cell table:formula="of:=0.0000015*[.G237]+ 0.0023022" office:value-type="float" office:value="0.2707842" calcext:value-type="float">
            <text:p>0.2707842</text:p>
          </table:table-cell>
          <table:table-cell table:formula="of:=0.0000015*([.G237]-AVERAGE([.$G$29];[.$G$33];[.$G$61];[.$G$65];[.$G$93];[.$G$97]))+ 0.0023022" office:value-type="float" office:value="0.2661327" calcext:value-type="float">
            <text:p>0.2661327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float" office:value="223773" calcext:value-type="float">
            <text:p>223773</text:p>
          </table:table-cell>
          <table:table-cell table:formula="of:=0.000000148*[.D238] + 0.000151317" office:value-type="float" office:value="0.033269721" calcext:value-type="float">
            <text:p>0.033269721</text:p>
          </table:table-cell>
          <table:table-cell table:formula="of:=0.000000148*([.D238]-AVERAGE([.$D$29];[.$D$61];[.$D$33];[.$D$65];[.$D$93];[.$D$97])) + 0.000151317" office:value-type="float" office:value="0.0301941083333333" calcext:value-type="float">
            <text:p>0.030194108333333</text:p>
          </table:table-cell>
          <table:table-cell office:value-type="float" office:value="4655" calcext:value-type="float">
            <text:p>4655</text:p>
          </table:table-cell>
          <table:table-cell table:formula="of:=0.0000015*[.G238]+ 0.0023022" office:value-type="float" office:value="0.0092847" calcext:value-type="float">
            <text:p>0.0092847</text:p>
          </table:table-cell>
          <table:table-cell table:formula="of:=0.0000015*([.G238]-AVERAGE([.$G$29];[.$G$33];[.$G$61];[.$G$65];[.$G$93];[.$G$97]))+ 0.0023022" office:value-type="float" office:value="0.0046332" calcext:value-type="float">
            <text:p>0.004633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11105" calcext:value-type="float">
            <text:p>111105</text:p>
          </table:table-cell>
          <table:table-cell table:formula="of:=0.000000148*[.D239] + 0.000151317" office:value-type="float" office:value="0.016594857" calcext:value-type="float">
            <text:p>0.016594857</text:p>
          </table:table-cell>
          <table:table-cell table:formula="of:=0.000000148*([.D239]-AVERAGE([.$D$29];[.$D$61];[.$D$33];[.$D$65];[.$D$93];[.$D$97])) + 0.000151317" office:value-type="float" office:value="0.0135192443333333" calcext:value-type="float">
            <text:p>0.013519244333333</text:p>
          </table:table-cell>
          <table:table-cell office:value-type="float" office:value="16815" calcext:value-type="float">
            <text:p>16815</text:p>
          </table:table-cell>
          <table:table-cell table:formula="of:=0.0000015*[.G239]+ 0.0023022" office:value-type="float" office:value="0.0275247" calcext:value-type="float">
            <text:p>0.0275247</text:p>
          </table:table-cell>
          <table:table-cell table:formula="of:=0.0000015*([.G239]-AVERAGE([.$G$29];[.$G$33];[.$G$61];[.$G$65];[.$G$93];[.$G$97]))+ 0.0023022" office:value-type="float" office:value="0.0228732" calcext:value-type="float">
            <text:p>0.022873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25921" calcext:value-type="float">
            <text:p>25921</text:p>
          </table:table-cell>
          <table:table-cell table:formula="of:=0.000000148*[.D240] + 0.000151317" office:value-type="float" office:value="0.003987625" calcext:value-type="float">
            <text:p>0.003987625</text:p>
          </table:table-cell>
          <table:table-cell table:formula="of:=0.000000148*([.D240]-AVERAGE([.$D$29];[.$D$61];[.$D$33];[.$D$65];[.$D$93];[.$D$97])) + 0.000151317" office:value-type="float" office:value="0.000912012333333333" calcext:value-type="float">
            <text:p>0.000912012333333</text:p>
          </table:table-cell>
          <table:table-cell office:value-type="float" office:value="76046" calcext:value-type="float">
            <text:p>76046</text:p>
          </table:table-cell>
          <table:table-cell table:formula="of:=0.0000015*[.G240]+ 0.0023022" office:value-type="float" office:value="0.1163712" calcext:value-type="float">
            <text:p>0.1163712</text:p>
          </table:table-cell>
          <table:table-cell table:formula="of:=0.0000015*([.G240]-AVERAGE([.$G$29];[.$G$33];[.$G$61];[.$G$65];[.$G$93];[.$G$97]))+ 0.0023022" office:value-type="float" office:value="0.1117197" calcext:value-type="float">
            <text:p>0.1117197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float" office:value="22638" calcext:value-type="float">
            <text:p>22638</text:p>
          </table:table-cell>
          <table:table-cell table:formula="of:=0.000000148*[.D241] + 0.000151317" office:value-type="float" office:value="0.003501741" calcext:value-type="float">
            <text:p>0.003501741</text:p>
          </table:table-cell>
          <table:table-cell table:formula="of:=0.000000148*([.D241]-AVERAGE([.$D$29];[.$D$61];[.$D$33];[.$D$65];[.$D$93];[.$D$97])) + 0.000151317" office:value-type="float" office:value="0.000426128333333333" calcext:value-type="float">
            <text:p>0.000426128333333</text:p>
          </table:table-cell>
          <table:table-cell office:value-type="float" office:value="61853" calcext:value-type="float">
            <text:p>61853</text:p>
          </table:table-cell>
          <table:table-cell table:formula="of:=0.0000015*[.G241]+ 0.0023022" office:value-type="float" office:value="0.0950817" calcext:value-type="float">
            <text:p>0.0950817</text:p>
          </table:table-cell>
          <table:table-cell table:formula="of:=0.0000015*([.G241]-AVERAGE([.$G$29];[.$G$33];[.$G$61];[.$G$65];[.$G$93];[.$G$97]))+ 0.0023022" office:value-type="float" office:value="0.0904302" calcext:value-type="float">
            <text:p>0.090430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379900" calcext:value-type="float">
            <text:p>379900</text:p>
          </table:table-cell>
          <table:table-cell table:formula="of:=0.000000148*[.D242] + 0.000151317" office:value-type="float" office:value="0.056376517" calcext:value-type="float">
            <text:p>0.056376517</text:p>
          </table:table-cell>
          <table:table-cell table:formula="of:=0.000000148*([.D242]-AVERAGE([.$D$29];[.$D$61];[.$D$33];[.$D$65];[.$D$93];[.$D$97])) + 0.000151317" office:value-type="float" office:value="0.0533009043333333" calcext:value-type="float">
            <text:p>0.053300904333333</text:p>
          </table:table-cell>
          <table:table-cell office:value-type="float" office:value="2840" calcext:value-type="float">
            <text:p>2840</text:p>
          </table:table-cell>
          <table:table-cell table:formula="of:=0.0000015*[.G242]+ 0.0023022" office:value-type="float" office:value="0.0065622" calcext:value-type="float">
            <text:p>0.0065622</text:p>
          </table:table-cell>
          <table:table-cell table:formula="of:=0.0000015*([.G242]-AVERAGE([.$G$29];[.$G$33];[.$G$61];[.$G$65];[.$G$93];[.$G$97]))+ 0.0023022" office:value-type="float" office:value="0.0019107" calcext:value-type="float">
            <text:p>0.0019107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559652" calcext:value-type="float">
            <text:p>559652</text:p>
          </table:table-cell>
          <table:table-cell table:formula="of:=0.000000148*[.D243] + 0.000151317" office:value-type="float" office:value="0.082979813" calcext:value-type="float">
            <text:p>0.082979813</text:p>
          </table:table-cell>
          <table:table-cell table:formula="of:=0.000000148*([.D243]-AVERAGE([.$D$29];[.$D$61];[.$D$33];[.$D$65];[.$D$93];[.$D$97])) + 0.000151317" office:value-type="float" office:value="0.0799042003333333" calcext:value-type="float">
            <text:p>0.079904200333333</text:p>
          </table:table-cell>
          <table:table-cell office:value-type="float" office:value="5947" calcext:value-type="float">
            <text:p>5947</text:p>
          </table:table-cell>
          <table:table-cell table:formula="of:=0.0000015*[.G243]+ 0.0023022" office:value-type="float" office:value="0.0112227" calcext:value-type="float">
            <text:p>0.0112227</text:p>
          </table:table-cell>
          <table:table-cell table:formula="of:=0.0000015*([.G243]-AVERAGE([.$G$29];[.$G$33];[.$G$61];[.$G$65];[.$G$93];[.$G$97]))+ 0.0023022" office:value-type="float" office:value="0.0065712" calcext:value-type="float">
            <text:p>0.006571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423145" calcext:value-type="float">
            <text:p>423145</text:p>
          </table:table-cell>
          <table:table-cell table:formula="of:=0.000000148*[.D244] + 0.000151317" office:value-type="float" office:value="0.062776777" calcext:value-type="float">
            <text:p>0.062776777</text:p>
          </table:table-cell>
          <table:table-cell table:formula="of:=0.000000148*([.D244]-AVERAGE([.$D$29];[.$D$61];[.$D$33];[.$D$65];[.$D$93];[.$D$97])) + 0.000151317" office:value-type="float" office:value="0.0597011643333333" calcext:value-type="float">
            <text:p>0.059701164333333</text:p>
          </table:table-cell>
          <table:table-cell office:value-type="float" office:value="53258" calcext:value-type="float">
            <text:p>53258</text:p>
          </table:table-cell>
          <table:table-cell table:formula="of:=0.0000015*[.G244]+ 0.0023022" office:value-type="float" office:value="0.0821892" calcext:value-type="float">
            <text:p>0.0821892</text:p>
          </table:table-cell>
          <table:table-cell table:formula="of:=0.0000015*([.G244]-AVERAGE([.$G$29];[.$G$33];[.$G$61];[.$G$65];[.$G$93];[.$G$97]))+ 0.0023022" office:value-type="float" office:value="0.0775377" calcext:value-type="float">
            <text:p>0.0775377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float" office:value="26878" calcext:value-type="float">
            <text:p>26878</text:p>
          </table:table-cell>
          <table:table-cell table:formula="of:=0.000000148*[.D245] + 0.000151317" office:value-type="float" office:value="0.004129261" calcext:value-type="float">
            <text:p>0.004129261</text:p>
          </table:table-cell>
          <table:table-cell table:formula="of:=0.000000148*([.D245]-AVERAGE([.$D$29];[.$D$61];[.$D$33];[.$D$65];[.$D$93];[.$D$97])) + 0.000151317" office:value-type="float" office:value="0.00105364833333333" calcext:value-type="float">
            <text:p>0.001053648333333</text:p>
          </table:table-cell>
          <table:table-cell office:value-type="float" office:value="90264" calcext:value-type="float">
            <text:p>90264</text:p>
          </table:table-cell>
          <table:table-cell table:formula="of:=0.0000015*[.G245]+ 0.0023022" office:value-type="float" office:value="0.1376982" calcext:value-type="float">
            <text:p>0.1376982</text:p>
          </table:table-cell>
          <table:table-cell table:formula="of:=0.0000015*([.G245]-AVERAGE([.$G$29];[.$G$33];[.$G$61];[.$G$65];[.$G$93];[.$G$97]))+ 0.0023022" office:value-type="float" office:value="0.1330467" calcext:value-type="float">
            <text:p>0.1330467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float" office:value="188365" calcext:value-type="float">
            <text:p>188365</text:p>
          </table:table-cell>
          <table:table-cell table:formula="of:=0.000000148*[.D246] + 0.000151317" office:value-type="float" office:value="0.028029337" calcext:value-type="float">
            <text:p>0.028029337</text:p>
          </table:table-cell>
          <table:table-cell table:formula="of:=0.000000148*([.D246]-AVERAGE([.$D$29];[.$D$61];[.$D$33];[.$D$65];[.$D$93];[.$D$97])) + 0.000151317" office:value-type="float" office:value="0.0249537243333333" calcext:value-type="float">
            <text:p>0.024953724333333</text:p>
          </table:table-cell>
          <table:table-cell office:value-type="float" office:value="2845" calcext:value-type="float">
            <text:p>2845</text:p>
          </table:table-cell>
          <table:table-cell table:formula="of:=0.0000015*[.G246]+ 0.0023022" office:value-type="float" office:value="0.0065697" calcext:value-type="float">
            <text:p>0.0065697</text:p>
          </table:table-cell>
          <table:table-cell table:formula="of:=0.0000015*([.G246]-AVERAGE([.$G$29];[.$G$33];[.$G$61];[.$G$65];[.$G$93];[.$G$97]))+ 0.0023022" office:value-type="float" office:value="0.0019182" calcext:value-type="float">
            <text:p>0.001918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267936" calcext:value-type="float">
            <text:p>267936</text:p>
          </table:table-cell>
          <table:table-cell table:formula="of:=0.000000148*[.D247] + 0.000151317" office:value-type="float" office:value="0.039805845" calcext:value-type="float">
            <text:p>0.039805845</text:p>
          </table:table-cell>
          <table:table-cell table:formula="of:=0.000000148*([.D247]-AVERAGE([.$D$29];[.$D$61];[.$D$33];[.$D$65];[.$D$93];[.$D$97])) + 0.000151317" office:value-type="float" office:value="0.0367302323333333" calcext:value-type="float">
            <text:p>0.036730232333333</text:p>
          </table:table-cell>
          <table:table-cell office:value-type="float" office:value="3104" calcext:value-type="float">
            <text:p>3104</text:p>
          </table:table-cell>
          <table:table-cell table:formula="of:=0.0000015*[.G247]+ 0.0023022" office:value-type="float" office:value="0.0069582" calcext:value-type="float">
            <text:p>0.0069582</text:p>
          </table:table-cell>
          <table:table-cell table:formula="of:=0.0000015*([.G247]-AVERAGE([.$G$29];[.$G$33];[.$G$61];[.$G$65];[.$G$93];[.$G$97]))+ 0.0023022" office:value-type="float" office:value="0.0023067" calcext:value-type="float">
            <text:p>0.0023067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170540" calcext:value-type="float">
            <text:p>170540</text:p>
          </table:table-cell>
          <table:table-cell table:formula="of:=0.000000148*[.D248] + 0.000151317" office:value-type="float" office:value="0.025391237" calcext:value-type="float">
            <text:p>0.025391237</text:p>
          </table:table-cell>
          <table:table-cell table:formula="of:=0.000000148*([.D248]-AVERAGE([.$D$29];[.$D$61];[.$D$33];[.$D$65];[.$D$93];[.$D$97])) + 0.000151317" office:value-type="float" office:value="0.0223156243333333" calcext:value-type="float">
            <text:p>0.022315624333333</text:p>
          </table:table-cell>
          <table:table-cell office:value-type="float" office:value="5949" calcext:value-type="float">
            <text:p>5949</text:p>
          </table:table-cell>
          <table:table-cell table:formula="of:=0.0000015*[.G248]+ 0.0023022" office:value-type="float" office:value="0.0112257" calcext:value-type="float">
            <text:p>0.0112257</text:p>
          </table:table-cell>
          <table:table-cell table:formula="of:=0.0000015*([.G248]-AVERAGE([.$G$29];[.$G$33];[.$G$61];[.$G$65];[.$G$93];[.$G$97]))+ 0.0023022" office:value-type="float" office:value="0.0065742" calcext:value-type="float">
            <text:p>0.006574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float" office:value="20203" calcext:value-type="float">
            <text:p>20203</text:p>
          </table:table-cell>
          <table:table-cell table:formula="of:=0.000000148*[.D249] + 0.000151317" office:value-type="float" office:value="0.003141361" calcext:value-type="float">
            <text:p>0.003141361</text:p>
          </table:table-cell>
          <table:table-cell table:formula="of:=0.000000148*([.D249]-AVERAGE([.$D$29];[.$D$61];[.$D$33];[.$D$65];[.$D$93];[.$D$97])) + 0.000151317" office:value-type="float" office:value="0.0000657483333333332" calcext:value-type="float">
            <text:p>6.57483333333332E-05</text:p>
          </table:table-cell>
          <table:table-cell office:value-type="float" office:value="75047" calcext:value-type="float">
            <text:p>75047</text:p>
          </table:table-cell>
          <table:table-cell table:formula="of:=0.0000015*[.G249]+ 0.0023022" office:value-type="float" office:value="0.1148727" calcext:value-type="float">
            <text:p>0.1148727</text:p>
          </table:table-cell>
          <table:table-cell table:formula="of:=0.0000015*([.G249]-AVERAGE([.$G$29];[.$G$33];[.$G$61];[.$G$65];[.$G$93];[.$G$97]))+ 0.0023022" office:value-type="float" office:value="0.1102212" calcext:value-type="float">
            <text:p>0.110221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183454" calcext:value-type="float">
            <text:p>183454</text:p>
          </table:table-cell>
          <table:table-cell table:formula="of:=0.000000148*[.D250] + 0.000151317" office:value-type="float" office:value="0.027302509" calcext:value-type="float">
            <text:p>0.027302509</text:p>
          </table:table-cell>
          <table:table-cell table:formula="of:=0.000000148*([.D250]-AVERAGE([.$D$29];[.$D$61];[.$D$33];[.$D$65];[.$D$93];[.$D$97])) + 0.000151317" office:value-type="float" office:value="0.0242268963333333" calcext:value-type="float">
            <text:p>0.024226896333333</text:p>
          </table:table-cell>
          <table:table-cell office:value-type="float" office:value="3615" calcext:value-type="float">
            <text:p>3615</text:p>
          </table:table-cell>
          <table:table-cell table:formula="of:=0.0000015*[.G250]+ 0.0023022" office:value-type="float" office:value="0.0077247" calcext:value-type="float">
            <text:p>0.0077247</text:p>
          </table:table-cell>
          <table:table-cell table:formula="of:=0.0000015*([.G250]-AVERAGE([.$G$29];[.$G$33];[.$G$61];[.$G$65];[.$G$93];[.$G$97]))+ 0.0023022" office:value-type="float" office:value="0.0030732" calcext:value-type="float">
            <text:p>0.003073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float" office:value="381650" calcext:value-type="float">
            <text:p>381650</text:p>
          </table:table-cell>
          <table:table-cell table:formula="of:=0.000000148*[.D251] + 0.000151317" office:value-type="float" office:value="0.056635517" calcext:value-type="float">
            <text:p>0.056635517</text:p>
          </table:table-cell>
          <table:table-cell table:formula="of:=0.000000148*([.D251]-AVERAGE([.$D$29];[.$D$61];[.$D$33];[.$D$65];[.$D$93];[.$D$97])) + 0.000151317" office:value-type="float" office:value="0.0535599043333333" calcext:value-type="float">
            <text:p>0.053559904333333</text:p>
          </table:table-cell>
          <table:table-cell office:value-type="float" office:value="5170" calcext:value-type="float">
            <text:p>5170</text:p>
          </table:table-cell>
          <table:table-cell table:formula="of:=0.0000015*[.G251]+ 0.0023022" office:value-type="float" office:value="0.0100572" calcext:value-type="float">
            <text:p>0.0100572</text:p>
          </table:table-cell>
          <table:table-cell table:formula="of:=0.0000015*([.G251]-AVERAGE([.$G$29];[.$G$33];[.$G$61];[.$G$65];[.$G$93];[.$G$97]))+ 0.0023022" office:value-type="float" office:value="0.0054057" calcext:value-type="float">
            <text:p>0.0054057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float" office:value="240289" calcext:value-type="float">
            <text:p>240289</text:p>
          </table:table-cell>
          <table:table-cell table:formula="of:=0.000000148*[.D252] + 0.000151317" office:value-type="float" office:value="0.035714089" calcext:value-type="float">
            <text:p>0.035714089</text:p>
          </table:table-cell>
          <table:table-cell table:formula="of:=0.000000148*([.D252]-AVERAGE([.$D$29];[.$D$61];[.$D$33];[.$D$65];[.$D$93];[.$D$97])) + 0.000151317" office:value-type="float" office:value="0.0326384763333333" calcext:value-type="float">
            <text:p>0.032638476333333</text:p>
          </table:table-cell>
          <table:table-cell office:value-type="float" office:value="2844" calcext:value-type="float">
            <text:p>2844</text:p>
          </table:table-cell>
          <table:table-cell table:formula="of:=0.0000015*[.G252]+ 0.0023022" office:value-type="float" office:value="0.0065682" calcext:value-type="float">
            <text:p>0.0065682</text:p>
          </table:table-cell>
          <table:table-cell table:formula="of:=0.0000015*([.G252]-AVERAGE([.$G$29];[.$G$33];[.$G$61];[.$G$65];[.$G$93];[.$G$97]))+ 0.0023022" office:value-type="float" office:value="0.0019167" calcext:value-type="float">
            <text:p>0.0019167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float" office:value="22842" calcext:value-type="float">
            <text:p>22842</text:p>
          </table:table-cell>
          <table:table-cell table:formula="of:=0.000000148*[.D253] + 0.000151317" office:value-type="float" office:value="0.003531933" calcext:value-type="float">
            <text:p>0.003531933</text:p>
          </table:table-cell>
          <table:table-cell table:formula="of:=0.000000148*([.D253]-AVERAGE([.$D$29];[.$D$61];[.$D$33];[.$D$65];[.$D$93];[.$D$97])) + 0.000151317" office:value-type="float" office:value="0.000456320333333333" calcext:value-type="float">
            <text:p>0.000456320333333</text:p>
          </table:table-cell>
          <table:table-cell office:value-type="float" office:value="2586" calcext:value-type="float">
            <text:p>2586</text:p>
          </table:table-cell>
          <table:table-cell table:formula="of:=0.0000015*[.G253]+ 0.0023022" office:value-type="float" office:value="0.0061812" calcext:value-type="float">
            <text:p>0.0061812</text:p>
          </table:table-cell>
          <table:table-cell table:formula="of:=0.0000015*([.G253]-AVERAGE([.$G$29];[.$G$33];[.$G$61];[.$G$65];[.$G$93];[.$G$97]))+ 0.0023022" office:value-type="float" office:value="0.0015297" calcext:value-type="float">
            <text:p>0.0015297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float" office:value="248907" calcext:value-type="float">
            <text:p>248907</text:p>
          </table:table-cell>
          <table:table-cell table:formula="of:=0.000000148*[.D254] + 0.000151317" office:value-type="float" office:value="0.036989553" calcext:value-type="float">
            <text:p>0.036989553</text:p>
          </table:table-cell>
          <table:table-cell table:formula="of:=0.000000148*([.D254]-AVERAGE([.$D$29];[.$D$61];[.$D$33];[.$D$65];[.$D$93];[.$D$97])) + 0.000151317" office:value-type="float" office:value="0.0339139403333333" calcext:value-type="float">
            <text:p>0.033913940333333</text:p>
          </table:table-cell>
          <table:table-cell office:value-type="float" office:value="4138" calcext:value-type="float">
            <text:p>4138</text:p>
          </table:table-cell>
          <table:table-cell table:formula="of:=0.0000015*[.G254]+ 0.0023022" office:value-type="float" office:value="0.0085092" calcext:value-type="float">
            <text:p>0.0085092</text:p>
          </table:table-cell>
          <table:table-cell table:formula="of:=0.0000015*([.G254]-AVERAGE([.$G$29];[.$G$33];[.$G$61];[.$G$65];[.$G$93];[.$G$97]))+ 0.0023022" office:value-type="float" office:value="0.0038577" calcext:value-type="float">
            <text:p>0.0038577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338436" calcext:value-type="float">
            <text:p>338436</text:p>
          </table:table-cell>
          <table:table-cell table:formula="of:=0.000000148*[.D255] + 0.000151317" office:value-type="float" office:value="0.050239845" calcext:value-type="float">
            <text:p>0.050239845</text:p>
          </table:table-cell>
          <table:table-cell table:formula="of:=0.000000148*([.D255]-AVERAGE([.$D$29];[.$D$61];[.$D$33];[.$D$65];[.$D$93];[.$D$97])) + 0.000151317" office:value-type="float" office:value="0.0471642323333333" calcext:value-type="float">
            <text:p>0.047164232333333</text:p>
          </table:table-cell>
          <table:table-cell office:value-type="float" office:value="1811" calcext:value-type="float">
            <text:p>1811</text:p>
          </table:table-cell>
          <table:table-cell table:formula="of:=0.0000015*[.G255]+ 0.0023022" office:value-type="float" office:value="0.0050187" calcext:value-type="float">
            <text:p>0.0050187</text:p>
          </table:table-cell>
          <table:table-cell table:formula="of:=0.0000015*([.G255]-AVERAGE([.$G$29];[.$G$33];[.$G$61];[.$G$65];[.$G$93];[.$G$97]))+ 0.0023022" office:value-type="float" office:value="0.0003672" calcext:value-type="float">
            <text:p>0.000367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325082" calcext:value-type="float">
            <text:p>325082</text:p>
          </table:table-cell>
          <table:table-cell table:formula="of:=0.000000148*[.D256] + 0.000151317" office:value-type="float" office:value="0.048263453" calcext:value-type="float">
            <text:p>0.048263453</text:p>
          </table:table-cell>
          <table:table-cell table:formula="of:=0.000000148*([.D256]-AVERAGE([.$D$29];[.$D$61];[.$D$33];[.$D$65];[.$D$93];[.$D$97])) + 0.000151317" office:value-type="float" office:value="0.0451878403333333" calcext:value-type="float">
            <text:p>0.045187840333333</text:p>
          </table:table-cell>
          <table:table-cell office:value-type="float" office:value="4398" calcext:value-type="float">
            <text:p>4398</text:p>
          </table:table-cell>
          <table:table-cell table:formula="of:=0.0000015*[.G256]+ 0.0023022" office:value-type="float" office:value="0.0088992" calcext:value-type="float">
            <text:p>0.0088992</text:p>
          </table:table-cell>
          <table:table-cell table:formula="of:=0.0000015*([.G256]-AVERAGE([.$G$29];[.$G$33];[.$G$61];[.$G$65];[.$G$93];[.$G$97]))+ 0.0023022" office:value-type="float" office:value="0.0042477" calcext:value-type="float">
            <text:p>0.0042477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float" office:value="21313" calcext:value-type="float">
            <text:p>21313</text:p>
          </table:table-cell>
          <table:table-cell table:formula="of:=0.000000148*[.D257] + 0.000151317" office:value-type="float" office:value="0.003305641" calcext:value-type="float">
            <text:p>0.003305641</text:p>
          </table:table-cell>
          <table:table-cell table:formula="of:=0.000000148*([.D257]-AVERAGE([.$D$29];[.$D$61];[.$D$33];[.$D$65];[.$D$93];[.$D$97])) + 0.000151317" office:value-type="float" office:value="0.000230028333333333" calcext:value-type="float">
            <text:p>0.000230028333333</text:p>
          </table:table-cell>
          <table:table-cell office:value-type="float" office:value="2846" calcext:value-type="float">
            <text:p>2846</text:p>
          </table:table-cell>
          <table:table-cell table:formula="of:=0.0000015*[.G257]+ 0.0023022" office:value-type="float" office:value="0.0065712" calcext:value-type="float">
            <text:p>0.0065712</text:p>
          </table:table-cell>
          <table:table-cell table:formula="of:=0.0000015*([.G257]-AVERAGE([.$G$29];[.$G$33];[.$G$61];[.$G$65];[.$G$93];[.$G$97]))+ 0.0023022" office:value-type="float" office:value="0.0019197" calcext:value-type="float">
            <text:p>0.0019197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float" office:value="92621" calcext:value-type="float">
            <text:p>92621</text:p>
          </table:table-cell>
          <table:table-cell table:formula="of:=0.000000148*[.D258] + 0.000151317" office:value-type="float" office:value="0.013859225" calcext:value-type="float">
            <text:p>0.013859225</text:p>
          </table:table-cell>
          <table:table-cell table:formula="of:=0.000000148*([.D258]-AVERAGE([.$D$29];[.$D$61];[.$D$33];[.$D$65];[.$D$93];[.$D$97])) + 0.000151317" office:value-type="float" office:value="0.0107836123333333" calcext:value-type="float">
            <text:p>0.010783612333333</text:p>
          </table:table-cell>
          <table:table-cell office:value-type="float" office:value="38487" calcext:value-type="float">
            <text:p>38487</text:p>
          </table:table-cell>
          <table:table-cell table:formula="of:=0.0000015*[.G258]+ 0.0023022" office:value-type="float" office:value="0.0600327" calcext:value-type="float">
            <text:p>0.0600327</text:p>
          </table:table-cell>
          <table:table-cell table:formula="of:=0.0000015*([.G258]-AVERAGE([.$G$29];[.$G$33];[.$G$61];[.$G$65];[.$G$93];[.$G$97]))+ 0.0023022" office:value-type="float" office:value="0.0553812" calcext:value-type="float">
            <text:p>0.055381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float" office:value="26523" calcext:value-type="float">
            <text:p>26523</text:p>
          </table:table-cell>
          <table:table-cell table:formula="of:=0.000000148*[.D259] + 0.000151317" office:value-type="float" office:value="0.004076721" calcext:value-type="float">
            <text:p>0.004076721</text:p>
          </table:table-cell>
          <table:table-cell table:formula="of:=0.000000148*([.D259]-AVERAGE([.$D$29];[.$D$61];[.$D$33];[.$D$65];[.$D$93];[.$D$97])) + 0.000151317" office:value-type="float" office:value="0.00100110833333333" calcext:value-type="float">
            <text:p>0.001001108333333</text:p>
          </table:table-cell>
          <table:table-cell office:value-type="float" office:value="117348" calcext:value-type="float">
            <text:p>117348</text:p>
          </table:table-cell>
          <table:table-cell table:formula="of:=0.0000015*[.G259]+ 0.0023022" office:value-type="float" office:value="0.1783242" calcext:value-type="float">
            <text:p>0.1783242</text:p>
          </table:table-cell>
          <table:table-cell table:formula="of:=0.0000015*([.G259]-AVERAGE([.$G$29];[.$G$33];[.$G$61];[.$G$65];[.$G$93];[.$G$97]))+ 0.0023022" office:value-type="float" office:value="0.1736727" calcext:value-type="float">
            <text:p>0.1736727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float" office:value="29664" calcext:value-type="float">
            <text:p>29664</text:p>
          </table:table-cell>
          <table:table-cell table:formula="of:=0.000000148*[.D260] + 0.000151317" office:value-type="float" office:value="0.004541589" calcext:value-type="float">
            <text:p>0.004541589</text:p>
          </table:table-cell>
          <table:table-cell table:formula="of:=0.000000148*([.D260]-AVERAGE([.$D$29];[.$D$61];[.$D$33];[.$D$65];[.$D$93];[.$D$97])) + 0.000151317" office:value-type="float" office:value="0.00146597633333333" calcext:value-type="float">
            <text:p>0.001465976333333</text:p>
          </table:table-cell>
          <table:table-cell office:value-type="float" office:value="176866" calcext:value-type="float">
            <text:p>176866</text:p>
          </table:table-cell>
          <table:table-cell table:formula="of:=0.0000015*[.G260]+ 0.0023022" office:value-type="float" office:value="0.2676012" calcext:value-type="float">
            <text:p>0.2676012</text:p>
          </table:table-cell>
          <table:table-cell table:formula="of:=0.0000015*([.G260]-AVERAGE([.$G$29];[.$G$33];[.$G$61];[.$G$65];[.$G$93];[.$G$97]))+ 0.0023022" office:value-type="float" office:value="0.2629497" calcext:value-type="float">
            <text:p>0.2629497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25910" calcext:value-type="float">
            <text:p>25910</text:p>
          </table:table-cell>
          <table:table-cell table:formula="of:=0.000000148*[.D261] + 0.000151317" office:value-type="float" office:value="0.003985997" calcext:value-type="float">
            <text:p>0.003985997</text:p>
          </table:table-cell>
          <table:table-cell table:formula="of:=0.000000148*([.D261]-AVERAGE([.$D$29];[.$D$61];[.$D$33];[.$D$65];[.$D$93];[.$D$97])) + 0.000151317" office:value-type="float" office:value="0.000910384333333333" calcext:value-type="float">
            <text:p>0.000910384333333</text:p>
          </table:table-cell>
          <table:table-cell office:value-type="float" office:value="124898" calcext:value-type="float">
            <text:p>124898</text:p>
          </table:table-cell>
          <table:table-cell table:formula="of:=0.0000015*[.G261]+ 0.0023022" office:value-type="float" office:value="0.1896492" calcext:value-type="float">
            <text:p>0.1896492</text:p>
          </table:table-cell>
          <table:table-cell table:formula="of:=0.0000015*([.G261]-AVERAGE([.$G$29];[.$G$33];[.$G$61];[.$G$65];[.$G$93];[.$G$97]))+ 0.0023022" office:value-type="float" office:value="0.1849977" calcext:value-type="float">
            <text:p>0.1849977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office:value-type="float" office:value="159832" calcext:value-type="float">
            <text:p>159832</text:p>
          </table:table-cell>
          <table:table-cell table:formula="of:=0.000000148*[.D262] + 0.000151317" office:value-type="float" office:value="0.023806453" calcext:value-type="float">
            <text:p>0.023806453</text:p>
          </table:table-cell>
          <table:table-cell table:formula="of:=0.000000148*([.D262]-AVERAGE([.$D$29];[.$D$61];[.$D$33];[.$D$65];[.$D$93];[.$D$97])) + 0.000151317" office:value-type="float" office:value="0.0207308403333333" calcext:value-type="float">
            <text:p>0.020730840333333</text:p>
          </table:table-cell>
          <table:table-cell office:value-type="float" office:value="63109" calcext:value-type="float">
            <text:p>63109</text:p>
          </table:table-cell>
          <table:table-cell table:formula="of:=0.0000015*[.G262]+ 0.0023022" office:value-type="float" office:value="0.0969657" calcext:value-type="float">
            <text:p>0.0969657</text:p>
          </table:table-cell>
          <table:table-cell table:formula="of:=0.0000015*([.G262]-AVERAGE([.$G$29];[.$G$33];[.$G$61];[.$G$65];[.$G$93];[.$G$97]))+ 0.0023022" office:value-type="float" office:value="0.0923142" calcext:value-type="float">
            <text:p>0.092314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float" office:value="25013" calcext:value-type="float">
            <text:p>25013</text:p>
          </table:table-cell>
          <table:table-cell table:formula="of:=0.000000148*[.D263] + 0.000151317" office:value-type="float" office:value="0.003853241" calcext:value-type="float">
            <text:p>0.003853241</text:p>
          </table:table-cell>
          <table:table-cell table:formula="of:=0.000000148*([.D263]-AVERAGE([.$D$29];[.$D$61];[.$D$33];[.$D$65];[.$D$93];[.$D$97])) + 0.000151317" office:value-type="float" office:value="0.000777628333333333" calcext:value-type="float">
            <text:p>0.000777628333333</text:p>
          </table:table-cell>
          <table:table-cell office:value-type="float" office:value="89745" calcext:value-type="float">
            <text:p>89745</text:p>
          </table:table-cell>
          <table:table-cell table:formula="of:=0.0000015*[.G263]+ 0.0023022" office:value-type="float" office:value="0.1369197" calcext:value-type="float">
            <text:p>0.1369197</text:p>
          </table:table-cell>
          <table:table-cell table:formula="of:=0.0000015*([.G263]-AVERAGE([.$G$29];[.$G$33];[.$G$61];[.$G$65];[.$G$93];[.$G$97]))+ 0.0023022" office:value-type="float" office:value="0.1322682" calcext:value-type="float">
            <text:p>0.132268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25778" calcext:value-type="float">
            <text:p>25778</text:p>
          </table:table-cell>
          <table:table-cell table:formula="of:=0.000000148*[.D264] + 0.000151317" office:value-type="float" office:value="0.003966461" calcext:value-type="float">
            <text:p>0.003966461</text:p>
          </table:table-cell>
          <table:table-cell table:formula="of:=0.000000148*([.D264]-AVERAGE([.$D$29];[.$D$61];[.$D$33];[.$D$65];[.$D$93];[.$D$97])) + 0.000151317" office:value-type="float" office:value="0.000890848333333333" calcext:value-type="float">
            <text:p>0.000890848333333</text:p>
          </table:table-cell>
          <table:table-cell office:value-type="float" office:value="100642" calcext:value-type="float">
            <text:p>100642</text:p>
          </table:table-cell>
          <table:table-cell table:formula="of:=0.0000015*[.G264]+ 0.0023022" office:value-type="float" office:value="0.1532652" calcext:value-type="float">
            <text:p>0.1532652</text:p>
          </table:table-cell>
          <table:table-cell table:formula="of:=0.0000015*([.G264]-AVERAGE([.$G$29];[.$G$33];[.$G$61];[.$G$65];[.$G$93];[.$G$97]))+ 0.0023022" office:value-type="float" office:value="0.1486137" calcext:value-type="float">
            <text:p>0.1486137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float" office:value="21109" calcext:value-type="float">
            <text:p>21109</text:p>
          </table:table-cell>
          <table:table-cell table:formula="of:=0.000000148*[.D265] + 0.000151317" office:value-type="float" office:value="0.003275449" calcext:value-type="float">
            <text:p>0.003275449</text:p>
          </table:table-cell>
          <table:table-cell table:formula="of:=0.000000148*([.D265]-AVERAGE([.$D$29];[.$D$61];[.$D$33];[.$D$65];[.$D$93];[.$D$97])) + 0.000151317" office:value-type="float" office:value="0.000199836333333333" calcext:value-type="float">
            <text:p>0.000199836333333</text:p>
          </table:table-cell>
          <table:table-cell office:value-type="float" office:value="103222" calcext:value-type="float">
            <text:p>103222</text:p>
          </table:table-cell>
          <table:table-cell table:formula="of:=0.0000015*[.G265]+ 0.0023022" office:value-type="float" office:value="0.1571352" calcext:value-type="float">
            <text:p>0.1571352</text:p>
          </table:table-cell>
          <table:table-cell table:formula="of:=0.0000015*([.G265]-AVERAGE([.$G$29];[.$G$33];[.$G$61];[.$G$65];[.$G$93];[.$G$97]))+ 0.0023022" office:value-type="float" office:value="0.1524837" calcext:value-type="float">
            <text:p>0.1524837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153855" calcext:value-type="float">
            <text:p>153855</text:p>
          </table:table-cell>
          <table:table-cell table:formula="of:=0.000000148*[.D266] + 0.000151317" office:value-type="float" office:value="0.022921857" calcext:value-type="float">
            <text:p>0.022921857</text:p>
          </table:table-cell>
          <table:table-cell table:formula="of:=0.000000148*([.D266]-AVERAGE([.$D$29];[.$D$61];[.$D$33];[.$D$65];[.$D$93];[.$D$97])) + 0.000151317" office:value-type="float" office:value="0.0198462443333333" calcext:value-type="float">
            <text:p>0.019846244333333</text:p>
          </table:table-cell>
          <table:table-cell office:value-type="float" office:value="1808" calcext:value-type="float">
            <text:p>1808</text:p>
          </table:table-cell>
          <table:table-cell table:formula="of:=0.0000015*[.G266]+ 0.0023022" office:value-type="float" office:value="0.0050142" calcext:value-type="float">
            <text:p>0.0050142</text:p>
          </table:table-cell>
          <table:table-cell table:formula="of:=0.0000015*([.G266]-AVERAGE([.$G$29];[.$G$33];[.$G$61];[.$G$65];[.$G$93];[.$G$97]))+ 0.0023022" office:value-type="float" office:value="0.0003627" calcext:value-type="float">
            <text:p>0.0003627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float" office:value="131257" calcext:value-type="float">
            <text:p>131257</text:p>
          </table:table-cell>
          <table:table-cell table:formula="of:=0.000000148*[.D267] + 0.000151317" office:value-type="float" office:value="0.019577353" calcext:value-type="float">
            <text:p>0.019577353</text:p>
          </table:table-cell>
          <table:table-cell table:formula="of:=0.000000148*([.D267]-AVERAGE([.$D$29];[.$D$61];[.$D$33];[.$D$65];[.$D$93];[.$D$97])) + 0.000151317" office:value-type="float" office:value="0.0165017403333333" calcext:value-type="float">
            <text:p>0.016501740333333</text:p>
          </table:table-cell>
          <table:table-cell office:value-type="float" office:value="15249" calcext:value-type="float">
            <text:p>15249</text:p>
          </table:table-cell>
          <table:table-cell table:formula="of:=0.0000015*[.G267]+ 0.0023022" office:value-type="float" office:value="0.0251757" calcext:value-type="float">
            <text:p>0.0251757</text:p>
          </table:table-cell>
          <table:table-cell table:formula="of:=0.0000015*([.G267]-AVERAGE([.$G$29];[.$G$33];[.$G$61];[.$G$65];[.$G$93];[.$G$97]))+ 0.0023022" office:value-type="float" office:value="0.0205242" calcext:value-type="float">
            <text:p>0.020524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float" office:value="27787" calcext:value-type="float">
            <text:p>27787</text:p>
          </table:table-cell>
          <table:table-cell table:formula="of:=0.000000148*[.D268] + 0.000151317" office:value-type="float" office:value="0.004263793" calcext:value-type="float">
            <text:p>0.004263793</text:p>
          </table:table-cell>
          <table:table-cell table:formula="of:=0.000000148*([.D268]-AVERAGE([.$D$29];[.$D$61];[.$D$33];[.$D$65];[.$D$93];[.$D$97])) + 0.000151317" office:value-type="float" office:value="0.00118818033333333" calcext:value-type="float">
            <text:p>0.001188180333333</text:p>
          </table:table-cell>
          <table:table-cell office:value-type="float" office:value="101624" calcext:value-type="float">
            <text:p>101624</text:p>
          </table:table-cell>
          <table:table-cell table:formula="of:=0.0000015*[.G268]+ 0.0023022" office:value-type="float" office:value="0.1547382" calcext:value-type="float">
            <text:p>0.1547382</text:p>
          </table:table-cell>
          <table:table-cell table:formula="of:=0.0000015*([.G268]-AVERAGE([.$G$29];[.$G$33];[.$G$61];[.$G$65];[.$G$93];[.$G$97]))+ 0.0023022" office:value-type="float" office:value="0.1500867" calcext:value-type="float">
            <text:p>0.1500867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office:value-type="float" office:value="20755" calcext:value-type="float">
            <text:p>20755</text:p>
          </table:table-cell>
          <table:table-cell table:formula="of:=0.000000148*[.D269] + 0.000151317" office:value-type="float" office:value="0.003223057" calcext:value-type="float">
            <text:p>0.003223057</text:p>
          </table:table-cell>
          <table:table-cell table:formula="of:=0.000000148*([.D269]-AVERAGE([.$D$29];[.$D$61];[.$D$33];[.$D$65];[.$D$93];[.$D$97])) + 0.000151317" office:value-type="float" office:value="0.000147444333333333" calcext:value-type="float">
            <text:p>0.000147444333333</text:p>
          </table:table-cell>
          <table:table-cell office:value-type="float" office:value="107572" calcext:value-type="float">
            <text:p>107572</text:p>
          </table:table-cell>
          <table:table-cell table:formula="of:=0.0000015*[.G269]+ 0.0023022" office:value-type="float" office:value="0.1636602" calcext:value-type="float">
            <text:p>0.1636602</text:p>
          </table:table-cell>
          <table:table-cell table:formula="of:=0.0000015*([.G269]-AVERAGE([.$G$29];[.$G$33];[.$G$61];[.$G$65];[.$G$93];[.$G$97]))+ 0.0023022" office:value-type="float" office:value="0.1590087" calcext:value-type="float">
            <text:p>0.1590087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office:value-type="float" office:value="235575" calcext:value-type="float">
            <text:p>235575</text:p>
          </table:table-cell>
          <table:table-cell table:formula="of:=0.000000148*[.D270] + 0.000151317" office:value-type="float" office:value="0.035016417" calcext:value-type="float">
            <text:p>0.035016417</text:p>
          </table:table-cell>
          <table:table-cell table:formula="of:=0.000000148*([.D270]-AVERAGE([.$D$29];[.$D$61];[.$D$33];[.$D$65];[.$D$93];[.$D$97])) + 0.000151317" office:value-type="float" office:value="0.0319408043333333" calcext:value-type="float">
            <text:p>0.031940804333333</text:p>
          </table:table-cell>
          <table:table-cell office:value-type="float" office:value="2845" calcext:value-type="float">
            <text:p>2845</text:p>
          </table:table-cell>
          <table:table-cell table:formula="of:=0.0000015*[.G270]+ 0.0023022" office:value-type="float" office:value="0.0065697" calcext:value-type="float">
            <text:p>0.0065697</text:p>
          </table:table-cell>
          <table:table-cell table:formula="of:=0.0000015*([.G270]-AVERAGE([.$G$29];[.$G$33];[.$G$61];[.$G$65];[.$G$93];[.$G$97]))+ 0.0023022" office:value-type="float" office:value="0.0019182" calcext:value-type="float">
            <text:p>0.001918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float" office:value="173388" calcext:value-type="float">
            <text:p>173388</text:p>
          </table:table-cell>
          <table:table-cell table:formula="of:=0.000000148*[.D271] + 0.000151317" office:value-type="float" office:value="0.025812741" calcext:value-type="float">
            <text:p>0.025812741</text:p>
          </table:table-cell>
          <table:table-cell table:formula="of:=0.000000148*([.D271]-AVERAGE([.$D$29];[.$D$61];[.$D$33];[.$D$65];[.$D$93];[.$D$97])) + 0.000151317" office:value-type="float" office:value="0.0227371283333333" calcext:value-type="float">
            <text:p>0.022737128333333</text:p>
          </table:table-cell>
          <table:table-cell office:value-type="float" office:value="24570" calcext:value-type="float">
            <text:p>24570</text:p>
          </table:table-cell>
          <table:table-cell table:formula="of:=0.0000015*[.G271]+ 0.0023022" office:value-type="float" office:value="0.0391572" calcext:value-type="float">
            <text:p>0.0391572</text:p>
          </table:table-cell>
          <table:table-cell table:formula="of:=0.0000015*([.G271]-AVERAGE([.$G$29];[.$G$33];[.$G$61];[.$G$65];[.$G$93];[.$G$97]))+ 0.0023022" office:value-type="float" office:value="0.0345057" calcext:value-type="float">
            <text:p>0.0345057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26821" calcext:value-type="float">
            <text:p>26821</text:p>
          </table:table-cell>
          <table:table-cell table:formula="of:=0.000000148*[.D272] + 0.000151317" office:value-type="float" office:value="0.004120825" calcext:value-type="float">
            <text:p>0.004120825</text:p>
          </table:table-cell>
          <table:table-cell table:formula="of:=0.000000148*([.D272]-AVERAGE([.$D$29];[.$D$61];[.$D$33];[.$D$65];[.$D$93];[.$D$97])) + 0.000151317" office:value-type="float" office:value="0.00104521233333333" calcext:value-type="float">
            <text:p>0.001045212333333</text:p>
          </table:table-cell>
          <table:table-cell office:value-type="float" office:value="78912" calcext:value-type="float">
            <text:p>78912</text:p>
          </table:table-cell>
          <table:table-cell table:formula="of:=0.0000015*[.G272]+ 0.0023022" office:value-type="float" office:value="0.1206702" calcext:value-type="float">
            <text:p>0.1206702</text:p>
          </table:table-cell>
          <table:table-cell table:formula="of:=0.0000015*([.G272]-AVERAGE([.$G$29];[.$G$33];[.$G$61];[.$G$65];[.$G$93];[.$G$97]))+ 0.0023022" office:value-type="float" office:value="0.1160187" calcext:value-type="float">
            <text:p>0.1160187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float" office:value="19783" calcext:value-type="float">
            <text:p>19783</text:p>
          </table:table-cell>
          <table:table-cell table:formula="of:=0.000000148*[.D273] + 0.000151317" office:value-type="float" office:value="0.003079201" calcext:value-type="float">
            <text:p>0.003079201</text:p>
          </table:table-cell>
          <table:table-cell table:formula="of:=0.000000148*([.D273]-AVERAGE([.$D$29];[.$D$61];[.$D$33];[.$D$65];[.$D$93];[.$D$97])) + 0.000151317" office:value-type="float" office:value="0.00000358833333333316" calcext:value-type="float">
            <text:p>3.58833333333316E-06</text:p>
          </table:table-cell>
          <table:table-cell office:value-type="float" office:value="81755" calcext:value-type="float">
            <text:p>81755</text:p>
          </table:table-cell>
          <table:table-cell table:formula="of:=0.0000015*[.G273]+ 0.0023022" office:value-type="float" office:value="0.1249347" calcext:value-type="float">
            <text:p>0.1249347</text:p>
          </table:table-cell>
          <table:table-cell table:formula="of:=0.0000015*([.G273]-AVERAGE([.$G$29];[.$G$33];[.$G$61];[.$G$65];[.$G$93];[.$G$97]))+ 0.0023022" office:value-type="float" office:value="0.1202832" calcext:value-type="float">
            <text:p>0.120283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float" office:value="142913" calcext:value-type="float">
            <text:p>142913</text:p>
          </table:table-cell>
          <table:table-cell table:formula="of:=0.000000148*[.D274] + 0.000151317" office:value-type="float" office:value="0.021302441" calcext:value-type="float">
            <text:p>0.021302441</text:p>
          </table:table-cell>
          <table:table-cell table:formula="of:=0.000000148*([.D274]-AVERAGE([.$D$29];[.$D$61];[.$D$33];[.$D$65];[.$D$93];[.$D$97])) + 0.000151317" office:value-type="float" office:value="0.0182268283333333" calcext:value-type="float">
            <text:p>0.018226828333333</text:p>
          </table:table-cell>
          <table:table-cell office:value-type="float" office:value="1550" calcext:value-type="float">
            <text:p>1550</text:p>
          </table:table-cell>
          <table:table-cell table:formula="of:=0.0000015*[.G274]+ 0.0023022" office:value-type="float" office:value="0.0046272" calcext:value-type="float">
            <text:p>0.0046272</text:p>
          </table:table-cell>
          <table:table-cell table:formula="of:=0.0000015*([.G274]-AVERAGE([.$G$29];[.$G$33];[.$G$61];[.$G$65];[.$G$93];[.$G$97]))+ 0.0023022" office:value-type="float" office:value="-0.0000243000000000001" calcext:value-type="float">
            <text:p>-2.43000000000001E-05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office:value-type="float" office:value="367786" calcext:value-type="float">
            <text:p>367786</text:p>
          </table:table-cell>
          <table:table-cell table:formula="of:=0.000000148*[.D275] + 0.000151317" office:value-type="float" office:value="0.054583645" calcext:value-type="float">
            <text:p>0.054583645</text:p>
          </table:table-cell>
          <table:table-cell table:formula="of:=0.000000148*([.D275]-AVERAGE([.$D$29];[.$D$61];[.$D$33];[.$D$65];[.$D$93];[.$D$97])) + 0.000151317" office:value-type="float" office:value="0.0515080323333333" calcext:value-type="float">
            <text:p>0.051508032333333</text:p>
          </table:table-cell>
          <table:table-cell office:value-type="float" office:value="2067" calcext:value-type="float">
            <text:p>2067</text:p>
          </table:table-cell>
          <table:table-cell table:formula="of:=0.0000015*[.G275]+ 0.0023022" office:value-type="float" office:value="0.0054027" calcext:value-type="float">
            <text:p>0.0054027</text:p>
          </table:table-cell>
          <table:table-cell table:formula="of:=0.0000015*([.G275]-AVERAGE([.$G$29];[.$G$33];[.$G$61];[.$G$65];[.$G$93];[.$G$97]))+ 0.0023022" office:value-type="float" office:value="0.0007512" calcext:value-type="float">
            <text:p>0.000751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float" office:value="175085" calcext:value-type="float">
            <text:p>175085</text:p>
          </table:table-cell>
          <table:table-cell table:formula="of:=0.000000148*[.D276] + 0.000151317" office:value-type="float" office:value="0.026063897" calcext:value-type="float">
            <text:p>0.026063897</text:p>
          </table:table-cell>
          <table:table-cell table:formula="of:=0.000000148*([.D276]-AVERAGE([.$D$29];[.$D$61];[.$D$33];[.$D$65];[.$D$93];[.$D$97])) + 0.000151317" office:value-type="float" office:value="0.0229882843333333" calcext:value-type="float">
            <text:p>0.022988284333333</text:p>
          </table:table-cell>
          <table:table-cell office:value-type="float" office:value="5171" calcext:value-type="float">
            <text:p>5171</text:p>
          </table:table-cell>
          <table:table-cell table:formula="of:=0.0000015*[.G276]+ 0.0023022" office:value-type="float" office:value="0.0100587" calcext:value-type="float">
            <text:p>0.0100587</text:p>
          </table:table-cell>
          <table:table-cell table:formula="of:=0.0000015*([.G276]-AVERAGE([.$G$29];[.$G$33];[.$G$61];[.$G$65];[.$G$93];[.$G$97]))+ 0.0023022" office:value-type="float" office:value="0.0054072" calcext:value-type="float">
            <text:p>0.005407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office:value-type="float" office:value="19499" calcext:value-type="float">
            <text:p>19499</text:p>
          </table:table-cell>
          <table:table-cell table:formula="of:=0.000000148*[.D277] + 0.000151317" office:value-type="float" office:value="0.003037169" calcext:value-type="float">
            <text:p>0.003037169</text:p>
          </table:table-cell>
          <table:table-cell table:formula="of:=0.000000148*([.D277]-AVERAGE([.$D$29];[.$D$61];[.$D$33];[.$D$65];[.$D$93];[.$D$97])) + 0.000151317" office:value-type="float" office:value="-0.0000384436666666668" calcext:value-type="float">
            <text:p>-3.84436666666668E-05</text:p>
          </table:table-cell>
          <table:table-cell office:value-type="float" office:value="94885" calcext:value-type="float">
            <text:p>94885</text:p>
          </table:table-cell>
          <table:table-cell table:formula="of:=0.0000015*[.G277]+ 0.0023022" office:value-type="float" office:value="0.1446297" calcext:value-type="float">
            <text:p>0.1446297</text:p>
          </table:table-cell>
          <table:table-cell table:formula="of:=0.0000015*([.G277]-AVERAGE([.$G$29];[.$G$33];[.$G$61];[.$G$65];[.$G$93];[.$G$97]))+ 0.0023022" office:value-type="float" office:value="0.1399782" calcext:value-type="float">
            <text:p>0.139978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E</text:p>
          </table:table-cell>
          <table:table-cell office:value-type="float" office:value="11" calcext:value-type="float">
            <text:p>11</text:p>
          </table:table-cell>
          <table:table-cell office:value-type="float" office:value="246181" calcext:value-type="float">
            <text:p>246181</text:p>
          </table:table-cell>
          <table:table-cell table:formula="of:=0.000000148*[.D278] + 0.000151317" office:value-type="float" office:value="0.036586105" calcext:value-type="float">
            <text:p>0.036586105</text:p>
          </table:table-cell>
          <table:table-cell table:formula="of:=0.000000148*([.D278]-AVERAGE([.$D$29];[.$D$61];[.$D$33];[.$D$65];[.$D$93];[.$D$97])) + 0.000151317" office:value-type="float" office:value="0.0335104923333333" calcext:value-type="float">
            <text:p>0.033510492333333</text:p>
          </table:table-cell>
          <table:table-cell office:value-type="float" office:value="3879" calcext:value-type="float">
            <text:p>3879</text:p>
          </table:table-cell>
          <table:table-cell table:formula="of:=0.0000015*[.G278]+ 0.0023022" office:value-type="float" office:value="0.0081207" calcext:value-type="float">
            <text:p>0.0081207</text:p>
          </table:table-cell>
          <table:table-cell table:formula="of:=0.0000015*([.G278]-AVERAGE([.$G$29];[.$G$33];[.$G$61];[.$G$65];[.$G$93];[.$G$97]))+ 0.0023022" office:value-type="float" office:value="0.0034692" calcext:value-type="float">
            <text:p>0.003469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office:value-type="float" office:value="294533" calcext:value-type="float">
            <text:p>294533</text:p>
          </table:table-cell>
          <table:table-cell table:formula="of:=0.000000148*[.D279] + 0.000151317" office:value-type="float" office:value="0.043742201" calcext:value-type="float">
            <text:p>0.043742201</text:p>
          </table:table-cell>
          <table:table-cell table:formula="of:=0.000000148*([.D279]-AVERAGE([.$D$29];[.$D$61];[.$D$33];[.$D$65];[.$D$93];[.$D$97])) + 0.000151317" office:value-type="float" office:value="0.0406665883333333" calcext:value-type="float">
            <text:p>0.040666588333333</text:p>
          </table:table-cell>
          <table:table-cell office:value-type="float" office:value="2069" calcext:value-type="float">
            <text:p>2069</text:p>
          </table:table-cell>
          <table:table-cell table:formula="of:=0.0000015*[.G279]+ 0.0023022" office:value-type="float" office:value="0.0054057" calcext:value-type="float">
            <text:p>0.0054057</text:p>
          </table:table-cell>
          <table:table-cell table:formula="of:=0.0000015*([.G279]-AVERAGE([.$G$29];[.$G$33];[.$G$61];[.$G$65];[.$G$93];[.$G$97]))+ 0.0023022" office:value-type="float" office:value="0.0007542" calcext:value-type="float">
            <text:p>0.000754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159340" calcext:value-type="float">
            <text:p>159340</text:p>
          </table:table-cell>
          <table:table-cell table:formula="of:=0.000000148*[.D280] + 0.000151317" office:value-type="float" office:value="0.023733637" calcext:value-type="float">
            <text:p>0.023733637</text:p>
          </table:table-cell>
          <table:table-cell table:formula="of:=0.000000148*([.D280]-AVERAGE([.$D$29];[.$D$61];[.$D$33];[.$D$65];[.$D$93];[.$D$97])) + 0.000151317" office:value-type="float" office:value="0.0206580243333333" calcext:value-type="float">
            <text:p>0.020658024333333</text:p>
          </table:table-cell>
          <table:table-cell office:value-type="float" office:value="10089" calcext:value-type="float">
            <text:p>10089</text:p>
          </table:table-cell>
          <table:table-cell table:formula="of:=0.0000015*[.G280]+ 0.0023022" office:value-type="float" office:value="0.0174357" calcext:value-type="float">
            <text:p>0.0174357</text:p>
          </table:table-cell>
          <table:table-cell table:formula="of:=0.0000015*([.G280]-AVERAGE([.$G$29];[.$G$33];[.$G$61];[.$G$65];[.$G$93];[.$G$97]))+ 0.0023022" office:value-type="float" office:value="0.0127842" calcext:value-type="float">
            <text:p>0.012784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H</text:p>
          </table:table-cell>
          <table:table-cell office:value-type="float" office:value="11" calcext:value-type="float">
            <text:p>11</text:p>
          </table:table-cell>
          <table:table-cell office:value-type="float" office:value="18946" calcext:value-type="float">
            <text:p>18946</text:p>
          </table:table-cell>
          <table:table-cell table:formula="of:=0.000000148*[.D281] + 0.000151317" office:value-type="float" office:value="0.002955325" calcext:value-type="float">
            <text:p>0.002955325</text:p>
          </table:table-cell>
          <table:table-cell table:formula="of:=0.000000148*([.D281]-AVERAGE([.$D$29];[.$D$61];[.$D$33];[.$D$65];[.$D$93];[.$D$97])) + 0.000151317" office:value-type="float" office:value="-0.000120287666666667" calcext:value-type="float">
            <text:p>-0.000120287666667</text:p>
          </table:table-cell>
          <table:table-cell office:value-type="float" office:value="25092" calcext:value-type="float">
            <text:p>25092</text:p>
          </table:table-cell>
          <table:table-cell table:formula="of:=0.0000015*[.G281]+ 0.0023022" office:value-type="float" office:value="0.0399402" calcext:value-type="float">
            <text:p>0.0399402</text:p>
          </table:table-cell>
          <table:table-cell table:formula="of:=0.0000015*([.G281]-AVERAGE([.$G$29];[.$G$33];[.$G$61];[.$G$65];[.$G$93];[.$G$97]))+ 0.0023022" office:value-type="float" office:value="0.0352887" calcext:value-type="float">
            <text:p>0.0352887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129608" calcext:value-type="float">
            <text:p>129608</text:p>
          </table:table-cell>
          <table:table-cell table:formula="of:=0.000000148*[.D282] + 0.000151317" office:value-type="float" office:value="0.019333301" calcext:value-type="float">
            <text:p>0.019333301</text:p>
          </table:table-cell>
          <table:table-cell table:formula="of:=0.000000148*([.D282]-AVERAGE([.$D$29];[.$D$61];[.$D$33];[.$D$65];[.$D$93];[.$D$97])) + 0.000151317" office:value-type="float" office:value="0.0162576883333333" calcext:value-type="float">
            <text:p>0.016257688333333</text:p>
          </table:table-cell>
          <table:table-cell office:value-type="float" office:value="1809" calcext:value-type="float">
            <text:p>1809</text:p>
          </table:table-cell>
          <table:table-cell table:formula="of:=0.0000015*[.G282]+ 0.0023022" office:value-type="float" office:value="0.0050157" calcext:value-type="float">
            <text:p>0.0050157</text:p>
          </table:table-cell>
          <table:table-cell table:formula="of:=0.0000015*([.G282]-AVERAGE([.$G$29];[.$G$33];[.$G$61];[.$G$65];[.$G$93];[.$G$97]))+ 0.0023022" office:value-type="float" office:value="0.0003642" calcext:value-type="float">
            <text:p>0.000364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office:value-type="float" office:value="449642" calcext:value-type="float">
            <text:p>449642</text:p>
          </table:table-cell>
          <table:table-cell table:formula="of:=0.000000148*[.D283] + 0.000151317" office:value-type="float" office:value="0.066698333" calcext:value-type="float">
            <text:p>0.066698333</text:p>
          </table:table-cell>
          <table:table-cell table:formula="of:=0.000000148*([.D283]-AVERAGE([.$D$29];[.$D$61];[.$D$33];[.$D$65];[.$D$93];[.$D$97])) + 0.000151317" office:value-type="float" office:value="0.0636227203333333" calcext:value-type="float">
            <text:p>0.063622720333333</text:p>
          </table:table-cell>
          <table:table-cell office:value-type="float" office:value="2066" calcext:value-type="float">
            <text:p>2066</text:p>
          </table:table-cell>
          <table:table-cell table:formula="of:=0.0000015*[.G283]+ 0.0023022" office:value-type="float" office:value="0.0054012" calcext:value-type="float">
            <text:p>0.0054012</text:p>
          </table:table-cell>
          <table:table-cell table:formula="of:=0.0000015*([.G283]-AVERAGE([.$G$29];[.$G$33];[.$G$61];[.$G$65];[.$G$93];[.$G$97]))+ 0.0023022" office:value-type="float" office:value="0.0007497" calcext:value-type="float">
            <text:p>0.0007497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float" office:value="199809" calcext:value-type="float">
            <text:p>199809</text:p>
          </table:table-cell>
          <table:table-cell table:formula="of:=0.000000148*[.D284] + 0.000151317" office:value-type="float" office:value="0.029723049" calcext:value-type="float">
            <text:p>0.029723049</text:p>
          </table:table-cell>
          <table:table-cell table:formula="of:=0.000000148*([.D284]-AVERAGE([.$D$29];[.$D$61];[.$D$33];[.$D$65];[.$D$93];[.$D$97])) + 0.000151317" office:value-type="float" office:value="0.0266474363333333" calcext:value-type="float">
            <text:p>0.026647436333333</text:p>
          </table:table-cell>
          <table:table-cell office:value-type="float" office:value="2844" calcext:value-type="float">
            <text:p>2844</text:p>
          </table:table-cell>
          <table:table-cell table:formula="of:=0.0000015*[.G284]+ 0.0023022" office:value-type="float" office:value="0.0065682" calcext:value-type="float">
            <text:p>0.0065682</text:p>
          </table:table-cell>
          <table:table-cell table:formula="of:=0.0000015*([.G284]-AVERAGE([.$G$29];[.$G$33];[.$G$61];[.$G$65];[.$G$93];[.$G$97]))+ 0.0023022" office:value-type="float" office:value="0.0019167" calcext:value-type="float">
            <text:p>0.0019167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office:value-type="float" office:value="20057" calcext:value-type="float">
            <text:p>20057</text:p>
          </table:table-cell>
          <table:table-cell table:formula="of:=0.000000148*[.D285] + 0.000151317" office:value-type="float" office:value="0.003119753" calcext:value-type="float">
            <text:p>0.003119753</text:p>
          </table:table-cell>
          <table:table-cell table:formula="of:=0.000000148*([.D285]-AVERAGE([.$D$29];[.$D$61];[.$D$33];[.$D$65];[.$D$93];[.$D$97])) + 0.000151317" office:value-type="float" office:value="0.0000441403333333332" calcext:value-type="float">
            <text:p>4.41403333333332E-05</text:p>
          </table:table-cell>
          <table:table-cell office:value-type="float" office:value="2842" calcext:value-type="float">
            <text:p>2842</text:p>
          </table:table-cell>
          <table:table-cell table:formula="of:=0.0000015*[.G285]+ 0.0023022" office:value-type="float" office:value="0.0065652" calcext:value-type="float">
            <text:p>0.0065652</text:p>
          </table:table-cell>
          <table:table-cell table:formula="of:=0.0000015*([.G285]-AVERAGE([.$G$29];[.$G$33];[.$G$61];[.$G$65];[.$G$93];[.$G$97]))+ 0.0023022" office:value-type="float" office:value="0.0019137" calcext:value-type="float">
            <text:p>0.0019137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E</text:p>
          </table:table-cell>
          <table:table-cell office:value-type="float" office:value="12" calcext:value-type="float">
            <text:p>12</text:p>
          </table:table-cell>
          <table:table-cell office:value-type="float" office:value="175655" calcext:value-type="float">
            <text:p>175655</text:p>
          </table:table-cell>
          <table:table-cell table:formula="of:=0.000000148*[.D286] + 0.000151317" office:value-type="float" office:value="0.026148257" calcext:value-type="float">
            <text:p>0.026148257</text:p>
          </table:table-cell>
          <table:table-cell table:formula="of:=0.000000148*([.D286]-AVERAGE([.$D$29];[.$D$61];[.$D$33];[.$D$65];[.$D$93];[.$D$97])) + 0.000151317" office:value-type="float" office:value="0.0230726443333333" calcext:value-type="float">
            <text:p>0.023072644333333</text:p>
          </table:table-cell>
          <table:table-cell office:value-type="float" office:value="3879" calcext:value-type="float">
            <text:p>3879</text:p>
          </table:table-cell>
          <table:table-cell table:formula="of:=0.0000015*[.G286]+ 0.0023022" office:value-type="float" office:value="0.0081207" calcext:value-type="float">
            <text:p>0.0081207</text:p>
          </table:table-cell>
          <table:table-cell table:formula="of:=0.0000015*([.G286]-AVERAGE([.$G$29];[.$G$33];[.$G$61];[.$G$65];[.$G$93];[.$G$97]))+ 0.0023022" office:value-type="float" office:value="0.0034692" calcext:value-type="float">
            <text:p>0.003469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office:value-type="float" office:value="296878" calcext:value-type="float">
            <text:p>296878</text:p>
          </table:table-cell>
          <table:table-cell table:formula="of:=0.000000148*[.D287] + 0.000151317" office:value-type="float" office:value="0.044089261" calcext:value-type="float">
            <text:p>0.044089261</text:p>
          </table:table-cell>
          <table:table-cell table:formula="of:=0.000000148*([.D287]-AVERAGE([.$D$29];[.$D$61];[.$D$33];[.$D$65];[.$D$93];[.$D$97])) + 0.000151317" office:value-type="float" office:value="0.0410136483333333" calcext:value-type="float">
            <text:p>0.041013648333333</text:p>
          </table:table-cell>
          <table:table-cell office:value-type="float" office:value="3359" calcext:value-type="float">
            <text:p>3359</text:p>
          </table:table-cell>
          <table:table-cell table:formula="of:=0.0000015*[.G287]+ 0.0023022" office:value-type="float" office:value="0.0073407" calcext:value-type="float">
            <text:p>0.0073407</text:p>
          </table:table-cell>
          <table:table-cell table:formula="of:=0.0000015*([.G287]-AVERAGE([.$G$29];[.$G$33];[.$G$61];[.$G$65];[.$G$93];[.$G$97]))+ 0.0023022" office:value-type="float" office:value="0.0026892" calcext:value-type="float">
            <text:p>0.002689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222493" calcext:value-type="float">
            <text:p>222493</text:p>
          </table:table-cell>
          <table:table-cell table:formula="of:=0.000000148*[.D288] + 0.000151317" office:value-type="float" office:value="0.033080281" calcext:value-type="float">
            <text:p>0.033080281</text:p>
          </table:table-cell>
          <table:table-cell table:formula="of:=0.000000148*([.D288]-AVERAGE([.$D$29];[.$D$61];[.$D$33];[.$D$65];[.$D$93];[.$D$97])) + 0.000151317" office:value-type="float" office:value="0.0300046683333333" calcext:value-type="float">
            <text:p>0.030004668333333</text:p>
          </table:table-cell>
          <table:table-cell office:value-type="float" office:value="4657" calcext:value-type="float">
            <text:p>4657</text:p>
          </table:table-cell>
          <table:table-cell table:formula="of:=0.0000015*[.G288]+ 0.0023022" office:value-type="float" office:value="0.0092877" calcext:value-type="float">
            <text:p>0.0092877</text:p>
          </table:table-cell>
          <table:table-cell table:formula="of:=0.0000015*([.G288]-AVERAGE([.$G$29];[.$G$33];[.$G$61];[.$G$65];[.$G$93];[.$G$97]))+ 0.0023022" office:value-type="float" office:value="0.0046362" calcext:value-type="float">
            <text:p>0.004636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H</text:p>
          </table:table-cell>
          <table:table-cell office:value-type="float" office:value="12" calcext:value-type="float">
            <text:p>12</text:p>
          </table:table-cell>
          <table:table-cell office:value-type="float" office:value="20134" calcext:value-type="float">
            <text:p>20134</text:p>
          </table:table-cell>
          <table:table-cell table:formula="of:=0.000000148*[.D289] + 0.000151317" office:value-type="float" office:value="0.003131149" calcext:value-type="float">
            <text:p>0.003131149</text:p>
          </table:table-cell>
          <table:table-cell table:formula="of:=0.000000148*([.D289]-AVERAGE([.$D$29];[.$D$61];[.$D$33];[.$D$65];[.$D$93];[.$D$97])) + 0.000151317" office:value-type="float" office:value="0.0000555363333333332" calcext:value-type="float">
            <text:p>5.55363333333332E-05</text:p>
          </table:table-cell>
          <table:table-cell office:value-type="float" office:value="2326" calcext:value-type="float">
            <text:p>2326</text:p>
          </table:table-cell>
          <table:table-cell table:formula="of:=0.0000015*[.G289]+ 0.0023022" office:value-type="float" office:value="0.0057912" calcext:value-type="float">
            <text:p>0.0057912</text:p>
          </table:table-cell>
          <table:table-cell table:formula="of:=0.0000015*([.G289]-AVERAGE([.$G$29];[.$G$33];[.$G$61];[.$G$65];[.$G$93];[.$G$97]))+ 0.0023022" office:value-type="float" office:value="0.0011397" calcext:value-type="float">
            <text:p>0.0011397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73606" calcext:value-type="float">
            <text:p>73606</text:p>
          </table:table-cell>
          <table:table-cell table:formula="of:=0.000000148*[.D290] + 0.000151317" office:value-type="float" office:value="0.011045005" calcext:value-type="float">
            <text:p>0.011045005</text:p>
          </table:table-cell>
          <table:table-cell table:formula="of:=0.000000148*([.D290]-AVERAGE([.$D$29];[.$D$61];[.$D$33];[.$D$65];[.$D$93];[.$D$97])) + 0.000151317" office:value-type="float" office:value="0.00796939233333333" calcext:value-type="float">
            <text:p>0.007969392333333</text:p>
          </table:table-cell>
          <table:table-cell office:value-type="float" office:value="33788" calcext:value-type="float">
            <text:p>33788</text:p>
          </table:table-cell>
          <table:table-cell table:formula="of:=0.0000015*[.G290]+ 0.0023022" office:value-type="float" office:value="0.0529842" calcext:value-type="float">
            <text:p>0.0529842</text:p>
          </table:table-cell>
          <table:table-cell table:formula="of:=0.0000015*([.G290]-AVERAGE([.$G$29];[.$G$33];[.$G$61];[.$G$65];[.$G$93];[.$G$97]))+ 0.0023022" office:value-type="float" office:value="0.0483327" calcext:value-type="float">
            <text:p>0.0483327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7648" calcext:value-type="float">
            <text:p>27648</text:p>
          </table:table-cell>
          <table:table-cell table:formula="of:=0.000000148*[.D291] + 0.000151317" office:value-type="float" office:value="0.004243221" calcext:value-type="float">
            <text:p>0.004243221</text:p>
          </table:table-cell>
          <table:table-cell table:formula="of:=0.000000148*([.D291]-AVERAGE([.$D$29];[.$D$61];[.$D$33];[.$D$65];[.$D$93];[.$D$97])) + 0.000151317" office:value-type="float" office:value="0.00116760833333333" calcext:value-type="float">
            <text:p>0.001167608333333</text:p>
          </table:table-cell>
          <table:table-cell office:value-type="float" office:value="110741" calcext:value-type="float">
            <text:p>110741</text:p>
          </table:table-cell>
          <table:table-cell table:formula="of:=0.0000015*[.G291]+ 0.0023022" office:value-type="float" office:value="0.1684137" calcext:value-type="float">
            <text:p>0.1684137</text:p>
          </table:table-cell>
          <table:table-cell table:formula="of:=0.0000015*([.G291]-AVERAGE([.$G$29];[.$G$33];[.$G$61];[.$G$65];[.$G$93];[.$G$97]))+ 0.0023022" office:value-type="float" office:value="0.1637622" calcext:value-type="float">
            <text:p>0.163762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2055" calcext:value-type="float">
            <text:p>22055</text:p>
          </table:table-cell>
          <table:table-cell table:formula="of:=0.000000148*[.D292] + 0.000151317" office:value-type="float" office:value="0.003415457" calcext:value-type="float">
            <text:p>0.003415457</text:p>
          </table:table-cell>
          <table:table-cell table:formula="of:=0.000000148*([.D292]-AVERAGE([.$D$29];[.$D$61];[.$D$33];[.$D$65];[.$D$93];[.$D$97])) + 0.000151317" office:value-type="float" office:value="0.000339844333333333" calcext:value-type="float">
            <text:p>0.000339844333333</text:p>
          </table:table-cell>
          <table:table-cell office:value-type="float" office:value="122617" calcext:value-type="float">
            <text:p>122617</text:p>
          </table:table-cell>
          <table:table-cell table:formula="of:=0.0000015*[.G292]+ 0.0023022" office:value-type="float" office:value="0.1862277" calcext:value-type="float">
            <text:p>0.1862277</text:p>
          </table:table-cell>
          <table:table-cell table:formula="of:=0.0000015*([.G292]-AVERAGE([.$G$29];[.$G$33];[.$G$61];[.$G$65];[.$G$93];[.$G$97]))+ 0.0023022" office:value-type="float" office:value="0.1815762" calcext:value-type="float">
            <text:p>0.181576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23324" calcext:value-type="float">
            <text:p>23324</text:p>
          </table:table-cell>
          <table:table-cell table:formula="of:=0.000000148*[.D293] + 0.000151317" office:value-type="float" office:value="0.003603269" calcext:value-type="float">
            <text:p>0.003603269</text:p>
          </table:table-cell>
          <table:table-cell table:formula="of:=0.000000148*([.D293]-AVERAGE([.$D$29];[.$D$61];[.$D$33];[.$D$65];[.$D$93];[.$D$97])) + 0.000151317" office:value-type="float" office:value="0.000527656333333333" calcext:value-type="float">
            <text:p>0.000527656333333</text:p>
          </table:table-cell>
          <table:table-cell office:value-type="float" office:value="142118" calcext:value-type="float">
            <text:p>142118</text:p>
          </table:table-cell>
          <table:table-cell table:formula="of:=0.0000015*[.G293]+ 0.0023022" office:value-type="float" office:value="0.2154792" calcext:value-type="float">
            <text:p>0.2154792</text:p>
          </table:table-cell>
          <table:table-cell table:formula="of:=0.0000015*([.G293]-AVERAGE([.$G$29];[.$G$33];[.$G$61];[.$G$65];[.$G$93];[.$G$97]))+ 0.0023022" office:value-type="float" office:value="0.2108277" calcext:value-type="float">
            <text:p>0.2108277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45899" calcext:value-type="float">
            <text:p>45899</text:p>
          </table:table-cell>
          <table:table-cell table:formula="of:=0.000000148*[.D294] + 0.000151317" office:value-type="float" office:value="0.006944369" calcext:value-type="float">
            <text:p>0.006944369</text:p>
          </table:table-cell>
          <table:table-cell table:formula="of:=0.000000148*([.D294]-AVERAGE([.$D$29];[.$D$61];[.$D$33];[.$D$65];[.$D$93];[.$D$97])) + 0.000151317" office:value-type="float" office:value="0.00386875633333333" calcext:value-type="float">
            <text:p>0.003868756333333</text:p>
          </table:table-cell>
          <table:table-cell office:value-type="float" office:value="77262" calcext:value-type="float">
            <text:p>77262</text:p>
          </table:table-cell>
          <table:table-cell table:formula="of:=0.0000015*[.G294]+ 0.0023022" office:value-type="float" office:value="0.1181952" calcext:value-type="float">
            <text:p>0.1181952</text:p>
          </table:table-cell>
          <table:table-cell table:formula="of:=0.0000015*([.G294]-AVERAGE([.$G$29];[.$G$33];[.$G$61];[.$G$65];[.$G$93];[.$G$97]))+ 0.0023022" office:value-type="float" office:value="0.1135437" calcext:value-type="float">
            <text:p>0.1135437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32083" calcext:value-type="float">
            <text:p>32083</text:p>
          </table:table-cell>
          <table:table-cell table:formula="of:=0.000000148*[.D295] + 0.000151317" office:value-type="float" office:value="0.004899601" calcext:value-type="float">
            <text:p>0.004899601</text:p>
          </table:table-cell>
          <table:table-cell table:formula="of:=0.000000148*([.D295]-AVERAGE([.$D$29];[.$D$61];[.$D$33];[.$D$65];[.$D$93];[.$D$97])) + 0.000151317" office:value-type="float" office:value="0.00182398833333333" calcext:value-type="float">
            <text:p>0.001823988333333</text:p>
          </table:table-cell>
          <table:table-cell office:value-type="float" office:value="177306" calcext:value-type="float">
            <text:p>177306</text:p>
          </table:table-cell>
          <table:table-cell table:formula="of:=0.0000015*[.G295]+ 0.0023022" office:value-type="float" office:value="0.2682612" calcext:value-type="float">
            <text:p>0.2682612</text:p>
          </table:table-cell>
          <table:table-cell table:formula="of:=0.0000015*([.G295]-AVERAGE([.$G$29];[.$G$33];[.$G$61];[.$G$65];[.$G$93];[.$G$97]))+ 0.0023022" office:value-type="float" office:value="0.2636097" calcext:value-type="float">
            <text:p>0.2636097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26420" calcext:value-type="float">
            <text:p>26420</text:p>
          </table:table-cell>
          <table:table-cell table:formula="of:=0.000000148*[.D296] + 0.000151317" office:value-type="float" office:value="0.004061477" calcext:value-type="float">
            <text:p>0.004061477</text:p>
          </table:table-cell>
          <table:table-cell table:formula="of:=0.000000148*([.D296]-AVERAGE([.$D$29];[.$D$61];[.$D$33];[.$D$65];[.$D$93];[.$D$97])) + 0.000151317" office:value-type="float" office:value="0.000985864333333333" calcext:value-type="float">
            <text:p>0.000985864333333</text:p>
          </table:table-cell>
          <table:table-cell office:value-type="float" office:value="137975" calcext:value-type="float">
            <text:p>137975</text:p>
          </table:table-cell>
          <table:table-cell table:formula="of:=0.0000015*[.G296]+ 0.0023022" office:value-type="float" office:value="0.2092647" calcext:value-type="float">
            <text:p>0.2092647</text:p>
          </table:table-cell>
          <table:table-cell table:formula="of:=0.0000015*([.G296]-AVERAGE([.$G$29];[.$G$33];[.$G$61];[.$G$65];[.$G$93];[.$G$97]))+ 0.0023022" office:value-type="float" office:value="0.2046132" calcext:value-type="float">
            <text:p>0.204613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21092" calcext:value-type="float">
            <text:p>21092</text:p>
          </table:table-cell>
          <table:table-cell table:formula="of:=0.000000148*[.D297] + 0.000151317" office:value-type="float" office:value="0.003272933" calcext:value-type="float">
            <text:p>0.003272933</text:p>
          </table:table-cell>
          <table:table-cell table:formula="of:=0.000000148*([.D297]-AVERAGE([.$D$29];[.$D$61];[.$D$33];[.$D$65];[.$D$93];[.$D$97])) + 0.000151317" office:value-type="float" office:value="0.000197320333333333" calcext:value-type="float">
            <text:p>0.000197320333333</text:p>
          </table:table-cell>
          <table:table-cell office:value-type="float" office:value="77645" calcext:value-type="float">
            <text:p>77645</text:p>
          </table:table-cell>
          <table:table-cell table:formula="of:=0.0000015*[.G297]+ 0.0023022" office:value-type="float" office:value="0.1187697" calcext:value-type="float">
            <text:p>0.1187697</text:p>
          </table:table-cell>
          <table:table-cell table:formula="of:=0.0000015*([.G297]-AVERAGE([.$G$29];[.$G$33];[.$G$61];[.$G$65];[.$G$93];[.$G$97]))+ 0.0023022" office:value-type="float" office:value="0.1141182" calcext:value-type="float">
            <text:p>0.114118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231372" calcext:value-type="float">
            <text:p>231372</text:p>
          </table:table-cell>
          <table:table-cell table:formula="of:=0.000000148*[.D298] + 0.000151317" office:value-type="float" office:value="0.034394373" calcext:value-type="float">
            <text:p>0.034394373</text:p>
          </table:table-cell>
          <table:table-cell table:formula="of:=0.000000148*([.D298]-AVERAGE([.$D$29];[.$D$61];[.$D$33];[.$D$65];[.$D$93];[.$D$97])) + 0.000151317" office:value-type="float" office:value="0.0313187603333333" calcext:value-type="float">
            <text:p>0.031318760333333</text:p>
          </table:table-cell>
          <table:table-cell office:value-type="float" office:value="2430" calcext:value-type="float">
            <text:p>2430</text:p>
          </table:table-cell>
          <table:table-cell table:formula="of:=0.0000015*[.G298]+ 0.0023022" office:value-type="float" office:value="0.0059472" calcext:value-type="float">
            <text:p>0.0059472</text:p>
          </table:table-cell>
          <table:table-cell table:formula="of:=0.0000015*([.G298]-AVERAGE([.$G$29];[.$G$33];[.$G$61];[.$G$65];[.$G$93];[.$G$97]))+ 0.0023022" office:value-type="float" office:value="0.0012957" calcext:value-type="float">
            <text:p>0.0012957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272936" calcext:value-type="float">
            <text:p>272936</text:p>
          </table:table-cell>
          <table:table-cell table:formula="of:=0.000000148*[.D299] + 0.000151317" office:value-type="float" office:value="0.040545845" calcext:value-type="float">
            <text:p>0.040545845</text:p>
          </table:table-cell>
          <table:table-cell table:formula="of:=0.000000148*([.D299]-AVERAGE([.$D$29];[.$D$61];[.$D$33];[.$D$65];[.$D$93];[.$D$97])) + 0.000151317" office:value-type="float" office:value="0.0374702323333333" calcext:value-type="float">
            <text:p>0.037470232333333</text:p>
          </table:table-cell>
          <table:table-cell office:value-type="float" office:value="8435" calcext:value-type="float">
            <text:p>8435</text:p>
          </table:table-cell>
          <table:table-cell table:formula="of:=0.0000015*[.G299]+ 0.0023022" office:value-type="float" office:value="0.0149547" calcext:value-type="float">
            <text:p>0.0149547</text:p>
          </table:table-cell>
          <table:table-cell table:formula="of:=0.0000015*([.G299]-AVERAGE([.$G$29];[.$G$33];[.$G$61];[.$G$65];[.$G$93];[.$G$97]))+ 0.0023022" office:value-type="float" office:value="0.0103032" calcext:value-type="float">
            <text:p>0.010303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29280" calcext:value-type="float">
            <text:p>29280</text:p>
          </table:table-cell>
          <table:table-cell table:formula="of:=0.000000148*[.D300] + 0.000151317" office:value-type="float" office:value="0.004484757" calcext:value-type="float">
            <text:p>0.004484757</text:p>
          </table:table-cell>
          <table:table-cell table:formula="of:=0.000000148*([.D300]-AVERAGE([.$D$29];[.$D$61];[.$D$33];[.$D$65];[.$D$93];[.$D$97])) + 0.000151317" office:value-type="float" office:value="0.00140914433333333" calcext:value-type="float">
            <text:p>0.001409144333333</text:p>
          </table:table-cell>
          <table:table-cell office:value-type="float" office:value="77210" calcext:value-type="float">
            <text:p>77210</text:p>
          </table:table-cell>
          <table:table-cell table:formula="of:=0.0000015*[.G300]+ 0.0023022" office:value-type="float" office:value="0.1181172" calcext:value-type="float">
            <text:p>0.1181172</text:p>
          </table:table-cell>
          <table:table-cell table:formula="of:=0.0000015*([.G300]-AVERAGE([.$G$29];[.$G$33];[.$G$61];[.$G$65];[.$G$93];[.$G$97]))+ 0.0023022" office:value-type="float" office:value="0.1134657" calcext:value-type="float">
            <text:p>0.1134657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23179" calcext:value-type="float">
            <text:p>23179</text:p>
          </table:table-cell>
          <table:table-cell table:formula="of:=0.000000148*[.D301] + 0.000151317" office:value-type="float" office:value="0.003581809" calcext:value-type="float">
            <text:p>0.003581809</text:p>
          </table:table-cell>
          <table:table-cell table:formula="of:=0.000000148*([.D301]-AVERAGE([.$D$29];[.$D$61];[.$D$33];[.$D$65];[.$D$93];[.$D$97])) + 0.000151317" office:value-type="float" office:value="0.000506196333333333" calcext:value-type="float">
            <text:p>0.000506196333333</text:p>
          </table:table-cell>
          <table:table-cell office:value-type="float" office:value="106171" calcext:value-type="float">
            <text:p>106171</text:p>
          </table:table-cell>
          <table:table-cell table:formula="of:=0.0000015*[.G301]+ 0.0023022" office:value-type="float" office:value="0.1615587" calcext:value-type="float">
            <text:p>0.1615587</text:p>
          </table:table-cell>
          <table:table-cell table:formula="of:=0.0000015*([.G301]-AVERAGE([.$G$29];[.$G$33];[.$G$61];[.$G$65];[.$G$93];[.$G$97]))+ 0.0023022" office:value-type="float" office:value="0.1569072" calcext:value-type="float">
            <text:p>0.156907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323432" calcext:value-type="float">
            <text:p>323432</text:p>
          </table:table-cell>
          <table:table-cell table:formula="of:=0.000000148*[.D302] + 0.000151317" office:value-type="float" office:value="0.048019253" calcext:value-type="float">
            <text:p>0.048019253</text:p>
          </table:table-cell>
          <table:table-cell table:formula="of:=0.000000148*([.D302]-AVERAGE([.$D$29];[.$D$61];[.$D$33];[.$D$65];[.$D$93];[.$D$97])) + 0.000151317" office:value-type="float" office:value="0.0449436403333333" calcext:value-type="float">
            <text:p>0.044943640333333</text:p>
          </table:table-cell>
          <table:table-cell office:value-type="float" office:value="4624" calcext:value-type="float">
            <text:p>4624</text:p>
          </table:table-cell>
          <table:table-cell table:formula="of:=0.0000015*[.G302]+ 0.0023022" office:value-type="float" office:value="0.0092382" calcext:value-type="float">
            <text:p>0.0092382</text:p>
          </table:table-cell>
          <table:table-cell table:formula="of:=0.0000015*([.G302]-AVERAGE([.$G$29];[.$G$33];[.$G$61];[.$G$65];[.$G$93];[.$G$97]))+ 0.0023022" office:value-type="float" office:value="0.0045867" calcext:value-type="float">
            <text:p>0.0045867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403518" calcext:value-type="float">
            <text:p>403518</text:p>
          </table:table-cell>
          <table:table-cell table:formula="of:=0.000000148*[.D303] + 0.000151317" office:value-type="float" office:value="0.059871981" calcext:value-type="float">
            <text:p>0.059871981</text:p>
          </table:table-cell>
          <table:table-cell table:formula="of:=0.000000148*([.D303]-AVERAGE([.$D$29];[.$D$61];[.$D$33];[.$D$65];[.$D$93];[.$D$97])) + 0.000151317" office:value-type="float" office:value="0.0567963683333333" calcext:value-type="float">
            <text:p>0.056796368333333</text:p>
          </table:table-cell>
          <table:table-cell office:value-type="float" office:value="29683" calcext:value-type="float">
            <text:p>29683</text:p>
          </table:table-cell>
          <table:table-cell table:formula="of:=0.0000015*[.G303]+ 0.0023022" office:value-type="float" office:value="0.0468267" calcext:value-type="float">
            <text:p>0.0468267</text:p>
          </table:table-cell>
          <table:table-cell table:formula="of:=0.0000015*([.G303]-AVERAGE([.$G$29];[.$G$33];[.$G$61];[.$G$65];[.$G$93];[.$G$97]))+ 0.0023022" office:value-type="float" office:value="0.0421752" calcext:value-type="float">
            <text:p>0.042175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23550" calcext:value-type="float">
            <text:p>23550</text:p>
          </table:table-cell>
          <table:table-cell table:formula="of:=0.000000148*[.D304] + 0.000151317" office:value-type="float" office:value="0.003636717" calcext:value-type="float">
            <text:p>0.003636717</text:p>
          </table:table-cell>
          <table:table-cell table:formula="of:=0.000000148*([.D304]-AVERAGE([.$D$29];[.$D$61];[.$D$33];[.$D$65];[.$D$93];[.$D$97])) + 0.000151317" office:value-type="float" office:value="0.000561104333333333" calcext:value-type="float">
            <text:p>0.000561104333333</text:p>
          </table:table-cell>
          <table:table-cell office:value-type="float" office:value="74822" calcext:value-type="float">
            <text:p>74822</text:p>
          </table:table-cell>
          <table:table-cell table:formula="of:=0.0000015*[.G304]+ 0.0023022" office:value-type="float" office:value="0.1145352" calcext:value-type="float">
            <text:p>0.1145352</text:p>
          </table:table-cell>
          <table:table-cell table:formula="of:=0.0000015*([.G304]-AVERAGE([.$G$29];[.$G$33];[.$G$61];[.$G$65];[.$G$93];[.$G$97]))+ 0.0023022" office:value-type="float" office:value="0.1098837" calcext:value-type="float">
            <text:p>0.1098837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20674" calcext:value-type="float">
            <text:p>20674</text:p>
          </table:table-cell>
          <table:table-cell table:formula="of:=0.000000148*[.D305] + 0.000151317" office:value-type="float" office:value="0.003211069" calcext:value-type="float">
            <text:p>0.003211069</text:p>
          </table:table-cell>
          <table:table-cell table:formula="of:=0.000000148*([.D305]-AVERAGE([.$D$29];[.$D$61];[.$D$33];[.$D$65];[.$D$93];[.$D$97])) + 0.000151317" office:value-type="float" office:value="0.000135456333333333" calcext:value-type="float">
            <text:p>0.000135456333333</text:p>
          </table:table-cell>
          <table:table-cell office:value-type="float" office:value="145493" calcext:value-type="float">
            <text:p>145493</text:p>
          </table:table-cell>
          <table:table-cell table:formula="of:=0.0000015*[.G305]+ 0.0023022" office:value-type="float" office:value="0.2205417" calcext:value-type="float">
            <text:p>0.2205417</text:p>
          </table:table-cell>
          <table:table-cell table:formula="of:=0.0000015*([.G305]-AVERAGE([.$G$29];[.$G$33];[.$G$61];[.$G$65];[.$G$93];[.$G$97]))+ 0.0023022" office:value-type="float" office:value="0.2158902" calcext:value-type="float">
            <text:p>0.215890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224105" calcext:value-type="float">
            <text:p>224105</text:p>
          </table:table-cell>
          <table:table-cell table:formula="of:=0.000000148*[.D306] + 0.000151317" office:value-type="float" office:value="0.033318857" calcext:value-type="float">
            <text:p>0.033318857</text:p>
          </table:table-cell>
          <table:table-cell table:formula="of:=0.000000148*([.D306]-AVERAGE([.$D$29];[.$D$61];[.$D$33];[.$D$65];[.$D$93];[.$D$97])) + 0.000151317" office:value-type="float" office:value="0.0302432443333333" calcext:value-type="float">
            <text:p>0.030243244333333</text:p>
          </table:table-cell>
          <table:table-cell office:value-type="float" office:value="2437" calcext:value-type="float">
            <text:p>2437</text:p>
          </table:table-cell>
          <table:table-cell table:formula="of:=0.0000015*[.G306]+ 0.0023022" office:value-type="float" office:value="0.0059577" calcext:value-type="float">
            <text:p>0.0059577</text:p>
          </table:table-cell>
          <table:table-cell table:formula="of:=0.0000015*([.G306]-AVERAGE([.$G$29];[.$G$33];[.$G$61];[.$G$65];[.$G$93];[.$G$97]))+ 0.0023022" office:value-type="float" office:value="0.0013062" calcext:value-type="float">
            <text:p>0.001306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614009" calcext:value-type="float">
            <text:p>614009</text:p>
          </table:table-cell>
          <table:table-cell table:formula="of:=0.000000148*[.D307] + 0.000151317" office:value-type="float" office:value="0.091024649" calcext:value-type="float">
            <text:p>0.091024649</text:p>
          </table:table-cell>
          <table:table-cell table:formula="of:=0.000000148*([.D307]-AVERAGE([.$D$29];[.$D$61];[.$D$33];[.$D$65];[.$D$93];[.$D$97])) + 0.000151317" office:value-type="float" office:value="0.0879490363333333" calcext:value-type="float">
            <text:p>0.087949036333333</text:p>
          </table:table-cell>
          <table:table-cell office:value-type="float" office:value="1633" calcext:value-type="float">
            <text:p>1633</text:p>
          </table:table-cell>
          <table:table-cell table:formula="of:=0.0000015*[.G307]+ 0.0023022" office:value-type="float" office:value="0.0047517" calcext:value-type="float">
            <text:p>0.0047517</text:p>
          </table:table-cell>
          <table:table-cell table:formula="of:=0.0000015*([.G307]-AVERAGE([.$G$29];[.$G$33];[.$G$61];[.$G$65];[.$G$93];[.$G$97]))+ 0.0023022" office:value-type="float" office:value="0.0001002" calcext:value-type="float">
            <text:p>0.000100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16224" calcext:value-type="float">
            <text:p>116224</text:p>
          </table:table-cell>
          <table:table-cell table:formula="of:=0.000000148*[.D308] + 0.000151317" office:value-type="float" office:value="0.017352469" calcext:value-type="float">
            <text:p>0.017352469</text:p>
          </table:table-cell>
          <table:table-cell table:formula="of:=0.000000148*([.D308]-AVERAGE([.$D$29];[.$D$61];[.$D$33];[.$D$65];[.$D$93];[.$D$97])) + 0.000151317" office:value-type="float" office:value="0.0142768563333333" calcext:value-type="float">
            <text:p>0.014276856333333</text:p>
          </table:table-cell>
          <table:table-cell office:value-type="float" office:value="7070" calcext:value-type="float">
            <text:p>7070</text:p>
          </table:table-cell>
          <table:table-cell table:formula="of:=0.0000015*[.G308]+ 0.0023022" office:value-type="float" office:value="0.0129072" calcext:value-type="float">
            <text:p>0.0129072</text:p>
          </table:table-cell>
          <table:table-cell table:formula="of:=0.0000015*([.G308]-AVERAGE([.$G$29];[.$G$33];[.$G$61];[.$G$65];[.$G$93];[.$G$97]))+ 0.0023022" office:value-type="float" office:value="0.0082557" calcext:value-type="float">
            <text:p>0.0082557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27733" calcext:value-type="float">
            <text:p>27733</text:p>
          </table:table-cell>
          <table:table-cell table:formula="of:=0.000000148*[.D309] + 0.000151317" office:value-type="float" office:value="0.004255801" calcext:value-type="float">
            <text:p>0.004255801</text:p>
          </table:table-cell>
          <table:table-cell table:formula="of:=0.000000148*([.D309]-AVERAGE([.$D$29];[.$D$61];[.$D$33];[.$D$65];[.$D$93];[.$D$97])) + 0.000151317" office:value-type="float" office:value="0.00118018833333333" calcext:value-type="float">
            <text:p>0.001180188333333</text:p>
          </table:table-cell>
          <table:table-cell office:value-type="float" office:value="84123" calcext:value-type="float">
            <text:p>84123</text:p>
          </table:table-cell>
          <table:table-cell table:formula="of:=0.0000015*[.G309]+ 0.0023022" office:value-type="float" office:value="0.1284867" calcext:value-type="float">
            <text:p>0.1284867</text:p>
          </table:table-cell>
          <table:table-cell table:formula="of:=0.0000015*([.G309]-AVERAGE([.$G$29];[.$G$33];[.$G$61];[.$G$65];[.$G$93];[.$G$97]))+ 0.0023022" office:value-type="float" office:value="0.1238352" calcext:value-type="float">
            <text:p>0.123835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157622" calcext:value-type="float">
            <text:p>157622</text:p>
          </table:table-cell>
          <table:table-cell table:formula="of:=0.000000148*[.D310] + 0.000151317" office:value-type="float" office:value="0.023479373" calcext:value-type="float">
            <text:p>0.023479373</text:p>
          </table:table-cell>
          <table:table-cell table:formula="of:=0.000000148*([.D310]-AVERAGE([.$D$29];[.$D$61];[.$D$33];[.$D$65];[.$D$93];[.$D$97])) + 0.000151317" office:value-type="float" office:value="0.0204037603333333" calcext:value-type="float">
            <text:p>0.020403760333333</text:p>
          </table:table-cell>
          <table:table-cell office:value-type="float" office:value="2449" calcext:value-type="float">
            <text:p>2449</text:p>
          </table:table-cell>
          <table:table-cell table:formula="of:=0.0000015*[.G310]+ 0.0023022" office:value-type="float" office:value="0.0059757" calcext:value-type="float">
            <text:p>0.0059757</text:p>
          </table:table-cell>
          <table:table-cell table:formula="of:=0.0000015*([.G310]-AVERAGE([.$G$29];[.$G$33];[.$G$61];[.$G$65];[.$G$93];[.$G$97]))+ 0.0023022" office:value-type="float" office:value="0.0013242" calcext:value-type="float">
            <text:p>0.001324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422678" calcext:value-type="float">
            <text:p>422678</text:p>
          </table:table-cell>
          <table:table-cell table:formula="of:=0.000000148*[.D311] + 0.000151317" office:value-type="float" office:value="0.062707661" calcext:value-type="float">
            <text:p>0.062707661</text:p>
          </table:table-cell>
          <table:table-cell table:formula="of:=0.000000148*([.D311]-AVERAGE([.$D$29];[.$D$61];[.$D$33];[.$D$65];[.$D$93];[.$D$97])) + 0.000151317" office:value-type="float" office:value="0.0596320483333333" calcext:value-type="float">
            <text:p>0.059632048333333</text:p>
          </table:table-cell>
          <table:table-cell office:value-type="float" office:value="3268" calcext:value-type="float">
            <text:p>3268</text:p>
          </table:table-cell>
          <table:table-cell table:formula="of:=0.0000015*[.G311]+ 0.0023022" office:value-type="float" office:value="0.0072042" calcext:value-type="float">
            <text:p>0.0072042</text:p>
          </table:table-cell>
          <table:table-cell table:formula="of:=0.0000015*([.G311]-AVERAGE([.$G$29];[.$G$33];[.$G$61];[.$G$65];[.$G$93];[.$G$97]))+ 0.0023022" office:value-type="float" office:value="0.0025527" calcext:value-type="float">
            <text:p>0.0025527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315307" calcext:value-type="float">
            <text:p>315307</text:p>
          </table:table-cell>
          <table:table-cell table:formula="of:=0.000000148*[.D312] + 0.000151317" office:value-type="float" office:value="0.046816753" calcext:value-type="float">
            <text:p>0.046816753</text:p>
          </table:table-cell>
          <table:table-cell table:formula="of:=0.000000148*([.D312]-AVERAGE([.$D$29];[.$D$61];[.$D$33];[.$D$65];[.$D$93];[.$D$97])) + 0.000151317" office:value-type="float" office:value="0.0437411403333333" calcext:value-type="float">
            <text:p>0.043741140333333</text:p>
          </table:table-cell>
          <table:table-cell office:value-type="float" office:value="7348" calcext:value-type="float">
            <text:p>7348</text:p>
          </table:table-cell>
          <table:table-cell table:formula="of:=0.0000015*[.G312]+ 0.0023022" office:value-type="float" office:value="0.0133242" calcext:value-type="float">
            <text:p>0.0133242</text:p>
          </table:table-cell>
          <table:table-cell table:formula="of:=0.0000015*([.G312]-AVERAGE([.$G$29];[.$G$33];[.$G$61];[.$G$65];[.$G$93];[.$G$97]))+ 0.0023022" office:value-type="float" office:value="0.0086727" calcext:value-type="float">
            <text:p>0.0086727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float" office:value="21016" calcext:value-type="float">
            <text:p>21016</text:p>
          </table:table-cell>
          <table:table-cell table:formula="of:=0.000000148*[.D313] + 0.000151317" office:value-type="float" office:value="0.003261685" calcext:value-type="float">
            <text:p>0.003261685</text:p>
          </table:table-cell>
          <table:table-cell table:formula="of:=0.000000148*([.D313]-AVERAGE([.$D$29];[.$D$61];[.$D$33];[.$D$65];[.$D$93];[.$D$97])) + 0.000151317" office:value-type="float" office:value="0.000186072333333333" calcext:value-type="float">
            <text:p>0.000186072333333</text:p>
          </table:table-cell>
          <table:table-cell office:value-type="float" office:value="105440" calcext:value-type="float">
            <text:p>105440</text:p>
          </table:table-cell>
          <table:table-cell table:formula="of:=0.0000015*[.G313]+ 0.0023022" office:value-type="float" office:value="0.1604622" calcext:value-type="float">
            <text:p>0.1604622</text:p>
          </table:table-cell>
          <table:table-cell table:formula="of:=0.0000015*([.G313]-AVERAGE([.$G$29];[.$G$33];[.$G$61];[.$G$65];[.$G$93];[.$G$97]))+ 0.0023022" office:value-type="float" office:value="0.1558107" calcext:value-type="float">
            <text:p>0.1558107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296027" calcext:value-type="float">
            <text:p>296027</text:p>
          </table:table-cell>
          <table:table-cell table:formula="of:=0.000000148*[.D314] + 0.000151317" office:value-type="float" office:value="0.043963313" calcext:value-type="float">
            <text:p>0.043963313</text:p>
          </table:table-cell>
          <table:table-cell table:formula="of:=0.000000148*([.D314]-AVERAGE([.$D$29];[.$D$61];[.$D$33];[.$D$65];[.$D$93];[.$D$97])) + 0.000151317" office:value-type="float" office:value="0.0408877003333333" calcext:value-type="float">
            <text:p>0.040887700333333</text:p>
          </table:table-cell>
          <table:table-cell office:value-type="float" office:value="3797" calcext:value-type="float">
            <text:p>3797</text:p>
          </table:table-cell>
          <table:table-cell table:formula="of:=0.0000015*[.G314]+ 0.0023022" office:value-type="float" office:value="0.0079977" calcext:value-type="float">
            <text:p>0.0079977</text:p>
          </table:table-cell>
          <table:table-cell table:formula="of:=0.0000015*([.G314]-AVERAGE([.$G$29];[.$G$33];[.$G$61];[.$G$65];[.$G$93];[.$G$97]))+ 0.0023022" office:value-type="float" office:value="0.0033462" calcext:value-type="float">
            <text:p>0.003346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388422" calcext:value-type="float">
            <text:p>388422</text:p>
          </table:table-cell>
          <table:table-cell table:formula="of:=0.000000148*[.D315] + 0.000151317" office:value-type="float" office:value="0.057637773" calcext:value-type="float">
            <text:p>0.057637773</text:p>
          </table:table-cell>
          <table:table-cell table:formula="of:=0.000000148*([.D315]-AVERAGE([.$D$29];[.$D$61];[.$D$33];[.$D$65];[.$D$93];[.$D$97])) + 0.000151317" office:value-type="float" office:value="0.0545621603333333" calcext:value-type="float">
            <text:p>0.054562160333333</text:p>
          </table:table-cell>
          <table:table-cell office:value-type="float" office:value="3809" calcext:value-type="float">
            <text:p>3809</text:p>
          </table:table-cell>
          <table:table-cell table:formula="of:=0.0000015*[.G315]+ 0.0023022" office:value-type="float" office:value="0.0080157" calcext:value-type="float">
            <text:p>0.0080157</text:p>
          </table:table-cell>
          <table:table-cell table:formula="of:=0.0000015*([.G315]-AVERAGE([.$G$29];[.$G$33];[.$G$61];[.$G$65];[.$G$93];[.$G$97]))+ 0.0023022" office:value-type="float" office:value="0.0033642" calcext:value-type="float">
            <text:p>0.003364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220353" calcext:value-type="float">
            <text:p>220353</text:p>
          </table:table-cell>
          <table:table-cell table:formula="of:=0.000000148*[.D316] + 0.000151317" office:value-type="float" office:value="0.032763561" calcext:value-type="float">
            <text:p>0.032763561</text:p>
          </table:table-cell>
          <table:table-cell table:formula="of:=0.000000148*([.D316]-AVERAGE([.$D$29];[.$D$61];[.$D$33];[.$D$65];[.$D$93];[.$D$97])) + 0.000151317" office:value-type="float" office:value="0.0296879483333333" calcext:value-type="float">
            <text:p>0.029687948333333</text:p>
          </table:table-cell>
          <table:table-cell office:value-type="float" office:value="4624" calcext:value-type="float">
            <text:p>4624</text:p>
          </table:table-cell>
          <table:table-cell table:formula="of:=0.0000015*[.G316]+ 0.0023022" office:value-type="float" office:value="0.0092382" calcext:value-type="float">
            <text:p>0.0092382</text:p>
          </table:table-cell>
          <table:table-cell table:formula="of:=0.0000015*([.G316]-AVERAGE([.$G$29];[.$G$33];[.$G$61];[.$G$65];[.$G$93];[.$G$97]))+ 0.0023022" office:value-type="float" office:value="0.0045867" calcext:value-type="float">
            <text:p>0.0045867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25920" calcext:value-type="float">
            <text:p>25920</text:p>
          </table:table-cell>
          <table:table-cell table:formula="of:=0.000000148*[.D317] + 0.000151317" office:value-type="float" office:value="0.003987477" calcext:value-type="float">
            <text:p>0.003987477</text:p>
          </table:table-cell>
          <table:table-cell table:formula="of:=0.000000148*([.D317]-AVERAGE([.$D$29];[.$D$61];[.$D$33];[.$D$65];[.$D$93];[.$D$97])) + 0.000151317" office:value-type="float" office:value="0.000911864333333333" calcext:value-type="float">
            <text:p>0.000911864333333</text:p>
          </table:table-cell>
          <table:table-cell office:value-type="float" office:value="2722" calcext:value-type="float">
            <text:p>2722</text:p>
          </table:table-cell>
          <table:table-cell table:formula="of:=0.0000015*[.G317]+ 0.0023022" office:value-type="float" office:value="0.0063852" calcext:value-type="float">
            <text:p>0.0063852</text:p>
          </table:table-cell>
          <table:table-cell table:formula="of:=0.0000015*([.G317]-AVERAGE([.$G$29];[.$G$33];[.$G$61];[.$G$65];[.$G$93];[.$G$97]))+ 0.0023022" office:value-type="float" office:value="0.0017337" calcext:value-type="float">
            <text:p>0.0017337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178056" calcext:value-type="float">
            <text:p>178056</text:p>
          </table:table-cell>
          <table:table-cell table:formula="of:=0.000000148*[.D318] + 0.000151317" office:value-type="float" office:value="0.026503605" calcext:value-type="float">
            <text:p>0.026503605</text:p>
          </table:table-cell>
          <table:table-cell table:formula="of:=0.000000148*([.D318]-AVERAGE([.$D$29];[.$D$61];[.$D$33];[.$D$65];[.$D$93];[.$D$97])) + 0.000151317" office:value-type="float" office:value="0.0234279923333333" calcext:value-type="float">
            <text:p>0.023427992333333</text:p>
          </table:table-cell>
          <table:table-cell office:value-type="float" office:value="3538" calcext:value-type="float">
            <text:p>3538</text:p>
          </table:table-cell>
          <table:table-cell table:formula="of:=0.0000015*[.G318]+ 0.0023022" office:value-type="float" office:value="0.0076092" calcext:value-type="float">
            <text:p>0.0076092</text:p>
          </table:table-cell>
          <table:table-cell table:formula="of:=0.0000015*([.G318]-AVERAGE([.$G$29];[.$G$33];[.$G$61];[.$G$65];[.$G$93];[.$G$97]))+ 0.0023022" office:value-type="float" office:value="0.0029577" calcext:value-type="float">
            <text:p>0.0029577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263288" calcext:value-type="float">
            <text:p>263288</text:p>
          </table:table-cell>
          <table:table-cell table:formula="of:=0.000000148*[.D319] + 0.000151317" office:value-type="float" office:value="0.039117941" calcext:value-type="float">
            <text:p>0.039117941</text:p>
          </table:table-cell>
          <table:table-cell table:formula="of:=0.000000148*([.D319]-AVERAGE([.$D$29];[.$D$61];[.$D$33];[.$D$65];[.$D$93];[.$D$97])) + 0.000151317" office:value-type="float" office:value="0.0360423283333333" calcext:value-type="float">
            <text:p>0.036042328333333</text:p>
          </table:table-cell>
          <table:table-cell office:value-type="float" office:value="4901" calcext:value-type="float">
            <text:p>4901</text:p>
          </table:table-cell>
          <table:table-cell table:formula="of:=0.0000015*[.G319]+ 0.0023022" office:value-type="float" office:value="0.0096537" calcext:value-type="float">
            <text:p>0.0096537</text:p>
          </table:table-cell>
          <table:table-cell table:formula="of:=0.0000015*([.G319]-AVERAGE([.$G$29];[.$G$33];[.$G$61];[.$G$65];[.$G$93];[.$G$97]))+ 0.0023022" office:value-type="float" office:value="0.0050022" calcext:value-type="float">
            <text:p>0.005002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438774" calcext:value-type="float">
            <text:p>438774</text:p>
          </table:table-cell>
          <table:table-cell table:formula="of:=0.000000148*[.D320] + 0.000151317" office:value-type="float" office:value="0.065089869" calcext:value-type="float">
            <text:p>0.065089869</text:p>
          </table:table-cell>
          <table:table-cell table:formula="of:=0.000000148*([.D320]-AVERAGE([.$D$29];[.$D$61];[.$D$33];[.$D$65];[.$D$93];[.$D$97])) + 0.000151317" office:value-type="float" office:value="0.0620142563333333" calcext:value-type="float">
            <text:p>0.062014256333333</text:p>
          </table:table-cell>
          <table:table-cell office:value-type="float" office:value="5172" calcext:value-type="float">
            <text:p>5172</text:p>
          </table:table-cell>
          <table:table-cell table:formula="of:=0.0000015*[.G320]+ 0.0023022" office:value-type="float" office:value="0.0100602" calcext:value-type="float">
            <text:p>0.0100602</text:p>
          </table:table-cell>
          <table:table-cell table:formula="of:=0.0000015*([.G320]-AVERAGE([.$G$29];[.$G$33];[.$G$61];[.$G$65];[.$G$93];[.$G$97]))+ 0.0023022" office:value-type="float" office:value="0.0054087" calcext:value-type="float">
            <text:p>0.0054087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float" office:value="20603" calcext:value-type="float">
            <text:p>20603</text:p>
          </table:table-cell>
          <table:table-cell table:formula="of:=0.000000148*[.D321] + 0.000151317" office:value-type="float" office:value="0.003200561" calcext:value-type="float">
            <text:p>0.003200561</text:p>
          </table:table-cell>
          <table:table-cell table:formula="of:=0.000000148*([.D321]-AVERAGE([.$D$29];[.$D$61];[.$D$33];[.$D$65];[.$D$93];[.$D$97])) + 0.000151317" office:value-type="float" office:value="0.000124948333333333" calcext:value-type="float">
            <text:p>0.000124948333333</text:p>
          </table:table-cell>
          <table:table-cell office:value-type="float" office:value="1090" calcext:value-type="float">
            <text:p>1090</text:p>
          </table:table-cell>
          <table:table-cell table:formula="of:=0.0000015*[.G321]+ 0.0023022" office:value-type="float" office:value="0.0039372" calcext:value-type="float">
            <text:p>0.0039372</text:p>
          </table:table-cell>
          <table:table-cell table:formula="of:=0.0000015*([.G321]-AVERAGE([.$G$29];[.$G$33];[.$G$61];[.$G$65];[.$G$93];[.$G$97]))+ 0.0023022" office:value-type="float" office:value="-0.0007143" calcext:value-type="float">
            <text:p>-0.0007143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212736" calcext:value-type="float">
            <text:p>212736</text:p>
          </table:table-cell>
          <table:table-cell table:formula="of:=0.000000148*[.D322] + 0.000151317" office:value-type="float" office:value="0.031636245" calcext:value-type="float">
            <text:p>0.031636245</text:p>
          </table:table-cell>
          <table:table-cell table:formula="of:=0.000000148*([.D322]-AVERAGE([.$D$29];[.$D$61];[.$D$33];[.$D$65];[.$D$93];[.$D$97])) + 0.000151317" office:value-type="float" office:value="0.0285606323333333" calcext:value-type="float">
            <text:p>0.028560632333333</text:p>
          </table:table-cell>
          <table:table-cell office:value-type="float" office:value="23612" calcext:value-type="float">
            <text:p>23612</text:p>
          </table:table-cell>
          <table:table-cell table:formula="of:=0.0000015*[.G322]+ 0.0023022" office:value-type="float" office:value="0.0377202" calcext:value-type="float">
            <text:p>0.0377202</text:p>
          </table:table-cell>
          <table:table-cell table:formula="of:=0.0000015*([.G322]-AVERAGE([.$G$29];[.$G$33];[.$G$61];[.$G$65];[.$G$93];[.$G$97]))+ 0.0023022" office:value-type="float" office:value="0.0330687" calcext:value-type="float">
            <text:p>0.0330687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25272" calcext:value-type="float">
            <text:p>25272</text:p>
          </table:table-cell>
          <table:table-cell table:formula="of:=0.000000148*[.D323] + 0.000151317" office:value-type="float" office:value="0.003891573" calcext:value-type="float">
            <text:p>0.003891573</text:p>
          </table:table-cell>
          <table:table-cell table:formula="of:=0.000000148*([.D323]-AVERAGE([.$D$29];[.$D$61];[.$D$33];[.$D$65];[.$D$93];[.$D$97])) + 0.000151317" office:value-type="float" office:value="0.000815960333333333" calcext:value-type="float">
            <text:p>0.000815960333333</text:p>
          </table:table-cell>
          <table:table-cell office:value-type="float" office:value="138483" calcext:value-type="float">
            <text:p>138483</text:p>
          </table:table-cell>
          <table:table-cell table:formula="of:=0.0000015*[.G323]+ 0.0023022" office:value-type="float" office:value="0.2100267" calcext:value-type="float">
            <text:p>0.2100267</text:p>
          </table:table-cell>
          <table:table-cell table:formula="of:=0.0000015*([.G323]-AVERAGE([.$G$29];[.$G$33];[.$G$61];[.$G$65];[.$G$93];[.$G$97]))+ 0.0023022" office:value-type="float" office:value="0.2053752" calcext:value-type="float">
            <text:p>0.205375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25146" calcext:value-type="float">
            <text:p>25146</text:p>
          </table:table-cell>
          <table:table-cell table:formula="of:=0.000000148*[.D324] + 0.000151317" office:value-type="float" office:value="0.003872925" calcext:value-type="float">
            <text:p>0.003872925</text:p>
          </table:table-cell>
          <table:table-cell table:formula="of:=0.000000148*([.D324]-AVERAGE([.$D$29];[.$D$61];[.$D$33];[.$D$65];[.$D$93];[.$D$97])) + 0.000151317" office:value-type="float" office:value="0.000797312333333333" calcext:value-type="float">
            <text:p>0.000797312333333</text:p>
          </table:table-cell>
          <table:table-cell office:value-type="float" office:value="146614" calcext:value-type="float">
            <text:p>146614</text:p>
          </table:table-cell>
          <table:table-cell table:formula="of:=0.0000015*[.G324]+ 0.0023022" office:value-type="float" office:value="0.2222232" calcext:value-type="float">
            <text:p>0.2222232</text:p>
          </table:table-cell>
          <table:table-cell table:formula="of:=0.0000015*([.G324]-AVERAGE([.$G$29];[.$G$33];[.$G$61];[.$G$65];[.$G$93];[.$G$97]))+ 0.0023022" office:value-type="float" office:value="0.2175717" calcext:value-type="float">
            <text:p>0.2175717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27251" calcext:value-type="float">
            <text:p>27251</text:p>
          </table:table-cell>
          <table:table-cell table:formula="of:=0.000000148*[.D325] + 0.000151317" office:value-type="float" office:value="0.004184465" calcext:value-type="float">
            <text:p>0.004184465</text:p>
          </table:table-cell>
          <table:table-cell table:formula="of:=0.000000148*([.D325]-AVERAGE([.$D$29];[.$D$61];[.$D$33];[.$D$65];[.$D$93];[.$D$97])) + 0.000151317" office:value-type="float" office:value="0.00110885233333333" calcext:value-type="float">
            <text:p>0.001108852333333</text:p>
          </table:table-cell>
          <table:table-cell office:value-type="float" office:value="101533" calcext:value-type="float">
            <text:p>101533</text:p>
          </table:table-cell>
          <table:table-cell table:formula="of:=0.0000015*[.G325]+ 0.0023022" office:value-type="float" office:value="0.1546017" calcext:value-type="float">
            <text:p>0.1546017</text:p>
          </table:table-cell>
          <table:table-cell table:formula="of:=0.0000015*([.G325]-AVERAGE([.$G$29];[.$G$33];[.$G$61];[.$G$65];[.$G$93];[.$G$97]))+ 0.0023022" office:value-type="float" office:value="0.1499502" calcext:value-type="float">
            <text:p>0.149950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121070" calcext:value-type="float">
            <text:p>121070</text:p>
          </table:table-cell>
          <table:table-cell table:formula="of:=0.000000148*[.D326] + 0.000151317" office:value-type="float" office:value="0.018069677" calcext:value-type="float">
            <text:p>0.018069677</text:p>
          </table:table-cell>
          <table:table-cell table:formula="of:=0.000000148*([.D326]-AVERAGE([.$D$29];[.$D$61];[.$D$33];[.$D$65];[.$D$93];[.$D$97])) + 0.000151317" office:value-type="float" office:value="0.0149940643333333" calcext:value-type="float">
            <text:p>0.014994064333333</text:p>
          </table:table-cell>
          <table:table-cell office:value-type="float" office:value="25311" calcext:value-type="float">
            <text:p>25311</text:p>
          </table:table-cell>
          <table:table-cell table:formula="of:=0.0000015*[.G326]+ 0.0023022" office:value-type="float" office:value="0.0402687" calcext:value-type="float">
            <text:p>0.0402687</text:p>
          </table:table-cell>
          <table:table-cell table:formula="of:=0.0000015*([.G326]-AVERAGE([.$G$29];[.$G$33];[.$G$61];[.$G$65];[.$G$93];[.$G$97]))+ 0.0023022" office:value-type="float" office:value="0.0356172" calcext:value-type="float">
            <text:p>0.035617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33849" calcext:value-type="float">
            <text:p>33849</text:p>
          </table:table-cell>
          <table:table-cell table:formula="of:=0.000000148*[.D327] + 0.000151317" office:value-type="float" office:value="0.005160969" calcext:value-type="float">
            <text:p>0.005160969</text:p>
          </table:table-cell>
          <table:table-cell table:formula="of:=0.000000148*([.D327]-AVERAGE([.$D$29];[.$D$61];[.$D$33];[.$D$65];[.$D$93];[.$D$97])) + 0.000151317" office:value-type="float" office:value="0.00208535633333333" calcext:value-type="float">
            <text:p>0.002085356333333</text:p>
          </table:table-cell>
          <table:table-cell office:value-type="float" office:value="167736" calcext:value-type="float">
            <text:p>167736</text:p>
          </table:table-cell>
          <table:table-cell table:formula="of:=0.0000015*[.G327]+ 0.0023022" office:value-type="float" office:value="0.2539062" calcext:value-type="float">
            <text:p>0.2539062</text:p>
          </table:table-cell>
          <table:table-cell table:formula="of:=0.0000015*([.G327]-AVERAGE([.$G$29];[.$G$33];[.$G$61];[.$G$65];[.$G$93];[.$G$97]))+ 0.0023022" office:value-type="float" office:value="0.2492547" calcext:value-type="float">
            <text:p>0.2492547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30003" calcext:value-type="float">
            <text:p>30003</text:p>
          </table:table-cell>
          <table:table-cell table:formula="of:=0.000000148*[.D328] + 0.000151317" office:value-type="float" office:value="0.004591761" calcext:value-type="float">
            <text:p>0.004591761</text:p>
          </table:table-cell>
          <table:table-cell table:formula="of:=0.000000148*([.D328]-AVERAGE([.$D$29];[.$D$61];[.$D$33];[.$D$65];[.$D$93];[.$D$97])) + 0.000151317" office:value-type="float" office:value="0.00151614833333333" calcext:value-type="float">
            <text:p>0.001516148333333</text:p>
          </table:table-cell>
          <table:table-cell office:value-type="float" office:value="331636" calcext:value-type="float">
            <text:p>331636</text:p>
          </table:table-cell>
          <table:table-cell table:formula="of:=0.0000015*[.G328]+ 0.0023022" office:value-type="float" office:value="0.4997562" calcext:value-type="float">
            <text:p>0.4997562</text:p>
          </table:table-cell>
          <table:table-cell table:formula="of:=0.0000015*([.G328]-AVERAGE([.$G$29];[.$G$33];[.$G$61];[.$G$65];[.$G$93];[.$G$97]))+ 0.0023022" office:value-type="float" office:value="0.4951047" calcext:value-type="float">
            <text:p>0.4951047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float" office:value="20674" calcext:value-type="float">
            <text:p>20674</text:p>
          </table:table-cell>
          <table:table-cell table:formula="of:=0.000000148*[.D329] + 0.000151317" office:value-type="float" office:value="0.003211069" calcext:value-type="float">
            <text:p>0.003211069</text:p>
          </table:table-cell>
          <table:table-cell table:formula="of:=0.000000148*([.D329]-AVERAGE([.$D$29];[.$D$61];[.$D$33];[.$D$65];[.$D$93];[.$D$97])) + 0.000151317" office:value-type="float" office:value="0.000135456333333333" calcext:value-type="float">
            <text:p>0.000135456333333</text:p>
          </table:table-cell>
          <table:table-cell office:value-type="float" office:value="110323" calcext:value-type="float">
            <text:p>110323</text:p>
          </table:table-cell>
          <table:table-cell table:formula="of:=0.0000015*[.G329]+ 0.0023022" office:value-type="float" office:value="0.1677867" calcext:value-type="float">
            <text:p>0.1677867</text:p>
          </table:table-cell>
          <table:table-cell table:formula="of:=0.0000015*([.G329]-AVERAGE([.$G$29];[.$G$33];[.$G$61];[.$G$65];[.$G$93];[.$G$97]))+ 0.0023022" office:value-type="float" office:value="0.1631352" calcext:value-type="float">
            <text:p>0.163135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319635" calcext:value-type="float">
            <text:p>319635</text:p>
          </table:table-cell>
          <table:table-cell table:formula="of:=0.000000148*[.D330] + 0.000151317" office:value-type="float" office:value="0.047457297" calcext:value-type="float">
            <text:p>0.047457297</text:p>
          </table:table-cell>
          <table:table-cell table:formula="of:=0.000000148*([.D330]-AVERAGE([.$D$29];[.$D$61];[.$D$33];[.$D$65];[.$D$93];[.$D$97])) + 0.000151317" office:value-type="float" office:value="0.0443816843333333" calcext:value-type="float">
            <text:p>0.044381684333333</text:p>
          </table:table-cell>
          <table:table-cell office:value-type="float" office:value="5159" calcext:value-type="float">
            <text:p>5159</text:p>
          </table:table-cell>
          <table:table-cell table:formula="of:=0.0000015*[.G330]+ 0.0023022" office:value-type="float" office:value="0.0100407" calcext:value-type="float">
            <text:p>0.0100407</text:p>
          </table:table-cell>
          <table:table-cell table:formula="of:=0.0000015*([.G330]-AVERAGE([.$G$29];[.$G$33];[.$G$61];[.$G$65];[.$G$93];[.$G$97]))+ 0.0023022" office:value-type="float" office:value="0.0053892" calcext:value-type="float">
            <text:p>0.005389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134687" calcext:value-type="float">
            <text:p>134687</text:p>
          </table:table-cell>
          <table:table-cell table:formula="of:=0.000000148*[.D331] + 0.000151317" office:value-type="float" office:value="0.020084993" calcext:value-type="float">
            <text:p>0.020084993</text:p>
          </table:table-cell>
          <table:table-cell table:formula="of:=0.000000148*([.D331]-AVERAGE([.$D$29];[.$D$61];[.$D$33];[.$D$65];[.$D$93];[.$D$97])) + 0.000151317" office:value-type="float" office:value="0.0170093803333333" calcext:value-type="float">
            <text:p>0.017009380333333</text:p>
          </table:table-cell>
          <table:table-cell office:value-type="float" office:value="14419" calcext:value-type="float">
            <text:p>14419</text:p>
          </table:table-cell>
          <table:table-cell table:formula="of:=0.0000015*[.G331]+ 0.0023022" office:value-type="float" office:value="0.0239307" calcext:value-type="float">
            <text:p>0.0239307</text:p>
          </table:table-cell>
          <table:table-cell table:formula="of:=0.0000015*([.G331]-AVERAGE([.$G$29];[.$G$33];[.$G$61];[.$G$65];[.$G$93];[.$G$97]))+ 0.0023022" office:value-type="float" office:value="0.0192792" calcext:value-type="float">
            <text:p>0.019279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37195" calcext:value-type="float">
            <text:p>37195</text:p>
          </table:table-cell>
          <table:table-cell table:formula="of:=0.000000148*[.D332] + 0.000151317" office:value-type="float" office:value="0.005656177" calcext:value-type="float">
            <text:p>0.005656177</text:p>
          </table:table-cell>
          <table:table-cell table:formula="of:=0.000000148*([.D332]-AVERAGE([.$D$29];[.$D$61];[.$D$33];[.$D$65];[.$D$93];[.$D$97])) + 0.000151317" office:value-type="float" office:value="0.00258056433333333" calcext:value-type="float">
            <text:p>0.002580564333333</text:p>
          </table:table-cell>
          <table:table-cell office:value-type="float" office:value="185510" calcext:value-type="float">
            <text:p>185510</text:p>
          </table:table-cell>
          <table:table-cell table:formula="of:=0.0000015*[.G332]+ 0.0023022" office:value-type="float" office:value="0.2805672" calcext:value-type="float">
            <text:p>0.2805672</text:p>
          </table:table-cell>
          <table:table-cell table:formula="of:=0.0000015*([.G332]-AVERAGE([.$G$29];[.$G$33];[.$G$61];[.$G$65];[.$G$93];[.$G$97]))+ 0.0023022" office:value-type="float" office:value="0.2759157" calcext:value-type="float">
            <text:p>0.2759157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float" office:value="26404" calcext:value-type="float">
            <text:p>26404</text:p>
          </table:table-cell>
          <table:table-cell table:formula="of:=0.000000148*[.D333] + 0.000151317" office:value-type="float" office:value="0.004059109" calcext:value-type="float">
            <text:p>0.004059109</text:p>
          </table:table-cell>
          <table:table-cell table:formula="of:=0.000000148*([.D333]-AVERAGE([.$D$29];[.$D$61];[.$D$33];[.$D$65];[.$D$93];[.$D$97])) + 0.000151317" office:value-type="float" office:value="0.000983496333333333" calcext:value-type="float">
            <text:p>0.000983496333333</text:p>
          </table:table-cell>
          <table:table-cell office:value-type="float" office:value="151357" calcext:value-type="float">
            <text:p>151357</text:p>
          </table:table-cell>
          <table:table-cell table:formula="of:=0.0000015*[.G333]+ 0.0023022" office:value-type="float" office:value="0.2293377" calcext:value-type="float">
            <text:p>0.2293377</text:p>
          </table:table-cell>
          <table:table-cell table:formula="of:=0.0000015*([.G333]-AVERAGE([.$G$29];[.$G$33];[.$G$61];[.$G$65];[.$G$93];[.$G$97]))+ 0.0023022" office:value-type="float" office:value="0.2246862" calcext:value-type="float">
            <text:p>0.224686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float" office:value="377999" calcext:value-type="float">
            <text:p>377999</text:p>
          </table:table-cell>
          <table:table-cell table:formula="of:=0.000000148*[.D334] + 0.000151317" office:value-type="float" office:value="0.056095169" calcext:value-type="float">
            <text:p>0.056095169</text:p>
          </table:table-cell>
          <table:table-cell table:formula="of:=0.000000148*([.D334]-AVERAGE([.$D$29];[.$D$61];[.$D$33];[.$D$65];[.$D$93];[.$D$97])) + 0.000151317" office:value-type="float" office:value="0.0530195563333333" calcext:value-type="float">
            <text:p>0.053019556333333</text:p>
          </table:table-cell>
          <table:table-cell office:value-type="float" office:value="4626" calcext:value-type="float">
            <text:p>4626</text:p>
          </table:table-cell>
          <table:table-cell table:formula="of:=0.0000015*[.G334]+ 0.0023022" office:value-type="float" office:value="0.0092412" calcext:value-type="float">
            <text:p>0.0092412</text:p>
          </table:table-cell>
          <table:table-cell table:formula="of:=0.0000015*([.G334]-AVERAGE([.$G$29];[.$G$33];[.$G$61];[.$G$65];[.$G$93];[.$G$97]))+ 0.0023022" office:value-type="float" office:value="0.0045897" calcext:value-type="float">
            <text:p>0.0045897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341321" calcext:value-type="float">
            <text:p>341321</text:p>
          </table:table-cell>
          <table:table-cell table:formula="of:=0.000000148*[.D335] + 0.000151317" office:value-type="float" office:value="0.050666825" calcext:value-type="float">
            <text:p>0.050666825</text:p>
          </table:table-cell>
          <table:table-cell table:formula="of:=0.000000148*([.D335]-AVERAGE([.$D$29];[.$D$61];[.$D$33];[.$D$65];[.$D$93];[.$D$97])) + 0.000151317" office:value-type="float" office:value="0.0475912123333333" calcext:value-type="float">
            <text:p>0.047591212333333</text:p>
          </table:table-cell>
          <table:table-cell office:value-type="float" office:value="23419" calcext:value-type="float">
            <text:p>23419</text:p>
          </table:table-cell>
          <table:table-cell table:formula="of:=0.0000015*[.G335]+ 0.0023022" office:value-type="float" office:value="0.0374307" calcext:value-type="float">
            <text:p>0.0374307</text:p>
          </table:table-cell>
          <table:table-cell table:formula="of:=0.0000015*([.G335]-AVERAGE([.$G$29];[.$G$33];[.$G$61];[.$G$65];[.$G$93];[.$G$97]))+ 0.0023022" office:value-type="float" office:value="0.0327792" calcext:value-type="float">
            <text:p>0.032779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33159" calcext:value-type="float">
            <text:p>33159</text:p>
          </table:table-cell>
          <table:table-cell table:formula="of:=0.000000148*[.D336] + 0.000151317" office:value-type="float" office:value="0.005058849" calcext:value-type="float">
            <text:p>0.005058849</text:p>
          </table:table-cell>
          <table:table-cell table:formula="of:=0.000000148*([.D336]-AVERAGE([.$D$29];[.$D$61];[.$D$33];[.$D$65];[.$D$93];[.$D$97])) + 0.000151317" office:value-type="float" office:value="0.00198323633333333" calcext:value-type="float">
            <text:p>0.001983236333333</text:p>
          </table:table-cell>
          <table:table-cell office:value-type="float" office:value="119230" calcext:value-type="float">
            <text:p>119230</text:p>
          </table:table-cell>
          <table:table-cell table:formula="of:=0.0000015*[.G336]+ 0.0023022" office:value-type="float" office:value="0.1811472" calcext:value-type="float">
            <text:p>0.1811472</text:p>
          </table:table-cell>
          <table:table-cell table:formula="of:=0.0000015*([.G336]-AVERAGE([.$G$29];[.$G$33];[.$G$61];[.$G$65];[.$G$93];[.$G$97]))+ 0.0023022" office:value-type="float" office:value="0.1764957" calcext:value-type="float">
            <text:p>0.1764957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float" office:value="23053" calcext:value-type="float">
            <text:p>23053</text:p>
          </table:table-cell>
          <table:table-cell table:formula="of:=0.000000148*[.D337] + 0.000151317" office:value-type="float" office:value="0.003563161" calcext:value-type="float">
            <text:p>0.003563161</text:p>
          </table:table-cell>
          <table:table-cell table:formula="of:=0.000000148*([.D337]-AVERAGE([.$D$29];[.$D$61];[.$D$33];[.$D$65];[.$D$93];[.$D$97])) + 0.000151317" office:value-type="float" office:value="0.000487548333333333" calcext:value-type="float">
            <text:p>0.000487548333333</text:p>
          </table:table-cell>
          <table:table-cell office:value-type="float" office:value="195602" calcext:value-type="float">
            <text:p>195602</text:p>
          </table:table-cell>
          <table:table-cell table:formula="of:=0.0000015*[.G337]+ 0.0023022" office:value-type="float" office:value="0.2957052" calcext:value-type="float">
            <text:p>0.2957052</text:p>
          </table:table-cell>
          <table:table-cell table:formula="of:=0.0000015*([.G337]-AVERAGE([.$G$29];[.$G$33];[.$G$61];[.$G$65];[.$G$93];[.$G$97]))+ 0.0023022" office:value-type="float" office:value="0.2910537" calcext:value-type="float">
            <text:p>0.2910537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235566" calcext:value-type="float">
            <text:p>235566</text:p>
          </table:table-cell>
          <table:table-cell table:formula="of:=0.000000148*[.D338] + 0.000151317" office:value-type="float" office:value="0.035015085" calcext:value-type="float">
            <text:p>0.035015085</text:p>
          </table:table-cell>
          <table:table-cell table:formula="of:=0.000000148*([.D338]-AVERAGE([.$D$29];[.$D$61];[.$D$33];[.$D$65];[.$D$93];[.$D$97])) + 0.000151317" office:value-type="float" office:value="0.0319394723333333" calcext:value-type="float">
            <text:p>0.031939472333333</text:p>
          </table:table-cell>
          <table:table-cell office:value-type="float" office:value="4889" calcext:value-type="float">
            <text:p>4889</text:p>
          </table:table-cell>
          <table:table-cell table:formula="of:=0.0000015*[.G338]+ 0.0023022" office:value-type="float" office:value="0.0096357" calcext:value-type="float">
            <text:p>0.0096357</text:p>
          </table:table-cell>
          <table:table-cell table:formula="of:=0.0000015*([.G338]-AVERAGE([.$G$29];[.$G$33];[.$G$61];[.$G$65];[.$G$93];[.$G$97]))+ 0.0023022" office:value-type="float" office:value="0.0049842" calcext:value-type="float">
            <text:p>0.004984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281635" calcext:value-type="float">
            <text:p>281635</text:p>
          </table:table-cell>
          <table:table-cell table:formula="of:=0.000000148*[.D339] + 0.000151317" office:value-type="float" office:value="0.041833297" calcext:value-type="float">
            <text:p>0.041833297</text:p>
          </table:table-cell>
          <table:table-cell table:formula="of:=0.000000148*([.D339]-AVERAGE([.$D$29];[.$D$61];[.$D$33];[.$D$65];[.$D$93];[.$D$97])) + 0.000151317" office:value-type="float" office:value="0.0387576843333333" calcext:value-type="float">
            <text:p>0.038757684333333</text:p>
          </table:table-cell>
          <table:table-cell office:value-type="float" office:value="816" calcext:value-type="float">
            <text:p>816</text:p>
          </table:table-cell>
          <table:table-cell table:formula="of:=0.0000015*[.G339]+ 0.0023022" office:value-type="float" office:value="0.0035262" calcext:value-type="float">
            <text:p>0.0035262</text:p>
          </table:table-cell>
          <table:table-cell table:formula="of:=0.0000015*([.G339]-AVERAGE([.$G$29];[.$G$33];[.$G$61];[.$G$65];[.$G$93];[.$G$97]))+ 0.0023022" office:value-type="float" office:value="-0.0011253" calcext:value-type="float">
            <text:p>-0.0011253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289172" calcext:value-type="float">
            <text:p>289172</text:p>
          </table:table-cell>
          <table:table-cell table:formula="of:=0.000000148*[.D340] + 0.000151317" office:value-type="float" office:value="0.042948773" calcext:value-type="float">
            <text:p>0.042948773</text:p>
          </table:table-cell>
          <table:table-cell table:formula="of:=0.000000148*([.D340]-AVERAGE([.$D$29];[.$D$61];[.$D$33];[.$D$65];[.$D$93];[.$D$97])) + 0.000151317" office:value-type="float" office:value="0.0398731603333333" calcext:value-type="float">
            <text:p>0.039873160333333</text:p>
          </table:table-cell>
          <table:table-cell office:value-type="float" office:value="6799" calcext:value-type="float">
            <text:p>6799</text:p>
          </table:table-cell>
          <table:table-cell table:formula="of:=0.0000015*[.G340]+ 0.0023022" office:value-type="float" office:value="0.0125007" calcext:value-type="float">
            <text:p>0.0125007</text:p>
          </table:table-cell>
          <table:table-cell table:formula="of:=0.0000015*([.G340]-AVERAGE([.$G$29];[.$G$33];[.$G$61];[.$G$65];[.$G$93];[.$G$97]))+ 0.0023022" office:value-type="float" office:value="0.0078492" calcext:value-type="float">
            <text:p>0.007849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float" office:value="25070" calcext:value-type="float">
            <text:p>25070</text:p>
          </table:table-cell>
          <table:table-cell table:formula="of:=0.000000148*[.D341] + 0.000151317" office:value-type="float" office:value="0.003861677" calcext:value-type="float">
            <text:p>0.003861677</text:p>
          </table:table-cell>
          <table:table-cell table:formula="of:=0.000000148*([.D341]-AVERAGE([.$D$29];[.$D$61];[.$D$33];[.$D$65];[.$D$93];[.$D$97])) + 0.000151317" office:value-type="float" office:value="0.000786064333333333" calcext:value-type="float">
            <text:p>0.000786064333333</text:p>
          </table:table-cell>
          <table:table-cell office:value-type="float" office:value="121145" calcext:value-type="float">
            <text:p>121145</text:p>
          </table:table-cell>
          <table:table-cell table:formula="of:=0.0000015*[.G341]+ 0.0023022" office:value-type="float" office:value="0.1840197" calcext:value-type="float">
            <text:p>0.1840197</text:p>
          </table:table-cell>
          <table:table-cell table:formula="of:=0.0000015*([.G341]-AVERAGE([.$G$29];[.$G$33];[.$G$61];[.$G$65];[.$G$93];[.$G$97]))+ 0.0023022" office:value-type="float" office:value="0.1793682" calcext:value-type="float">
            <text:p>0.179368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float" office:value="210383" calcext:value-type="float">
            <text:p>210383</text:p>
          </table:table-cell>
          <table:table-cell table:formula="of:=0.000000148*[.D342] + 0.000151317" office:value-type="float" office:value="0.031288001" calcext:value-type="float">
            <text:p>0.031288001</text:p>
          </table:table-cell>
          <table:table-cell table:formula="of:=0.000000148*([.D342]-AVERAGE([.$D$29];[.$D$61];[.$D$33];[.$D$65];[.$D$93];[.$D$97])) + 0.000151317" office:value-type="float" office:value="0.0282123883333333" calcext:value-type="float">
            <text:p>0.028212388333333</text:p>
          </table:table-cell>
          <table:table-cell office:value-type="float" office:value="3265" calcext:value-type="float">
            <text:p>3265</text:p>
          </table:table-cell>
          <table:table-cell table:formula="of:=0.0000015*[.G342]+ 0.0023022" office:value-type="float" office:value="0.0071997" calcext:value-type="float">
            <text:p>0.0071997</text:p>
          </table:table-cell>
          <table:table-cell table:formula="of:=0.0000015*([.G342]-AVERAGE([.$G$29];[.$G$33];[.$G$61];[.$G$65];[.$G$93];[.$G$97]))+ 0.0023022" office:value-type="float" office:value="0.0025482" calcext:value-type="float">
            <text:p>0.002548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287756" calcext:value-type="float">
            <text:p>287756</text:p>
          </table:table-cell>
          <table:table-cell table:formula="of:=0.000000148*[.D343] + 0.000151317" office:value-type="float" office:value="0.042739205" calcext:value-type="float">
            <text:p>0.042739205</text:p>
          </table:table-cell>
          <table:table-cell table:formula="of:=0.000000148*([.D343]-AVERAGE([.$D$29];[.$D$61];[.$D$33];[.$D$65];[.$D$93];[.$D$97])) + 0.000151317" office:value-type="float" office:value="0.0396635923333333" calcext:value-type="float">
            <text:p>0.039663592333333</text:p>
          </table:table-cell>
          <table:table-cell office:value-type="float" office:value="2996" calcext:value-type="float">
            <text:p>2996</text:p>
          </table:table-cell>
          <table:table-cell table:formula="of:=0.0000015*[.G343]+ 0.0023022" office:value-type="float" office:value="0.0067962" calcext:value-type="float">
            <text:p>0.0067962</text:p>
          </table:table-cell>
          <table:table-cell table:formula="of:=0.0000015*([.G343]-AVERAGE([.$G$29];[.$G$33];[.$G$61];[.$G$65];[.$G$93];[.$G$97]))+ 0.0023022" office:value-type="float" office:value="0.0021447" calcext:value-type="float">
            <text:p>0.0021447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70309" calcext:value-type="float">
            <text:p>70309</text:p>
          </table:table-cell>
          <table:table-cell table:formula="of:=0.000000148*[.D344] + 0.000151317" office:value-type="float" office:value="0.010557049" calcext:value-type="float">
            <text:p>0.010557049</text:p>
          </table:table-cell>
          <table:table-cell table:formula="of:=0.000000148*([.D344]-AVERAGE([.$D$29];[.$D$61];[.$D$33];[.$D$65];[.$D$93];[.$D$97])) + 0.000151317" office:value-type="float" office:value="0.00748143633333333" calcext:value-type="float">
            <text:p>0.007481436333333</text:p>
          </table:table-cell>
          <table:table-cell office:value-type="float" office:value="209629" calcext:value-type="float">
            <text:p>209629</text:p>
          </table:table-cell>
          <table:table-cell table:formula="of:=0.0000015*[.G344]+ 0.0023022" office:value-type="float" office:value="0.3167457" calcext:value-type="float">
            <text:p>0.3167457</text:p>
          </table:table-cell>
          <table:table-cell table:formula="of:=0.0000015*([.G344]-AVERAGE([.$G$29];[.$G$33];[.$G$61];[.$G$65];[.$G$93];[.$G$97]))+ 0.0023022" office:value-type="float" office:value="0.3120942" calcext:value-type="float">
            <text:p>0.312094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float" office:value="26765" calcext:value-type="float">
            <text:p>26765</text:p>
          </table:table-cell>
          <table:table-cell table:formula="of:=0.000000148*[.D345] + 0.000151317" office:value-type="float" office:value="0.004112537" calcext:value-type="float">
            <text:p>0.004112537</text:p>
          </table:table-cell>
          <table:table-cell table:formula="of:=0.000000148*([.D345]-AVERAGE([.$D$29];[.$D$61];[.$D$33];[.$D$65];[.$D$93];[.$D$97])) + 0.000151317" office:value-type="float" office:value="0.00103692433333333" calcext:value-type="float">
            <text:p>0.001036924333333</text:p>
          </table:table-cell>
          <table:table-cell office:value-type="float" office:value="109242" calcext:value-type="float">
            <text:p>109242</text:p>
          </table:table-cell>
          <table:table-cell table:formula="of:=0.0000015*[.G345]+ 0.0023022" office:value-type="float" office:value="0.1661652" calcext:value-type="float">
            <text:p>0.1661652</text:p>
          </table:table-cell>
          <table:table-cell table:formula="of:=0.0000015*([.G345]-AVERAGE([.$G$29];[.$G$33];[.$G$61];[.$G$65];[.$G$93];[.$G$97]))+ 0.0023022" office:value-type="float" office:value="0.1615137" calcext:value-type="float">
            <text:p>0.1615137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187805" calcext:value-type="float">
            <text:p>187805</text:p>
          </table:table-cell>
          <table:table-cell table:formula="of:=0.000000148*[.D346] + 0.000151317" office:value-type="float" office:value="0.027946457" calcext:value-type="float">
            <text:p>0.027946457</text:p>
          </table:table-cell>
          <table:table-cell table:formula="of:=0.000000148*([.D346]-AVERAGE([.$D$29];[.$D$61];[.$D$33];[.$D$65];[.$D$93];[.$D$97])) + 0.000151317" office:value-type="float" office:value="0.0248708443333333" calcext:value-type="float">
            <text:p>0.024870844333333</text:p>
          </table:table-cell>
          <table:table-cell office:value-type="float" office:value="1902" calcext:value-type="float">
            <text:p>1902</text:p>
          </table:table-cell>
          <table:table-cell table:formula="of:=0.0000015*[.G346]+ 0.0023022" office:value-type="float" office:value="0.0051552" calcext:value-type="float">
            <text:p>0.0051552</text:p>
          </table:table-cell>
          <table:table-cell table:formula="of:=0.0000015*([.G346]-AVERAGE([.$G$29];[.$G$33];[.$G$61];[.$G$65];[.$G$93];[.$G$97]))+ 0.0023022" office:value-type="float" office:value="0.0005037" calcext:value-type="float">
            <text:p>0.0005037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float" office:value="320242" calcext:value-type="float">
            <text:p>320242</text:p>
          </table:table-cell>
          <table:table-cell table:formula="of:=0.000000148*[.D347] + 0.000151317" office:value-type="float" office:value="0.047547133" calcext:value-type="float">
            <text:p>0.047547133</text:p>
          </table:table-cell>
          <table:table-cell table:formula="of:=0.000000148*([.D347]-AVERAGE([.$D$29];[.$D$61];[.$D$33];[.$D$65];[.$D$93];[.$D$97])) + 0.000151317" office:value-type="float" office:value="0.0444715203333333" calcext:value-type="float">
            <text:p>0.044471520333333</text:p>
          </table:table-cell>
          <table:table-cell office:value-type="float" office:value="2992" calcext:value-type="float">
            <text:p>2992</text:p>
          </table:table-cell>
          <table:table-cell table:formula="of:=0.0000015*[.G347]+ 0.0023022" office:value-type="float" office:value="0.0067902" calcext:value-type="float">
            <text:p>0.0067902</text:p>
          </table:table-cell>
          <table:table-cell table:formula="of:=0.0000015*([.G347]-AVERAGE([.$G$29];[.$G$33];[.$G$61];[.$G$65];[.$G$93];[.$G$97]))+ 0.0023022" office:value-type="float" office:value="0.0021387" calcext:value-type="float">
            <text:p>0.0021387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float" office:value="188102" calcext:value-type="float">
            <text:p>188102</text:p>
          </table:table-cell>
          <table:table-cell table:formula="of:=0.000000148*[.D348] + 0.000151317" office:value-type="float" office:value="0.027990413" calcext:value-type="float">
            <text:p>0.027990413</text:p>
          </table:table-cell>
          <table:table-cell table:formula="of:=0.000000148*([.D348]-AVERAGE([.$D$29];[.$D$61];[.$D$33];[.$D$65];[.$D$93];[.$D$97])) + 0.000151317" office:value-type="float" office:value="0.0249148003333333" calcext:value-type="float">
            <text:p>0.024914800333333</text:p>
          </table:table-cell>
          <table:table-cell office:value-type="float" office:value="2448" calcext:value-type="float">
            <text:p>2448</text:p>
          </table:table-cell>
          <table:table-cell table:formula="of:=0.0000015*[.G348]+ 0.0023022" office:value-type="float" office:value="0.0059742" calcext:value-type="float">
            <text:p>0.0059742</text:p>
          </table:table-cell>
          <table:table-cell table:formula="of:=0.0000015*([.G348]-AVERAGE([.$G$29];[.$G$33];[.$G$61];[.$G$65];[.$G$93];[.$G$97]))+ 0.0023022" office:value-type="float" office:value="0.0013227" calcext:value-type="float">
            <text:p>0.0013227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float" office:value="21781" calcext:value-type="float">
            <text:p>21781</text:p>
          </table:table-cell>
          <table:table-cell table:formula="of:=0.000000148*[.D349] + 0.000151317" office:value-type="float" office:value="0.003374905" calcext:value-type="float">
            <text:p>0.003374905</text:p>
          </table:table-cell>
          <table:table-cell table:formula="of:=0.000000148*([.D349]-AVERAGE([.$D$29];[.$D$61];[.$D$33];[.$D$65];[.$D$93];[.$D$97])) + 0.000151317" office:value-type="float" office:value="0.000299292333333333" calcext:value-type="float">
            <text:p>0.000299292333333</text:p>
          </table:table-cell>
          <table:table-cell office:value-type="float" office:value="1633" calcext:value-type="float">
            <text:p>1633</text:p>
          </table:table-cell>
          <table:table-cell table:formula="of:=0.0000015*[.G349]+ 0.0023022" office:value-type="float" office:value="0.0047517" calcext:value-type="float">
            <text:p>0.0047517</text:p>
          </table:table-cell>
          <table:table-cell table:formula="of:=0.0000015*([.G349]-AVERAGE([.$G$29];[.$G$33];[.$G$61];[.$G$65];[.$G$93];[.$G$97]))+ 0.0023022" office:value-type="float" office:value="0.0001002" calcext:value-type="float">
            <text:p>0.000100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float" office:value="382863" calcext:value-type="float">
            <text:p>382863</text:p>
          </table:table-cell>
          <table:table-cell table:formula="of:=0.000000148*[.D350] + 0.000151317" office:value-type="float" office:value="0.056815041" calcext:value-type="float">
            <text:p>0.056815041</text:p>
          </table:table-cell>
          <table:table-cell table:formula="of:=0.000000148*([.D350]-AVERAGE([.$D$29];[.$D$61];[.$D$33];[.$D$65];[.$D$93];[.$D$97])) + 0.000151317" office:value-type="float" office:value="0.0537394283333333" calcext:value-type="float">
            <text:p>0.053739428333333</text:p>
          </table:table-cell>
          <table:table-cell office:value-type="float" office:value="3810" calcext:value-type="float">
            <text:p>3810</text:p>
          </table:table-cell>
          <table:table-cell table:formula="of:=0.0000015*[.G350]+ 0.0023022" office:value-type="float" office:value="0.0080172" calcext:value-type="float">
            <text:p>0.0080172</text:p>
          </table:table-cell>
          <table:table-cell table:formula="of:=0.0000015*([.G350]-AVERAGE([.$G$29];[.$G$33];[.$G$61];[.$G$65];[.$G$93];[.$G$97]))+ 0.0023022" office:value-type="float" office:value="0.0033657" calcext:value-type="float">
            <text:p>0.0033657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397157" calcext:value-type="float">
            <text:p>397157</text:p>
          </table:table-cell>
          <table:table-cell table:formula="of:=0.000000148*[.D351] + 0.000151317" office:value-type="float" office:value="0.058930553" calcext:value-type="float">
            <text:p>0.058930553</text:p>
          </table:table-cell>
          <table:table-cell table:formula="of:=0.000000148*([.D351]-AVERAGE([.$D$29];[.$D$61];[.$D$33];[.$D$65];[.$D$93];[.$D$97])) + 0.000151317" office:value-type="float" office:value="0.0558549403333333" calcext:value-type="float">
            <text:p>0.055854940333333</text:p>
          </table:table-cell>
          <table:table-cell office:value-type="float" office:value="2179" calcext:value-type="float">
            <text:p>2179</text:p>
          </table:table-cell>
          <table:table-cell table:formula="of:=0.0000015*[.G351]+ 0.0023022" office:value-type="float" office:value="0.0055707" calcext:value-type="float">
            <text:p>0.0055707</text:p>
          </table:table-cell>
          <table:table-cell table:formula="of:=0.0000015*([.G351]-AVERAGE([.$G$29];[.$G$33];[.$G$61];[.$G$65];[.$G$93];[.$G$97]))+ 0.0023022" office:value-type="float" office:value="0.0009192" calcext:value-type="float">
            <text:p>0.000919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250613" calcext:value-type="float">
            <text:p>250613</text:p>
          </table:table-cell>
          <table:table-cell table:formula="of:=0.000000148*[.D352] + 0.000151317" office:value-type="float" office:value="0.037242041" calcext:value-type="float">
            <text:p>0.037242041</text:p>
          </table:table-cell>
          <table:table-cell table:formula="of:=0.000000148*([.D352]-AVERAGE([.$D$29];[.$D$61];[.$D$33];[.$D$65];[.$D$93];[.$D$97])) + 0.000151317" office:value-type="float" office:value="0.0341664283333333" calcext:value-type="float">
            <text:p>0.034166428333333</text:p>
          </table:table-cell>
          <table:table-cell office:value-type="float" office:value="1906" calcext:value-type="float">
            <text:p>1906</text:p>
          </table:table-cell>
          <table:table-cell table:formula="of:=0.0000015*[.G352]+ 0.0023022" office:value-type="float" office:value="0.0051612" calcext:value-type="float">
            <text:p>0.0051612</text:p>
          </table:table-cell>
          <table:table-cell table:formula="of:=0.0000015*([.G352]-AVERAGE([.$G$29];[.$G$33];[.$G$61];[.$G$65];[.$G$93];[.$G$97]))+ 0.0023022" office:value-type="float" office:value="0.0005097" calcext:value-type="float">
            <text:p>0.0005097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float" office:value="20179" calcext:value-type="float">
            <text:p>20179</text:p>
          </table:table-cell>
          <table:table-cell table:formula="of:=0.000000148*[.D353] + 0.000151317" office:value-type="float" office:value="0.003137809" calcext:value-type="float">
            <text:p>0.003137809</text:p>
          </table:table-cell>
          <table:table-cell table:formula="of:=0.000000148*([.D353]-AVERAGE([.$D$29];[.$D$61];[.$D$33];[.$D$65];[.$D$93];[.$D$97])) + 0.000151317" office:value-type="float" office:value="0.0000621963333333332" calcext:value-type="float">
            <text:p>6.21963333333332E-05</text:p>
          </table:table-cell>
          <table:table-cell office:value-type="float" office:value="2179" calcext:value-type="float">
            <text:p>2179</text:p>
          </table:table-cell>
          <table:table-cell table:formula="of:=0.0000015*[.G353]+ 0.0023022" office:value-type="float" office:value="0.0055707" calcext:value-type="float">
            <text:p>0.0055707</text:p>
          </table:table-cell>
          <table:table-cell table:formula="of:=0.0000015*([.G353]-AVERAGE([.$G$29];[.$G$33];[.$G$61];[.$G$65];[.$G$93];[.$G$97]))+ 0.0023022" office:value-type="float" office:value="0.0009192" calcext:value-type="float">
            <text:p>0.000919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float" office:value="151716" calcext:value-type="float">
            <text:p>151716</text:p>
          </table:table-cell>
          <table:table-cell table:formula="of:=0.000000148*[.D354] + 0.000151317" office:value-type="float" office:value="0.022605285" calcext:value-type="float">
            <text:p>0.022605285</text:p>
          </table:table-cell>
          <table:table-cell table:formula="of:=0.000000148*([.D354]-AVERAGE([.$D$29];[.$D$61];[.$D$33];[.$D$65];[.$D$93];[.$D$97])) + 0.000151317" office:value-type="float" office:value="0.0195296723333333" calcext:value-type="float">
            <text:p>0.019529672333333</text:p>
          </table:table-cell>
          <table:table-cell office:value-type="float" office:value="16851" calcext:value-type="float">
            <text:p>16851</text:p>
          </table:table-cell>
          <table:table-cell table:formula="of:=0.0000015*[.G354]+ 0.0023022" office:value-type="float" office:value="0.0275787" calcext:value-type="float">
            <text:p>0.0275787</text:p>
          </table:table-cell>
          <table:table-cell table:formula="of:=0.0000015*([.G354]-AVERAGE([.$G$29];[.$G$33];[.$G$61];[.$G$65];[.$G$93];[.$G$97]))+ 0.0023022" office:value-type="float" office:value="0.0229272" calcext:value-type="float">
            <text:p>0.022927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float" office:value="22470" calcext:value-type="float">
            <text:p>22470</text:p>
          </table:table-cell>
          <table:table-cell table:formula="of:=0.000000148*[.D355] + 0.000151317" office:value-type="float" office:value="0.003476877" calcext:value-type="float">
            <text:p>0.003476877</text:p>
          </table:table-cell>
          <table:table-cell table:formula="of:=0.000000148*([.D355]-AVERAGE([.$D$29];[.$D$61];[.$D$33];[.$D$65];[.$D$93];[.$D$97])) + 0.000151317" office:value-type="float" office:value="0.000401264333333333" calcext:value-type="float">
            <text:p>0.000401264333333</text:p>
          </table:table-cell>
          <table:table-cell office:value-type="float" office:value="106090" calcext:value-type="float">
            <text:p>106090</text:p>
          </table:table-cell>
          <table:table-cell table:formula="of:=0.0000015*[.G355]+ 0.0023022" office:value-type="float" office:value="0.1614372" calcext:value-type="float">
            <text:p>0.1614372</text:p>
          </table:table-cell>
          <table:table-cell table:formula="of:=0.0000015*([.G355]-AVERAGE([.$G$29];[.$G$33];[.$G$61];[.$G$65];[.$G$93];[.$G$97]))+ 0.0023022" office:value-type="float" office:value="0.1567857" calcext:value-type="float">
            <text:p>0.1567857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float" office:value="24862" calcext:value-type="float">
            <text:p>24862</text:p>
          </table:table-cell>
          <table:table-cell table:formula="of:=0.000000148*[.D356] + 0.000151317" office:value-type="float" office:value="0.003830893" calcext:value-type="float">
            <text:p>0.003830893</text:p>
          </table:table-cell>
          <table:table-cell table:formula="of:=0.000000148*([.D356]-AVERAGE([.$D$29];[.$D$61];[.$D$33];[.$D$65];[.$D$93];[.$D$97])) + 0.000151317" office:value-type="float" office:value="0.000755280333333333" calcext:value-type="float">
            <text:p>0.000755280333333</text:p>
          </table:table-cell>
          <table:table-cell office:value-type="float" office:value="96031" calcext:value-type="float">
            <text:p>96031</text:p>
          </table:table-cell>
          <table:table-cell table:formula="of:=0.0000015*[.G356]+ 0.0023022" office:value-type="float" office:value="0.1463487" calcext:value-type="float">
            <text:p>0.1463487</text:p>
          </table:table-cell>
          <table:table-cell table:formula="of:=0.0000015*([.G356]-AVERAGE([.$G$29];[.$G$33];[.$G$61];[.$G$65];[.$G$93];[.$G$97]))+ 0.0023022" office:value-type="float" office:value="0.1416972" calcext:value-type="float">
            <text:p>0.141697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24376" calcext:value-type="float">
            <text:p>24376</text:p>
          </table:table-cell>
          <table:table-cell table:formula="of:=0.000000148*[.D357] + 0.000151317" office:value-type="float" office:value="0.003758965" calcext:value-type="float">
            <text:p>0.003758965</text:p>
          </table:table-cell>
          <table:table-cell table:formula="of:=0.000000148*([.D357]-AVERAGE([.$D$29];[.$D$61];[.$D$33];[.$D$65];[.$D$93];[.$D$97])) + 0.000151317" office:value-type="float" office:value="0.000683352333333333" calcext:value-type="float">
            <text:p>0.000683352333333</text:p>
          </table:table-cell>
          <table:table-cell office:value-type="float" office:value="86827" calcext:value-type="float">
            <text:p>86827</text:p>
          </table:table-cell>
          <table:table-cell table:formula="of:=0.0000015*[.G357]+ 0.0023022" office:value-type="float" office:value="0.1325427" calcext:value-type="float">
            <text:p>0.1325427</text:p>
          </table:table-cell>
          <table:table-cell table:formula="of:=0.0000015*([.G357]-AVERAGE([.$G$29];[.$G$33];[.$G$61];[.$G$65];[.$G$93];[.$G$97]))+ 0.0023022" office:value-type="float" office:value="0.1278912" calcext:value-type="float">
            <text:p>0.127891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office:value-type="float" office:value="89711" calcext:value-type="float">
            <text:p>89711</text:p>
          </table:table-cell>
          <table:table-cell table:formula="of:=0.000000148*[.D358] + 0.000151317" office:value-type="float" office:value="0.013428545" calcext:value-type="float">
            <text:p>0.013428545</text:p>
          </table:table-cell>
          <table:table-cell table:formula="of:=0.000000148*([.D358]-AVERAGE([.$D$29];[.$D$61];[.$D$33];[.$D$65];[.$D$93];[.$D$97])) + 0.000151317" office:value-type="float" office:value="0.0103529323333333" calcext:value-type="float">
            <text:p>0.010352932333333</text:p>
          </table:table-cell>
          <table:table-cell office:value-type="float" office:value="44907" calcext:value-type="float">
            <text:p>44907</text:p>
          </table:table-cell>
          <table:table-cell table:formula="of:=0.0000015*[.G358]+ 0.0023022" office:value-type="float" office:value="0.0696627" calcext:value-type="float">
            <text:p>0.0696627</text:p>
          </table:table-cell>
          <table:table-cell table:formula="of:=0.0000015*([.G358]-AVERAGE([.$G$29];[.$G$33];[.$G$61];[.$G$65];[.$G$93];[.$G$97]))+ 0.0023022" office:value-type="float" office:value="0.0650112" calcext:value-type="float">
            <text:p>0.065011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float" office:value="31958" calcext:value-type="float">
            <text:p>31958</text:p>
          </table:table-cell>
          <table:table-cell table:formula="of:=0.000000148*[.D359] + 0.000151317" office:value-type="float" office:value="0.004881101" calcext:value-type="float">
            <text:p>0.004881101</text:p>
          </table:table-cell>
          <table:table-cell table:formula="of:=0.000000148*([.D359]-AVERAGE([.$D$29];[.$D$61];[.$D$33];[.$D$65];[.$D$93];[.$D$97])) + 0.000151317" office:value-type="float" office:value="0.00180548833333333" calcext:value-type="float">
            <text:p>0.001805488333333</text:p>
          </table:table-cell>
          <table:table-cell office:value-type="float" office:value="121159" calcext:value-type="float">
            <text:p>121159</text:p>
          </table:table-cell>
          <table:table-cell table:formula="of:=0.0000015*[.G359]+ 0.0023022" office:value-type="float" office:value="0.1840407" calcext:value-type="float">
            <text:p>0.1840407</text:p>
          </table:table-cell>
          <table:table-cell table:formula="of:=0.0000015*([.G359]-AVERAGE([.$G$29];[.$G$33];[.$G$61];[.$G$65];[.$G$93];[.$G$97]))+ 0.0023022" office:value-type="float" office:value="0.1793892" calcext:value-type="float">
            <text:p>0.179389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24182" calcext:value-type="float">
            <text:p>24182</text:p>
          </table:table-cell>
          <table:table-cell table:formula="of:=0.000000148*[.D360] + 0.000151317" office:value-type="float" office:value="0.003730253" calcext:value-type="float">
            <text:p>0.003730253</text:p>
          </table:table-cell>
          <table:table-cell table:formula="of:=0.000000148*([.D360]-AVERAGE([.$D$29];[.$D$61];[.$D$33];[.$D$65];[.$D$93];[.$D$97])) + 0.000151317" office:value-type="float" office:value="0.000654640333333333" calcext:value-type="float">
            <text:p>0.000654640333333</text:p>
          </table:table-cell>
          <table:table-cell office:value-type="float" office:value="137768" calcext:value-type="float">
            <text:p>137768</text:p>
          </table:table-cell>
          <table:table-cell table:formula="of:=0.0000015*[.G360]+ 0.0023022" office:value-type="float" office:value="0.2089542" calcext:value-type="float">
            <text:p>0.2089542</text:p>
          </table:table-cell>
          <table:table-cell table:formula="of:=0.0000015*([.G360]-AVERAGE([.$G$29];[.$G$33];[.$G$61];[.$G$65];[.$G$93];[.$G$97]))+ 0.0023022" office:value-type="float" office:value="0.2043027" calcext:value-type="float">
            <text:p>0.2043027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float" office:value="24390" calcext:value-type="float">
            <text:p>24390</text:p>
          </table:table-cell>
          <table:table-cell table:formula="of:=0.000000148*[.D361] + 0.000151317" office:value-type="float" office:value="0.003761037" calcext:value-type="float">
            <text:p>0.003761037</text:p>
          </table:table-cell>
          <table:table-cell table:formula="of:=0.000000148*([.D361]-AVERAGE([.$D$29];[.$D$61];[.$D$33];[.$D$65];[.$D$93];[.$D$97])) + 0.000151317" office:value-type="float" office:value="0.000685424333333333" calcext:value-type="float">
            <text:p>0.000685424333333</text:p>
          </table:table-cell>
          <table:table-cell office:value-type="float" office:value="62375" calcext:value-type="float">
            <text:p>62375</text:p>
          </table:table-cell>
          <table:table-cell table:formula="of:=0.0000015*[.G361]+ 0.0023022" office:value-type="float" office:value="0.0958647" calcext:value-type="float">
            <text:p>0.0958647</text:p>
          </table:table-cell>
          <table:table-cell table:formula="of:=0.0000015*([.G361]-AVERAGE([.$G$29];[.$G$33];[.$G$61];[.$G$65];[.$G$93];[.$G$97]))+ 0.0023022" office:value-type="float" office:value="0.0912132" calcext:value-type="float">
            <text:p>0.091213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146871" calcext:value-type="float">
            <text:p>146871</text:p>
          </table:table-cell>
          <table:table-cell table:formula="of:=0.000000148*[.D362] + 0.000151317" office:value-type="float" office:value="0.021888225" calcext:value-type="float">
            <text:p>0.021888225</text:p>
          </table:table-cell>
          <table:table-cell table:formula="of:=0.000000148*([.D362]-AVERAGE([.$D$29];[.$D$61];[.$D$33];[.$D$65];[.$D$93];[.$D$97])) + 0.000151317" office:value-type="float" office:value="0.0188126123333333" calcext:value-type="float">
            <text:p>0.018812612333333</text:p>
          </table:table-cell>
          <table:table-cell office:value-type="float" office:value="3262" calcext:value-type="float">
            <text:p>3262</text:p>
          </table:table-cell>
          <table:table-cell table:formula="of:=0.0000015*[.G362]+ 0.0023022" office:value-type="float" office:value="0.0071952" calcext:value-type="float">
            <text:p>0.0071952</text:p>
          </table:table-cell>
          <table:table-cell table:formula="of:=0.0000015*([.G362]-AVERAGE([.$G$29];[.$G$33];[.$G$61];[.$G$65];[.$G$93];[.$G$97]))+ 0.0023022" office:value-type="float" office:value="0.0025437" calcext:value-type="float">
            <text:p>0.0025437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float" office:value="185132" calcext:value-type="float">
            <text:p>185132</text:p>
          </table:table-cell>
          <table:table-cell table:formula="of:=0.000000148*[.D363] + 0.000151317" office:value-type="float" office:value="0.027550853" calcext:value-type="float">
            <text:p>0.027550853</text:p>
          </table:table-cell>
          <table:table-cell table:formula="of:=0.000000148*([.D363]-AVERAGE([.$D$29];[.$D$61];[.$D$33];[.$D$65];[.$D$93];[.$D$97])) + 0.000151317" office:value-type="float" office:value="0.0244752403333333" calcext:value-type="float">
            <text:p>0.024475240333333</text:p>
          </table:table-cell>
          <table:table-cell office:value-type="float" office:value="8704" calcext:value-type="float">
            <text:p>8704</text:p>
          </table:table-cell>
          <table:table-cell table:formula="of:=0.0000015*[.G363]+ 0.0023022" office:value-type="float" office:value="0.0153582" calcext:value-type="float">
            <text:p>0.0153582</text:p>
          </table:table-cell>
          <table:table-cell table:formula="of:=0.0000015*([.G363]-AVERAGE([.$G$29];[.$G$33];[.$G$61];[.$G$65];[.$G$93];[.$G$97]))+ 0.0023022" office:value-type="float" office:value="0.0107067" calcext:value-type="float">
            <text:p>0.0107067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float" office:value="27526" calcext:value-type="float">
            <text:p>27526</text:p>
          </table:table-cell>
          <table:table-cell table:formula="of:=0.000000148*[.D364] + 0.000151317" office:value-type="float" office:value="0.004225165" calcext:value-type="float">
            <text:p>0.004225165</text:p>
          </table:table-cell>
          <table:table-cell table:formula="of:=0.000000148*([.D364]-AVERAGE([.$D$29];[.$D$61];[.$D$33];[.$D$65];[.$D$93];[.$D$97])) + 0.000151317" office:value-type="float" office:value="0.00114955233333333" calcext:value-type="float">
            <text:p>0.001149552333333</text:p>
          </table:table-cell>
          <table:table-cell office:value-type="float" office:value="99566" calcext:value-type="float">
            <text:p>99566</text:p>
          </table:table-cell>
          <table:table-cell table:formula="of:=0.0000015*[.G364]+ 0.0023022" office:value-type="float" office:value="0.1516512" calcext:value-type="float">
            <text:p>0.1516512</text:p>
          </table:table-cell>
          <table:table-cell table:formula="of:=0.0000015*([.G364]-AVERAGE([.$G$29];[.$G$33];[.$G$61];[.$G$65];[.$G$93];[.$G$97]))+ 0.0023022" office:value-type="float" office:value="0.1469997" calcext:value-type="float">
            <text:p>0.1469997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office:value-type="float" office:value="20803" calcext:value-type="float">
            <text:p>20803</text:p>
          </table:table-cell>
          <table:table-cell table:formula="of:=0.000000148*[.D365] + 0.000151317" office:value-type="float" office:value="0.003230161" calcext:value-type="float">
            <text:p>0.003230161</text:p>
          </table:table-cell>
          <table:table-cell table:formula="of:=0.000000148*([.D365]-AVERAGE([.$D$29];[.$D$61];[.$D$33];[.$D$65];[.$D$93];[.$D$97])) + 0.000151317" office:value-type="float" office:value="0.000154548333333333" calcext:value-type="float">
            <text:p>0.000154548333333</text:p>
          </table:table-cell>
          <table:table-cell office:value-type="float" office:value="85732" calcext:value-type="float">
            <text:p>85732</text:p>
          </table:table-cell>
          <table:table-cell table:formula="of:=0.0000015*[.G365]+ 0.0023022" office:value-type="float" office:value="0.1309002" calcext:value-type="float">
            <text:p>0.1309002</text:p>
          </table:table-cell>
          <table:table-cell table:formula="of:=0.0000015*([.G365]-AVERAGE([.$G$29];[.$G$33];[.$G$61];[.$G$65];[.$G$93];[.$G$97]))+ 0.0023022" office:value-type="float" office:value="0.1262487" calcext:value-type="float">
            <text:p>0.1262487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office:value-type="float" office:value="216816" calcext:value-type="float">
            <text:p>216816</text:p>
          </table:table-cell>
          <table:table-cell table:formula="of:=0.000000148*[.D366] + 0.000151317" office:value-type="float" office:value="0.032240085" calcext:value-type="float">
            <text:p>0.032240085</text:p>
          </table:table-cell>
          <table:table-cell table:formula="of:=0.000000148*([.D366]-AVERAGE([.$D$29];[.$D$61];[.$D$33];[.$D$65];[.$D$93];[.$D$97])) + 0.000151317" office:value-type="float" office:value="0.0291644723333333" calcext:value-type="float">
            <text:p>0.029164472333333</text:p>
          </table:table-cell>
          <table:table-cell office:value-type="float" office:value="3266" calcext:value-type="float">
            <text:p>3266</text:p>
          </table:table-cell>
          <table:table-cell table:formula="of:=0.0000015*[.G366]+ 0.0023022" office:value-type="float" office:value="0.0072012" calcext:value-type="float">
            <text:p>0.0072012</text:p>
          </table:table-cell>
          <table:table-cell table:formula="of:=0.0000015*([.G366]-AVERAGE([.$G$29];[.$G$33];[.$G$61];[.$G$65];[.$G$93];[.$G$97]))+ 0.0023022" office:value-type="float" office:value="0.0025497" calcext:value-type="float">
            <text:p>0.0025497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float" office:value="275205" calcext:value-type="float">
            <text:p>275205</text:p>
          </table:table-cell>
          <table:table-cell table:formula="of:=0.000000148*[.D367] + 0.000151317" office:value-type="float" office:value="0.040881657" calcext:value-type="float">
            <text:p>0.040881657</text:p>
          </table:table-cell>
          <table:table-cell table:formula="of:=0.000000148*([.D367]-AVERAGE([.$D$29];[.$D$61];[.$D$33];[.$D$65];[.$D$93];[.$D$97])) + 0.000151317" office:value-type="float" office:value="0.0378060443333333" calcext:value-type="float">
            <text:p>0.037806044333333</text:p>
          </table:table-cell>
          <table:table-cell office:value-type="float" office:value="11435" calcext:value-type="float">
            <text:p>11435</text:p>
          </table:table-cell>
          <table:table-cell table:formula="of:=0.0000015*[.G367]+ 0.0023022" office:value-type="float" office:value="0.0194547" calcext:value-type="float">
            <text:p>0.0194547</text:p>
          </table:table-cell>
          <table:table-cell table:formula="of:=0.0000015*([.G367]-AVERAGE([.$G$29];[.$G$33];[.$G$61];[.$G$65];[.$G$93];[.$G$97]))+ 0.0023022" office:value-type="float" office:value="0.0148032" calcext:value-type="float">
            <text:p>0.014803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26773" calcext:value-type="float">
            <text:p>26773</text:p>
          </table:table-cell>
          <table:table-cell table:formula="of:=0.000000148*[.D368] + 0.000151317" office:value-type="float" office:value="0.004113721" calcext:value-type="float">
            <text:p>0.004113721</text:p>
          </table:table-cell>
          <table:table-cell table:formula="of:=0.000000148*([.D368]-AVERAGE([.$D$29];[.$D$61];[.$D$33];[.$D$65];[.$D$93];[.$D$97])) + 0.000151317" office:value-type="float" office:value="0.00103810833333333" calcext:value-type="float">
            <text:p>0.001038108333333</text:p>
          </table:table-cell>
          <table:table-cell office:value-type="float" office:value="137513" calcext:value-type="float">
            <text:p>137513</text:p>
          </table:table-cell>
          <table:table-cell table:formula="of:=0.0000015*[.G368]+ 0.0023022" office:value-type="float" office:value="0.2085717" calcext:value-type="float">
            <text:p>0.2085717</text:p>
          </table:table-cell>
          <table:table-cell table:formula="of:=0.0000015*([.G368]-AVERAGE([.$G$29];[.$G$33];[.$G$61];[.$G$65];[.$G$93];[.$G$97]))+ 0.0023022" office:value-type="float" office:value="0.2039202" calcext:value-type="float">
            <text:p>0.203920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float" office:value="23893" calcext:value-type="float">
            <text:p>23893</text:p>
          </table:table-cell>
          <table:table-cell table:formula="of:=0.000000148*[.D369] + 0.000151317" office:value-type="float" office:value="0.003687481" calcext:value-type="float">
            <text:p>0.003687481</text:p>
          </table:table-cell>
          <table:table-cell table:formula="of:=0.000000148*([.D369]-AVERAGE([.$D$29];[.$D$61];[.$D$33];[.$D$65];[.$D$93];[.$D$97])) + 0.000151317" office:value-type="float" office:value="0.000611868333333333" calcext:value-type="float">
            <text:p>0.000611868333333</text:p>
          </table:table-cell>
          <table:table-cell office:value-type="float" office:value="96149" calcext:value-type="float">
            <text:p>96149</text:p>
          </table:table-cell>
          <table:table-cell table:formula="of:=0.0000015*[.G369]+ 0.0023022" office:value-type="float" office:value="0.1465257" calcext:value-type="float">
            <text:p>0.1465257</text:p>
          </table:table-cell>
          <table:table-cell table:formula="of:=0.0000015*([.G369]-AVERAGE([.$G$29];[.$G$33];[.$G$61];[.$G$65];[.$G$93];[.$G$97]))+ 0.0023022" office:value-type="float" office:value="0.1418742" calcext:value-type="float">
            <text:p>0.141874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float" office:value="199695" calcext:value-type="float">
            <text:p>199695</text:p>
          </table:table-cell>
          <table:table-cell table:formula="of:=0.000000148*[.D370] + 0.000151317" office:value-type="float" office:value="0.029706177" calcext:value-type="float">
            <text:p>0.029706177</text:p>
          </table:table-cell>
          <table:table-cell table:formula="of:=0.000000148*([.D370]-AVERAGE([.$D$29];[.$D$61];[.$D$33];[.$D$65];[.$D$93];[.$D$97])) + 0.000151317" office:value-type="float" office:value="0.0266305643333333" calcext:value-type="float">
            <text:p>0.026630564333333</text:p>
          </table:table-cell>
          <table:table-cell office:value-type="float" office:value="2175" calcext:value-type="float">
            <text:p>2175</text:p>
          </table:table-cell>
          <table:table-cell table:formula="of:=0.0000015*[.G370]+ 0.0023022" office:value-type="float" office:value="0.0055647" calcext:value-type="float">
            <text:p>0.0055647</text:p>
          </table:table-cell>
          <table:table-cell table:formula="of:=0.0000015*([.G370]-AVERAGE([.$G$29];[.$G$33];[.$G$61];[.$G$65];[.$G$93];[.$G$97]))+ 0.0023022" office:value-type="float" office:value="0.0009132" calcext:value-type="float">
            <text:p>0.000913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office:value-type="float" office:value="256194" calcext:value-type="float">
            <text:p>256194</text:p>
          </table:table-cell>
          <table:table-cell table:formula="of:=0.000000148*[.D371] + 0.000151317" office:value-type="float" office:value="0.038068029" calcext:value-type="float">
            <text:p>0.038068029</text:p>
          </table:table-cell>
          <table:table-cell table:formula="of:=0.000000148*([.D371]-AVERAGE([.$D$29];[.$D$61];[.$D$33];[.$D$65];[.$D$93];[.$D$97])) + 0.000151317" office:value-type="float" office:value="0.0349924163333333" calcext:value-type="float">
            <text:p>0.034992416333333</text:p>
          </table:table-cell>
          <table:table-cell office:value-type="float" office:value="3807" calcext:value-type="float">
            <text:p>3807</text:p>
          </table:table-cell>
          <table:table-cell table:formula="of:=0.0000015*[.G371]+ 0.0023022" office:value-type="float" office:value="0.0080127" calcext:value-type="float">
            <text:p>0.0080127</text:p>
          </table:table-cell>
          <table:table-cell table:formula="of:=0.0000015*([.G371]-AVERAGE([.$G$29];[.$G$33];[.$G$61];[.$G$65];[.$G$93];[.$G$97]))+ 0.0023022" office:value-type="float" office:value="0.0033612" calcext:value-type="float">
            <text:p>0.003361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float" office:value="82455" calcext:value-type="float">
            <text:p>82455</text:p>
          </table:table-cell>
          <table:table-cell table:formula="of:=0.000000148*[.D372] + 0.000151317" office:value-type="float" office:value="0.012354657" calcext:value-type="float">
            <text:p>0.012354657</text:p>
          </table:table-cell>
          <table:table-cell table:formula="of:=0.000000148*([.D372]-AVERAGE([.$D$29];[.$D$61];[.$D$33];[.$D$65];[.$D$93];[.$D$97])) + 0.000151317" office:value-type="float" office:value="0.00927904433333333" calcext:value-type="float">
            <text:p>0.009279044333333</text:p>
          </table:table-cell>
          <table:table-cell office:value-type="float" office:value="7889" calcext:value-type="float">
            <text:p>7889</text:p>
          </table:table-cell>
          <table:table-cell table:formula="of:=0.0000015*[.G372]+ 0.0023022" office:value-type="float" office:value="0.0141357" calcext:value-type="float">
            <text:p>0.0141357</text:p>
          </table:table-cell>
          <table:table-cell table:formula="of:=0.0000015*([.G372]-AVERAGE([.$G$29];[.$G$33];[.$G$61];[.$G$65];[.$G$93];[.$G$97]))+ 0.0023022" office:value-type="float" office:value="0.0094842" calcext:value-type="float">
            <text:p>0.009484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office:value-type="float" office:value="19893" calcext:value-type="float">
            <text:p>19893</text:p>
          </table:table-cell>
          <table:table-cell table:formula="of:=0.000000148*[.D373] + 0.000151317" office:value-type="float" office:value="0.003095481" calcext:value-type="float">
            <text:p>0.003095481</text:p>
          </table:table-cell>
          <table:table-cell table:formula="of:=0.000000148*([.D373]-AVERAGE([.$D$29];[.$D$61];[.$D$33];[.$D$65];[.$D$93];[.$D$97])) + 0.000151317" office:value-type="float" office:value="0.0000198683333333332" calcext:value-type="float">
            <text:p>1.98683333333332E-05</text:p>
          </table:table-cell>
          <table:table-cell office:value-type="float" office:value="47077" calcext:value-type="float">
            <text:p>47077</text:p>
          </table:table-cell>
          <table:table-cell table:formula="of:=0.0000015*[.G373]+ 0.0023022" office:value-type="float" office:value="0.0729177" calcext:value-type="float">
            <text:p>0.0729177</text:p>
          </table:table-cell>
          <table:table-cell table:formula="of:=0.0000015*([.G373]-AVERAGE([.$G$29];[.$G$33];[.$G$61];[.$G$65];[.$G$93];[.$G$97]))+ 0.0023022" office:value-type="float" office:value="0.0682662" calcext:value-type="float">
            <text:p>0.068266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E</text:p>
          </table:table-cell>
          <table:table-cell office:value-type="float" office:value="11" calcext:value-type="float">
            <text:p>11</text:p>
          </table:table-cell>
          <table:table-cell office:value-type="float" office:value="155066" calcext:value-type="float">
            <text:p>155066</text:p>
          </table:table-cell>
          <table:table-cell table:formula="of:=0.000000148*[.D374] + 0.000151317" office:value-type="float" office:value="0.023101085" calcext:value-type="float">
            <text:p>0.023101085</text:p>
          </table:table-cell>
          <table:table-cell table:formula="of:=0.000000148*([.D374]-AVERAGE([.$D$29];[.$D$61];[.$D$33];[.$D$65];[.$D$93];[.$D$97])) + 0.000151317" office:value-type="float" office:value="0.0200254723333333" calcext:value-type="float">
            <text:p>0.020025472333333</text:p>
          </table:table-cell>
          <table:table-cell office:value-type="float" office:value="4899" calcext:value-type="float">
            <text:p>4899</text:p>
          </table:table-cell>
          <table:table-cell table:formula="of:=0.0000015*[.G374]+ 0.0023022" office:value-type="float" office:value="0.0096507" calcext:value-type="float">
            <text:p>0.0096507</text:p>
          </table:table-cell>
          <table:table-cell table:formula="of:=0.0000015*([.G374]-AVERAGE([.$G$29];[.$G$33];[.$G$61];[.$G$65];[.$G$93];[.$G$97]))+ 0.0023022" office:value-type="float" office:value="0.0049992" calcext:value-type="float">
            <text:p>0.004999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office:value-type="float" office:value="220086" calcext:value-type="float">
            <text:p>220086</text:p>
          </table:table-cell>
          <table:table-cell table:formula="of:=0.000000148*[.D375] + 0.000151317" office:value-type="float" office:value="0.032724045" calcext:value-type="float">
            <text:p>0.032724045</text:p>
          </table:table-cell>
          <table:table-cell table:formula="of:=0.000000148*([.D375]-AVERAGE([.$D$29];[.$D$61];[.$D$33];[.$D$65];[.$D$93];[.$D$97])) + 0.000151317" office:value-type="float" office:value="0.0296484323333333" calcext:value-type="float">
            <text:p>0.029648432333333</text:p>
          </table:table-cell>
          <table:table-cell office:value-type="float" office:value="1906" calcext:value-type="float">
            <text:p>1906</text:p>
          </table:table-cell>
          <table:table-cell table:formula="of:=0.0000015*[.G375]+ 0.0023022" office:value-type="float" office:value="0.0051612" calcext:value-type="float">
            <text:p>0.0051612</text:p>
          </table:table-cell>
          <table:table-cell table:formula="of:=0.0000015*([.G375]-AVERAGE([.$G$29];[.$G$33];[.$G$61];[.$G$65];[.$G$93];[.$G$97]))+ 0.0023022" office:value-type="float" office:value="0.0005097" calcext:value-type="float">
            <text:p>0.0005097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180773" calcext:value-type="float">
            <text:p>180773</text:p>
          </table:table-cell>
          <table:table-cell table:formula="of:=0.000000148*[.D376] + 0.000151317" office:value-type="float" office:value="0.026905721" calcext:value-type="float">
            <text:p>0.026905721</text:p>
          </table:table-cell>
          <table:table-cell table:formula="of:=0.000000148*([.D376]-AVERAGE([.$D$29];[.$D$61];[.$D$33];[.$D$65];[.$D$93];[.$D$97])) + 0.000151317" office:value-type="float" office:value="0.0238301083333333" calcext:value-type="float">
            <text:p>0.023830108333333</text:p>
          </table:table-cell>
          <table:table-cell office:value-type="float" office:value="60164" calcext:value-type="float">
            <text:p>60164</text:p>
          </table:table-cell>
          <table:table-cell table:formula="of:=0.0000015*[.G376]+ 0.0023022" office:value-type="float" office:value="0.0925482" calcext:value-type="float">
            <text:p>0.0925482</text:p>
          </table:table-cell>
          <table:table-cell table:formula="of:=0.0000015*([.G376]-AVERAGE([.$G$29];[.$G$33];[.$G$61];[.$G$65];[.$G$93];[.$G$97]))+ 0.0023022" office:value-type="float" office:value="0.0878967" calcext:value-type="float">
            <text:p>0.0878967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H</text:p>
          </table:table-cell>
          <table:table-cell office:value-type="float" office:value="11" calcext:value-type="float">
            <text:p>11</text:p>
          </table:table-cell>
          <table:table-cell office:value-type="float" office:value="21447" calcext:value-type="float">
            <text:p>21447</text:p>
          </table:table-cell>
          <table:table-cell table:formula="of:=0.000000148*[.D377] + 0.000151317" office:value-type="float" office:value="0.003325473" calcext:value-type="float">
            <text:p>0.003325473</text:p>
          </table:table-cell>
          <table:table-cell table:formula="of:=0.000000148*([.D377]-AVERAGE([.$D$29];[.$D$61];[.$D$33];[.$D$65];[.$D$93];[.$D$97])) + 0.000151317" office:value-type="float" office:value="0.000249860333333333" calcext:value-type="float">
            <text:p>0.000249860333333</text:p>
          </table:table-cell>
          <table:table-cell office:value-type="float" office:value="63724" calcext:value-type="float">
            <text:p>63724</text:p>
          </table:table-cell>
          <table:table-cell table:formula="of:=0.0000015*[.G377]+ 0.0023022" office:value-type="float" office:value="0.0978882" calcext:value-type="float">
            <text:p>0.0978882</text:p>
          </table:table-cell>
          <table:table-cell table:formula="of:=0.0000015*([.G377]-AVERAGE([.$G$29];[.$G$33];[.$G$61];[.$G$65];[.$G$93];[.$G$97]))+ 0.0023022" office:value-type="float" office:value="0.0932367" calcext:value-type="float">
            <text:p>0.0932367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109723" calcext:value-type="float">
            <text:p>109723</text:p>
          </table:table-cell>
          <table:table-cell table:formula="of:=0.000000148*[.D378] + 0.000151317" office:value-type="float" office:value="0.016390321" calcext:value-type="float">
            <text:p>0.016390321</text:p>
          </table:table-cell>
          <table:table-cell table:formula="of:=0.000000148*([.D378]-AVERAGE([.$D$29];[.$D$61];[.$D$33];[.$D$65];[.$D$93];[.$D$97])) + 0.000151317" office:value-type="float" office:value="0.0133147083333333" calcext:value-type="float">
            <text:p>0.013314708333333</text:p>
          </table:table-cell>
          <table:table-cell office:value-type="float" office:value="3262" calcext:value-type="float">
            <text:p>3262</text:p>
          </table:table-cell>
          <table:table-cell table:formula="of:=0.0000015*[.G378]+ 0.0023022" office:value-type="float" office:value="0.0071952" calcext:value-type="float">
            <text:p>0.0071952</text:p>
          </table:table-cell>
          <table:table-cell table:formula="of:=0.0000015*([.G378]-AVERAGE([.$G$29];[.$G$33];[.$G$61];[.$G$65];[.$G$93];[.$G$97]))+ 0.0023022" office:value-type="float" office:value="0.0025437" calcext:value-type="float">
            <text:p>0.0025437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office:value-type="float" office:value="135862" calcext:value-type="float">
            <text:p>135862</text:p>
          </table:table-cell>
          <table:table-cell table:formula="of:=0.000000148*[.D379] + 0.000151317" office:value-type="float" office:value="0.020258893" calcext:value-type="float">
            <text:p>0.020258893</text:p>
          </table:table-cell>
          <table:table-cell table:formula="of:=0.000000148*([.D379]-AVERAGE([.$D$29];[.$D$61];[.$D$33];[.$D$65];[.$D$93];[.$D$97])) + 0.000151317" office:value-type="float" office:value="0.0171832803333333" calcext:value-type="float">
            <text:p>0.017183280333333</text:p>
          </table:table-cell>
          <table:table-cell office:value-type="float" office:value="2175" calcext:value-type="float">
            <text:p>2175</text:p>
          </table:table-cell>
          <table:table-cell table:formula="of:=0.0000015*[.G379]+ 0.0023022" office:value-type="float" office:value="0.0055647" calcext:value-type="float">
            <text:p>0.0055647</text:p>
          </table:table-cell>
          <table:table-cell table:formula="of:=0.0000015*([.G379]-AVERAGE([.$G$29];[.$G$33];[.$G$61];[.$G$65];[.$G$93];[.$G$97]))+ 0.0023022" office:value-type="float" office:value="0.0009132" calcext:value-type="float">
            <text:p>0.000913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float" office:value="257611" calcext:value-type="float">
            <text:p>257611</text:p>
          </table:table-cell>
          <table:table-cell table:formula="of:=0.000000148*[.D380] + 0.000151317" office:value-type="float" office:value="0.038277745" calcext:value-type="float">
            <text:p>0.038277745</text:p>
          </table:table-cell>
          <table:table-cell table:formula="of:=0.000000148*([.D380]-AVERAGE([.$D$29];[.$D$61];[.$D$33];[.$D$65];[.$D$93];[.$D$97])) + 0.000151317" office:value-type="float" office:value="0.0352021323333333" calcext:value-type="float">
            <text:p>0.035202132333333</text:p>
          </table:table-cell>
          <table:table-cell office:value-type="float" office:value="1904" calcext:value-type="float">
            <text:p>1904</text:p>
          </table:table-cell>
          <table:table-cell table:formula="of:=0.0000015*[.G380]+ 0.0023022" office:value-type="float" office:value="0.0051582" calcext:value-type="float">
            <text:p>0.0051582</text:p>
          </table:table-cell>
          <table:table-cell table:formula="of:=0.0000015*([.G380]-AVERAGE([.$G$29];[.$G$33];[.$G$61];[.$G$65];[.$G$93];[.$G$97]))+ 0.0023022" office:value-type="float" office:value="0.0005067" calcext:value-type="float">
            <text:p>0.0005067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office:value-type="float" office:value="18351" calcext:value-type="float">
            <text:p>18351</text:p>
          </table:table-cell>
          <table:table-cell table:formula="of:=0.000000148*[.D381] + 0.000151317" office:value-type="float" office:value="0.002867265" calcext:value-type="float">
            <text:p>0.002867265</text:p>
          </table:table-cell>
          <table:table-cell table:formula="of:=0.000000148*([.D381]-AVERAGE([.$D$29];[.$D$61];[.$D$33];[.$D$65];[.$D$93];[.$D$97])) + 0.000151317" office:value-type="float" office:value="-0.000208347666666667" calcext:value-type="float">
            <text:p>-0.000208347666667</text:p>
          </table:table-cell>
          <table:table-cell office:value-type="float" office:value="1904" calcext:value-type="float">
            <text:p>1904</text:p>
          </table:table-cell>
          <table:table-cell table:formula="of:=0.0000015*[.G381]+ 0.0023022" office:value-type="float" office:value="0.0051582" calcext:value-type="float">
            <text:p>0.0051582</text:p>
          </table:table-cell>
          <table:table-cell table:formula="of:=0.0000015*([.G381]-AVERAGE([.$G$29];[.$G$33];[.$G$61];[.$G$65];[.$G$93];[.$G$97]))+ 0.0023022" office:value-type="float" office:value="0.0005067" calcext:value-type="float">
            <text:p>0.0005067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E</text:p>
          </table:table-cell>
          <table:table-cell office:value-type="float" office:value="12" calcext:value-type="float">
            <text:p>12</text:p>
          </table:table-cell>
          <table:table-cell office:value-type="float" office:value="203400" calcext:value-type="float">
            <text:p>203400</text:p>
          </table:table-cell>
          <table:table-cell table:formula="of:=0.000000148*[.D382] + 0.000151317" office:value-type="float" office:value="0.030254517" calcext:value-type="float">
            <text:p>0.030254517</text:p>
          </table:table-cell>
          <table:table-cell table:formula="of:=0.000000148*([.D382]-AVERAGE([.$D$29];[.$D$61];[.$D$33];[.$D$65];[.$D$93];[.$D$97])) + 0.000151317" office:value-type="float" office:value="0.0271789043333333" calcext:value-type="float">
            <text:p>0.027178904333333</text:p>
          </table:table-cell>
          <table:table-cell office:value-type="float" office:value="816" calcext:value-type="float">
            <text:p>816</text:p>
          </table:table-cell>
          <table:table-cell table:formula="of:=0.0000015*[.G382]+ 0.0023022" office:value-type="float" office:value="0.0035262" calcext:value-type="float">
            <text:p>0.0035262</text:p>
          </table:table-cell>
          <table:table-cell table:formula="of:=0.0000015*([.G382]-AVERAGE([.$G$29];[.$G$33];[.$G$61];[.$G$65];[.$G$93];[.$G$97]))+ 0.0023022" office:value-type="float" office:value="-0.0011253" calcext:value-type="float">
            <text:p>-0.0011253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office:value-type="float" office:value="334907" calcext:value-type="float">
            <text:p>334907</text:p>
          </table:table-cell>
          <table:table-cell table:formula="of:=0.000000148*[.D383] + 0.000151317" office:value-type="float" office:value="0.049717553" calcext:value-type="float">
            <text:p>0.049717553</text:p>
          </table:table-cell>
          <table:table-cell table:formula="of:=0.000000148*([.D383]-AVERAGE([.$D$29];[.$D$61];[.$D$33];[.$D$65];[.$D$93];[.$D$97])) + 0.000151317" office:value-type="float" office:value="0.0466419403333333" calcext:value-type="float">
            <text:p>0.046641940333333</text:p>
          </table:table-cell>
          <table:table-cell office:value-type="float" office:value="1633" calcext:value-type="float">
            <text:p>1633</text:p>
          </table:table-cell>
          <table:table-cell table:formula="of:=0.0000015*[.G383]+ 0.0023022" office:value-type="float" office:value="0.0047517" calcext:value-type="float">
            <text:p>0.0047517</text:p>
          </table:table-cell>
          <table:table-cell table:formula="of:=0.0000015*([.G383]-AVERAGE([.$G$29];[.$G$33];[.$G$61];[.$G$65];[.$G$93];[.$G$97]))+ 0.0023022" office:value-type="float" office:value="0.0001002" calcext:value-type="float">
            <text:p>0.000100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262710" calcext:value-type="float">
            <text:p>262710</text:p>
          </table:table-cell>
          <table:table-cell table:formula="of:=0.000000148*[.D384] + 0.000151317" office:value-type="float" office:value="0.039032397" calcext:value-type="float">
            <text:p>0.039032397</text:p>
          </table:table-cell>
          <table:table-cell table:formula="of:=0.000000148*([.D384]-AVERAGE([.$D$29];[.$D$61];[.$D$33];[.$D$65];[.$D$93];[.$D$97])) + 0.000151317" office:value-type="float" office:value="0.0359567843333333" calcext:value-type="float">
            <text:p>0.035956784333333</text:p>
          </table:table-cell>
          <table:table-cell office:value-type="float" office:value="2995" calcext:value-type="float">
            <text:p>2995</text:p>
          </table:table-cell>
          <table:table-cell table:formula="of:=0.0000015*[.G384]+ 0.0023022" office:value-type="float" office:value="0.0067947" calcext:value-type="float">
            <text:p>0.0067947</text:p>
          </table:table-cell>
          <table:table-cell table:formula="of:=0.0000015*([.G384]-AVERAGE([.$G$29];[.$G$33];[.$G$61];[.$G$65];[.$G$93];[.$G$97]))+ 0.0023022" office:value-type="float" office:value="0.0021432" calcext:value-type="float">
            <text:p>0.002143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H</text:p>
          </table:table-cell>
          <table:table-cell office:value-type="float" office:value="12" calcext:value-type="float">
            <text:p>12</text:p>
          </table:table-cell>
          <table:table-cell office:value-type="float" office:value="21022" calcext:value-type="float">
            <text:p>21022</text:p>
          </table:table-cell>
          <table:table-cell table:formula="of:=0.000000148*[.D385] + 0.000151317" office:value-type="float" office:value="0.003262573" calcext:value-type="float">
            <text:p>0.003262573</text:p>
          </table:table-cell>
          <table:table-cell table:formula="of:=0.000000148*([.D385]-AVERAGE([.$D$29];[.$D$61];[.$D$33];[.$D$65];[.$D$93];[.$D$97])) + 0.000151317" office:value-type="float" office:value="0.000186960333333333" calcext:value-type="float">
            <text:p>0.000186960333333</text:p>
          </table:table-cell>
          <table:table-cell office:value-type="float" office:value="1633" calcext:value-type="float">
            <text:p>1633</text:p>
          </table:table-cell>
          <table:table-cell table:formula="of:=0.0000015*[.G385]+ 0.0023022" office:value-type="float" office:value="0.0047517" calcext:value-type="float">
            <text:p>0.0047517</text:p>
          </table:table-cell>
          <table:table-cell table:formula="of:=0.0000015*([.G385]-AVERAGE([.$G$29];[.$G$33];[.$G$61];[.$G$65];[.$G$93];[.$G$97]))+ 0.0023022" office:value-type="float" office:value="0.0001002" calcext:value-type="float">
            <text:p>0.0001002</text:p>
          </table:table-cell>
        </table:table-row>
        <calcext:conditional-formats>
          <calcext:conditional-format calcext:target-range-address="'Data-Trial-3-MYC'.E2:'Data-Trial-3-MYC'.E385">
            <calcext:color-scale>
              <calcext:color-scale-entry calcext:value="0" calcext:type="minimum" calcext:color="#ffffff"/>
              <calcext:color-scale-entry calcext:value="0" calcext:type="maximum" calcext:color="#00b050"/>
            </calcext:color-scale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</calcext:conditional-format>
          <calcext:conditional-format calcext:target-range-address="'Data-Trial-3-MYC'.H2:'Data-Trial-3-MYC'.H385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9">
      <number:day number:style="long"/>
      <number:text>-</number:text>
      <number:month number:style="long"/>
      <number:text>-</number:text>
      <number:year number:style="long"/>
    </number:date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3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3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3P2" style:volatile="true">
      <number:text> </number:text>
      <number:currency-symbol/>
      <loext:fill-character> </loext:fill-character>
      <number:text>-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5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9-20T20:26:26.576708185</dc:date>
    <meta:editing-duration>PT16M19S</meta:editing-duration>
    <meta:editing-cycles>2</meta:editing-cycles>
    <meta:generator>LibreOffice/6.4.7.2$Linux_X86_64 LibreOffice_project/40$Build-2</meta:generator>
    <meta:document-statistic meta:table-count="1" meta:cell-count="3465" meta:object-count="0"/>
  </office:meta>
</office:document-meta>
</file>